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Studies: More than half of the global lakes are drying up</text:span>
</text:h>
      <text:p text:style-name="P4">
Author: None (Language: zh)</text:p>
      <text:p text:style-name="P4">
Publisher: None</text:p>
      <text:p text:style-name="P4">
Time: 2023-05-21T-13:57:00Z</text:p>
      <text:p text:style-name="P4">
Description: A latest study shows that global warming and human consumption are leading to global lakes.</text:p>
      <text:p text:style-name="P4">
Videos: []</text:p>
      <text:p text:style-name="P4">
Images: ["<text:a xlink:type="simple" xlink:href="https://static.dw.com/image/65672359_303.jpg" text:style-name="Internet_20_link" text:visited-style-name="Visited_20_Internet_20_Link">
65672359_303.jpg</text:a>
", "<text:a xlink:type="simple" xlink:href="https://static.dw.com/image/59164872_401.jpg" text:style-name="Internet_20_link" text:visited-style-name="Visited_20_Internet_20_Link">
59164872_401.jpg</text:a>
", "<text:a xlink:type="simple" xlink:href="https://static.dw.com/image/64928593_303.jpg" text:style-name="Internet_20_link" text:visited-style-name="Visited_20_Internet_20_Link">
64928593_303.jpg</text:a>
", "<text:a xlink:type="simple" xlink:href="https://static.dw.com/image/64928641_303.jpg" text:style-name="Internet_20_link" text:visited-style-name="Visited_20_Internet_20_Link">
64928641_303.jpg</text:a>
", "<text:a xlink:type="simple" xlink:href="https://static.dw.com/image/64933162_303.jpg" text:style-name="Internet_20_link" text:visited-style-name="Visited_20_Internet_20_Link">
64933162_303.jpg</text:a>
", "<text:a xlink:type="simple" xlink:href="https://static.dw.com/image/64928500_303.jpg" text:style-name="Internet_20_link" text:visited-style-name="Visited_20_Internet_20_Link">
64928500_303.jpg</text:a>
", "<text:a xlink:type="simple" xlink:href="https://static.dw.com/image/64929662_303.jpg" text:style-name="Internet_20_link" text:visited-style-name="Visited_20_Internet_20_Link">
64929662_303.jpg</text:a>
", "<text:a xlink:type="simple" xlink:href="https://static.dw.com/image/64928729_303.jpg" text:style-name="Internet_20_link" text:visited-style-name="Visited_20_Internet_20_Link">
64928729_303.jpg</text:a>
", "<text:a xlink:type="simple" xlink:href="https://static.dw.com/image/64928470_303.jpg" text:style-name="Internet_20_link" text:visited-style-name="Visited_20_Internet_20_Link">
64928470_303.jpg</text:a>
", "<text:a xlink:type="simple" xlink:href="https://static.dw.com/image/64928689_303.jpg" text:style-name="Internet_20_link" text:visited-style-name="Visited_20_Internet_20_Link">
64928689_303.jpg</text:a>
"]</text:p>
      <text:p text:style-name="P4">
Subject: 科技环境</text:p>
      <text:p text:style-name="P4">
Subjects: ['专题报道：德国的绿水青山从何而来？', '穹顶之下']</text:p>
      <text:p text:style-name="P4">
Keywords: ['环境', '研究', '湖泊', '水资源', '气候变暖']</text:p>
      <text:p text:style-name="P4">
Id: 65676698</text:p>
      <!--METADATA-->
      <text:p text:style-name="P4">
<text:a xlink:type="simple" xlink:href="https://www.dw.com/zh/overlay/image/article/65676698/65672359" text:style-name="Internet_20_link" text:visited-style-name="Visited_20_Internet_20_Link">
 <draw:frame draw:style-name="fr1" draw:name="Image2" text:anchor-type="as-char" svg:width="6.9236in" svg:height="3.896998in" draw:z-index="0">
<draw:image xlink:href="../Images/dwzh/2023-05-21T-13-57-00Z/65672359_303.jpg" xlink:type="simple" xlink:show="embed" xlink:actuate="onLoad" draw:mime-type="image/jpeg"/>
</draw:frame>
</text:a>
South Africa Cape Town TheEewaterSkloof Reservoir</text:p>
      <text:p text:style-name="P4">
(Voice of Germany) based on a study published on Thursday (May 18), more than half of the world's lakes are shrinking due to dryness. A international research team published their research results in Science magazine and found that the main reason was global warming and human activities.</text:p>
      <text:p text:style-name="P4">
Only about 3% of the water sources on the earth are freshwater. Among them, the freshwater of natural lakes and reservoirs accounted for 87%. The report emphasizes the demand for water resources management solutions.</text:p>
      <text:p text:style-name="P4">
According to the research led by Fangfang Yao, a water writer at the University of Colorado, since the early 1990s, large lakes and reservoirs in the world have been reduced. The expert group said that in the past three decades, some important freshwater resources in the world have been lost at a cumulative rate of about 22 a year.</text:p>
      <text:p text:style-name="P4">
"More than half of the loss is mainly due to human consumption or climate warming." Yao Fangfang said that he pointed out that climate warming contributed "a larger share."</text:p>
      <text:p text:style-name="P4">
Researchers have also found that the changes in rainfall and runoff, the effect of deposits and temperatures have led to a decline in global lake water levels.</text:p>
      <text:p text:style-name="P4">
<draw:frame draw:style-name="fr1" draw:name="Image3" text:anchor-type="as-char" svg:width="6.9236in" svg:height="3.896998in" draw:z-index="0">
<draw:image xlink:href="../Images/dwzh/2023-05-21T-13-57-00Z/59164872_401.jpg" xlink:type="simple" xlink:show="embed" xlink:actuate="onLoad" draw:mime-type="image/jpeg"/>
</draw:frame>
The fourth largest lake in the world is now like this</text:p>
      <text:h text:style-name="P12" text:outline-level="3">
<text:span text:style-name="T4">
<text:span text:style-name="T4">
 Lake change data for the years of </text:span>
 <text:span text:style-name="T4">
 30 </text:span>
 <text:span text:style-name="T4">
 Years </text:span>
</text:span>
</text:h>
      <text:p text:style-name="P4">
The research team measured the water level of nearly 2,000 lakes and other water bodies in the world, and made a report based on satellite data collected from 1992 to 2020.</text:p>
      <text:p text:style-name="P4">
In the United States, Made Lake lost two -thirds of water storage during the 28 years.</text:p>
      <text:p text:style-name="P4">
The study also found that unsustainable human consumption caused the lake to dry up, including the salty sea of Central Asia and the Dead Sea in the Middle East. Afghan, Egypt, and Mongolia lakes were affected by rising temperatures, resulting in an increase in surface evaporation rate.</text:p>
      <text:p text:style-name="P4">
Scientists say it is necessary to control global warming within 1.5 ° C to avoid the serious consequences of climate change. The world is currently warming at a speed of about 1.1 ° C.</text:p>
      <text:p text:style-name="P4">
*<draw:frame draw:style-name="fr1" draw:name="Image4" text:anchor-type="as-char" svg:width="6.9236in" svg:height="3.896998in" draw:z-index="0">
<draw:image xlink:href="../Images/dwzh/2023-05-21T-13-57-00Z/64928593_303.jpg" xlink:type="simple" xlink:show="embed" xlink:actuate="onLoad" draw:mime-type="image/jpeg"/>
</draw:frame>
#####: Is it dried up in Europe?</text:p>
      <text:h text:style-name="P12" text:outline-level="3">
<text:span text:style-name="T4">
</text:span>
</text:h>
      <text:p text:style-name="P4">
France has not rained for more than a month. This is the longest drought period since the meteorological records began in 1959. Western European high -voltage bands are squeezed by rain and clouds are the main causes of this phenomenon. Climate change may cause long -term existence of such drought weather. The longest river in France has almost dried up.</text:p>
      <text:p text:style-name="P4">
*<draw:frame draw:style-name="fr1" draw:name="Image5" text:anchor-type="as-char" svg:width="6.9236in" svg:height="3.896998in" draw:z-index="0">
<draw:image xlink:href="../Images/dwzh/2023-05-21T-13-57-00Z/64928641_303.jpg" xlink:type="simple" xlink:show="embed" xlink:actuate="onLoad" draw:mime-type="image/jpeg"/>
</draw:frame>
#####: Is it dried up in Europe?</text:p>
      <text:h text:style-name="P12" text:outline-level="3">
<text:span text:style-name="T4">
energy shortage</text:span>
</text:h>
      <text:p text:style-name="P4">
In early March, Lac Duchambon Reservoir's water level in the Alps in France was seriously insufficient, so that the hydropower station was no longer able to run normally. Hydropower accounted for 15%of French power supply, and people began to worry about the situation of power shortage. In 2022, France was forced to turn off some nuclear power plants because the low water level caused the nuclear power plant to be unable to get enough cooling water.</text:p>
      <text:p text:style-name="P4">
*<draw:frame draw:style-name="fr1" draw:name="Image6" text:anchor-type="as-char" svg:width="6.9236in" svg:height="3.896998in" draw:z-index="0">
<draw:image xlink:href="../Images/dwzh/2023-05-21T-13-57-00Z/64933162_303.jpg" xlink:type="simple" xlink:show="embed" xlink:actuate="onLoad" draw:mime-type="image/jpeg"/>
</draw:frame>
#####: Is it dried up in Europe?</text:p>
      <text:h text:style-name="P12" text:outline-level="3">
<text:span text:style-name="T4">
The prospect is dim</text:span>
</text:h>
      <text:p text:style-name="P4">
The Gatailan River near Turus has almost dried up. The supply of tap water in some parts of France has been interrupted. Paris has ordered emergency measures to prepare for serious drought again this summer. Some areas are no longer allowed to irrigate private pools or cleaning vehicles. The national water emergency plan is expected to be officially introduced within this month.</text:p>
      <text:p text:style-name="P4">
*<draw:frame draw:style-name="fr1" draw:name="Image7" text:anchor-type="as-char" svg:width="6.9236in" svg:height="3.896998in" draw:z-index="0">
<draw:image xlink:href="../Images/dwzh/2023-05-21T-13-57-00Z/64928500_303.jpg" xlink:type="simple" xlink:show="embed" xlink:actuate="onLoad" draw:mime-type="image/jpeg"/>
</draw:frame>
#####: Is it dried up in Europe?</text:p>
      <text:h text:style-name="P12" text:outline-level="3">
<text:span text:style-name="T4">
Stranging Gentola</text:span>
</text:h>
      <text:p text:style-name="P4">
Beginning at the end of February, the Gentola cruise ship shuttle in the streets of the city of Venice had been caught in a muddy riverbed. However, the situation has improved in recent days. Last year's severe drought caused severe apology for agriculture in northern Italy. People are generally worried that the situation will be worse this year.</text:p>
      <text:p text:style-name="P4">
*<draw:frame draw:style-name="fr1" draw:name="Image8" text:anchor-type="as-char" svg:width="6.9236in" svg:height="3.896998in" draw:z-index="0">
<draw:image xlink:href="../Images/dwzh/2023-05-21T-13-57-00Z/64929662_303.jpg" xlink:type="simple" xlink:show="embed" xlink:actuate="onLoad" draw:mime-type="image/jpeg"/>
</draw:frame>
#####: Is it dried up in Europe?</text:p>
      <text:h text:style-name="P12" text:outline-level="3">
<text:span text:style-name="T4">
The drop in the water level has dropped sharply?</text:span>
</text:h>
      <text:p text:style-name="P4">
Throughout the northern Italy, serious droughts appeared: local media reported that the water level of Mal Jiao Lei Lake was only 38%of the usual usual. The snowfall in the Alps in Italy in recent months is only half of the previous years. Last year, it has just experienced the worst drought in the northern part of Italy in the past seventy years. This year's situation is not optimistic. People are worried that drought will also affect the local tourism industry.</text:p>
      <text:p text:style-name="P4">
*<draw:frame draw:style-name="fr1" draw:name="Image9" text:anchor-type="as-char" svg:width="6.9236in" svg:height="3.896998in" draw:z-index="0">
<draw:image xlink:href="../Images/dwzh/2023-05-21T-13-57-00Z/64928729_303.jpg" xlink:type="simple" xlink:show="embed" xlink:actuate="onLoad" draw:mime-type="image/jpeg"/>
</draw:frame>
#####: Is it dried up in Europe?</text:p>
      <text:h text:style-name="P12" text:outline-level="3">
<text:span text:style-name="T4">
The lowest water level in 30 years</text:span>
</text:h>
      <text:p text:style-name="P4">
"I often walk by the river, how can there be no wet shoes." -Walking from Lake Garida to Sanbiagio Lake island, tourists' shoes are really wet now. Due to the serious insufficient rainfall, the water level in Lake, the largest lake in Italy has dropped to the lowest point in the past 30 years. The Italian government has also taken emergency measures to deal with serious water shortage.</text:p>
      <text:p text:style-name="P4">
*<draw:frame draw:style-name="fr1" draw:name="Image10" text:anchor-type="as-char" svg:width="6.9236in" svg:height="3.896998in" draw:z-index="0">
<draw:image xlink:href="../Images/dwzh/2023-05-21T-13-57-00Z/64928470_303.jpg" xlink:type="simple" xlink:show="embed" xlink:actuate="onLoad" draw:mime-type="image/jpeg"/>
</draw:frame>
#####: Is it dried up in Europe?</text:p>
      <text:h text:style-name="P12" text:outline-level="3">
<text:span text:style-name="T4">
"Climate change in step by step"</text:span>
</text:h>
      <text:p text:style-name="P4">
The large river bed of the Rhine in the River in the River section of the River in Laifan, Germany has exposed. Due to insufficient precipitation and the sharp decrease in the amount of snow melting in the Alps, the Rhine's water level is much lower than usual. The German meteorological department said that this is the twelfth warm winter, and Meteorological expert UWEKIRSCHE told the German News Agency: "Climate change is still pressing step by step."</text:p>
      <text:p text:style-name="P4">
*<draw:frame draw:style-name="fr1" draw:name="Image11" text:anchor-type="as-char" svg:width="6.9236in" svg:height="3.896998in" draw:z-index="0">
<draw:image xlink:href="../Images/dwzh/2023-05-21T-13-57-00Z/64928689_303.jpg" xlink:type="simple" xlink:show="embed" xlink:actuate="onLoad" draw:mime-type="image/jpeg"/>
</draw:frame>
#####: Is it dried up in Europe?</text:p>
      <text:h text:style-name="P12" text:outline-level="3">
<text:span text:style-name="T4">
Drought in the north and south of the European continentAuthor: nele jensch</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Germany, Reuters)</text:p>
      <text:p text:style-name="P4">
News Source: <text:a xlink:type="simple" xlink:href="https://www.dw.com/zh/研究：全球湖泊超过半数正在干涸/a-65676698" text:style-name="Internet_20_link" text:visited-style-name="Visited_20_Internet_20_Link">
https://www.dw.com/zh/研究：全球湖泊超过半数正在干涸/a-65676698?maca=chi-rss-chi-all-1127-rdf</text:a>
</text:p>
      <!--NEWS-->
      <text:h text:style-name="P10" text:outline-level="1">
<text:span text:style-name="T4">
Shipping Association: By 2032, ship recovery will double</text:span>
</text:h>
      <text:p text:style-name="P4">
Author: None (Language: zh)</text:p>
      <text:p text:style-name="P4">
Publisher: None</text:p>
      <text:p text:style-name="P4">
Time: 2023-05-21T-15:57:00Z</text:p>
      <text:p text:style-name="P4">
Description: With the transformation of the shipping industry fleet, it has become more conducive to climate protection. The "ship cemetery" mainly distributed in Asia may get unprecedented attention in the next few years.</text:p>
      <text:p text:style-name="P4">
Videos: []</text:p>
      <text:p text:style-name="P4">
Images: ["<text:a xlink:type="simple" xlink:href="https://static.dw.com/image/65659690_303.jpg" text:style-name="Internet_20_link" text:visited-style-name="Visited_20_Internet_20_Link">
65659690_303.jpg</text:a>
", "<text:a xlink:type="simple" xlink:href="https://static.dw.com/image/38260708_303.jpg" text:style-name="Internet_20_link" text:visited-style-name="Visited_20_Internet_20_Link">
38260708_303.jpg</text:a>
", "<text:a xlink:type="simple" xlink:href="https://static.dw.com/image/38260838_303.jpg" text:style-name="Internet_20_link" text:visited-style-name="Visited_20_Internet_20_Link">
38260838_303.jpg</text:a>
", "<text:a xlink:type="simple" xlink:href="https://static.dw.com/image/38260797_303.jpg" text:style-name="Internet_20_link" text:visited-style-name="Visited_20_Internet_20_Link">
38260797_303.jpg</text:a>
", "<text:a xlink:type="simple" xlink:href="https://static.dw.com/image/38260750_303.jpg" text:style-name="Internet_20_link" text:visited-style-name="Visited_20_Internet_20_Link">
38260750_303.jpg</text:a>
", "<text:a xlink:type="simple" xlink:href="https://static.dw.com/image/38260762_303.jpg" text:style-name="Internet_20_link" text:visited-style-name="Visited_20_Internet_20_Link">
38260762_303.jpg</text:a>
", "<text:a xlink:type="simple" xlink:href="https://static.dw.com/image/38260826_303.jpg" text:style-name="Internet_20_link" text:visited-style-name="Visited_20_Internet_20_Link">
38260826_303.jpg</text:a>
", "<text:a xlink:type="simple" xlink:href="https://static.dw.com/image/38260730_303.jpg" text:style-name="Internet_20_link" text:visited-style-name="Visited_20_Internet_20_Link">
38260730_303.jpg</text:a>
", "<text:a xlink:type="simple" xlink:href="https://static.dw.com/image/38260850_303.jpg" text:style-name="Internet_20_link" text:visited-style-name="Visited_20_Internet_20_Link">
38260850_303.jpg</text:a>
", "<text:a xlink:type="simple" xlink:href="https://static.dw.com/image/38260878_303.jpg" text:style-name="Internet_20_link" text:visited-style-name="Visited_20_Internet_20_Link">
38260878_303.jpg</text:a>
", "<text:a xlink:type="simple" xlink:href="https://static.dw.com/image/38260696_303.jpg" text:style-name="Internet_20_link" text:visited-style-name="Visited_20_Internet_20_Link">
38260696_303.jpg</text:a>
"]</text:p>
      <text:p text:style-name="P4">
Subject: 科技环境</text:p>
      <text:p text:style-name="P4">
Subjects: ['温室效应气体']</text:p>
      <text:p text:style-name="P4">
Keywords: ['船只', '船舶墓地', '温室气体', '碳排放', '波罗的海国际航运公会', '香港公约', '拆船平台']</text:p>
      <text:p text:style-name="P4">
Id: 65669628</text:p>
      <!--METADATA-->
      <text:p text:style-name="P4">
<text:a xlink:type="simple" xlink:href="https://www.dw.com/zh/overlay/image/article/65669628/65659690" text:style-name="Internet_20_link" text:visited-style-name="Visited_20_Internet_20_Link">
 <draw:frame draw:style-name="fr1" draw:name="Image12" text:anchor-type="as-char" svg:width="6.9236in" svg:height="3.896998in" draw:z-index="0">
<draw:image xlink:href="../Images/dwzh/2023-05-21T-15-57-00Z/65659690_303.jpg" xlink:type="simple" xlink:show="embed" xlink:actuate="onLoad" draw:mime-type="image/jpeg"/>
</draw:frame>
</text:a>
The BBC Georgia cargo ship is anchoring at the port of City, Schtlison, Germany, and is repaired by the Strela Shipyard</text:p>
      <text:p text:style-name="P4">
(Voice of Germany Chinese) The Baltic International Shipping Association (BIMCO), headquarters headquarters in Bagoswed, headquarters near Copenhagen, reported on Wednesday (May 17): "From 2023 to 2032 More than 15,000 ships with more than 600 million tons are recycled. "According to BIMCO analysts Nielsrasmussen, this is more than double the recovery volume in the previous decade.</text:p>
      <text:p text:style-name="P4">
According to BIMCO, in the past ten years, 7,780 ships with 285 million tons in the world have been recovered, most of which were built in the 1990s. The association reports: "In the next ten years, the ships built in the 2000 will become the main source of recycling." And pointed out: "Compared with the 1990s, the ship's loaded tonnage built in the 1990s was more than twice that of the time at the time. It is expected that this will promote the growth of recycling and utilization. "</text:p>
      <text:h text:style-name="P12" text:outline-level="3">
<text:span text:style-name="T4">
stricter carbon emissions regulations</text:span>
</text:h>
      <text:p text:style-name="P4">
BIMCO believes that the current shipping industry is more stringent <text:a xlink:type="simple" xlink:href="https://www.dw.com/zh/zh/气候变化/t-41538394" text:style-name="Internet_20_link" text:visited-style-name="Visited_20_Internet_20_Link">
</text:a>
Regulations are also one of the reasons for increasing recycling demand. According to the association, the vast majority of ships are scrapped and re -processed in Bangladesh, India and Pakistan in Asia. The international non -governmental organization's "Shipbreaking Platform" has condemned this approach to repeated cases such as environmental destruction, infringement of human rights, child labor, and death.</text:p>
      <text:p text:style-name="P4">
In fact, the harmless and safe demolition work of the environment should have been regulated globally. According to records, since 2009, there is an international agreement related to this, and Germany has approved the agreement in 2019. However, this so -called Hong Kong Convention (all named Hong Kong International Security and Harmic Environment Demolition Convention) will only be approved in at least 15 countries to join, and the total tonnage of the total commercial ships of the contracting parties will be Effective. BIMCO also announced that it would be optimistic after signing the convention in Bangladesh, saying that the effective date of the convention may soon come.</text:p>
      <text:p text:style-name="P4">
*<draw:frame draw:style-name="fr1" draw:name="Image13" text:anchor-type="as-char" svg:width="6.9236in" svg:height="3.896998in" draw:z-index="0">
<draw:image xlink:href="../Images/dwzh/2023-05-21T-15-57-00Z/38260708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Government's indifference</text:span>
</text:h>
      <text:p text:style-name="P4">
A young Bangladesh worker in the picture stands at Chittagong. About 25%of the workers here are minors under the age of 18. However, governments of South Asian countries sit down and ignore the difficult situation of workers.</text:p>
      <text:p text:style-name="P4">
*<draw:frame draw:style-name="fr1" draw:name="Image14" text:anchor-type="as-char" svg:width="6.9236in" svg:height="3.896998in" draw:z-index="0">
<draw:image xlink:href="../Images/dwzh/2023-05-21T-15-57-00Z/38260838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text:span>
</text:h>
      <text:p text:style-name="P4">
Although they often work longer than those adults, these children's and young workers are maternal.</text:p>
      <text:p text:style-name="P4">
*<draw:frame draw:style-name="fr1" draw:name="Image15" text:anchor-type="as-char" svg:width="6.9236in" svg:height="3.896998in" draw:z-index="0">
<draw:image xlink:href="../Images/dwzh/2023-05-21T-15-57-00Z/38260797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Dangerous</text:span>
</text:h>
      <text:p text:style-name="P4">
Workers do not have protective measures such as helmet, safety shoes or goggles, and severe injuries often occur.</text:p>
      <text:p text:style-name="P4">
*<draw:frame draw:style-name="fr1" draw:name="Image16" text:anchor-type="as-char" svg:width="6.9236in" svg:height="3.896998in" draw:z-index="0">
<draw:image xlink:href="../Images/dwzh/2023-05-21T-15-57-00Z/38260750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Sudden disaster</text:span>
</text:h>
      <text:p text:style-name="P4">
Sheju was treated in a family of Jida Port. He was severely burned on a fire on a ship when he worked on a ship.</text:p>
      <text:p text:style-name="P4">
*<draw:frame draw:style-name="fr1" draw:name="Image17" text:anchor-type="as-char" svg:width="6.9236in" svg:height="3.896998in" draw:z-index="0">
<draw:image xlink:href="../Images/dwzh/2023-05-21T-15-57-00Z/38260762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Forever pain</text:span>
</text:h>
      <text:p text:style-name="P4">
Former ship demolition worker Edris, he lost a leg in the shipproof accident.</text:p>
      <text:p text:style-name="P4">
*<draw:frame draw:style-name="fr1" draw:name="Image18" text:anchor-type="as-char" svg:width="6.9236in" svg:height="3.896998in" draw:z-index="0">
<draw:image xlink:href="../Images/dwzh/2023-05-21T-15-57-00Z/38260826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polluted environment</text:span>
</text:h>
      <text:p text:style-name="P4">
Not only do workers work in dangerous environments, the local environment is also polluted. Groundwater and soil in large areas around the area around the construction site are contaminated with toxic substances such as heavy oil and lead.</text:p>
      <text:p text:style-name="P4">
*<draw:frame draw:style-name="fr1" draw:name="Image19" text:anchor-type="as-char" svg:width="6.9236in" svg:height="3.896998in" draw:z-index="0">
<draw:image xlink:href="../Images/dwzh/2023-05-21T-15-57-00Z/38260730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Heavy price</text:span>
</text:h>
      <text:p text:style-name="P4">
The ecosystem here is severely damaged, and agricultural or fishery resources have almost disappeared.</text:p>
      <text:p text:style-name="P4">
*<draw:frame draw:style-name="fr1" draw:name="Image20" text:anchor-type="as-char" svg:width="6.9236in" svg:height="3.896998in" draw:z-index="0">
<draw:image xlink:href="../Images/dwzh/2023-05-21T-15-57-00Z/38260850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immigration worker</text:span>
</text:h>
      <text:p text:style-name="P4">
Ala in India is the largest demolition port in the world. Almost all workers here are immigrants from northern India. Since 2009, they have demolished more than 2,600 ships.</text:p>
      <text:p text:style-name="P4">
*<draw:frame draw:style-name="fr1" draw:name="Image21" text:anchor-type="as-char" svg:width="6.9236in" svg:height="3.896998in" draw:z-index="0">
<draw:image xlink:href="../Images/dwzh/2023-05-21T-15-57-00Z/38260878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Life</text:span>
</text:h>
      <text:p text:style-name="P4">
The living space of the workers is narrow, there is no electricity, and there is no water.</text:p>
      <text:p text:style-name="P4">
*<draw:frame draw:style-name="fr1" draw:name="Image22" text:anchor-type="as-char" svg:width="6.9236in" svg:height="3.896998in" draw:z-index="0">
<draw:image xlink:href="../Images/dwzh/2023-05-21T-15-57-00Z/38260696_303.jpg" xlink:type="simple" xlink:show="embed" xlink:actuate="onLoad" draw:mime-type="image/jpeg"/>
</draw:frame>
#</text:p>
      <text:h text:style-name="P13" text:outline-level="4">
<text:span text:style-name="T4">
One of the most dangerous jobs in the world: South Asia Disclosure</text:span>
</text:h>
      <text:h text:style-name="P12" text:outline-level="3">
<text:span text:style-name="T4">
Ship "Cemetery"</text:span>
</text:h>
      <text:p text:style-name="P4">
The shipping site provides employment opportunities. The spectacular disassembly scene has also attracted many tourists who came to visit to take pictures.</text:p>
      <text:p text:style-name="P4">
Author: rodion ebbighause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Germany)</text:p>
      <text:p text:style-name="P4">
News Source: <text:a xlink:type="simple" xlink:href="https://www.dw.com/zh/航运公会：到2032年船舶回收将翻倍/a-65669628" text:style-name="Internet_20_link" text:visited-style-name="Visited_20_Internet_20_Link">
https://www.dw.com/zh/航运公会：到2032年船舶回收将翻倍/a-65669628?maca=chi-rss-chi-all-1127-rdf</text:a>
</text:p>
      <!--NEWS-->
      <text:h text:style-name="P10" text:outline-level="1">
<text:span text:style-name="T4">
How can the US debt limit affect the global economy?</text:span>
</text:h>
      <text:p text:style-name="P4">
Author: None (Language: zh)</text:p>
      <text:p text:style-name="P4">
Publisher: None</text:p>
      <text:p text:style-name="P4">
Time: 2023-05-21T-17:57:00Z</text:p>
      <text:p text:style-name="P4">
Description: Biden's economic adviser warned that even the "short -term" default will cause US economic losses to lose 500,000 jobs. The "long -term" default will cause the US GDP to plummet 6%, which may seriously weaken global trade and cause deep recession in other parts of the world.</text:p>
      <text:p text:style-name="P4">
Videos: []</text:p>
      <text:p text:style-name="P4">
Images: ["<text:a xlink:type="simple" xlink:href="https://static.dw.com/image/59083032_303.jpg" text:style-name="Internet_20_link" text:visited-style-name="Visited_20_Internet_20_Link">
59083032_303.jpg</text:a>
", "<text:a xlink:type="simple" xlink:href="https://static.dw.com/image/64060116_401.jpg" text:style-name="Internet_20_link" text:visited-style-name="Visited_20_Internet_20_Link">
64060116_401.jpg</text:a>
"]</text:p>
      <text:p text:style-name="P4">
Subject: 经济纵横</text:p>
      <text:p text:style-name="P4">
Subjects: ['奥巴马', '美国']</text:p>
      <text:p text:style-name="P4">
Keywords: ['美国', '债务上限', '拜登政府', '全球经济']</text:p>
      <text:p text:style-name="P4">
Id: 65661380</text:p>
      <!--METADATA-->
      <text:p text:style-name="P4">
<text:a xlink:type="simple" xlink:href="https://www.dw.com/zh/overlay/image/article/65661380/59083032" text:style-name="Internet_20_link" text:visited-style-name="Visited_20_Internet_20_Link">
 <draw:frame draw:style-name="fr1" draw:name="Image23" text:anchor-type="as-char" svg:width="6.9236in" svg:height="3.896998in" draw:z-index="0">
<draw:image xlink:href="../Images/dwzh/2023-05-21T-17-57-00Z/59083032_303.jpg" xlink:type="simple" xlink:show="embed" xlink:actuate="onLoad" draw:mime-type="image/jpeg"/>
</draw:frame>
</text:a>
The US government's breach of contract may seriously weaken global trade and put in a deep decline in other parts of the world.</text:p>
      <text:p text:style-name="P4">
(Voice of Germany) If the US Congress fails to raise the debt limit before the end of the month, the US Ministry of Finance may not be able to pay government bills. What if this happens, how will the global economy be affected?</text:p>
      <text:h text:style-name="P12" text:outline-level="3">
<text:span text:style-name="T4">
<text:span text:style-name="T4">
 What is the upper limit of the US federal debt? </text:span>
</text:span>
</text:h>
      <text:p text:style-name="P4">
The U.S. Congress first introduced the debt limit in 1917-refers to the national debt amount that the US Finance can bear. This measure means that the government no longer needs Congress to approve the issuance of each debt. The public debt bill was passed in 1939 and 1941.</text:p>
      <text:p text:style-name="P4">
Over the past 70 years, the upper limit of debt has been increased by 78 times, including 2011, when the United States failed to reach an agreement on the new upper limit at that time, the S &amp; P lowered US sovereign credit rating and triggered an increase in loan costs.</text:p>
      <text:p text:style-name="P4">
In January of this year, the US government encountered the current debt limit of $ 314 trillion, but the Ministry of Finance took great measures to allow it to continue to provide funds for government activities.</text:p>
      <text:p text:style-name="P4">
The next critical period is the upcoming June 1st, and Congress must increase the upper limit again, otherwise the US government may start exhausted funds and arrears debt.</text:p>
      <text:p text:style-name="P4">
The Democratic Party and the Republican Party are conducting fierce confrontation. The Republican Party hopes that the White House agrees to comprehensively reduce public expenses and carry out other reforms.</text:p>
      <text:p text:style-name="P4">
Republican senior leaders met with US President Biden at the White House last Tuesday (May 9) and tried to resolve the dispute, but the talks did not make major breakthroughs.</text:p>
      <text:h text:style-name="P12" text:outline-level="3">
<text:span text:style-name="T4">
<text:span text:style-name="T4">
 What are the consequences of the US government's default? </text:span>
</text:span>
</text:h>
      <text:p text:style-name="P4">
US Finance Minister Yellen warned last Sunday that the deadlock was actually "a gun pointed at the heads of the US and the US economy."</text:p>
      <text:p text:style-name="P4">
She said that if the debt limit cannot be increased, "financial and economic confusion will follow."</text:p>
      <text:p text:style-name="P4">
<text:a xlink:type="simple" xlink:href="https://www.dw.com/zh/zh/美国财长六月一日起美国政府将面临债务违约风险/a-65491279" text:style-name="Internet_20_link" text:visited-style-name="Visited_20_Internet_20_Link">
</text:a>
-This move will have a profound impact on the United States and the global economy.</text:p>
      <text:p text:style-name="P4">
The shortage of funds will force the US Treasury to save expenses in order to first pay debts and interest.</text:p>
      <text:p text:style-name="P4">
This may mean the salary of delay payments including tens of millions of public sectors, including teachers.</text:p>
      <text:p text:style-name="P4">
Social security and medical subsidies for older and disadvantaged Americans, including veterans, may also be suspended.</text:p>
      <text:p text:style-name="P4">
Although any non -repayment debt may be temporary, Biden's economic adviser warned that even the "brief" breach of contract would cause US economic losses to 500,000 jobs.</text:p>
      <text:p text:style-name="P4">
They believe that the "long-term" default will cause GDP to plummet 6%and cause tens of thousands of enterprises and about 8.3 million jobs to lose-almost as much as during the financial crisis in 2008.</text:p>
      <text:p text:style-name="P4">
In the worst case, the United States will have to completely stop lending before July or August, which will further impact the global financial market.</text:p>
      <text:p text:style-name="P4">
Investors will subsequently question the value of US bonds. For a long time, US bonds have been regarded as one of the safest investments and the cornerstone of the world financial system.</text:p>
      <text:p text:style-name="P4">
The US government's breach of contract may seriously weaken global trade and cause deep decline in other parts of the world.</text:p>
      <text:p text:style-name="P4">
More serious default will lead to a sharp depreciation of the US dollar, the chaos of exchange rates fluctuates, and pushes the price of oil and other commodities.</text:p>
      <text:p text:style-name="P4">
Global inflation is likely to rise again. Due to the lack of trust in the financial system, the supply chain problem that has been affected by the epidemic may be worse.</text:p>
      <text:p text:style-name="P4">
<draw:frame draw:style-name="fr1" draw:name="Image24" text:anchor-type="as-char" svg:width="6.9236in" svg:height="3.896998in" draw:z-index="0">
<draw:image xlink:href="../Images/dwzh/2023-05-21T-17-57-00Z/64060116_401.jpg" xlink:type="simple" xlink:show="embed" xlink:actuate="onLoad" draw:mime-type="image/jpeg"/>
</draw:frame>
### <text:span text:style-name="T4">
 What is the progress of the U.S. Party negotiations? </text:span>
</text:p>
      <text:p text:style-name="P4">
The Speaker of the House of Representatives McCarthy and the Republican Party refused to reduce the budget in an incomplete reduction <text:a xlink:type="simple" xlink:href="https://www.dw.com/zh/zh/美国触及债务上限-两党对峙引发经济担忧/a-64462461" text:style-name="Internet_20_link" text:visited-style-name="Visited_20_Internet_20_Link">
</text:a>
Essence</text:p>
      <text:p text:style-name="P4">
Republican's House of Representatives voted in late April to decide to reduce the proposed budget bill worth about $ 4.8 trillion. The bill will cancel the tax reduction and exemption of clean energy investment and overthrow Biden's plan to remove student loan debt.</text:p>
      <text:p text:style-name="P4">
However, the bill cannot be passed in the Democratic Senate.</text:p>
      <text:p text:style-name="P4">
Bynden has refused to negotiate so far, saying <text:a xlink:type="simple" xlink:href="https://www.dw.com/zh/zh/为避免政府停摆-美国众议院强推取消债务上限/a-59262024" text:style-name="Internet_20_link" text:visited-style-name="Visited_20_Internet_20_Link">
</text:a>
, Then he cut out the possible budget.</text:p>
      <text:p text:style-name="P4">
Biden hopes that Republicans will publicly promise that the United States will not breach contracts and be able to pay all the bills by continuous borrowing.</text:p>
      <text:p text:style-name="P4">
During Biden's tenure as Vice President in 2011, the Obama administration was forced to make pain to the Republicans to avoid breach of contract, and Biden hoped to avoid repeating the same mistakes.</text:p>
      <text:p text:style-name="P4">
Biden's budget plan will be reduced by nearly $ 3 trillion in ten years, mainly by increasing taxes to the rich-Republican Party is unlikely to agree with this.</text:p>
      <text:p text:style-name="P4">
After the talks between Bayeng and the senior leaders of the Republican and Democratic Party last Tuesday, McCarthy estimated that the two sides had only two weeks to reach an agreement that could be passed by Congress.</text:p>
      <text:p text:style-name="P4">
However, some analysts still believe that the expiration of the debt limit should be postponed to September 30 to avoid the risk of breach of contract immediately.</text:p>
      <text:h text:style-name="P12" text:outline-level="3">
<text:span text:style-name="T4">
<text:span text:style-name="T4">
 Can Biden quoted 14 amendments to the Constitution? </text:span>
</text:span>
</text:h>
      <text:p text:style-name="P4">
Theoretically, the president can quote Article 14 amendments to the US Constitution. The amendment stipulates that "the effectiveness of the US public debt authorized by law ... must not be questioned."</text:p>
      <text:p text:style-name="P4">
Some analysts believe that Biden can argue that he has the constitutional obligation to avoid breach of contract, so he can break through the upper limit of debt and continue the expenditure that Congress has approved.</text:p>
      <text:p text:style-name="P4">
However, this move almost definitely leads to long -term legal disputes, which may disrupt the financial market.</text:p>
      <text:p text:style-name="P4">
Republicans warned that Biden could not act unilaterally and the solution must pass through Congress.</text:p>
      <text:p text:style-name="P4">
This week, a public sector worked and workers' unions sued the Minister of Finance Yellen and Biden, asking them to ignore the debt limit in accordance with the constitutional obligations.</text:p>
      <text:p text:style-name="P4">
The lawsuit tries to ensure that the income of workers' income will not be punished because of breach of contract and preferential repayment of debt. (Agence France -Presse, Germany)</text:p>
      <text:p text:style-name="P4">
News Source: <text:a xlink:type="simple" xlink:href="https://www.dw.com/zh/美国债务上限如何影响全球经济？/a-65661380" text:style-name="Internet_20_link" text:visited-style-name="Visited_20_Internet_20_Link">
https://www.dw.com/zh/美国债务上限如何影响全球经济？/a-65661380?maca=chi-rss-chi-all-1127-rdf</text:a>
</text:p>
      <!--NEWS-->
      <text:h text:style-name="P10" text:outline-level="1">
<text:span text:style-name="T4">
World Meteorological Organization warning: In the next five years, it will set the hottest record</text:span>
</text:h>
      <text:p text:style-name="P4">
Author: None (Language: zh)</text:p>
      <text:p text:style-name="P4">
Publisher: None</text:p>
      <text:p text:style-name="P4">
Time: 2023-05-21T-20:56:00Z</text:p>
      <text:p text:style-name="P4">
Description: The World Meteorological Organization stated that the comprehensive impact of El Nino and greenhouse gases will lead to soaring temperature and warn: "We need to be prepared."</text:p>
      <text:p text:style-name="P4">
Videos: []</text:p>
      <text:p text:style-name="P4">
Images: ["<text:a xlink:type="simple" xlink:href="https://static.dw.com/image/65663232_303.jpg" text:style-name="Internet_20_link" text:visited-style-name="Visited_20_Internet_20_Link">
65663232_303.jpg</text:a>
"]</text:p>
      <text:p text:style-name="P4">
Subject: 科技环境</text:p>
      <text:p text:style-name="P4">
Subjects: ['气候变化', '温室效应气体', '环境保护']</text:p>
      <text:p text:style-name="P4">
Keywords: ['世界气象组织', '警告', '最热记录', '厄尔尼诺', '温室气体', '气候变化']</text:p>
      <text:p text:style-name="P4">
Id: 65668526</text:p>
      <!--METADATA-->
      <text:p text:style-name="P4">
<text:a xlink:type="simple" xlink:href="https://www.dw.com/zh/overlay/image/article/65668526/65663232" text:style-name="Internet_20_link" text:visited-style-name="Visited_20_Internet_20_Link">
 <draw:frame draw:style-name="fr1" draw:name="Image25" text:anchor-type="as-char" svg:width="6.9236in" svg:height="3.896998in" draw:z-index="0">
<draw:image xlink:href="../Images/dwzh/2023-05-21T-20-56-00Z/65663232_303.jpg" xlink:type="simple" xlink:show="embed" xlink:actuate="onLoad" draw:mime-type="image/jpeg"/>
</draw:frame>
</text:a>
(Voice of Germany Chinese) The United Nations World Meteorological Organization (WMO) warned on Wednesday (May 17) that it is expected to be the hottest period of records in the next five years. The organization said that the comprehensive impact of greenhouse gas and El Niopy phenomenon (a natural weather phenomenon) will lead to soaring temperature from 2023 to 2027.</text:p>
      <text:p text:style-name="P4">
Petteritaalas, Secretary -General of the World Meteorological Organization, said: "It is expected that the El Nino phenomenon that will warmer the earth in the next few months will combine climate change caused by humans to push global temperature to unknown fields."</text:p>
      <text:p text:style-name="P4">
El Nino and Rana are climate models that promote extreme weather in many parts of the world. Generally, the El Niopy phenomenon will push up the global average temperature, while the La Nina phenomenon has a cooling effect.</text:p>
      <text:p text:style-name="P4">
"The World Meteorological Organization is issuing an alert, and we will temporarily break through the 1.5 ° C level in an increasingly frequent way." Tallas warned that this will have a "far -reaching impact" on health, food safety, water resources management and natural environment. Essence "We need to be prepared," the professor warned.</text:p>
      <text:p text:style-name="P4">
This new report was released before the World Meteorological Conference held from May 22nd to June 2nd. The conference will discuss how to strengthen meteorological services to support adapting to climate change.</text:p>
      <text:h text:style-name="P12" text:outline-level="3">
<text:span text:style-name="T4">
United Nations: "Time bombs are being answered"</text:span>
</text:h>
      <text:h text:style-name="P12" text:outline-level="3">
<text:span text:style-name="T4">
<text:span text:style-name="T4">
 World Meteorological Organization Forecast in the next five years </text:span>
</text:span>
</text:h>
      <text:p text:style-name="P4">
According to data, the average annual temperature of the global near -earth surface between 2023 and 2027 will be higher than the average of 1.1 ° C to 1.8 ° C from 1850 to 1900 -this is considered a baseline because it is a greenhouse gas generated by human activities to generate greenhouse gas Previous temperature.</text:p>
      <text:p text:style-name="P4">
It is expected that in the next five northern hemisphere winter, the Arctic warming level will be more than three times the global average. It is predicted that the rainfall in North Africa, Northern Europe, Alaska, and northern Siberia will increase, while the rainfall in Amazon and some areas of Australia is the opposite.</text:p>
      <text:p text:style-name="P4">
The global average temperature in 2022 was 1.15C higher than the average temperature of 1850-1900.</text:p>
      <text:p text:style-name="P4">
According to data from the World Meteorological Organization, the hottest 8 years since the records were between 2015 and 2022, of which 2016 was the hottest year.</text:p>
      <text:h text:style-name="P12" text:outline-level="3">
<text:span text:style-name="T4">
Antarctic Ice Bills cracking area is equivalent to Greater London</text:span>
</text:h>
      <text:p text:style-name="P4">
(Agence France -Presse, Reuters, German Press)</text:p>
      <text:p text:style-name="P4">
News Source: <text:a xlink:type="simple" xlink:href="https://www.dw.com/zh/世界气象组织警告：未来五年将创下最热记录/a-65668526" text:style-name="Internet_20_link" text:visited-style-name="Visited_20_Internet_20_Link">
https://www.dw.com/zh/世界气象组织警告：未来五年将创下最热记录/a-65668526?maca=chi-rss-chi-all-1127-rdf</text:a>
</text:p>
      <!--NEWS-->
      <text:h text:style-name="P10" text:outline-level="1">
<text:span text:style-name="T4">
After India buys a discount crude oil, Russia watched a lot of rupees and worried about it</text:span>
</text:h>
      <text:p text:style-name="P4">
Author: None (Language: zh)</text:p>
      <text:p text:style-name="P4">
Publisher: None</text:p>
      <text:p text:style-name="P4">
Time: 2023-05-21T07:56:00Z</text:p>
      <text:p text:style-name="P4">
Description: Due to the sanctions cut off the connection between Russian banks and most of the Western payment systems, how India pays the way to import crude oil from Russia has become a challenge. Can RMB a solution?</text:p>
      <text:p text:style-name="P4">
Videos: []</text:p>
      <text:p text:style-name="P4">
Images: ["<text:a xlink:type="simple" xlink:href="https://static.dw.com/image/61980687_303.jpg" text:style-name="Internet_20_link" text:visited-style-name="Visited_20_Internet_20_Link">
61980687_303.jpg</text:a>
", "<text:a xlink:type="simple" xlink:href="https://static.dw.com/image/62621168_401.jpg" text:style-name="Internet_20_link" text:visited-style-name="Visited_20_Internet_20_Link">
62621168_401.jpg</text:a>
"]</text:p>
      <text:p text:style-name="P4">
Subject: 经济纵横</text:p>
      <text:p text:style-name="P4">
Subjects: []</text:p>
      <text:p text:style-name="P4">
Keywords: ['俄罗斯', '乌克兰', '印度', '普京', '中美关系', '俄罗斯入侵乌克兰']</text:p>
      <text:p text:style-name="P4">
Id: 65647590</text:p>
      <!--METADATA-->
      <text:p text:style-name="P4">
<text:a xlink:type="simple" xlink:href="https://www.dw.com/zh/overlay/image/article/65647590/61980687" text:style-name="Internet_20_link" text:visited-style-name="Visited_20_Internet_20_Link">
 <draw:frame draw:style-name="fr1" draw:name="Image26" text:anchor-type="as-char" svg:width="6.9236in" svg:height="3.896998in" draw:z-index="0">
<draw:image xlink:href="../Images/dwzh/2023-05-21T07-56-00Z/61980687_303.jpg" xlink:type="simple" xlink:show="embed" xlink:actuate="onLoad" draw:mime-type="image/jpeg"/>
</draw:frame>
</text:a>
Russia has become India's largest crude oil supply country</text:p>
      <text:p text:style-name="P4">
(Voice of Germany) caused Western sanctions in Moscow's invasion of Ukraine in Moscow, forcing Russia to sell crude oil at a discount, India has become the main buyer of Russia's oil in the past year. According to data from Vortexa, a ship tracking company, the oil imported from Russia in South Asian countries exceeded its historical record in April.</text:p>
      <text:p text:style-name="P4">
In fact, Russia became India's largest crude oil supply last last month, and its supply exceeded the sum of Iraq and Saudi Arabia. Before the outbreak of the Ukrainian war in February last year, India had rarely purchased from Russia.</text:p>
      <text:p text:style-name="P4">
However, as the sanctions cut off the connection between Russia's major banks and most Western payment systems, finding the way to pay Russian crude oil became a challenge. In the past year, Indian importers have been buying Russian oil and other products with India's rupee, but the restrictions on the currency initiated by the West means that Russian companies cannot convert rupees into currencies in Western countries such as US dollars or euros.</text:p>
      <text:h text:style-name="P12" text:outline-level="3">
<text:span text:style-name="T4">
<text:span text:style-name="T4">
 Russia is worried about a lot of rupees </text:span>
 **</text:span>
</text:h>
      <text:p text:style-name="P4">
At the same time, the opportunity to buy discount crude oil has expanded India's huge trade deficit in Russia.</text:p>
      <text:p text:style-name="P4">
According to data from the Ministry of Commerce and Industry of India, in the first 11 months of fiscal 2022-23, India's imports from Russia were close to $ 4.1.5 billion, while exports were only $ 2.8 billion. This led Russian Petroleum Corporation and Banks to leaving billions of Rice in their Indian bank accounts-they are worrying about using this pile of cash.</text:p>
      <text:p text:style-name="P4">
"I think this situation will not last long," the New Delhi Observer Research Foundation(ORF)Researchers and Russian experts, Nandanunnikrishnan, told Germany, "If the two sides cannot solve this problem, it will not only affect the purchase of oil, but also affect all problems."</text:p>
      <text:p text:style-name="P4">
Russian Foreign Minister Lavrov recently commented on the Shanghai Cooperation Organization Conference in Guoa, India. Bloomberg reported his speech: "We need to use this money. For this reason, these rupees must be transferred with another currency. Now we are discussing this issue."</text:p>
      <text:h text:style-name="P12" text:outline-level="3">
<text:span text:style-name="T4">
<text:span text:style-name="T4">
 The close relationship between India and Russia makes the West worry </text:span>
</text:span>
</text:h>
      <text:p text:style-name="P4">
According to Bloomberg, the uncertainty of the payment mechanism also hinders India's weapons imports. New Delhi and Moscow have a long -term political and military connection.</text:p>
      <text:p text:style-name="P4">
India is the main buyer of Russian weapons. Although it has been working hard to make its military equipment diversified, in recent years, it has shifted more and more to the United States and France to buy it. According to Stockholm International Institute of International Peace, Russia has accounted for $ 8.5 billion among New Delhi's $ 18.3 billion in weapons imports. The two parties are also negotiating on a free trade agreement.</text:p>
      <text:p text:style-name="P4">
So far, <text:a xlink:type="simple" xlink:href="https://www.dw.com/zh/zh/调查如何看乌克兰战争各国差别大/a-64798559" text:style-name="Internet_20_link" text:visited-style-name="Visited_20_Internet_20_Link">
</text:a>
Essence New Delhi has repeatedly voted for the United Nations' resolution on Moscow. However, it calls for a conflict through dialogue.</text:p>
      <text:p text:style-name="P4">
At the same time, Western countries are worried about strengthening the trade relations between India and Russia, because they are worried that this will destroy the severe sanctions effect on Moscow.</text:p>
      <text:p text:style-name="P4">
<draw:frame draw:style-name="fr1" draw:name="Image27" text:anchor-type="as-char" svg:width="6.9236in" svg:height="3.896998in" draw:z-index="0">
<draw:image xlink:href="../Images/dwzh/2023-05-21T07-56-00Z/62621168_401.jpg" xlink:type="simple" xlink:show="embed" xlink:actuate="onLoad" draw:mime-type="image/jpeg"/>
</draw:frame>
The Russians are sorrowing how to use a lot of Indian rupees</text:p>
      <text:h text:style-name="P12" text:outline-level="3">
<text:span text:style-name="T4">
<text:span text:style-name="T4">
 Is RMB a solution? </text:span>
</text:span>
</text:h>
      <text:p text:style-name="P4">
In addition to India's rupee, the UAE currency Diram and RMB are regarded as potential currency options to resolve the trade between India and Russia.</text:p>
      <text:p text:style-name="P4">
"Russia wants to have a currency that can be used to buy the goods needed for its economy ... The question is how to find this currency." UNINECIINANA said, "Russians will be happy to use RMB." He also It is pointed out that the bilateral trade volume of Russia and China is calculated by 100 billion US dollars.</text:p>
      <text:p text:style-name="P4">
In 2022, Russia and China trade reached a record high of 190 billion US dollars.</text:p>
      <text:p text:style-name="P4">
But Unikrigan pointed out that <text:a xlink:type="simple" xlink:href="https://www.dw.com/zh/zh/印度眼中的安全威胁中国第一美国第二/a-64435242" text:style-name="Internet_20_link" text:visited-style-name="Visited_20_Internet_20_Link">
</text:a>
New Delhi will not be willing to allow trade settlement with RMB. Reuters also quoted Indian officials in March this year that the Indian government has demanded that domestic banks and enterprises avoid using RMB to pay Russia imported goods.</text:p>
      <text:p text:style-name="P4">
Another choice is to use the UAE currency Diram to pay India imported from Russia, but experts said that this may not be a practical long -term solution due to the sensitivity of the currency on Western sanctions.</text:p>
      <text:p text:style-name="P4">
Unikriganan emphasized that India and Russia can propose alternative solutions, such as effectively investing in rupees in joint ventures, and producing products that are useful or exported to other parts of the world in Russia. "There are many ways to use these huge sums of money, and the two parties only need to show the political will that can reach the agreement."</text:p>
      <text:h text:style-name="P12" text:outline-level="3">
<text:span text:style-name="T4">
India's appetite for Russian oil is getting bigger and bigger</text:span>
</text:h>
      <text:p text:style-name="P4">
News Source: <text:a xlink:type="simple" xlink:href="https://www.dw.com/zh/印度狂买打折原油后-俄罗斯看着一大堆卢比发愁/a-65647590" text:style-name="Internet_20_link" text:visited-style-name="Visited_20_Internet_20_Link">
https://www.dw.com/zh/印度狂买打折原油后-俄罗斯看着一大堆卢比发愁/a-65647590?maca=chi-rss-chi-all-1127-rdf</text:a>
</text:p>
      <!--NEWS-->
      <text:h text:style-name="P10" text:outline-level="1">
<text:span text:style-name="T4">
Global parenting costs are the highest in South Korea: money is spent outside class</text:span>
</text:h>
      <text:p text:style-name="P4">
Author: None (Language: zh)</text:p>
      <text:p text:style-name="P4">
Publisher: None</text:p>
      <text:p text:style-name="P4">
Time: 2023-05-21T07:57:00Z</text:p>
      <text:p text:style-name="P4">
Description: Studies have shown that South Korea is the country with the highest cost of parenting in the world, which is 7.79 times that of GDP, and spend a lot of cost from a large number of extracurricular tuition classes. China ranks second, and the cost of raising a child to 18 years is 6.9 times that of Per capita GDP, followed by Germany (3.64 times) and France (2.24 times).</text:p>
      <text:p text:style-name="P4">
Videos: []</text:p>
      <text:p text:style-name="P4">
Images: ["<text:a xlink:type="simple" xlink:href="https://static.dw.com/image/59044633_303.jpg" text:style-name="Internet_20_link" text:visited-style-name="Visited_20_Internet_20_Link">
59044633_303.jpg</text:a>
", "<text:a xlink:type="simple" xlink:href="https://static.dw.com/image/64040169_401.jpg" text:style-name="Internet_20_link" text:visited-style-name="Visited_20_Internet_20_Link">
64040169_401.jpg</text:a>
", "<text:a xlink:type="simple" xlink:href="https://static.dw.com/image/50412473_303.jpg" text:style-name="Internet_20_link" text:visited-style-name="Visited_20_Internet_20_Link">
50412473_303.jpg</text:a>
", "<text:a xlink:type="simple" xlink:href="https://static.dw.com/image/50412990_303.jpg" text:style-name="Internet_20_link" text:visited-style-name="Visited_20_Internet_20_Link">
50412990_303.jpg</text:a>
", "<text:a xlink:type="simple" xlink:href="https://static.dw.com/image/50412691_303.jpg" text:style-name="Internet_20_link" text:visited-style-name="Visited_20_Internet_20_Link">
50412691_303.jpg</text:a>
", "<text:a xlink:type="simple" xlink:href="https://static.dw.com/image/50412671_303.jpg" text:style-name="Internet_20_link" text:visited-style-name="Visited_20_Internet_20_Link">
50412671_303.jpg</text:a>
", "<text:a xlink:type="simple" xlink:href="https://static.dw.com/image/50412486_303.jpg" text:style-name="Internet_20_link" text:visited-style-name="Visited_20_Internet_20_Link">
50412486_303.jpg</text:a>
", "<text:a xlink:type="simple" xlink:href="https://static.dw.com/image/50412623_303.jpg" text:style-name="Internet_20_link" text:visited-style-name="Visited_20_Internet_20_Link">
50412623_303.jpg</text:a>
", "<text:a xlink:type="simple" xlink:href="https://static.dw.com/image/50412739_303.jpg" text:style-name="Internet_20_link" text:visited-style-name="Visited_20_Internet_20_Link">
50412739_303.jpg</text:a>
", "<text:a xlink:type="simple" xlink:href="https://static.dw.com/image/50412575_303.jpg" text:style-name="Internet_20_link" text:visited-style-name="Visited_20_Internet_20_Link">
50412575_303.jpg</text:a>
", "<text:a xlink:type="simple" xlink:href="https://static.dw.com/image/50412659_303.jpg" text:style-name="Internet_20_link" text:visited-style-name="Visited_20_Internet_20_Link">
50412659_303.jpg</text:a>
", "<text:a xlink:type="simple" xlink:href="https://static.dw.com/image/50412546_303.jpg" text:style-name="Internet_20_link" text:visited-style-name="Visited_20_Internet_20_Link">
50412546_303.jpg</text:a>
", "<text:a xlink:type="simple" xlink:href="https://static.dw.com/image/50412871_303.jpg" text:style-name="Internet_20_link" text:visited-style-name="Visited_20_Internet_20_Link">
50412871_303.jpg</text:a>
", "<text:a xlink:type="simple" xlink:href="https://static.dw.com/image/50412859_303.jpg" text:style-name="Internet_20_link" text:visited-style-name="Visited_20_Internet_20_Link">
50412859_303.jpg</text:a>
"]</text:p>
      <text:p text:style-name="P4">
Subject: 文化经纬</text:p>
      <text:p text:style-name="P4">
Subjects: []</text:p>
      <text:p text:style-name="P4">
Keywords: ['韩国', '朝鲜']</text:p>
      <text:p text:style-name="P4">
Id: 65674902</text:p>
      <!--METADATA-->
      <text:p text:style-name="P4">
<text:a xlink:type="simple" xlink:href="https://www.dw.com/zh/overlay/image/article/65674902/59044633" text:style-name="Internet_20_link" text:visited-style-name="Visited_20_Internet_20_Link">
 <draw:frame draw:style-name="fr1" draw:name="Image28" text:anchor-type="as-char" svg:width="6.9236in" svg:height="3.896998in" draw:z-index="0">
<draw:image xlink:href="../Images/dwzh/2023-05-21T07-57-00Z/59044633_303.jpg" xlink:type="simple" xlink:show="embed" xlink:actuate="onLoad" draw:mime-type="image/jpeg"/>
</draw:frame>
</text:a>
Children usually start to learn English when they are 4 years old</text:p>
      <text:p text:style-name="P4">
(Voice of Germany) According to the recent research, South Korea is a country raising a child in the world with the highest cost in the world. This discovery explains the country's fertility rate and an imminent population crisis.</text:p>
      <text:p text:style-name="P4">
According to the Korean "Korean Daily", the annual research report of the nursery and population research think tank in Beijing has listed South Korea as a country with the highest cost of childcare. Its cost is 7.79 times that per capita domestic production value (GDP). This is equivalent to 365 million won (equivalent to 251,562 euros or $ 271,957).</text:p>
      <text:p text:style-name="P4">
<text:a xlink:type="simple" xlink:href="https://www.dw.com/zh/zh/報告中國育兒成本是世界第二高/a-65478032" text:style-name="Internet_20_link" text:visited-style-name="Visited_20_Internet_20_Link">
</text:a>
Followed by Germany (3.64 times) and France (2.24 times).</text:p>
      <text:p text:style-name="P4">
At the same time as parenting expenses rose, South Korea, as the 10th largest economy in the world, was born in another direction. Data released in March show that the country's fertility rate is 0.78, which means that only 78 babies were born in the lifetime of every 100 women. This is the world's lowest fertility rate. Compared with South Korea ’s fertility rate in 2000, 1.48 decreased significantly. In 1980, South Korea's fertility rate was 2.82 and 5.95 in 1960. Experts warn that South Korea needs to maintain 2.1 fertility to maintain population stability without relying on immigrants.</text:p>
      <text:p text:style-name="P4">
<draw:frame draw:style-name="fr1" draw:name="Image29" text:anchor-type="as-char" svg:width="6.9236in" svg:height="3.896998in" draw:z-index="0">
<draw:image xlink:href="../Images/dwzh/2023-05-21T07-57-00Z/64040169_401.jpg" xlink:type="simple" xlink:show="embed" xlink:actuate="onLoad" draw:mime-type="image/jpeg"/>
</draw:frame>
South Korea's fertility rate is the lowest worldwide</text:p>
      <text:h text:style-name="P12" text:outline-level="3">
<text:span text:style-name="T4">
<text:span text:style-name="T4">
 The biggest cost is extracurricular tuition class </text:span>
</text:span>
</text:h>
      <text:p text:style-name="P4">
For Koreans, the biggest cost of a child comes from educational costs other than conventional public school education. "Korean Daily" pointed out that in 2022, <text:a xlink:type="simple" xlink:href="https://www.dw.com/zh/zh/整顿教培行业韩国的前车之鉴/a-58755633" text:style-name="Internet_20_link" text:visited-style-name="Visited_20_Internet_20_Link">
</text:a>
It is equivalent to 524,000 won (361.53 euros) per child.</text:p>
      <text:p text:style-name="P4">
Han Yejing, a lawyer of a 31-month-old daughter, said: "South Korea is a society that pays attention to education. For most families normal."</text:p>
      <text:p text:style-name="P4">
Han Yejing told Germany that the tuition class was called "Hagwon" in South Korea. Children usually started to go to such schools at the age of 4 and usually learn English during playing.</text:p>
      <text:p text:style-name="P4">
She said: "This is currently a major trend of Parenting in Seoul. People spend a lot of money for these English kindergartens every month, because they think that children are easier to learn language when they are young, and this is a very important skill."</text:p>
      <text:p text:style-name="P4">
Han Yejing admits that when she meets with her friends or family, she often talks about the choice of education. Her cousin's daughter has just entered an English kindergarten recently.</text:p>
      <text:p text:style-name="P4">
Another factor decided to send their children to the extra -curricular tuition class was that there were a large number of mothers in South Korea, and the tuition class also provided the children with a place to take care of.</text:p>
      <text:p text:style-name="P4">
Although private kindergartens also provide sports, music or other art courses, they pay more attention to English and mathematics. Han Yejing believes that most courses are English and mathematics-the study of these subjects is to ensure that children enter good middle schools, and then they are good universities so that they can find good jobs in the future.</text:p>
      <text:p text:style-name="P4">
"A good private education outside the conventional public school is to ensure that the child gets good results and can enter the best university." Han Yejing said, "Entering a top university is important, it means a good job, ensuring that it is a good job to ensure that The success of life. "</text:p>
      <text:p text:style-name="P4">
Dr Park Sain-in, an economist at the National University of Seoul, also believes that a large part of Korean family income is used for education, but he does not believe that the impact of this "competition" on young people is positive.</text:p>
      <text:p text:style-name="P4">
"In my opinion, Korean education is too competitive, especially in college entrance examinations." He told the Voice of Germany, "Obviously, the more children learn, the greater the opportunity to enter a good university, although the younger age is young Children may learn some sports, music and other content in extra -curricular class, but will eventually reduce the subjects they need to enter the university. "</text:p>
      <text:p text:style-name="P4">
*<draw:frame draw:style-name="fr1" draw:name="Image30" text:anchor-type="as-char" svg:width="6.9236in" svg:height="3.896998in" draw:z-index="0">
<draw:image xlink:href="../Images/dwzh/2023-05-21T07-57-00Z/50412473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Primary school students to learn equally</text:span>
</text:h>
      <text:p text:style-name="P4">
In the history of German education, this is still a new thing: in the past, students with privileges followed the classes of family teachers, and poor students were going to a popular school that was full of people; now it is -we are talking about 1919 -everyone reads together. At the time, the Eight -year Elementary School (GRUNDSCHULE, also known as Volkschule) was founded on the basis of the Weimar Constitution, and this year is the 100th anniversary of birth.</text:p>
      <text:p text:style-name="P4">
*<draw:frame draw:style-name="fr1" draw:name="Image31" text:anchor-type="as-char" svg:width="6.9236in" svg:height="3.896998in" draw:z-index="0">
<draw:image xlink:href="../Images/dwzh/2023-05-21T07-57-00Z/50412990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Dressed in uniforms to class</text:span>
</text:h>
      <text:p text:style-name="P4">
In 1933, the Nazi ideology entered the classroom: In this photo of 1939, almost all boys were wearing the Hitlerjugnd uniforms, and the walls were hung on the wall with pictures of the Ryzig battle monument that presented nationalism. Since 1942, Jewish students have been dropped out of school -what is often faced to concentration camps and deaths.</text:p>
      <text:p text:style-name="P4">
*<draw:frame draw:style-name="fr1" draw:name="Image32" text:anchor-type="as-char" svg:width="6.9236in" svg:height="3.896998in" draw:z-index="0">
<draw:image xlink:href="../Images/dwzh/2023-05-21T07-57-00Z/50412691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Let's drink soup together</text:span>
</text:h>
      <text:p text:style-name="P4">
This is the dining time of a primary school in Berlin. After World War II, the daily life slowly returned to normal, and the children could finally return to school. Due to food deficiency, many families rely on public food distribution. With the establishment of Federal Germany, the original education system composed of primary schools, middle schools and high schools was re -introduced.</text:p>
      <text:p text:style-name="P4">
*<draw:frame draw:style-name="fr1" draw:name="Image33" text:anchor-type="as-char" svg:width="6.9236in" svg:height="3.896998in" draw:z-index="0">
<draw:image xlink:href="../Images/dwzh/2023-05-21T07-57-00Z/50412671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Class with the sickle ax</text:span>
</text:h>
      <text:p text:style-name="P4">
With the establishment of Democratic Germany, East Germany's education system has also changed. Six or seven -year -old children enter POS Elementary School, covering 1 to 10 grades. The teaching outline and textbooks are uniform in the whole East Germany, with ideological colors. In Federal Germany, education is the affairs of various federal states to this day, so it is quite different from Balmei to Bavaria.</text:p>
      <text:p text:style-name="P4">
*<draw:frame draw:style-name="fr1" draw:name="Image34" text:anchor-type="as-char" svg:width="6.9236in" svg:height="3.896998in" draw:z-index="0">
<draw:image xlink:href="../Images/dwzh/2023-05-21T07-57-00Z/50412486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年</text:span>
</text:h>
      <ul>
        <li>
<draw:frame draw:style-name="fr1" draw:name="Image35" text:anchor-type="as-char" svg:width="6.9236in" svg:height="3.896998in" draw:z-index="0">
<draw:image xlink:href="../Images/dwzh/2023-05-21T07-57-00Z/50412623_303.jpg" xlink:type="simple" xlink:show="embed" xlink:actuate="onLoad" draw:mime-type="image/jpeg"/>
</draw:frame>
#</li>
      </ul>
      <text:h text:style-name="P13" text:outline-level="4">
<text:span text:style-name="T4">
The century -old history of German elementary school</text:span>
</text:h>
      <text:h text:style-name="P12" text:outline-level="3">
<text:span text:style-name="T4">
elementary school rename</text:span>
</text:h>
      <text:p text:style-name="P4">
In the mid -1960s, under the framework of teaching reform, the eight -year elementary school was canceled and changed to a four -year elementary school, followed by different types of middle schools -vocational preparatory programs, practical middle schools, and liberal arts middle schools. This system exists to this day.</text:p>
      <text:p text:style-name="P4">
*<draw:frame draw:style-name="fr1" draw:name="Image36" text:anchor-type="as-char" svg:width="6.9236in" svg:height="3.896998in" draw:z-index="0">
<draw:image xlink:href="../Images/dwzh/2023-05-21T07-57-00Z/50412739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Greek in the classroom</text:span>
</text:h>
      <text:p text:style-name="P4">
In the 1960s, some so -called "customer -friendly workers" came from Southern Europe and Turkey to Germany. Their children also came together and would not speak German. This brings challenges for the school system: Therefore, a mining company KLöCKNER funded a Greek teacher to teach the children to read and write -these children were lucky.</text:p>
      <text:p text:style-name="P4">
*<draw:frame draw:style-name="fr1" draw:name="Image37" text:anchor-type="as-char" svg:width="6.9236in" svg:height="3.896998in" draw:z-index="0">
<draw:image xlink:href="../Images/dwzh/2023-05-21T07-57-00Z/50412575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Outline of Teaching in Germany, Russian food</text:span>
</text:h>
      <text:p text:style-name="P4">
This was a student of a school at a school in New Germany, a school in New German, in 1980. In East Germany, students can continue to stay in the school in the afternoon, which has become part of the education system long ago. West Germany is different. According to the region, about one -third of the students still go home at noon.</text:p>
      <text:p text:style-name="P4">
*<draw:frame draw:style-name="fr1" draw:name="Image38" text:anchor-type="as-char" svg:width="6.9236in" svg:height="3.896998in" draw:z-index="0">
<draw:image xlink:href="../Images/dwzh/2023-05-21T07-57-00Z/50412659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Let students of physical and mental disorders enter ordinary schools</text:span>
</text:h>
      <text:p text:style-name="P4">
In recent years, the new measure is to let students with physical and mental disorders enter ordinary schools to study together. This is based on the relevant conventions of the United Nations. However, many places also lack corresponding professional education teachers. Therefore, some parents still choose to send children with physical and mental disabilities to specialized schools.</text:p>
      <text:p text:style-name="P4">
*<draw:frame draw:style-name="fr1" draw:name="Image39" text:anchor-type="as-char" svg:width="6.9236in" svg:height="3.896998in" draw:z-index="0">
<draw:image xlink:href="../Images/dwzh/2023-05-21T07-57-00Z/50412546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Class digitalization</text:span>
</text:h>
      <text:p text:style-name="P4">
This is a primary school in Potsdam. Children take a frame of frames with electronic equipment, and then make them into videos quickly. Digitalization in elementary school has also caused controversy. Some people think that electronic equipment should be excluded from the campus, and some people think these are meaningful supplements.</text:p>
      <text:p text:style-name="P4">
*<draw:frame draw:style-name="fr1" draw:name="Image40" text:anchor-type="as-char" svg:width="6.9236in" svg:height="3.896998in" draw:z-index="0">
<draw:image xlink:href="../Images/dwzh/2023-05-21T07-57-00Z/50412871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Insufficient teachers</text:span>
</text:h>
      <text:p text:style-name="P4">
One of the major problems facing elementary school today is insufficient teachers. It is estimated that by 2025, there are about 26,000 teachers. One of the reasons is: Compared to other school forms, elementary school teachers have low paid. Therefore, the attraction of choosing primary school education majors is not great. Others want to transfer to this industry and lack corresponding qualifications.</text:p>
      <text:p text:style-name="P4">
*<draw:frame draw:style-name="fr1" draw:name="Image41" text:anchor-type="as-char" svg:width="6.9236in" svg:height="3.896998in" draw:z-index="0">
<draw:image xlink:href="../Images/dwzh/2023-05-21T07-57-00Z/50412859_303.jpg" xlink:type="simple" xlink:show="embed" xlink:actuate="onLoad" draw:mime-type="image/jpeg"/>
</draw:frame>
#</text:p>
      <text:h text:style-name="P13" text:outline-level="4">
<text:span text:style-name="T4">
The century -old history of German elementary school</text:span>
</text:h>
      <text:h text:style-name="P12" text:outline-level="3">
<text:span text:style-name="T4">
German elementary school is very good</text:span>
</text:h>
      <text:p text:style-name="P4">
Despite this: According to a survey of the German Parent Council, most parents are satisfied with their children's primary schools. In terms of academic performance, German primary schools are also good. Although they are not top, they are in the upper reaches.</text:p>
      <text:p text:style-name="P4">
Author: Stephanie höppn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plunder of parents </text:span>
</text:p>
      <text:p text:style-name="P4">
A Social Pioneer of the "Korean Daily" also accused the operators of the tuition class "using (parents) anxiety to plunder" and encouraged them to pay huge costs to keep up with the expectations of society.</text:p>
      <text:p text:style-name="P4">
The newspaper stated that parents have to pay for many years of additional tuition fees, "no wonder South Korea's birth rate is so low." Dr. Park Chengren has no children. He hopes that Korean society will gradually change, and no longer emphasize school learning, so that children have a more relaxed childhood.</text:p>
      <text:p text:style-name="P4">
"This will not happen soon, but I hope this is a change that may be seen one day in the future." He said, "I believe that good education is important, so that children can go to college and find good jobs, but many Koreans-including myself-I think the cost of private education has gone too far, and we need a better balance. "</text:p>
      <text:h text:style-name="P12" text:outline-level="3">
<text:span text:style-name="T4">
How many things do you need to know first when you are studying at a university in Germany</text:span>
</text:h>
      <text:p text:style-name="P4">
News Source: <text:a xlink:type="simple" xlink:href="https://www.dw.com/zh/全球育儿成本韩国最高：钱都花在课外班了/a-65674902" text:style-name="Internet_20_link" text:visited-style-name="Visited_20_Internet_20_Link">
https://www.dw.com/zh/全球育儿成本韩国最高：钱都花在课外班了/a-65674902?maca=chi-rss-chi-all-1127-rdf</text:a>
</text:p>
      <!--NEWS-->
      <text:h text:style-name="P10" text:outline-level="1">
<text:span text:style-name="T4">
The Savaldo Stadium Step accident is brewed 12 deaths</text:span>
</text:h>
      <text:p text:style-name="P4">
Author: 联合早报 (Person)</text:p>
      <text:p text:style-name="P4">
Publisher: 联合早报 (Organization)</text:p>
      <text:p text:style-name="P4">
Published Time: 2023-05-21T18:12</text:p>
      <text:p text:style-name="P4">
Modified Time: 2023-05-22T10:46</text:p>
      <text:p text:style-name="P4">
Description: A gymnasium, El Salvador, a gymnasium in Central America countries, had a stamping accident on Saturday (May 20). As of Sunday (21st), 12 people have been killed. Comprehensive foreign news reports, Cuscatl ...</text:p>
      <text:p text:style-name="P4">
Videos: []</text:p>
      <text:p text:style-name="P4">
Audios: []</text:p>
      <text:p text:style-name="P4">
Images: []</text:p>
      <text:p text:style-name="P4">
Type: NewsArticle</text:p>
      <text:p text:style-name="P4">
Breadcrumbs: ['即时', '国际']</text:p>
      <text:p text:style-name="P4">
Keywords: ['足球', '踩踏']</text:p>
      <!--METADATA-->
      <text:p text:style-name="P4">
A gymnasium, El Salvador, a gymnasium in Central America countries, had a stamping accident on Saturday (May 20). As of Sunday (21st), 12 people have been killed.</text:p>
      <text:p text:style-name="P4">
According to a comprehensive report, the Cuscatlan Stadium in Salvador held a football game on Saturday. Step accident occurred in the middle of the game, causing 12 deaths and hundreds of people injured.</text:p>
      <text:p text:style-name="P4">
After the incident, hundreds of police officers and soldiers arrived at the scene, and the ambulance stretched out alarm.</text:p>
      <text:p text:style-name="P4">
The emergency department said that more than 500 people had been rescued, and about 100 people were severely sent to hospital for treatment. Some of the wounded symptoms such as suffocation.</text:p>
      <text:p text:style-name="P4">
In the statement, the FIFA President Invantino mourned the victims and family members of the accident.</text:p>
      <text:p text:style-name="P4">
The authorities are still investigating the specific cause of the trample accident. Media reports pointed out that too many fans tried to enter the gate of the venue and rushed to the stands on the same day, causing crowd crowds and evolving into a step -by -step incident.</text:p>
      <text:p text:style-name="P4">
News Source: <text:a xlink:type="simple" xlink:href="https://www.zaobao.com.sg/realtime/world/story20230521-1396849" text:style-name="Internet_20_link" text:visited-style-name="Visited_20_Internet_20_Link">
https://www.zaobao.com.sg/realtime/world/story20230521-1396849</text:a>
</text:p>
      <!--NEWS-->
      <text:h text:style-name="P10" text:outline-level="1">
<text:span text:style-name="T4">
Sudan conflict between the two parties reached a seven -day ceasefire agreement</text:span>
</text:h>
      <text:p text:style-name="P4">
Author: 联合早报 (Person)</text:p>
      <text:p text:style-name="P4">
Publisher: 联合早报 (Organization)</text:p>
      <text:p text:style-name="P4">
Published Time: 2023-05-21T23:10</text:p>
      <text:p text:style-name="P4">
Modified Time: 2023-05-22T10:25</text:p>
      <text:p text:style-name="P4">
Description: Sudan armed forces and quasi -military organizations quickly support forces (RSF) to reach a seven -day short -term ceasefire and humanitarian arrangement agreement. Comprehensive foreign news reports, after mediation of the United States and Saudi Arabia, the Sudan conflict between Saturday (May 20) was signed in Jida, Saudi Harbor City, Seven ...</text:p>
      <text:p text:style-name="P4">
Videos: []</text:p>
      <text:p text:style-name="P4">
Audios: []</text:p>
      <text:p text:style-name="P4">
Images: []</text:p>
      <text:p text:style-name="P4">
Type: NewsArticle</text:p>
      <text:p text:style-name="P4">
Breadcrumbs: ['即时', '国际']</text:p>
      <text:p text:style-name="P4">
Keywords: ['苏丹', '冲突']</text:p>
      <!--METADATA-->
      <text:p text:style-name="P4">
Sudan armed forces and quasi -military organizations quickly support forces (RSF) to reach a seven -day short -term ceasefire and humanitarian arrangement agreement.</text:p>
      <text:p text:style-name="P4">
Comprehensive foreign news reports, after mediation of the United States and Saudi Arabia, the Sudan conflict between Saturday (May 20) Jida in Honghai Port, Saudi Arabia [] <text:a xlink:type="simple" xlink:href="https://www.zaobao.com.sg/news/world/story20230521-1396891" text:style-name="Internet_20_link" text:visited-style-name="Visited_20_Internet_20_Link">
</text:a>
The agreement will take effect from 9:45 pm on Monday (22nd) at Sudan time (22nd) (Singapore time on the 22nd), and can be extended with the consent of both parties.</text:p>
      <text:p text:style-name="P4">
The two sides agreed to restore basic living services during the ceasefire and withdraw troops from hospitals and important public facilities. At the same time, assisting humanitarian personnel and commodities are assisted in the safe flow of humanitarian personnel and commodities, allowing humanitarian aid supplies to be unobstructed from entering the Sudan and delivered to the required population.</text:p>
      <text:p text:style-name="P4">
The agreement will be implemented under the United States, Saudi Arabia and international supervision mechanisms.</text:p>
      <text:p text:style-name="P4">
Since the outbreak of Sudan conflict in mid -April, there have been 1.1 million people in the local area, and about 1,000 civilians have died.</text:p>
      <text:p text:style-name="P4">
News Source: <text:a xlink:type="simple" xlink:href="https://www.zaobao.com.sg/realtime/world/story20230521-1396908" text:style-name="Internet_20_link" text:visited-style-name="Visited_20_Internet_20_Link">
https://www.zaobao.com.sg/realtime/world/story20230521-1396908</text:a>
</text:p>
      <!--NEWS-->
      <text:h text:style-name="P10" text:outline-level="1">
<text:span text:style-name="T4">
Yellen: June 1 is still the last period for raising the debt limit</text:span>
</text:h>
      <text:p text:style-name="P4">
Author: 联合早报 (Person)</text:p>
      <text:p text:style-name="P4">
Publisher: 联合早报 (Organization)</text:p>
      <text:p text:style-name="P4">
Published Time: 2023-05-21T23:41</text:p>
      <text:p text:style-name="P4">
Modified Time: 2023-05-22T10:20</text:p>
      <text:p text:style-name="P4">
Description: US Finance Minister Yellen said that on June 1, it is still the last term to increase US debt limit. Agence France -Presse reported that Yellen Sunday (May 21) accepted the National Broadcasting Corporation (NBC) "Meet The Press" program interview ...</text:p>
      <text:p text:style-name="P4">
Videos: []</text:p>
      <text:p text:style-name="P4">
Audios: []</text:p>
      <text:p text:style-name="P4">
Images: []</text:p>
      <text:p text:style-name="P4">
Type: NewsArticle</text:p>
      <text:p text:style-name="P4">
Breadcrumbs: ['即时', '国际']</text:p>
      <text:p text:style-name="P4">
Keywords: ['美国', '债务违约']</text:p>
      <!--METADATA-->
      <text:p text:style-name="P4">
US Finance Minister Yellen said that on June 1, it is still the last term to increase US debt limit.</text:p>
      <text:p text:style-name="P4">
Agence France -Presse reported that Yellen Sunday (May 21) was interviewed by the National Broadcasting Corporation (NBC) "Meet Thepress" program that unless the U.S. Party's stalemate on debt issues was resolved, Otherwise, the government will not be able to pay the bills in the middle of next month.</text:p>
      <text:p text:style-name="P4">
The U.S. Treasury has issued many warnings on this crisis, saying that if Congress does not approve more borrowings, the government may exhaust funds as early as June 1, which is 31 trillion US dollars (about $ 41.68 trillion) on June 1st (approximately $ 41.68 trillion). Debt defaults.</text:p>
      <text:p text:style-name="P4">
If the first debt defaults in the United States in the United States will cause destructive consequences to the global economy, including the White House's US economy decline.</text:p>
      <text:p text:style-name="P4">
President Biden held a press conference on Hiroshima, Japan earlier on Sunday, emphasizing that on the issue of increasing debt limit <text:a xlink:type="simple" xlink:href="https://www.zaobao.com.sg/realtime/world/story20230521-1396861" text:style-name="Internet_20_link" text:visited-style-name="Visited_20_Internet_20_Link">
</text:a>
And attacking the Republican Party's request is "unacceptable", but it means that a solution can still be found before breach of contract.</text:p>
      <text:p text:style-name="P4">
Biden plans to return to the House of Representatives and Republicans McCarthy again on the day of the aircraft returning to the United States <text:a xlink:type="simple" xlink:href="https://www.zaobao.com.sg/realtime/world/story20230521-1396707" text:style-name="Internet_20_link" text:visited-style-name="Visited_20_Internet_20_Link">
</text:a>
 。</text:p>
      <text:p text:style-name="P4">
News Source: <text:a xlink:type="simple" xlink:href="https://www.zaobao.com.sg/realtime/world/story20230521-1396914" text:style-name="Internet_20_link" text:visited-style-name="Visited_20_Internet_20_Link">
https://www.zaobao.com.sg/realtime/world/story20230521-1396914</text:a>
</text:p>
      <!--NEWS-->
      <text:h text:style-name="P10" text:outline-level="1">
<text:span text:style-name="T4">
Football superstar Messi leading Argentina will go to Beijing to play with Australia to play a friendly match</text:span>
</text:h>
      <text:p text:style-name="P4">
Publisher: 法新社</text:p>
      <text:p text:style-name="P4">
Published Time: 2023-05-22T-15:32:07+00:00</text:p>
      <text:p text:style-name="P4">
Modified Time: 2023-05-22T07:35:03+00:00</text:p>
      <text:p text:style-name="P4">
Description: (Agence France -Presse, Beijing, 22nd) Argentina, who won the Champions League in the Cada World Cup, is said to be led by football superstar Lionel MESSI to Beijing, play a friendly match with the Australian team, and then transfer to Jakarta, and Indonesia The team kicked another ga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22T-15-32-07-00-00/000000.png" xlink:type="simple" xlink:show="embed" xlink:actuate="onLoad" draw:mime-type="image/png"/>
</draw:frame>
Argentina and Australia's friendly matches will be held at the workers' stadium in Beijing, the capital of China on June 15. This is Argentina's positive confrontation with Australia again after Argentina's 16th battle in the Cada World Cup.</text:p>
      <text:p text:style-name="P4">
Messi scored 1 goal at the time to help Argentina defeat Australia to advance to the top 8 and finally win the World Football Championship.</text:p>
      <text:p text:style-name="P4">
The Argentine Embassy in China posted on Weibo and said: "Messi will lead the Argentine national team to Beijing on June 15 to play a friendly match with the Australian team."</text:p>
      <text:p text:style-name="P4">
In addition, the Argentine team also announced that in the "Asian Journey" this summer, they will play another friendly match with Indonesia in Jakarta on June 19.</text:p>
      <text:p text:style-name="P4">
James Johnson, chairman of the Australian Football Association, said that after many years of changing relations between China and Australia, playing goals in China will help both sides connect.</text:p>
      <text:p text:style-name="P4">
Johnson &amp; Johnson said: "Football is a global movement. Australia was invited to play this game with the Chinese Football Champion Argentina. I hope that this will start more opportunities for cooperation between football and other aspects of football and other aspects."</text:p>
      <text:p text:style-name="P4">
He added: "It has been 15 years since the men's adult national team has played in China in China. We are really happy to return to Beijing and go to Argentina at the just -re -reorganized worker stadium."</text:p>
      <text:p text:style-name="P4">
After the Chinese government lifted the strict COVID-19 (2019 Coronary Virus Disease), the international sports event was about to return to China.</text:p>
      <text:p text:style-name="P4">
News Source: <text:a xlink:type="simple" xlink:href="https://www.rfi.fr/cn/%E8%BF%90%E5%8A%A8%E5%A4%A9%E5%9C%B0/20230522-%E8%B6%B3%E7%90%83%E5%B7%A8%E6%98%9F%E6%A2%85%E8%A5%BF%E9%A2%86%E5%86%9B-%E9%98%BF%E6%A0%B9%E5%BB%B7%E5%B0%86%E8%B5%B4%E5%8C%97%E4%BA%AC%E4%B8%8E%E6%BE%B3%E6%B4%B2%E8%B8%A2%E5%8F%8B%E8%B0%8A%E8%B5%9B" text:style-name="Internet_20_link" text:visited-style-name="Visited_20_Internet_20_Link">
https://www.rfi.fr/cn/%E8%BF%90%E5%8A%A8%E5%A4%A9%E5%9C%B0/20230522-%E8%B6%B3%E7%90%83%E5%B7%A8%E6%98%9F%E6%A2%85%E8%A5%BF%E9%A2%86%E5%86%9B-%E9%98%BF%E6%A0%B9%E5%BB%B7%E5%B0%86%E8%B5%B4%E5%8C%97%E4%BA%AC%E4%B8%8E%E6%BE%B3%E6%B4%B2%E8%B8%A2%E5%8F%8B%E8%B0%8A%E8%B5%9B</text:a>
</text:p>
      <!--NEWS-->
      <text:h text:style-name="P10" text:outline-level="1">
<text:span text:style-name="T4">
Dort Pain slaughtered the only one step of the King of the Bundesliga in Ogsburg</text:span>
</text:h>
      <text:p text:style-name="P4">
Publisher: 法新社</text:p>
      <text:p text:style-name="P4">
Published Time: 2023-05-22T-17:32:07+00:00</text:p>
      <text:p text:style-name="P4">
Modified Time: 2023-05-22T07:35:02+00:00</text:p>
      <text:p text:style-name="P4">
Description: (Agence France -Presse Berlin, 21st) The Bundesliga Football League Dortmund scored two goals twice in the second half of the second half today, defeated Ogsburg 3-0 in the final game, and won only one step away for 10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5-22T-17-32-07-00-00/000000.png" xlink:type="simple" xlink:show="embed" xlink:actuate="onLoad" draw:mime-type="image/png"/>
</draw:frame>
Dort today, plus Bayern Munich yesterday at home 1-3 at home to the customer Army RB Leipzig. After the top of the list, Dort was 2 points more points than Bayern. The two teams only had the last game this season.</text:p>
      <text:p text:style-name="P4">
Dort will face Meins next week. At the same time, Bayern will be guest in Cologne. As long as Bayern does not win, Dort will be able to taste the Bundesliga champion after the 2011-12 season.</text:p>
      <text:p text:style-name="P4">
News Source: <text:a xlink:type="simple" xlink:href="https://www.rfi.fr/cn/%E8%BF%90%E5%8A%A8%E5%A4%A9%E5%9C%B0/20230522-%E5%A4%9A%E7%89%B9%E7%97%9B%E5%AE%B0%E5%A5%A5%E6%A0%BC%E6%96%AF%E5%A0%A1-%E5%BE%B7%E7%94%B2%E5%B0%81%E7%8E%8B%E4%BB%85%E4%B8%80%E6%AD%A5%E4%B9%8B%E9%81%A5" text:style-name="Internet_20_link" text:visited-style-name="Visited_20_Internet_20_Link">
https://www.rfi.fr/cn/%E8%BF%90%E5%8A%A8%E5%A4%A9%E5%9C%B0/20230522-%E5%A4%9A%E7%89%B9%E7%97%9B%E5%AE%B0%E5%A5%A5%E6%A0%BC%E6%96%AF%E5%A0%A1-%E5%BE%B7%E7%94%B2%E5%B0%81%E7%8E%8B%E4%BB%85%E4%B8%80%E6%AD%A5%E4%B9%8B%E9%81%A5</text:a>
</text:p>
      <!--NEWS-->
      <text:h text:style-name="P10" text:outline-level="1">
<text:span text:style-name="T4">
Different trend of European stocks</text:span>
</text:h>
      <text:p text:style-name="P4">
Publisher: 法新社</text:p>
      <text:p text:style-name="P4">
Published Time: 2023-05-22T-20:02:08+00:00</text:p>
      <text:p text:style-name="P4">
Modified Time: 2023-05-22T07:50:02+00:00</text:p>
      <text:p text:style-name="P4">
Description: (Agence France -Presse, London, 22nd) The major European stock markets opened today. The London stock market rose, but Frankfurt and the Paris stock market fel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5-22T-20-02-08-00-00/000000.png" xlink:type="simple" xlink:show="embed" xlink:actuate="onLoad" draw:mime-type="image/png"/>
</draw:frame>
The FTSE 100 index in London, UK, rose 0.2%shortly after the opening to 7773.72 points.</text:p>
      <text:p text:style-name="P4">
In the euro area, the CAC 40 index of Paris, France fell 0.1%to 7482.37 points; the Frankfurt DAX index fell 0.2%to 16247.81 points.</text:p>
      <text:p text:style-name="P4">
News Source: <text:a xlink:type="simple" xlink:href="https://www.rfi.fr/cn/%E8%B4%A2%E7%BB%8F%E5%BF%AB%E8%AE%AF/20230522-%E6%AC%A7%E8%82%A1%E5%BC%80%E7%9B%98%E8%B5%B0%E5%8A%BF%E5%88%86%E6%AD%A7" text:style-name="Internet_20_link" text:visited-style-name="Visited_20_Internet_20_Link">
https://www.rfi.fr/cn/%E8%B4%A2%E7%BB%8F%E5%BF%AB%E8%AE%AF/20230522-%E6%AC%A7%E8%82%A1%E5%BC%80%E7%9B%98%E8%B5%B0%E5%8A%BF%E5%88%86%E6%AD%A7</text:a>
</text:p>
      <!--NEWS-->
      <text:h text:style-name="P10" text:outline-level="1">
<text:span text:style-name="T4">
3-0 in the Eastern District Finals 3-0 Listen to the High Heat Championship Tournament, almost entered the bag</text:span>
</text:h>
      <text:p text:style-name="P4">
Publisher: 法新社</text:p>
      <text:p text:style-name="P4">
Published Time: 2023-05-22T-27:32:07+00:00</text:p>
      <text:p text:style-name="P4">
Modified Time: 2023-05-22T05:20:04+00:00</text:p>
      <text:p text:style-name="P4">
Description: (Agence France -Presse Miami, 21st) NBA In the past, no team had reversed and promulgated in the playoffs 0 to 3. The entry voucher for the championship has almost been determin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5-22T-27-32-07-00-00/000000.png" xlink:type="simple" xlink:show="embed" xlink:actuate="onLoad" draw:mime-type="image/png"/>
</draw:frame>
After winning the victory in the 7th game, the NBA Miami Hot Fire won the two games in the game, leading the Boston Seltik 2-0 in the 7th game and 4 wins and 4 wins and 4 wins and 4 wins. Opportunities for victory and listening.</text:p>
      <text:p text:style-name="P4">
After the start of this game, the two teams exchanged ahead several times. The Heat scored 9 points on the occasion of only 21 to 20 points, reaching two -digit number with 30 to 20, and 30 to 22 ahead of Celtic in the first quarter. Essence</text:p>
      <text:p text:style-name="P4">
In the second quarter, the hot offensive, Bam Adebayo was in a dunk in the basket twice. Leading score. After Robinson soared a bonus three -pointers, the Heat once led Seltik for 22 points, and the difference between 61-46 in the first half opened the score to 15 points.</text:p>
      <text:p text:style-name="P4">
The two teams Basin fought again, and the Heat artillery was still fierce. After MaxStrus fast attack, Martin's layup, and Adebaro and Batler's two free throws, the Heat completed a wave of 28 to 10 The attack was expanded to the most 33 points in this game. The first three quarters finished 30 points with a significant lead of 93 to 63.</text:p>
      <text:p text:style-name="P4">
After the last quarter, Gabe Vincent scored a three -pointer, the Heat scored 3 digits, and there was no suspense in the game. In the end, he won the 26 -point difference.</text:p>
      <text:p text:style-name="P4">
The Heat's three -pointers 35 of 35 shots, the hit rate is as high as 543, which is much higher than that of Seltik's 262 %. The overall shooting rate is 5.68. The key to victory.</text:p>
      <text:p text:style-name="P4">
The Heat won today and won 3 consecutive victories in the Eastern Championship. He is currently listening to the card with 3-0. The two teams will play the fourth game of the series in the Highlights on the 24th. The Heat can win the Eastern Championship at the fastest day and break into the championship.</text:p>
      <text:p text:style-name="P4">
The 6 people scored two digits in this campaign. Vinson included 9 of 9 shots in three -pointers. He hit 11 goals in 14 times and scored a maximum of 29 points in the field. Robinson and Martin from the bench contributed 22 points respectively. , 18 points, Bartler has 16 points, 8 rebounds, and 6 assists.</text:p>
      <text:p text:style-name="P4">
Jayson Tatum of Seltik has 14 points and 10 rebounds with double ten scores, but he only made 1 of 7 shots in three points, and only hit 6 goals in 18 times. ) Six of 17 shots in the game, with the substitutes scored 12 points as the substitutes of Grant Williams and Payton Pritchard.</text:p>
      <text:p text:style-name="P4">
News Source: <text:a xlink:type="simple" xlink:href="https://www.rfi.fr/cn/%E8%BF%90%E5%8A%A8%E5%A4%A9%E5%9C%B0/20230522-%E4%B8%9C%E5%8C%BA%E5%86%B3%E8%B5%9B3%E6%AF%940%E5%90%AC%E7%89%8C-%E7%83%AD%E7%81%AB%E6%80%BB%E5%86%A0%E5%86%9B%E8%B5%9B%E5%85%A5%E5%9C%BA%E5%88%B8%E5%87%A0%E4%B9%8E%E5%85%A5%E8%A2%8B" text:style-name="Internet_20_link" text:visited-style-name="Visited_20_Internet_20_Link">
https://www.rfi.fr/cn/%E8%BF%90%E5%8A%A8%E5%A4%A9%E5%9C%B0/20230522-%E4%B8%9C%E5%8C%BA%E5%86%B3%E8%B5%9B3%E6%AF%940%E5%90%AC%E7%89%8C-%E7%83%AD%E7%81%AB%E6%80%BB%E5%86%A0%E5%86%9B%E8%B5%9B%E5%85%A5%E5%9C%BA%E5%88%B8%E5%87%A0%E4%B9%8E%E5%85%A5%E8%A2%8B</text:a>
</text:p>
      <!--NEWS-->
      <text:h text:style-name="P10" text:outline-level="1">
<text:span text:style-name="T4">
At least 20 people killed at least 20 people in Gaiana Middle School dormitory</text:span>
</text:h>
      <text:p text:style-name="P4">
Publisher: 法新社</text:p>
      <text:p text:style-name="P4">
Published Time: 2023-05-22T0:02:08+00:00</text:p>
      <text:p text:style-name="P4">
Modified Time: 2023-05-22T11:50:01+00:00</text:p>
      <text:p text:style-name="P4">
Description: (AFP George City, Georgetown, Capital, 22nd) A fire in the middle school in central Gaia, South American country yesterday. The Gaianan government said today that at least 20 people have been killed. The president of Gaa said that this was a "major disas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5-22T0-02-08-00-00/000000.png" xlink:type="simple" xlink:show="embed" xlink:actuate="onLoad" draw:mime-type="image/png"/>
</draw:frame>
The GAAN government said in a statement that the number of fire deaths in Mahdia Secondary School climbed to 20 people, and several other people were injured.</text:p>
      <text:p text:style-name="P4">
"This is a major disaster. It is terrible and distressed last night last night." He said that he had ordered the two main hospitals of Georgetown in the capital to arranges. A child who needs to take care can have the opportunity to take care of the best care. "</text:p>
      <text:p text:style-name="P4">
The incident was about 200 kilometers south of Georgetown. As the local area was attacked by heavy rain, the relevant units had sent civil and military aircraft to rescue.</text:p>
      <text:p text:style-name="P4">
Gaiana, a member of the field, demanded investigation to the cause of the fire. She said: "We need to understand how this terrible and fatal accident happened, and take all necessary measures to prevent such tragedy."</text:p>
      <text:p text:style-name="P4">
News Source: <text:a xlink:type="simple" xlink:href="https://www.rfi.fr/cn/%E5%9B%BD%E9%99%85%E6%8A%A5%E9%81%93/20230522-%E7%9B%96%E4%BA%9A%E9%82%A3%E4%B8%AD%E5%AD%A6%E5%AE%BF%E8%88%8D%E5%8F%91%E7%94%9F%E9%87%8D%E5%A4%A7%E7%81%AB%E7%81%BE-%E8%87%B3%E5%B0%9120%E4%BA%BA%E7%BD%B9%E9%9A%BE" text:style-name="Internet_20_link" text:visited-style-name="Visited_20_Internet_20_Link">
https://www.rfi.fr/cn/%E5%9B%BD%E9%99%85%E6%8A%A5%E9%81%93/20230522-%E7%9B%96%E4%BA%9A%E9%82%A3%E4%B8%AD%E5%AD%A6%E5%AE%BF%E8%88%8D%E5%8F%91%E7%94%9F%E9%87%8D%E5%A4%A7%E7%81%AB%E7%81%BE-%E8%87%B3%E5%B0%9120%E4%BA%BA%E7%BD%B9%E9%9A%BE</text:a>
</text:p>
      <!--NEWS-->
      <text:h text:style-name="P10" text:outline-level="1">
<text:span text:style-name="T4">
Germany and South Korea will sign a military secret agreement</text:span>
</text:h>
      <text:p text:style-name="P4">
Author: None (Language: zh)</text:p>
      <text:p text:style-name="P4">
Publisher: None</text:p>
      <text:p text:style-name="P4">
Time: 2023-05-22T00:16:00Z</text:p>
      <text:p text:style-name="P4">
Description: German Chancellor Savz visited Korea after the G7 summit was over. South Korean President Yin Xiyue announced in his visit that he would sign an agreement with Germany to strengthen national defense cooperation; Germany urged South Korea to invest in the German chip industry and warn North Korea to stop the ballistic missile test to maintain the peace and security of the region.</text:p>
      <text:p text:style-name="P4">
Videos: []</text:p>
      <text:p text:style-name="P4">
Images: ["<text:a xlink:type="simple" xlink:href="https://static.dw.com/image/65691203_303.jpg" text:style-name="Internet_20_link" text:visited-style-name="Visited_20_Internet_20_Link">
65691203_303.jpg</text:a>
", "<text:a xlink:type="simple" xlink:href="https://static.dw.com/image/60605713_303.jpg" text:style-name="Internet_20_link" text:visited-style-name="Visited_20_Internet_20_Link">
60605713_303.jpg</text:a>
", "<text:a xlink:type="simple" xlink:href="https://static.dw.com/image/60443446_303.jpg" text:style-name="Internet_20_link" text:visited-style-name="Visited_20_Internet_20_Link">
60443446_303.jpg</text:a>
", "<text:a xlink:type="simple" xlink:href="https://static.dw.com/image/60394198_303.jpg" text:style-name="Internet_20_link" text:visited-style-name="Visited_20_Internet_20_Link">
60394198_303.jpg</text:a>
", "<text:a xlink:type="simple" xlink:href="https://static.dw.com/image/60344707_303.jpg" text:style-name="Internet_20_link" text:visited-style-name="Visited_20_Internet_20_Link">
60344707_303.jpg</text:a>
", "<text:a xlink:type="simple" xlink:href="https://static.dw.com/image/59554150_303.jpg" text:style-name="Internet_20_link" text:visited-style-name="Visited_20_Internet_20_Link">
59554150_303.jpg</text:a>
", "<text:a xlink:type="simple" xlink:href="https://static.dw.com/image/59333259_303.jpg" text:style-name="Internet_20_link" text:visited-style-name="Visited_20_Internet_20_Link">
59333259_303.jpg</text:a>
", "<text:a xlink:type="simple" xlink:href="https://static.dw.com/image/59161870_303.jpg" text:style-name="Internet_20_link" text:visited-style-name="Visited_20_Internet_20_Link">
59161870_303.jpg</text:a>
", "<text:a xlink:type="simple" xlink:href="https://static.dw.com/image/57012858_303.jpg" text:style-name="Internet_20_link" text:visited-style-name="Visited_20_Internet_20_Link">
57012858_303.jpg</text:a>
", "<text:a xlink:type="simple" xlink:href="https://static.dw.com/image/57877287_303.jpg" text:style-name="Internet_20_link" text:visited-style-name="Visited_20_Internet_20_Link">
57877287_303.jpg</text:a>
", "<text:a xlink:type="simple" xlink:href="https://static.dw.com/image/65690279_401.jpg" text:style-name="Internet_20_link" text:visited-style-name="Visited_20_Internet_20_Link">
65690279_401.jpg</text:a>
"]</text:p>
      <text:p text:style-name="P4">
Subject: 时政风云</text:p>
      <text:p text:style-name="P4">
Subjects: ['德中关系', '韩国', '欧债危机', '欧盟', '乌克兰', '岛屿主权争端', '专题报道：全景观看“习马会”', '德国', '中国', '留学德国']</text:p>
      <text:p text:style-name="P4">
Keywords: ['德国', '总理', '肖尔茨', '韩国', 'G7峰会', '朝鲜', '朝鲜半岛', '弹道导弹试验', '非军事区', '恩斯特', '尹锡悦', '经济关系', '中国依赖', '乌克兰', '中国']</text:p>
      <text:p text:style-name="P4">
Id: 65690800</text:p>
      <!--METADATA-->
      <text:p text:style-name="P4">
<text:a xlink:type="simple" xlink:href="https://www.dw.com/zh/overlay/image/article/65690800/65691203" text:style-name="Internet_20_link" text:visited-style-name="Visited_20_Internet_20_Link">
 <draw:frame draw:style-name="fr1" draw:name="Image47" text:anchor-type="as-char" svg:width="6.9236in" svg:height="3.896998in" draw:z-index="0">
<draw:image xlink:href="../Images/dwzh/2023-05-22T00-16-00Z/65691203_303.jpg" xlink:type="simple" xlink:show="embed" xlink:actuate="onLoad" draw:mime-type="image/jpeg"/>
</draw:frame>
</text:a>
On May 21st, German Chancellor Savz (left) met with South Korean President Yin Xiyue (right) in Seoul</text:p>
      <text:p text:style-name="P4">
(Voice of Germany), German Chancellor Olafscholz, visited Seoul on Sunday (May 21) to meet with South Korean President Yin Xiyue to warn North Korea's nuclear test and ballistic missile test. At the opening meeting, Yin Xiyue announced that South Korea was preparing to sign a military secret agreement with Germany to promote national defense cooperation.</text:p>
      <text:p text:style-name="P4">
Yin Xiyue said that the agreement aims to protect military secrets and assist "the national defense industry supply chain can operate smoothly." He said: "I hope that South Korea and Germany will further expand mutual benefit and future cooperation, and strengthen unity, co -construction, peace and prosperity between Eurasia."</text:p>
      <text:p text:style-name="P4">
Reuters reported that South Korea has reached a similar military information sharing agreement with Canada in the near future. Driven by the Russian and Ukraine War and other global tensions, South Korea has shot to expand its national defense industry, but so far in South Korea's refusal to provide Kiev to provide any fatal weapons. Provide humanitarian assistance.</text:p>
      <text:p text:style-name="P4">
German Prime Minister Shulz ended on the 21st <text:a xlink:type="simple" xlink:href="https://www.dw.com/zh/zh/分析g7對中更強硬-調停戰爭不單靠北京/a-65689524" text:style-name="Internet_20_link" text:visited-style-name="Visited_20_Internet_20_Link">
</text:a>
Later, go to South Korea for a brief visit. Schildez and his wife Brittaernstst first came to the non -military zone (DMZ) on the Korean Peninsula, and called on North Korea to stop the ballistic missile test. Since the Korean War has ended 70 years since the STDs have ended, the Korean Peninsula has been split into the north controlled by the Communist regime and the southern part of the democratic regime.</text:p>
      <text:p text:style-name="P4">
The German Prime Minister and his wife visited the blue barracks of the non -military region border. It was a place to reach a suspension agreement in July 1953 after the three -year war. On both sides of Line 38, more than one million soldiers confronted, because North Korea and South Korea are still in a state of war according to international law. The peace treaty has not been signed so far.</text:p>
      <text:p text:style-name="P4">
The United States resident in South Korea reached 28,500. Nearly 52 million people in South Korea live in metropolitan areas around Seoul near the border. Shawrtz then met with South Korean President Yin Xiyue in the capital. This is the first time that German leaders have conducted bilateral visits to South Korea in 30 years.</text:p>
      <text:p text:style-name="P4">
*<draw:frame draw:style-name="fr1" draw:name="Image48" text:anchor-type="as-char" svg:width="6.9236in" svg:height="3.896998in" draw:z-index="0">
<draw:image xlink:href="../Images/dwzh/2023-05-22T00-16-00Z/60605713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Mars 12 Mid -range ballistic missile</text:span>
</text:h>
      <text:p text:style-name="P4">
The photos released by the Korean official media on January 31st showed that they fired the Mars 12 medium -range ballistic missile (IRBMS) on Sunday (January 30). The power of this missile is enough to hit the US territory Guam. This is also the seventh weapon test that North Korea has been conducted so far this month. South Korea and Japan have condemned the launch of North Korea.</text:p>
      <text:p text:style-name="P4">
*<draw:frame draw:style-name="fr1" draw:name="Image49" text:anchor-type="as-char" svg:width="6.9236in" svg:height="3.896998in" draw:z-index="0">
<draw:image xlink:href="../Images/dwzh/2023-05-22T00-16-00Z/60443446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KN-24 Type short-range ballistic missile</text:span>
</text:h>
      <text:p text:style-name="P4">
On January 17, North Korea launched two short-range ballistic missiles (SRBM) suspected to be KN-24 from a airport in Pyongyang, the capital. According to Korean official media reports, the two missiles "accurately hit an island target on the east coast of the country." Analysts said that the last test of these missiles was in March 2020, and it seems to have entered the deployment of large -scale production and military units. The KN-24 missile is similar to the American MGM-140 Army Tactical Missile System (ATACMS), and can avoid the missile defense system with a more flat ballistic flight than a traditional ballistic missile.</text:p>
      <text:p text:style-name="P4">
*<draw:frame draw:style-name="fr1" draw:name="Image50" text:anchor-type="as-char" svg:width="6.9236in" svg:height="3.896998in" draw:z-index="0">
<draw:image xlink:href="../Images/dwzh/2023-05-22T00-16-00Z/60394198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The second time this month conducted a hypersonic missile test</text:span>
</text:h>
      <text:p text:style-name="P4">
The Korean official media posted photos of the Chinese Society that the North Korean Institute of Defense Research conducted a new type of hypersonic missile at an unveiled place on January 11, 2022. It is rumored that North Korea's top leader Kim Jong -un also attended the test shooting. The height of the hypersonic weapon is usually lower than that of ballistic missiles. Experts said that the main features of hypersonic weapons are not speed, but their mobility, which can help them avoid the missile defense system. This is the second time North Korea tested this missile this month.</text:p>
      <text:p text:style-name="P4">
*<draw:frame draw:style-name="fr1" draw:name="Image51" text:anchor-type="as-char" svg:width="6.9236in" svg:height="3.896998in" draw:z-index="0">
<draw:image xlink:href="../Images/dwzh/2023-05-22T00-16-00Z/60344707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2022 The first test hypersonic missile</text:span>
</text:h>
      <text:p text:style-name="P4">
On January 5, 2022, the South Korean military said that North Korea launched an object that was suspected of being ballistic missiles from Cijiang Road in the north to the East China Sea. North Korean official media subsequently released a report that North Korea conducted a newly developed hypersonic missile test. For the first time in September 2021, North Korea tested this kind of missile. The "Central Society" pointed out that the launch again confirmed the flight control and stability of the missile during the active flight stage. Experts have warned that if North Korea fully develops this technology, it will pose a serious threat to neighboring countries.</text:p>
      <text:p text:style-name="P4">
*<draw:frame draw:style-name="fr1" draw:name="Image52" text:anchor-type="as-char" svg:width="6.9236in" svg:height="3.896998in" draw:z-index="0">
<draw:image xlink:href="../Images/dwzh/2023-05-22T00-16-00Z/59554150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Stealing ballistic missile</text:span>
</text:h>
      <text:p text:style-name="P4">
A group photo released by the North Korean official media on October 20, 2021 showed that North Korea launched a new type of submarine ballistic missile (SLBM) from the submarine on the waters one day (October 19). On October 19th, the South Korean military stated that North Korea launched an object that was suspected of being a latent ballistic missile from the waters in the east of the east coast city of New Pu.</text:p>
      <text:p text:style-name="P4">
*<draw:frame draw:style-name="fr1" draw:name="Image53" text:anchor-type="as-char" svg:width="6.9236in" svg:height="3.896998in" draw:z-index="0">
<draw:image xlink:href="../Images/dwzh/2023-05-22T00-16-00Z/59333259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Launching missiles from the train</text:span>
</text:h>
      <text:p text:style-name="P4">
This picture provided by the North Korean Society shows that the North Korean railway motorized missile army launched a missile in the exercise. Experts said that this was KN-23 ballistic missile.</text:p>
      <text:p text:style-name="P4">
*<draw:frame draw:style-name="fr1" draw:name="Image54" text:anchor-type="as-char" svg:width="6.9236in" svg:height="3.896998in" draw:z-index="0">
<draw:image xlink:href="../Images/dwzh/2023-05-22T00-16-00Z/59161870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New remote cruise missile</text:span>
</text:h>
      <text:p text:style-name="P4">
According to the group's composition released by the North Korean official media on September 13, 2021, a long -range cruise missile was launched in the air. Pyongyang fired a new long -range cruise missile on September 11 and 12. According to the North Korean Society, these missiles were "flying on an oval and 8 -shaped flight orbit along the oval and 8 -shaped orbit on the North Korean territory" and "hit the target of 1500 kilometers away."#</text:p>
      <text:h text:style-name="P13" text:outline-level="4">
<text:span text:style-name="T4">
The missiles launched by North Korea in recent years</text:span>
</text:h>
      <text:h text:style-name="P12" text:outline-level="3">
<text:span text:style-name="T4">
new tactical guidance cannonball</text:span>
</text:h>
      <text:p text:style-name="P4">
This photo released by Pyongyang shows the newly developed new tactical guidance shells. The "Central China Society" claims that the shells were launched on March 25, 2021.</text:p>
      <text:p text:style-name="P4">
*<draw:frame draw:style-name="fr1" draw:name="Image55" text:anchor-type="as-char" svg:width="6.9236in" svg:height="3.896998in" draw:z-index="0">
<draw:image xlink:href="../Images/dwzh/2023-05-22T00-16-00Z/57877287_303.jpg" xlink:type="simple" xlink:show="embed" xlink:actuate="onLoad" draw:mime-type="image/jpeg"/>
</draw:frame>
#</text:p>
      <text:h text:style-name="P13" text:outline-level="4">
<text:span text:style-name="T4">
The missiles launched by North Korea in recent years</text:span>
</text:h>
      <text:h text:style-name="P12" text:outline-level="3">
<text:span text:style-name="T4">
Arctic Star 2 medium -range ballistic missile</text:span>
</text:h>
      <text:p text:style-name="P4">
North Korean TV provided a video screenshot on May 22, 2017. It is said that the weapon is the medium -range ballistic missile North Star 2. This medium -range missile is considered to be equipped with a nuclear warhead.</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he focus of access</text:span>
</text:h>
      <text:p text:style-name="P4">
The key focus of this visit is economic relations. The two leaders also discussed how to deepen the semiconductor industry cooperation. Shulz is seeking to reduce the dependence of the German economy to China and expand its relationship with other Asian countries. South Korea is the fourth largest economy in Asia after China, Japan and India. Schilde's wife Ernst accompanied him to participate in the G7 summit in Japan.</text:p>
      <text:p text:style-name="P4">
After participating in the Seventh Kingdom Group (G7) summit held in Hiroshima, Japan, visiting South Korea ’s Salz called North Korea’ s missile test was a sign of the “still dangerous situation” of the Korean Peninsula.</text:p>
      <text:p text:style-name="P4">
"This pose a threat to peace and security in this area," he said in a speech at the Korean military base. He also mentioned that although Germany has achieved unification as a country that was once divided, splitting still exists on the Korean Peninsula.</text:p>
      <text:p text:style-name="P4">
Shawrtz and Yin Xiyue left Japan on Sunday after attending the G7 summit. As an observer, South Korea was invited to participate in the G7 summit.</text:p>
      <text:p text:style-name="P4">
At the G7 summit, <text:a xlink:type="simple" xlink:href="https://www.dw.com/zh/zh/美加強軍援烏克蘭-g7力挺澤連斯基/a-65689534" text:style-name="Internet_20_link" text:visited-style-name="Visited_20_Internet_20_Link">
</text:a>
And overview they faced China's strategy together and seek risks in reducing economic participation, but they are not decoupled from this country that are regarded as the world's factories.</text:p>
      <text:p text:style-name="P4">
<draw:frame draw:style-name="fr1" draw:name="Image56" text:anchor-type="as-char" svg:width="6.9236in" svg:height="3.896998in" draw:z-index="0">
<draw:image xlink:href="../Images/dwzh/2023-05-22T00-16-00Z/65690279_401.jpg" xlink:type="simple" xlink:show="embed" xlink:actuate="onLoad" draw:mime-type="image/jpeg"/>
</draw:frame>
German Prime Minister and his wife visited the Blue Camp at the Non -Military Region Border</text:p>
      <text:p text:style-name="P4">
_ (German News Agency, Reuters) _</text:p>
      <text:p text:style-name="P4">
News Source: <text:a xlink:type="simple" xlink:href="https://www.dw.com/zh/德国与韩国将签署军事机密协议/a-65690800" text:style-name="Internet_20_link" text:visited-style-name="Visited_20_Internet_20_Link">
https://www.dw.com/zh/德国与韩国将签署军事机密协议/a-65690800?maca=chi-rss-chi-all-1127-rdf</text:a>
</text:p>
      <!--NEWS-->
      <text:h text:style-name="P10" text:outline-level="1">
<text:span text:style-name="T4">
Biden: G7 Consensus Ruozhong will respond to table noodles operations</text:span>
</text:h>
      <text:p text:style-name="P4">
Author: None</text:p>
      <text:p text:style-name="P4">
Publisher: Radio Free Asia (Organization)</text:p>
      <text:p text:style-name="P4">
Published Time: 2023-05-22T00:40:00-04:00</text:p>
      <text:p text:style-name="P4">
Modified Time: 2023-05-22T04:02: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4.612011in" draw:z-index="0">
<draw:image xlink:href="../Images/rfamandarin/2023-05-22T00-40-00-04-00/000000.png" xlink:type="simple" xlink:show="embed" xlink:actuate="onLoad" draw:mime-type="image/png"/>
</draw:frame>
U.S. President Biden held a press conference after the G7 meeting in Hiroshima. <text:a xlink:type="simple" xlink:href="https://www.rfa.org/mandarin/Xinwen/st1-05222023003556.html/@@images/image" text:style-name="Internet_20_link" text:visited-style-name="Visited_20_Internet_20_Link">
</text:a>
Reuters</text:p>
      <text:p text:style-name="P4">
The US President Biden said today after the Seven CPIC Group (G7) Summit that most allies have a clear consensus on the Taiwan Strait's tight issues, that is, if Chinese films have taken action in Taiwan, they will respond.</text:p>
      <text:p text:style-name="P4">
Reuters reported that Bayeng said at the press conference after attending the G7 summit in Hiroshima, Japan: "We will not tell China what they can do. We also show that we don't expect Taiwan to declare independence. But at the same time, we will give up at the same time, we will give up Taiwan can self -defense. Most allies have clearly recognized it. If China takes action unilaterally, it will respond. "</text:p>
      <text:p text:style-name="P4">
"We are united in the attitude towards China. The joint statement issued yesterday outlines the common principles of our G7 to deal with China. We have no intention of decuming with China. We look forward to the risk and diversification of the relationship with China. This means that the steps are taken to diversify the supply chain, so as not to rely on any single country in the necessary products. "</text:p>
      <text:p text:style-name="P4">
Some reporters asked why the hotline proposed in the middle of the United States failed to operate. Bayon said, "We should have a smooth hotline. During the Bali conference, Chairman Xi and I agreed to do this." He said, but the balloon detected with spy was shot down, "the dialogue between the two sides was dialogue. Everything has changed. I think you will see this soon start to thaw. "</text:p>
      <text:p text:style-name="P4">
He also said that the G7 countries are now more united and will "jointly fight against economic coercion, and countermeasures will damage our labor."</text:p>
      <text:p text:style-name="P4">
Editor Xu Shuting</text:p>
      <text:p text:style-name="P4">
News Source: <text:a xlink:type="simple" xlink:href="https://www.rfa.org/mandarin/Xinwen/st1-05222023003556.html" text:style-name="Internet_20_link" text:visited-style-name="Visited_20_Internet_20_Link">
https://www.rfa.org/mandarin/Xinwen/st1-05222023003556.html</text:a>
</text:p>
      <!--NEWS-->
      <text:h text:style-name="P10" text:outline-level="1">
<text:span text:style-name="T4">
U.S. -China relations in the trough of the valley? Biden: "Thaw" soon</text:span>
</text:h>
      <text:p text:style-name="P4">
Author: None (Language: zh)</text:p>
      <text:p text:style-name="P4">
Publisher: None</text:p>
      <text:p text:style-name="P4">
Time: 2023-05-22T01:51:00Z</text:p>
      <text:p text:style-name="P4">
Description: The press conference after the US President Biden on the 21st after the Seventh National Group (G7) summit stated that his relationship with China would soon "thaw." Speaking of Taiwan, he said that all allies have consensus. If Chinese films are facing Taiwan, they will respond. Is the US -China relations that fall into the historical trough, is it expected to meet in spring? Beijing said on the 22nd, "The United States said to communicate and suppress China while suppressing and curbing China?"</text:p>
      <text:p text:style-name="P4">
Videos: []</text:p>
      <text:p text:style-name="P4">
Images: ["<text:a xlink:type="simple" xlink:href="https://static.dw.com/image/63754483_303.jpg" text:style-name="Internet_20_link" text:visited-style-name="Visited_20_Internet_20_Link">
63754483_303.jpg</text:a>
", "<text:a xlink:type="simple" xlink:href="https://static.dw.com/image/65259432_404.jpg" text:style-name="Internet_20_link" text:visited-style-name="Visited_20_Internet_20_Link">
65259432_404.jpg</text:a>
", "<text:a xlink:type="simple" xlink:href="https://static.dw.com/image/65690132_401.jpg" text:style-name="Internet_20_link" text:visited-style-name="Visited_20_Internet_20_Link">
65690132_401.jpg</text:a>
"]</text:p>
      <text:p text:style-name="P4">
Subject: 时政风云</text:p>
      <text:p text:style-name="P4">
Subjects: ['德中关系', '奥巴马', '薄熙来', '专题报道：习近平访美', '中国共产党', '岛屿主权争端', '马英九', '专题报道：全景观看“习马会”', '中国反腐风暴', '20国集团']</text:p>
      <text:p text:style-name="P4">
Keywords: ['美国', '拜登', '中国', '习近平', '七国峰会', '美中关系', '台湾']</text:p>
      <text:p text:style-name="P4">
Id: 65693328</text:p>
      <!--METADATA-->
      <text:p text:style-name="P4">
<text:a xlink:type="simple" xlink:href="https://www.dw.com/zh/overlay/image/article/65693328/63754483" text:style-name="Internet_20_link" text:visited-style-name="Visited_20_Internet_20_Link">
 <draw:frame draw:style-name="fr1" draw:name="Image58" text:anchor-type="as-char" svg:width="6.9236in" svg:height="3.896998in" draw:z-index="0">
<draw:image xlink:href="../Images/dwzh/2023-05-22T01-51-00Z/63754483_303.jpg" xlink:type="simple" xlink:show="embed" xlink:actuate="onLoad" draw:mime-type="image/jpeg"/>
</draw:frame>
</text:a>
When Biden and Xi Jinping talked again when they talked again, attracting much attention (information photos).</text:p>
      <text:p text:style-name="P4">
(Voice of Germany in Chinese) The Seventh -way Group (G7) summit in Hiroshima, Japan ended, and US President Bynden attended a press conference after the summit on Sunday (May 21). He said, <text:a xlink:type="simple" xlink:href="https://www.dw.com/zh/zh/中美關係解凍沙利文與王毅坦率長談8小時/a-65597495" text:style-name="Internet_20_link" text:visited-style-name="Visited_20_Internet_20_Link">
</text:a>
Since the beginning of the year <text:a xlink:type="simple" xlink:href="https://www.dw.com/zh/zh/美媒卫星图片显示中国军方飞艇项目/a-65490380" text:style-name="Internet_20_link" text:visited-style-name="Visited_20_Internet_20_Link">
</text:a>
After worsening, it should be thaw soon.</text:p>
      <text:p text:style-name="P4">
"There should be a smooth hotline between us." Biden said that at the Summit of the 20th Indonesian Group (G20) Summit in November last year, he negotiated with Chinese President Xi Jinping and reached a consensus. After "the stupid balloon that is equivalent to two trucks flying into the United States", the United States shot down the balloon and "everything changed."</text:p>
      <text:p text:style-name="P4">
In February this year, the so -called "Chinese spy balloon" in the United States caused diplomacy in the United States and China. U.S. Secretary of State Brills was originally determined to visit China, so the itinerary was temporarily canceled, and the subsequent arrangements have not been finalized.</text:p>
      <text:p text:style-name="P4">
"As far as they are concerned, I think you will see that this situation will soon start to thaw." Biden said to reporters, suggesting that Washington may soon talk to Beijing again. However, Biden did not provide further details.</text:p>
      <text:p text:style-name="P4">
According to Germany, it is reported that Brins are trying to re -arrange visit to China, but Beijing has not tried to make any contact with him.</text:p>
      <text:h text:style-name="P12" text:outline-level="3">
<text:span text:style-name="T4">
The United States found a suspected scouting balloon from China</text:span>
</text:h>
      <text:h text:style-name="P12" text:outline-level="3">
<text:span text:style-name="T4">
Don’t seek decoupling with China</text:span>
</text:h>
      <text:p text:style-name="P4">
Speaking of economic relations with China, Biden reiterated at the press conference that the G7 did not intend to decide with China, but sought to reduce risks and diverse relations with China. He said: "The supply chain should be diversified to avoid dependence on the one -country country."</text:p>
      <text:p text:style-name="P4">
The joint communiqué issued during the G7 summit and a document against "economic coercion", sword refers to China, but the G7 leaders also emphasized that they need to cooperate with China in terms of global issues and do not seek decoupling with China, but to go risky.</text:p>
      <text:p text:style-name="P4">
As for the United States, the previous risk of being worried about the use of military use, restricting advanced chip exporting to China, irritating Beijing, Biden also explained that China is committed to building an army. The United States hopes to protect important security technologies. "Do not prepare to trade certain projects with China," because Beijing is using them to make nuclear weapons and other large -scale killing weapons.</text:p>
      <text:p text:style-name="P4">
"We have now received the promise of all allies, and they will not do this and provide that material." Biden said, "But this is not a hostile behavior. This behavior is to say-" We will ensure that we do our best to work hard. Maintain the status"."</text:p>
      <text:h text:style-name="P12" text:outline-level="3">
<text:span text:style-name="T4">
Without Taiwan's semiconductor production, what should I do in the world?</text:span>
</text:h>
      <text:h text:style-name="P12" text:outline-level="3">
<text:span text:style-name="T4">
: Let Taiwan be able to defend itself</text:span>
</text:h>
      <text:p text:style-name="P4">
In response to the situation of the Taiwan Strait, Biden reiterated at the press conference that the United States will continue to pursue the "one China" policy, but neither China and Taiwan can do one -sided act. Declare independence.</text:p>
      <text:p text:style-name="P4">
Biden warned China that the current situation of the Taiwan Strait should not be changed unilaterally and took action against Taiwan. He pointed out that the United States will continue to help Taiwan's self -defense and emphasize that the war between China and the United States, and even between Japan and South Korea is not "inevitable."</text:p>
      <text:p text:style-name="P4">
He said: "Most of our allies clearly realized that in fact, if China takes one -sided unilateral action, we will respond." Biden did not describe what measures the United States would take with allies.</text:p>
      <text:p text:style-name="P4">
<draw:frame draw:style-name="fr1" draw:name="Image59" text:anchor-type="as-char" svg:width="6.9236in" svg:height="3.889434in" draw:z-index="0">
<draw:image xlink:href="../Images/dwzh/2023-05-22T01-51-00Z/65259432_404.jpg" xlink:type="simple" xlink:show="embed" xlink:actuate="onLoad" draw:mime-type="image/jpeg"/>
</draw:frame>
Chinese Foreign Ministry spokesman Mao Ning said: The United States should immediately revoke sanctions and take practical actions to clear the obstacles for dialogue communication</text:p>
      <text:h text:style-name="P12" text:outline-level="3">
<text:span text:style-name="T4">
Beijing: The United States should "go for each other" with the Chinese side</text:span>
</text:h>
      <text:p text:style-name="P4">
At the regular press conference of the Chinese Ministry of Foreign Affairs on May 22, Beijing responded to Bayeon's "expected Sino -US relations will thaw." Chinese Foreign Ministry spokesman Mao Ning said: "It maintains necessary communication between China and the United States, but if the United States says it to communicate, it will suppress and curb China and impose sanctions on Chinese official institutions and enterprises. Where is there? "</text:p>
      <text:p text:style-name="P4">
When asked if the head of China and the United States was a recent communication plan, Mao Ning responded, "I have no news that I can provide."</text:p>
      <text:p text:style-name="P4">
The Chinese Foreign Ministry spokesman also said that China has always resolutely opposed illegal unilateral sanctions and has stated to the United States a solemn position. "The United States should immediately revoke sanctions, take practical actions, clear obstacles, create an atmosphere, and create favorable conditions for dialogue communication." She also urged the United States The interests of the development of the development are moving with the Chinese side, and promoting Sino -US relations with actual actions to return to the right track. "</text:p>
      <text:h text:style-name="P12" text:outline-level="3">
<text:span text:style-name="T4">
</text:span>
</text:h>
      <text:p text:style-name="P4">
Before the President of the United States published a comment, Beijing had made a fierce response to the G7 summit, accusing them of "discrediting China" in these countries in Hiroshima, Japan, and trying to "interfere with China's internal affairs."</text:p>
      <text:p text:style-name="P4">
According to a statement issued by the Chinese Ministry of Foreign Affairs late at night, the deputy minister of the Ministry of Foreign Affairs, Sun Weidong, summoned the Japanese ambassador to China on the same day, and asked the G7 summit to "strictly negotiate the issue of hype in China."</text:p>
      <text:p text:style-name="P4">
<draw:frame draw:style-name="fr1" draw:name="Image60" text:anchor-type="as-char" svg:width="6.9236in" svg:height="3.896998in" draw:z-index="0">
<draw:image xlink:href="../Images/dwzh/2023-05-22T01-51-00Z/65690132_401.jpg" xlink:type="simple" xlink:show="embed" xlink:actuate="onLoad" draw:mime-type="image/jpeg"/>
</draw:frame>
China has strong dissatisfaction with G7.</text:p>
      <text:p text:style-name="P4">
Sun Weidong particularly criticized Japan as the chairman of the G7 round -value chairman. During the summit, with <text:a xlink:type="simple" xlink:href="https://www.dw.com/zh/zh/g7联合公报政策方针不是为了伤害中国/a-65684805" text:style-name="Internet_20_link" text:visited-style-name="Visited_20_Internet_20_Link">
</text:a>
Among them, "the relevant country has discredited China to attack China and interfered in China's internal affairs roughly."</text:p>
      <text:p text:style-name="P4">
Sun Weidong emphasized that Taiwan's issue is the core of China's core interests. "It is an irreplaceable red line for the political foundation of China -Japan relations." Say three, four, deliberate interference. "</text:p>
      <text:p text:style-name="P4">
He also said that "the current situation of the East China Sea and the South China Sea is generally stable", "changing the status quo with strength" as "malicious speculation violates the facts", and refers to the dirty water of "economic coercion" and "debt trap". . The United States is the initiator and the greatest risk of destroying the rules of international order and disrupting the world economic operation. "</text:p>
      <text:p text:style-name="P4">
Japan is currently the host of the G7 summit this year, including the United States, Germany, France, Italy, the United Kingdom, and Canada. Earlier, a spokesman for the Chinese Ministry of Foreign Affairs has targeted <text:a xlink:type="simple" xlink:href="https://www.dw.com/zh/zh/分析g7對中更強硬-調停戰爭不單靠北京/a-65689524" text:style-name="Internet_20_link" text:visited-style-name="Visited_20_Internet_20_Link">
</text:a>
Make back, accusing G7 "ignore China's serious concerns", and promote the policy of "hindering international peace, destruction of regional stability and suppressing the development of other countries."</text:p>
      <text:p text:style-name="P4">
(Agence France -Presse, Reuters, German Press, etc.)</text:p>
      <text:p text:style-name="P4">
News Source: <text:a xlink:type="simple" xlink:href="https://www.dw.com/zh/美中關係低谷逢春？拜登：很快「解凍」/a-65693328" text:style-name="Internet_20_link" text:visited-style-name="Visited_20_Internet_20_Link">
https://www.dw.com/zh/美中關係低谷逢春？拜登：很快「解凍」/a-65693328?maca=chi-rss-chi-all-1127-rdf</text:a>
</text:p>
      <!--NEWS-->
      <text:h text:style-name="P10" text:outline-level="1">
<text:span text:style-name="T4">
China announced that the analysis of the ban on the purchase of Meiguang refers to the limited impact</text:span>
</text:h>
      <text:p text:style-name="P4">
Author: None (Language: zh)</text:p>
      <text:p text:style-name="P4">
Publisher: None</text:p>
      <text:p text:style-name="P4">
Time: 2023-05-22T01:59:00Z</text:p>
      <text:p text:style-name="P4">
Description: The Chinese government requested that operators of "key information infrastructure" on Sunday should stop purchasing products from US semiconductor companies, and determine that they threaten national security. The industry scope of this move is still unclear, but why do analysts believe that the impact on Micron is limited?</text:p>
      <text:p text:style-name="P4">
Videos: []</text:p>
      <text:p text:style-name="P4">
Images: ["<text:a xlink:type="simple" xlink:href="https://static.dw.com/image/65224835_303.jpeg" text:style-name="Internet_20_link" text:visited-style-name="Visited_20_Internet_20_Link">
65224835_303....</text:a>
", "<text:a xlink:type="simple" xlink:href="https://static.dw.com/image/56683753_401.jpg" text:style-name="Internet_20_link" text:visited-style-name="Visited_20_Internet_20_Link">
56683753_401.jpg</text:a>
", "<text:a xlink:type="simple" xlink:href="https://static.dw.com/image/65688748_401.jpg" text:style-name="Internet_20_link" text:visited-style-name="Visited_20_Internet_20_Link">
65688748_401.jpg</text:a>
"]</text:p>
      <text:p text:style-name="P4">
Subject: 经济纵横</text:p>
      <text:p text:style-name="P4">
Subjects: ['奥巴马', '美国']</text:p>
      <text:p text:style-name="P4">
Keywords: ['晶片', '半导体', '美光', '美国', '出口管制', '网路', '审查']</text:p>
      <text:p text:style-name="P4">
Id: 65693360</text:p>
      <!--METADATA-->
      <text:p text:style-name="P4">
<text:a xlink:type="simple" xlink:href="https://www.dw.com/zh/overlay/image/article/65693360/65224835" text:style-name="Internet_20_link" text:visited-style-name="Visited_20_Internet_20_Link">
 <draw:frame draw:style-name="fr1" draw:name="Image61" text:anchor-type="as-char" svg:width="6.9236in" svg:height="3.896998in" draw:z-index="0">
<draw:image xlink:href="../Images/dwzh/2023-05-22T01-59-00Z/65224835_303.jpeg" xlink:type="simple" xlink:show="embed" xlink:actuate="onLoad" draw:mime-type="image/jpeg"/>
</draw:frame>
</text:a>
During the G7 Leadership Summit, China announced that Micron's online security review failed. Experts believe that the opportunity is not a coincidence at this time. The picture shows Meiguo's Edaheobiti Factory. (Data photo)</text:p>
      <text:p text:style-name="P4">
(Voice of Germany Chinese) China Internet Information Office (referred to as the Internet Information Office) released on Sunday (May 21) that the product of the US Semiconductor Corporation, Micron, "has more serious network security issues", which is for China. The supply chain of key information infrastructure constitutes a major risk and affects national security. Therefore, the online security review fails, <text:a xlink:type="simple" xlink:href="https://www.dw.com/zh/zh/北京恐禁美光芯片-媒體美籲韓勿填補缺口/a-65414199" text:style-name="Internet_20_link" text:visited-style-name="Visited_20_Internet_20_Link">
</text:a>
Essence</text:p>
      <text:p text:style-name="P4">
According to the China Network Information Office, reviewing Micron is a "necessary measure to maintain national security" and said that foreign companies "as long as they comply with the requirements of Chinese laws and regulations", they are welcome to enter the Chinese market.</text:p>
      <text:h text:style-name="P12" text:outline-level="3">
<text:span text:style-name="T4">
New measure may affect limited</text:span>
</text:h>
      <text:p text:style-name="P4">
The office did not announce the specific national security risks it found, nor did it be mentioned that the optical products will be affected. Micron said that the review results have been received, and the next step is being evaluated and considering the next step. When asked if he would raise any objections to this, the Meiguo spokesman responded: "We look forward to continuing to discuss this with the Chinese government."</text:p>
      <text:p text:style-name="P4">
Micron is a large American memory chip factory. Reuters pointed out that with the upgrading of the chip technology war between the United States and China, the China Network Information Office's move may affect the transportation and finance industries. According to the definition of the Chinese State Council in August 2021, the "key information infrastructure" involves energy, transportation, water conservancy, finance and other fields.</text:p>
      <text:p text:style-name="P4">
According to Micron's data, the company's revenue of about $ 30.8 billion last year came from China. However, AFP quoted analysts that Micron's sales in China were sold to non -Chinese manufacturers. At present, it is not clear whether the decision of the China Internet Information Office will affect foreign companies.</text:p>
      <text:p text:style-name="P4">
Analysts of the investment consulting company Jefferies believe that the impact of this matter has a limited impact on Miguang because its main customers in China are companies that make smart phones and computers such as consumer electronics, not infrastructure suppliers Essence</text:p>
      <text:p text:style-name="P4">
Jefurui's description: "Micron's dynamic random access memory (DRAM) and NAND flash memory chip products are rarely used on the server, so we think that most of the company's income in China does not come from telecommunications companies and government ","</text:p>
      <text:p text:style-name="P4">
Micron's production of DRAM and NAND flash chips, which has a competitive relationship with South Korea's Samsung Electronics, SK Hynix and Toshiba of Japan.</text:p>
      <text:p text:style-name="P4">
<draw:frame draw:style-name="fr1" draw:name="Image62" text:anchor-type="as-char" svg:width="6.9236in" svg:height="3.896998in" draw:z-index="0">
<draw:image xlink:href="../Images/dwzh/2023-05-22T01-59-00Z/56683753_401.jpg" xlink:type="simple" xlink:show="embed" xlink:actuate="onLoad" draw:mime-type="image/jpeg"/>
</draw:frame>
The chip became the core of the US -China science and technology war. The picture shows the US President Biden signed an administrative order on a critical supply chain in February 2021, holding a microcroof chip in his hand.</text:p>
      <text:h text:style-name="P12" text:outline-level="3">
<text:span text:style-name="T4">
Time "Not coincident"</text:span>
</text:h>
      <text:p text:style-name="P4">
The book "Tufts University), who is the book" chip war ", believes that the timing of the Chinese Internet Council's decision is important, that is, the leader of the Seventh Kingdoms (G7) leader in Japan At the time of the summit.</text:p>
      <text:p text:style-name="P4">
Reuters quoted Miller: "When China was selected at the G7 Summit ... to retaliate against the US chip factory, this is not a coincidence."</text:p>
      <text:p text:style-name="P4">
US President Biden said on the 21st that G7 countries agreed with <text:a xlink:type="simple" xlink:href="https://www.dw.com/zh/zh/g7联合公报政策方针不是为了伤害中国/a-65684805" text:style-name="Internet_20_link" text:visited-style-name="Visited_20_Internet_20_Link">
</text:a>
It should be "de -risk" and should be "diverse". Each country also reached an agreement to establish a <text:a xlink:type="simple" xlink:href="https://www.dw.com/zh/zh/分析g7對中更強硬-調停戰爭不單靠北京/a-65689524" text:style-name="Internet_20_link" text:visited-style-name="Visited_20_Internet_20_Link">
</text:a>
Essence Miller said that in this regard, Micron may be a preliminary test for G7.</text:p>
      <text:p text:style-name="P4">
<draw:frame draw:style-name="fr1" draw:name="Image63" text:anchor-type="as-char" svg:width="6.9236in" svg:height="3.896998in" draw:z-index="0">
<draw:image xlink:href="../Images/dwzh/2023-05-22T01-59-00Z/65688748_401.jpg" xlink:type="simple" xlink:show="embed" xlink:actuate="onLoad" draw:mime-type="image/jpeg"/>
</draw:frame>
On the 21st, the leaders of G7, the European Union and Ukraine gathered in Guangdao. On the same day, China announced that Micron's online security review failed.</text:p>
      <text:h text:style-name="P12" text:outline-level="3">
<text:span text:style-name="T4">
Minister of Commerce China Hosted a symposium on the US -funded enterprise</text:span>
</text:h>
      <text:p text:style-name="P4">
On Monday, the Minister of Commerce of China, Wang Wentao, hosted a symposium in Shanghai to hear the opinions and suggestions on the business environment of US -funded enterprises in China and continuously optimizing my business environment. According to Chinese media reports, the Shanghai American Chamber of Commerce and representatives of American -funded enterprises such as Johnson &amp; Johnson, 3M, Dao, Merke, Honeywell attended the discussion.</text:p>
      <text:p text:style-name="P4">
Wang Wentao said that China has unswervingly promoting high levels of opening up, accelerating the establishment of a new development pattern, putting attracting foreign investment in a more important position, and steadily expanding the system of institutions such as rules, regulation, management, and standards.</text:p>
      <text:p text:style-name="P4">
He said that at present, China's economic operation has maintained a good trend and market potential continues to be released. These will provide more opportunities for enterprises, including US -funded enterprises, to develop China. The Ministry of Commerce will continue to ensure the guarantee of foreign -funded enterprises and project services, protect foreign investment rights and interests in accordance with the law, build a market -oriented first -class business environment, and share the dividend of China's huge market and open development with enterprises in various countries.</text:p>
      <text:p text:style-name="P4">
He also emphasized that the economy of China and the United States has deeply integrated the economy, and the two sides are respecting mutual respect and mutual benefit to carry out economic and trade cooperation, which is in line with the fundamental interests of the two countries and the peoples, and it is also conducive to the entire world. China will continue to welcome US -funded enterprises to develop in China to achieve win -win.</text:p>
      <text:h text:style-name="P12" text:outline-level="3">
<text:span text:style-name="T4">
Meizhong Science and Technology War</text:span>
</text:h>
      <text:p text:style-name="P4">
<text:a xlink:type="simple" xlink:href="https://www.dw.com/zh/zh/反制美國北京以國安為由審查美晶片商/a-65224796" text:style-name="Internet_20_link" text:visited-style-name="Visited_20_Internet_20_Link">
</text:a>
; Meiguang said that it was working hard to cooperate with the investigation, but the business in China was still operating normally. In response to new measures in China on the 21st, US officials did not immediately respond to Reuters' comment requests.</text:p>
      <text:p text:style-name="P4">
Earlier, the United States made a series of export controls on Chinese chip manufacturing technology, and adopted actions to prevent Micron's competitors from buying specific American parts.</text:p>
      <text:p text:style-name="P4">
The United States is also <text:a xlink:type="simple" xlink:href="https://www.dw.com/zh/zh/美日荷協議限制芯片出口中國要求澄清/a-65232052" text:style-name="Internet_20_link" text:visited-style-name="Visited_20_Internet_20_Link">
</text:a>
; Dutch and Japan have recently announced the restrictions on the export of new semiconductor technology, but it has not directly named China. In this regard, the Ministry of Foreign Affairs of China has criticized the United States for "long -arm jurisdiction" with financial hegemony as a "concept of generalization of national security, abuse of export control measures", and asked the Netherlands and other countries to "keep a sober understanding" on the matter. If the measures damage to China, China will "take action to safeguard its own interests."</text:p>
      <text:p text:style-name="P4">
(Comprehensive report)</text:p>
      <text:p text:style-name="P4">
News Source: <text:a xlink:type="simple" xlink:href="https://www.dw.com/zh/中國宣布禁購美光產品-分析指衝擊有限/a-65693360" text:style-name="Internet_20_link" text:visited-style-name="Visited_20_Internet_20_Link">
https://www.dw.com/zh/中國宣布禁購美光產品-分析指衝擊有限/a-65693360?maca=chi-rss-chi-all-1127-rdf</text:a>
</text:p>
      <!--NEWS-->
      <text:h text:style-name="P10" text:outline-level="1">
<text:span text:style-name="T4">
The luxury of the Central Asian Summit Xi'an is staggering</text:span>
</text:h>
      <text:p text:style-name="P4">
Author: None</text:p>
      <text:p text:style-name="P4">
Publisher: Radio Free Asia (Organization)</text:p>
      <text:p text:style-name="P4">
Published Time: 2023-05-22T02:59:00-04:00</text:p>
      <text:p text:style-name="P4">
Modified Time: 2023-05-22T12:57:05-04:00</text:p>
      <text:p text:style-name="P4">
Description: None</text:p>
      <text:p text:style-name="P4">
Videos: []</text:p>
      <text:p text:style-name="P4">
Audios: ["<text:a xlink:type="simple" xlink:href="https://www.rfa.org/mandarin/yataibaodao/junshiwaijiao/gt1-0522202302530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64" text:anchor-type="as-char" svg:width="6.9236in" svg:height="4.612011in" draw:z-index="0">
<draw:image xlink:href="../Images/rfamandarin/2023-05-22T02-59-00-04-00/000000.png" xlink:type="simple" xlink:show="embed" xlink:actuate="onLoad" draw:mime-type="image/png"/>
</draw:frame>
In the Central Asian Summit, the reception staff welcomed guests with the shape of the Tang Dynasty palace girl. <text:a xlink:type="simple" xlink:href="https://www.rfa.org/mandarin/yataibaodao/junshiwaijiao/gt1-05222023025303.html/@@images/image" text:style-name="Internet_20_link" text:visited-style-name="Visited_20_Internet_20_Link">
</text:a>
Reuters <text:a xlink:type="simple" xlink:href="https://www.rfa.org/mandarin/yataibaodao/junshiwaijiao/gt1-05222023025303.html/@@stream" text:style-name="Internet_20_link" text:visited-style-name="Visited_20_Internet_20_Link">
</text:a>
The heads of state of Central Asia gathered in Xi'an to attend the Central Asian Summit. The Chinese government entertained foreign heads of state in the ritual of the Tang Dynasty. Chinese arranged waiters to receive guests with palace girls, and treated guests with delicious food and literary performances. Its luxury scenes were bombarded by netizens. Scholars believe that the decline of Russia has made China a "elder brother" in Asia, and the focus of China's security in Asia is to oppose the "color revolution".</text:p>
      <text:p text:style-name="P4">
<text:span text:style-name="T4">
<text:span text:style-name="T5">
 <text:a xlink:type="simple" xlink:href="https://www.rfa.org/mandarin/Xinwen/2-05202023122331.html" text:style-name="Internet_20_link" text:visited-style-name="Visited_20_Internet_20_Link">
</text:a>
 </text:span>
*  * </text:span>
<text:a xlink:type="simple" xlink:href="https://www.rfa.org/mandarin/yataibaodao/junshiwaijiao/kw-05192023100241.html" text:style-name="Internet_20_link" text:visited-style-name="Visited_20_Internet_20_Link">
 </text:a>
 <text:a xlink:type="simple" xlink:href="https://www.rfa.org/mandarin/yataibaodao/junshiwaijiao/kw-05192023100241.html" text:style-name="Internet_20_link" text:visited-style-name="Visited_20_Internet_20_Link">
 </text:a>
 <text:span text:style-name="T4">
  * </text:span>
<text:a xlink:type="simple" xlink:href="https://www.rfa.org/mandarin/yataibaodao/junshiwaijiao/tj-05152023103400.html" text:style-name="Internet_20_link" text:visited-style-name="Visited_20_Internet_20_Link">
 </text:a>
 <text:a xlink:type="simple" xlink:href="https://www.rfa.org/mandarin/yataibaodao/junshiwaijiao/tj-05152023103400.html" text:style-name="Internet_20_link" text:visited-style-name="Visited_20_Internet_20_Link">
 </text:a>
 <text:span text:style-name="T4">
  * </text:span>
<text:a xlink:type="simple" xlink:href="https://www.rfa.org/mandarin/Xinwen/11-05082023155206.html" text:style-name="Internet_20_link" text:visited-style-name="Visited_20_Internet_20_Link">
 </text:a>
** <text:a xlink:type="simple" xlink:href="https://www.rfa.org/mandarin/Xinwen/11-05082023155206.html" text:style-name="Internet_20_link" text:visited-style-name="Visited_20_Internet_20_Link">
<text:span text:style-name="T4">
 By virtuous? Xi Jinping will host the China Central Asian Summit </text:span>
</text:a>
The Central Asian Summit was held on the 18th and 19th in Xi'an, Shaanxi. The authorities showed the outside world in accordance with the Etiquette of the Tang Dynasty. The on -site screen shows that the big red Tang -style flag hangs high, and the etiquette personnel dressed as the "maid" are the heads of state. On the big red carpet in the garden, there is also a "palace girl" performance. The Xi Jinping couple stood in front of the steps of Ziyunlou. Guests from all over the country enjoy the wealth of Chinese -style. Many netizens have criticized official media reports, accusing them of waste taxpayers' money.</text:p>
      <text:p text:style-name="P4">
<draw:frame draw:style-name="fr1" draw:name="Image65" text:anchor-type="as-char" svg:width="6.9236in" svg:height="1.899953in" draw:z-index="0">
<draw:image xlink:href="../Images/rfamandarin/2023-05-22T02-59-00-04-00/000001.png" xlink:type="simple" xlink:show="embed" xlink:actuate="onLoad" draw:mime-type="image/png"/>
</draw:frame>
Netizens criticized the Central Asian Summit. (Network picture/ancient pavilion provided) <text:a xlink:type="simple" xlink:href="https://www.rfa.org/mandarin/yataibaodao/junshiwaijiao/gt1-05222023025303.html/m0522-gt1p3.jpg" text:style-name="Internet_20_link" text:visited-style-name="Visited_20_Internet_20_Link">
</text:a>
Current affairs commentators Ma Ju Ben said in an interview with Liberty Asian Radio on Monday (22nd) that China hopes to promote the "prosperous world" in Chinese culture at the Central Asian Summit, but I don't know that the five Central Asian countries belong to Muslim culture: "Many people What is not noticed is that the leaders of the five Central Asian countries are Muslims, and they will worship, but this time the menu shows all kinds of alcohol. This is actually for the leaders of Central Asian countries. In fact, They are disgusted. They are most afraid that this menu is announced in the media of their country.</text:p>
      <text:p text:style-name="P4">
Ma Ju said that there is a period of Zhang Jian in the literary performance to interpret the relationship between the Tang Dynasty and Central Asia, which is a false historical narrative. He said: "It is quite different from the historical narrative of Central Asia, which has caused the Central Asians to do new questions about what China wants to do."</text:p>
      <text:p text:style-name="P4">
<draw:frame draw:style-name="fr1" draw:name="Image66" text:anchor-type="as-char" svg:width="6.9236in" svg:height="4.619339in" draw:z-index="0">
<draw:image xlink:href="../Images/rfamandarin/2023-05-22T02-59-00-04-00/000002.png" xlink:type="simple" xlink:show="embed" xlink:actuate="onLoad" draw:mime-type="image/png"/>
</draw:frame>
On May 18, 2023, Xi Jinping attended the welcome ceremony of the China-Central Asian Summit held by Xi'an. (Reuters) [] <text:a xlink:type="simple" xlink:href="https://www.rfa.org/mandarin/yataibaodao/junshiwaijiao/gt1-05222023025303.html/2023-05-18t130219z_1992329634_rc2z01ai9w07_rtrmadp_3_china-centralasia.jpg" text:style-name="Internet_20_link" text:visited-style-name="Visited_20_Internet_20_Link">
</text:a>
Some public opinion believes that the Five Central Asian Summit originally wanted to ridicule the "Little Family Qi" of the Seven Western Summit, but the comment area turned over. On Weibo, the authorities had to close the comment. Some netizens mocked, watching the picture and subtitles thought they were shooting a costume drama of the Datang prosperous age, but it was clear that some people wore masks in the epidemic era, and an international conference that was originally very serious. The farce can only explain that the thinking and cognition of the master conspirators and the fighter is extremely chaotic.</text:p>
      <text:p text:style-name="P4">
<text:span text:style-name="T4">
 The Central Asian Summit joined forces to counter the "Color Revolution" as the key </text:span>
</text:p>
      <text:p text:style-name="P4">
Xi Jinping said in the keynote speech of the Central Asian Summit that China's relations with Central Asian countries have deep historical origins, extensive practical needs, and a solid public opinion foundation. He called for "full excavation" in Central Asia to "give full excavation" opportunities for cooperation in trade, economic and industrial capabilities. Xi Jinping also said that China and Central Asian countries must resolutely oppose external interference in the internal affairs and incite the "color revolution".</text:p>
      <text:p text:style-name="P4">
Wu Qiang, an independent commentator from Beijing, said in an interview with this station that the former country that the former Soviet Union joined the Republic of the Republic was centered on Russia, but during the Ukrainian war, a collapse has occurred. In this case, China has held the Central Asian Summit to help Russia's stable Central Asia situation: "On the other hand, this latest situation involved in the central region has no doubt that China’ s politics and determination on Eurasia ’s land is politically. After the change, China -Russia relations also changed, and for the first time in China, China played the status of the Russian elder brother. "</text:p>
      <text:p text:style-name="P4">
<text:span text:style-name="T4">
 Russia loses to control China to control China </text:span>
</text:p>
      <text:p text:style-name="P4">
As early as the 1950s, China called the former Soviet Union as the "Big Brother", and the situation has changed. Wu Qiang believes that China is reshaping Sino -Russian relations and has become Russia's "big brother".</text:p>
      <text:p text:style-name="P4">
He said: "More importantly, they have the same tasks in common, that is, to prevent the color revolution. The so -called penetration of the three forces is the problem of stability of the western border that China is most concerned about."Reporter: Ancient Pavilion Editor: Chen Meihua Xu Shuting Jiayuan.com Editor: Ruizhe</text:p>
      <text:p text:style-name="P4">
News Source: <text:a xlink:type="simple" xlink:href="https://www.rfa.org/mandarin/yataibaodao/junshiwaijiao/gt1-05222023025303.html" text:style-name="Internet_20_link" text:visited-style-name="Visited_20_Internet_20_Link">
https://www.rfa.org/mandarin/yataibaodao/junshiwaijiao/gt1-05222023025303.html</text:a>
</text:p>
      <!--NEWS-->
      <text:h text:style-name="P10" text:outline-level="1">
<text:span text:style-name="T4">
Greek election: The ruling party's victory seat is not enough to form a separate cabinet</text:span>
</text:h>
      <text:p text:style-name="P4">
Author: None (Language: zh)</text:p>
      <text:p text:style-name="P4">
Publisher: None</text:p>
      <text:p text:style-name="P4">
Time: 2023-05-22T04:10:00Z</text:p>
      <text:p text:style-name="P4">
Description: The New Democratic Party led by Greek Prime Minister Miztakis was far ahead of the main opposition party on the 21st. He has achieved the most parliamentary seats in 36 parties, but it has not yet reached an absolute majority. Will the New Democratic Party choose to organize the joint government, or will the second round of voting?</text:p>
      <text:p text:style-name="P4">
Videos: []</text:p>
      <text:p text:style-name="P4">
Images: ["<text:a xlink:type="simple" xlink:href="https://static.dw.com/image/65693200_303.jpg" text:style-name="Internet_20_link" text:visited-style-name="Visited_20_Internet_20_Link">
65693200_303.jpg</text:a>
", "<text:a xlink:type="simple" xlink:href="https://static.dw.com/image/65689825_401.jpg" text:style-name="Internet_20_link" text:visited-style-name="Visited_20_Internet_20_Link">
65689825_401.jpg</text:a>
"]</text:p>
      <text:p text:style-name="P4">
Subject: 时政风云</text:p>
      <text:p text:style-name="P4">
Subjects: ['希腊债务危机', '欧债危机', '欧盟', '希腊', '欧洲']</text:p>
      <text:p text:style-name="P4">
Keywords: ['希腊', '国会选举', '联合政府', '欧洲']</text:p>
      <text:p text:style-name="P4">
Id: 65693709</text:p>
      <!--METADATA-->
      <text:p text:style-name="P4">
<text:a xlink:type="simple" xlink:href="https://www.dw.com/zh/overlay/image/article/65693709/65693200" text:style-name="Internet_20_link" text:visited-style-name="Visited_20_Internet_20_Link">
 <draw:frame draw:style-name="fr1" draw:name="Image67" text:anchor-type="as-char" svg:width="6.9236in" svg:height="3.896998in" draw:z-index="0">
<draw:image xlink:href="../Images/dwzh/2023-05-22T04-10-00Z/65693200_303.jpg" xlink:type="simple" xlink:show="embed" xlink:actuate="onLoad" draw:mime-type="image/jpeg"/>
</draw:frame>
</text:a>
Greek Prime Minister Mizttikis announced that his new Democratic Party won in the Congress election.</text:p>
      <text:p text:style-name="P4">
(Voice of Germany Chinese website) The National Congress election was held in Greece Sunday (May 21). The official preliminary results showed that <text:a xlink:type="simple" xlink:href="https://www.dw.com/zh/zh/齐普拉斯大选胜利-债务减免再上议程/a-18727731" text:style-name="Internet_20_link" text:visited-style-name="Visited_20_Internet_20_Link">
</text:a>
Defeat the main opposition with an overwhelming advantage -former Prime Minister <text:a xlink:type="simple" xlink:href="https://www.dw.com/zh/zh/齐普拉斯邻家友善的政治高手/a-18213135" text:style-name="Internet_20_link" text:visited-style-name="Visited_20_Internet_20_Link">
</text:a>
Syriza (Syriza).</text:p>
      <text:p text:style-name="P4">
A total of 36 political parties in the Greek election were elected, but according to export survey data, only 6 or 7 political parties may reach 3%of the election threshold and get a seat in the 300 people's parliament.</text:p>
      <text:p text:style-name="P4">
At this stage, most votes have been issued, and the Greek ruling party New Democrats lead the radical left -wing league with a gap of up to 21%. Greek Prime Minister Mizttikis said that the result was a "political earthquake" and a strong support for the New Democratic Party.</text:p>
      <text:p text:style-name="P4">
Ziplas also confessed on Sunday evening, calling Mizttakis congratulations to his victory. Giblas served as the Greek Prime Minister from 2015 to 2019.</text:p>
      <text:p text:style-name="P4">
However, even if the New Democratic Party has won the most seats, it has not reached an absolute majority. The Greek Ministry of the Interior predicts that the party will win 145 seats in Congress, and 6 seats will be established independently. This means that Mizttakis may find an ally to organize the coalition government or choose to vote in the second round of June or early July.</text:p>
      <text:p text:style-name="P4">
However, in view of the profound differences between the Greek political parties, it is not easy to negotiate alliances. Therefore, Mizetakis also hinted that after the election results were released, a new round of elections will be held if a powerful government is to be produced. According to Greek regulations, the second round of elections will receive additional seats to make it easier to independently establish a government.</text:p>
      <text:p text:style-name="P4">
<draw:frame draw:style-name="fr1" draw:name="Image68" text:anchor-type="as-char" svg:width="6.9236in" svg:height="3.896998in" draw:z-index="0">
<draw:image xlink:href="../Images/dwzh/2023-05-22T04-10-00Z/65689825_401.jpg" xlink:type="simple" xlink:show="embed" xlink:actuate="onLoad" draw:mime-type="image/jpeg"/>
</draw:frame>
Former Greek Prime Minister Giblas currently led by Syriza (Syriza), which is the main opposition party of the ruling party.</text:p>
      <text:h text:style-name="P12" text:outline-level="3">
<text:span text:style-name="T4">
What are the focus of campaign?</text:span>
</text:h>
      <text:p text:style-name="P4">
Before the election, polls showed that Miztakis's new Democratic Party was leading. However, a 57 -person -died railway accident in Greece had a significant decline in support for the ruling party. In addition, Mizttakis was involved in an eavesdropping scandal, and was charged with the chairman of the Pan -Greek Social Movement Party (Pasok) chairman of the Pan -Greek Social Movement.</text:p>
      <text:p text:style-name="P4">
However, 55 -year -old Mizttakis has vigorously emphasized its governing achievements in recent years, including cutting corporate and personal taxes. He spoke on the day of the vote (21st), "Today we are voting for our future, for more and better work, for a more effective medical care system, play an important role in a more powerful country, and play an important role in Europe in Europe. and<text:a xlink:type="simple" xlink:href="https://www.dw.com/zh/zh/欧盟宣布调查边境暴力驱赶难民/a-59447193" text:style-name="Internet_20_link" text:visited-style-name="Visited_20_Internet_20_Link">
 </text:a>
Essence "</text:p>
      <text:p text:style-name="P4">
Its main opponent, <text:a xlink:type="simple" xlink:href="https://www.dw.com/zh/zh/希腊大选齐普拉斯获胜-保守派承认败选/a-18726184" text:style-name="Internet_20_link" text:visited-style-name="Visited_20_Internet_20_Link">
</text:a>
Then criticize the ruling party's "arrogance." He made a speech on the same day that the election was "a life full of hope", because "citizens may ... change the country's process and get rid of the inequality, unfairness, huge profits, and unstable work in the past 4 years ... And blow to young people. "</text:p>
      <text:p text:style-name="P4">
Greece has always faced a crisis of high living costs, which is also the core topic of this election campaign. Each party is trying to attract voters with commitments to create employment and increase wages.</text:p>
      <text:h text:style-name="P12" text:outline-level="3">
<text:span text:style-name="T4">
The Greek Train Collin</text:span>
</text:h>
      <text:p text:style-name="P4">
Since 2016, Greece has reduced the voting age from the original 18 years to 17 years. In this Greek Parliament's election, more than 9.8 million Greek citizens were qualified for voting. Greek citizens living abroad were also allowed to vote in their country.</text:p>
      <text:p text:style-name="P4">
According to the Athens News Agency, 5 people were arrested before the election was suspected of trying to buy tickets. Police found suspected criminal evidence in one of the suspects, including 200 ID cards, passports, and a bag equipped with 114 envelopes. Each envelope was equipped with 5 votes that have been checked.</text:p>
      <text:p text:style-name="P4">
(Reuters, DEM, Associated Press)</text:p>
      <text:p text:style-name="P4">
News Source: <text:a xlink:type="simple" xlink:href="https://www.dw.com/zh/希臘選舉：執政黨大勝-席次不足單獨組閣/a-65693709" text:style-name="Internet_20_link" text:visited-style-name="Visited_20_Internet_20_Link">
https://www.dw.com/zh/希臘選舉：執政黨大勝-席次不足單獨組閣/a-65693709?maca=chi-rss-chi-all-1127-rdf</text:a>
</text:p>
      <!--NEWS-->
      <text:h text:style-name="P10" text:outline-level="1">
<text:span text:style-name="T4">
Micron invested 3.6 billion U.S. dollars in Japan after being banned in China</text:span>
</text:h>
      <text:p text:style-name="P4">
Author: None</text:p>
      <text:p text:style-name="P4">
Publisher: Radio Free Asia (Organization)</text:p>
      <text:p text:style-name="P4">
Published Time: 2023-05-22T04:11:00-04:00</text:p>
      <text:p text:style-name="P4">
Modified Time: 2023-05-22T13:06:25-04:00</text:p>
      <text:p text:style-name="P4">
Description: None</text:p>
      <text:p text:style-name="P4">
Videos: []</text:p>
      <text:p text:style-name="P4">
Audios: ["<text:a xlink:type="simple" xlink:href="https://www.rfa.org/mandarin/yataibaodao/jingmao/gt2-0522202304104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69" text:anchor-type="as-char" svg:width="6.9236in" svg:height="4.57851in" draw:z-index="0">
<draw:image xlink:href="../Images/rfamandarin/2023-05-22T04-11-00-04-00/000000.png" xlink:type="simple" xlink:show="embed" xlink:actuate="onLoad" draw:mime-type="image/png"/>
</draw:frame>
China issued a notice saying that it was prohibited from selling Micron's chips due to security factors. <text:a xlink:type="simple" xlink:href="https://www.rfa.org/mandarin/yataibaodao/jingmao/gt2-05222023041046.html/@@images/image" text:style-name="Internet_20_link" text:visited-style-name="Visited_20_Internet_20_Link">
</text:a>
Reuters information <text:a xlink:type="simple" xlink:href="https://www.rfa.org/mandarin/yataibaodao/jingmao/gt2-05222023041046.html/@@stream" text:style-name="Internet_20_link" text:visited-style-name="Visited_20_Internet_20_Link">
</text:a>
The China Internet Information Office recently announced that there are hidden dangers of network security in the United States Micron's products, asking domestic merchants to stop purchasing Micron products. At the same time, Micron Technology has announced an investment of US $ 3.6 billion in Japan for the production of advanced storage chips.</text:p>
      <text:p text:style-name="P4">
<text:span text:style-name="T4">
<text:span text:style-name="T5">
 <text:a xlink:type="simple" xlink:href="https://www.rfa.org/mandarin/Xinwen/10-05212023161607.html" text:style-name="Internet_20_link" text:visited-style-name="Visited_20_Internet_20_Link">
</text:a>
 </text:span>
*  * </text:span>
<text:a xlink:type="simple" xlink:href="https://www.rfa.org/mandarin/yataibaodao/jingmao/gt1-04032023030956.html" text:style-name="Internet_20_link" text:visited-style-name="Visited_20_Internet_20_Link">
 </text:a>
**</text:p>
      <text:p text:style-name="P4">
The China WeChat public account announced on the evening of this Sunday. The review found that Micron ’s products have more serious network security issues, causing major security risks to the supply chain of key information infrastructure in China and affecting China’ s national security. Therefore, the Cyber Security Examination Office makes a conclusion that it does not pass the network security censorship in accordance with the law. It also said that in accordance with laws and regulations such as the "Network Security Law", operators of key information infrastructure in China should stop purchasing Micron's products.</text:p>
      <text:p text:style-name="P4">
Ms. Chen, a semiconductor industry who is unwilling to disclose her identity, said during the inquiry of this station on Monday (22nd) that the United States, Japan and other countries restricted high -end chips and some semiconductor materials to Chinese companies: "Micron is also executed in China that is also executed by China. US policies will not sell high -level nano -chip and high -tech to China, which are controlled by the US government. This time the Internet Information Office prohibits domestic companies from buying Micron's products. Micron's sales in China will decline, but Chinese companies buy Micron The cost of similar products will rise. "</text:p>
      <text:p text:style-name="P4">
<text:span text:style-name="T4">
 Forbidden to buy similar products to similar products is more expensive </text:span>
</text:p>
      <text:p text:style-name="P4">
Ms. Chen also said: "For example, the most common dynamic random access to memory, flash memory and other products are currently urgent needs in the industry. Now you need to buy from other foreign companies. The price may be more expensive. It may seem more than 'eight thousand' now. "</text:p>
      <text:p text:style-name="P4">
Agence France -Presse reported that Miguang issued a statement saying that the China Internet Information Office notified the above review conclusions. Micron will evaluate the content and follow -up operation of the conclusion. When the reporter asked Meiguo if he would appeal, the Meiguo spokesman said: "We look forward to continuing to discuss with the Chinese authorities."</text:p>
      <text:p text:style-name="P4">
<draw:frame draw:style-name="fr1" draw:name="Image70" text:anchor-type="as-char" svg:width="6.9236in" svg:height="4.696509in" draw:z-index="0">
<draw:image xlink:href="../Images/rfamandarin/2023-05-22T04-11-00-04-00/000001.png" xlink:type="simple" xlink:show="embed" xlink:actuate="onLoad" draw:mime-type="image/png"/>
</draw:frame>
Micron Technology Company(Micron Technology Inc., MU)(Reuters) [] <text:a xlink:type="simple" xlink:href="https://www.rfa.org/mandarin/yataibaodao/jingmao/gt2-05222023041046.html/image.jpeg" text:style-name="Internet_20_link" text:visited-style-name="Visited_20_Internet_20_Link">
</text:a>
Micron ranked sixth in the global semiconductor company last year. Last year's revenue reached 30.8 billion US dollars, of which about 10%came from China. However, analysts pointed out that many products sold in China are purchased by foreign manufacturers. At present, it is unclear whether the decision of the Cyberspace Office will affect these foreign buyers.</text:p>
      <text:p text:style-name="P4">
<text:span text:style-name="T4">
 Forbidden Micron's sale in China to see it for domestic people </text:span>
</text:p>
      <text:p text:style-name="P4">
Li Ang, who is concerned about the development of China's semiconductor industry, said in an interview with this station that Micron's key products have long stopped selling to China, so the ban in the Internet Information Office has no practical significance. He said: "People Americans have long said that they will not provide chips to China. If you say that before you say that in the United States, I think you (China) may be resisting him. It is just a posture, mainly because it is done See it to the people in the country, it gives domestic people a explanation. "</text:p>
      <text:p text:style-name="P4">
China needs to import a large number of chips from foreign countries to produce electronic products such as mobile phones, drones. Last year, China used to buy chips from foreign countries to hundreds of billions of dollars, which was the same as the amount of purchasing crude oil and natural gas.</text:p>
      <text:p text:style-name="P4">
<text:span text:style-name="T4">
 American company chip manufacturing migration division Japan </text:span>
</text:p>
      <text:p text:style-name="P4">
The representative of Micron Technology Company announced on Thursday that with the support of the Japanese government, the company will invest about 3.6 billion US dollars in Japan for the production of advanced storage chips. The company said the cutting -edge storage chip invested in 2025 will be put into production.</text:p>
      <text:p text:style-name="P4">
Reporter: Ancient Pavilion Editor: Chen Meihua Xu Shuting Jiayuan.com Editor: Ruizhe</text:p>
      <text:p text:style-name="P4">
News Source: <text:a xlink:type="simple" xlink:href="https://www.rfa.org/mandarin/yataibaodao/jingmao/gt2-05222023041046.html" text:style-name="Internet_20_link" text:visited-style-name="Visited_20_Internet_20_Link">
https://www.rfa.org/mandarin/yataibaodao/jingmao/gt2-05222023041046.html</text:a>
</text:p>
      <!--NEWS-->
      <text:h text:style-name="P10" text:outline-level="1">
<text:span text:style-name="T4">
Hoois has won 10 ordered South African authorities to pay attention to the people</text:span>
</text:h>
      <text:p text:style-name="P4">
Publisher: 法新社</text:p>
      <text:p text:style-name="P4">
Published Time: 2023-05-22T05:32:07+00:00</text:p>
      <text:p text:style-name="P4">
Modified Time: 2023-05-22T05:05:02+00:00</text:p>
      <text:p text:style-name="P4">
Description: (AFP, Johannisburg, 21st) The cholera epidemic erupted by Pulorlia, the administrative capital of South Africa, has taken at least 10 lives. The Hao Deng Provincial Health Authority said today that the public should be "carefu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5-22T05-32-07-00-00/000000.png" xlink:type="simple" xlink:show="embed" xlink:actuate="onLoad" draw:mime-type="image/png"/>
</draw:frame>
Gauteng Health Authority, where Pretoria is located, said that since the beginning of the 15th, 95 people have experienced cholera symptoms including diarrhea, stomach cramps, and sorrow to local hospitals.</text:p>
      <text:p text:style-name="P4">
The Ministry of Health of the Hao Deng Province stated in the statement that after testing by the laboratory, at least 19 cases were confirmed to have infected cholera, and 37 people were still being treated.</text:p>
      <text:p text:style-name="P4">
The sick deceased includes a 3 -year -old child and 9 adults.</text:p>
      <text:p text:style-name="P4">
The head of Haoden Health Authority Nomantu Nkomo-Ralehoko said they are mobilizing the additional medical staff, nurses and other manpower to respond to this wave of concentration in Harmans, northern Harmans, Pulaita. Hammanskraal's cholera epidemic.</text:p>
      <text:p text:style-name="P4">
"We want to reiterate and urge the public to urge the people not to expose the food, water, and items that are suspected of being infected. Before dealing with food, we must wash our hands with soap before using the toilet."</text:p>
      <text:p text:style-name="P4">
Chilen can spread through the food or water contaminated. If it is not treated in time, people may be taken away within a few hours.</text:p>
      <text:p text:style-name="P4">
Earlier, the Presses government had urged Harmansklar and residents in the surrounding areas. Do not drink water directly from the faucet, and said that there would be a waterwheel to supply water.</text:p>
      <text:p text:style-name="P4">
The United Nations said that after 10 years of stable cooling, cholera was reunited around the world in 2021, and this week warned that a total of 1 billion people in 43 countries were in danger.</text:p>
      <text:p text:style-name="P4">
Choi is not prevalent in South Africa. The last time in South Africa's choice was in 2008 and 2009. At that time, the epidemic broke out by its neighboring Simbawei, notifying about 12,000 cases. South Africa's overseas cases increased, and local cases also occurred.</text:p>
      <text:p text:style-name="P4">
After the two United Nations, the two United Nations, near the nearby Malawi and Mo Sibik believed that after the epidemic outbreak of the most serious country in cholera in 2023, South Africa also notified several cases this year.</text:p>
      <text:p text:style-name="P4">
The World Health Organization (WHO) has attributed the global choice cases to poverty, conflict and climate change.</text:p>
      <text:p text:style-name="P4">
News Source: <text:a xlink:type="simple" xlink:href="https://www.rfi.fr/cn/%E7%A7%91%E5%AD%A6%E6%96%B0%E7%9F%A5/20230522-%E9%9C%8D%E4%B9%B1%E5%B7%B2%E5%A4%BA10%E5%91%BD-%E5%8D%97%E9%9D%9E%E5%BD%93%E5%B1%80%E8%A6%81%E5%90%8D%E6%B0%91%E4%BC%97%E7%95%99%E5%BF%83" text:style-name="Internet_20_link" text:visited-style-name="Visited_20_Internet_20_Link">
https://www.rfi.fr/cn/%E7%A7%91%E5%AD%A6%E6%96%B0%E7%9F%A5/20230522-%E9%9C%8D%E4%B9%B1%E5%B7%B2%E5%A4%BA10%E5%91%BD-%E5%8D%97%E9%9D%9E%E5%BD%93%E5%B1%80%E8%A6%81%E5%90%8D%E6%B0%91%E4%BC%97%E7%95%99%E5%BF%83</text:a>
</text:p>
      <!--NEWS-->
      <text:h text:style-name="P10" text:outline-level="1">
<text:span text:style-name="T4">
Biden and McCarthy made the call to hold the third debt limit negotiation on Monday on Monday</text:span>
</text:h>
      <text:p text:style-name="P4">
Author: 联合早报 (Person)</text:p>
      <text:p text:style-name="P4">
Publisher: 联合早报 (Organization)</text:p>
      <text:p text:style-name="P4">
Published Time: 2023-05-22T06:34</text:p>
      <text:p text:style-name="P4">
Modified Time: 2023-05-22T08:19</text:p>
      <text:p text:style-name="P4">
Description: US President Biden and the Speaker of the House of Representatives McCarthy agreed to meet on Monday (May 22) to restart negotiations on the US federal debt crisis. According to the "New York Times" and Reuters reports, White House officials said that Biden and McCarthy talked on the phone on Sunday. The two agreed on Monday ...</text:p>
      <text:p text:style-name="P4">
Videos: []</text:p>
      <text:p text:style-name="P4">
Audios: []</text:p>
      <text:p text:style-name="P4">
Images: []</text:p>
      <text:p text:style-name="P4">
Type: NewsArticle</text:p>
      <text:p text:style-name="P4">
Breadcrumbs: ['即时', '国际']</text:p>
      <text:p text:style-name="P4">
Keywords: ['美国', '拜登', '麦卡锡', '债务违约']</text:p>
      <!--METADATA-->
      <text:p text:style-name="P4">
U.S. President Biden and the Speaker of the House of Representatives McCarthy agreed to meet on Monday (May 22) to restart on the US federal debt crisis <text:a xlink:type="simple" xlink:href="https://www.zaobao.com/realtime/world/story20230520-1396417" text:style-name="Internet_20_link" text:visited-style-name="Visited_20_Internet_20_Link">
</text:a>
Essence</text:p>
      <text:p text:style-name="P4">
According to the "New York Times" and Reuters reports, White House officials said that Biden and McCarthy called on Sunday on Sunday, and the two agreed to meet on Monday. The White House negotiation team will meet again on Sunday evening to discuss some unreasonable issues.</text:p>
      <text:p text:style-name="P4">
McCarthy announced to the media after the phone calling with Biden that his meeting with Biden will be held after Bayidon returned from Hiroshima, Japan. This will be the first time for the two to avoid the appearance of the United States <text:a xlink:type="simple" xlink:href="https://www.zaobao.com/keywords/zhai-wu-wei-yue" text:style-name="Internet_20_link" text:visited-style-name="Visited_20_Internet_20_Link">
</text:a>
And the third meeting this month.</text:p>
      <text:p text:style-name="P4">
McCarthy said the two -person Sunday call has "Productive".</text:p>
      <text:p text:style-name="P4">
"The president told me what he was still thinking about and was listening to his members' opinions, and I also told him what I was considering." "</text:p>
      <text:p text:style-name="P4">
He said: "I think communication in this area is effective. However, we have not reached an agreement. Differential existence still exists."</text:p>
      <text:p text:style-name="P4">
McCarthy said the negotiation team of the White House and the House of Representatives went to Congress to continue the meeting on the afternoon to make a good job of paving the meeting for his and Biden's meetings.</text:p>
      <text:p text:style-name="P4">
U.S. Finance Minister Yellen on Sunday was a warning from the National Broadcasting Corporation (NBC) that <text:a xlink:type="simple" xlink:href="https://www.zaobao.com/realtime/world/story20230521-1396914" text:style-name="Internet_20_link" text:visited-style-name="Visited_20_Internet_20_Link">
</text:a>
Essence</text:p>
      <text:p text:style-name="P4">
The U.S. Treasury has previously emphasized that the federal government's cash will trigger the US debt defaults when it is exhausted, affect the global economy, and weaken the US economic leadership in the world.</text:p>
      <text:p text:style-name="P4">
News Source: <text:a xlink:type="simple" xlink:href="https://www.zaobao.com.sg/realtime/world/story20230522-1396959" text:style-name="Internet_20_link" text:visited-style-name="Visited_20_Internet_20_Link">
https://www.zaobao.com.sg/realtime/world/story20230522-1396959</text:a>
</text:p>
      <!--NEWS-->
      <text:h text:style-name="P10" text:outline-level="1">
<text:span text:style-name="T4">
Column | Questions and Answers: Shenzhen May Flower Church collectively escaped the beginning and end -out of the duration of the duration, the fuse of the collective escape and deep reasons</text:span>
</text:h>
      <text:p text:style-name="P4">
Author: None</text:p>
      <text:p text:style-name="P4">
Publisher: Radio Free Asia (Organization)</text:p>
      <text:p text:style-name="P4">
Published Time: 2023-05-22T06:36:38-04:00</text:p>
      <text:p text:style-name="P4">
Modified Time: 2023-05-22T06:36:38-04:00</text:p>
      <text:p text:style-name="P4">
Description: None</text:p>
      <text:p text:style-name="P4">
Videos: []</text:p>
      <text:p text:style-name="P4">
Audios: ["<text:a xlink:type="simple" xlink:href="https://www.rfa.org/mandarin/zhuanlan/youwenyouda/qa-052220230635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5.1927in" draw:z-index="0">
<draw:image xlink:href="../Images/rfamandarin/2023-05-22T06-36-38-04-00/000000.png" xlink:type="simple" xlink:show="embed" xlink:actuate="onLoad" draw:mime-type="image/png"/>
</draw:frame>
Some members of the Holy Dao Church arrived at Darlas-Worth Airport on the evening of April 7th. Representatives from US State Council officials, assistant to China, international seeking freedom, and religious free research institutions at the airport greeted them. <text:a xlink:type="simple" xlink:href="https://www.rfa.org/mandarin/zhuanlan/youwenyouda/qa-05222023063556.html/@@images/image" text:style-name="Internet_20_link" text:visited-style-name="Visited_20_Internet_20_Link">
</text:a>
(Reporter Wang Yun Photography) <text:a xlink:type="simple" xlink:href="https://www.rfa.org/mandarin/zhuanlan/youwenyouda/qa-05222023063556.html/@@stream" text:style-name="Internet_20_link" text:visited-style-name="Visited_20_Internet_20_Link">
</text:a>
Shenzhen Reform Sacred Church, also known as about 60 members of the May Flower Church, is free to conservative religious beliefs and be relieved for persecution of religion. In 2019, they fled collectively. After more than three years, I moved to Jeju Island, South Korea, Thailand, and finally arrived at Dallas Airport in Texas, Texas, the Jesus, the Jesus of Christianity. The courage and will to pursue religious freedom are admirable, and the process of collecting collective escape is unpredictable. So what kind of suffering did they experience? Have you encountered danger of life? Can you get rid of the shadow of the Chinese government after leaving China?</text:p>
      <text:p text:style-name="P4">
In the previous program, we told the May Flower Church members in Thailand and was reported by insiders who were rejected by Chinese national security personnel, which caused the temporary residence in the suburbs of Pattaya, Thailand. The thrilling process; and from the process of transferring from Jeju Island to Thailand, a newborn baby could not get a passport, delayed in Jeju Island, and could not go to Thailand. In addition, we also introduced the members of the May Flower Church to settle in the farm in order to settle in Jeju Island to maintain their livelihood.</text:p>
      <text:p text:style-name="P4">
In this show, we invite you to listen to Rev. Pan Yongguang of Shenzhen May Flower Church, introducing the fuse of the May Flower Church members to decide the collective escape incident and politics, and the profound causes of society.</text:p>
      <text:p text:style-name="P4">
Rev. Pan Yongguang introduced that he had been repeatedly commanded and received no less than 10 training books. Dr. Li Wenliang, who was trained by the new crown virus. Rev. Pan also said that because of participating in public co -deployment, he opposed the newly promulgated religious affairs management measures and was suppressed and upgraded. In addition, he believes that the most important reason for being persecuted by harassment is that the May Flower Association is in touch with the Philadelphia Church in the United States.</text:p>
      <text:p text:style-name="P4">
For the software over the wall, please send it to: fankui@rfa.org</text:p>
      <text:p text:style-name="P4">
Please pay attention to the social media of Lin Yueyang, the host of "Questions and Answers":</text:p>
      <text:p text:style-name="P4">
Skype account: linyueyang01</text:p>
      <text:p text:style-name="P4">
Twitter: linyueyang</text:p>
      <text:p text:style-name="P4">
WeChat: Linyueyang</text:p>
      <text:p text:style-name="P4">
News Source: <text:a xlink:type="simple" xlink:href="https://www.rfa.org/mandarin/zhuanlan/youwenyouda/qa-05222023063556.html" text:style-name="Internet_20_link" text:visited-style-name="Visited_20_Internet_20_Link">
https://www.rfa.org/mandarin/zhuanlan/youwenyouda/qa-05222023063556.html</text:a>
</text:p>
      <!--NEWS-->
      <text:h text:style-name="P10" text:outline-level="1">
<text:span text:style-name="T4">
Russia-China Security Conference was held in Moscow on the 22nd</text:span>
</text:h>
      <text:p text:style-name="P4">
Author: 联合早报 (Person)</text:p>
      <text:p text:style-name="P4">
Publisher: 联合早报 (Organization)</text:p>
      <text:p text:style-name="P4">
Published Time: 2023-05-22T07:07</text:p>
      <text:p text:style-name="P4">
Modified Time: 2023-05-22T07:07</text:p>
      <text:p text:style-name="P4">
Description: Russia-China Security Conference was held on Monday (May 22) in Moscow. Reuters quoted the Russian News Agency (RIA) reported that the Secretary of the Russian Federal Security Conference, Nikolai Patrushev and the Central Committee of the Communist Party of China ...</text:p>
      <text:p text:style-name="P4">
Videos: []</text:p>
      <text:p text:style-name="P4">
Audios: []</text:p>
      <text:p text:style-name="P4">
Images: []</text:p>
      <text:p text:style-name="P4">
Type: NewsArticle</text:p>
      <text:p text:style-name="P4">
Breadcrumbs: ['即时', '国际']</text:p>
      <text:p text:style-name="P4">
Keywords: ['俄罗斯', '中国', '普京']</text:p>
      <!--METADATA-->
      <text:p text:style-name="P4">
Russia-China Security Conference was held on Monday (May 22) in Moscow.</text:p>
      <text:p text:style-name="P4">
Reuters quoted the Russian News Agency (RIA) reported that the Secretary of the Russian Federal Security Conference, Nikolaipatrushev and Chen Wenqing, member of the Political Bureau of the Communist Party of China, will hold talks on Moscow on Moscow.</text:p>
      <text:p text:style-name="P4">
Russia's CPPCC said that this would be the first meeting with Patrusev and Chen Wenqing. Chen Wenqing served as the secretary of the Political and Law Committee of the CPC Central Committee in October last year.</text:p>
      <text:p text:style-name="P4">
Patrusev is the former head of the Russian Federal Security Agency (FSB) internal security department, and is widely regarded as one of the most eagle in the core circle of Russian President Putin.</text:p>
      <text:p text:style-name="P4">
Although the bilateral security talks of Russia and China are annual activities, since Moscow sent a large number of troops to Ukraine last February, Russia and China have further improved in economic, political and military relations.</text:p>
      <text:p text:style-name="P4">
News Source: <text:a xlink:type="simple" xlink:href="https://www.zaobao.com.sg/realtime/world/story20230522-1396962" text:style-name="Internet_20_link" text:visited-style-name="Visited_20_Internet_20_Link">
https://www.zaobao.com.sg/realtime/world/story20230522-1396962</text:a>
</text:p>
      <!--NEWS-->
      <text:h text:style-name="P10" text:outline-level="1">
<text:span text:style-name="T4">
Japanese stocks rise</text:span>
</text:h>
      <text:p text:style-name="P4">
Publisher: 法新社</text:p>
      <text:p text:style-name="P4">
Published Time: 2023-05-22T07:32:07+00:00</text:p>
      <text:p text:style-name="P4">
Modified Time: 2023-05-22T07:05:02+00:00</text:p>
      <text:p text:style-name="P4">
Description: (Agence France -Presse, Tokyo, 22nd) Foreign investors buy a disclosure to make a profit. The Tokyo stock market has clos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5-22T07-32-07-00-00/000000.png" xlink:type="simple" xlink:show="embed" xlink:actuate="onLoad" draw:mime-type="image/png"/>
</draw:frame>
The Japanese stock 225 index closed up 278.47 points or 0.90%to 31086.82 points. The Dongzhi stock price index closed up 14.21 points or 0.66%to 2175.90 points.</text:p>
      <text:p text:style-name="P4">
News Source: <text:a xlink:type="simple" xlink:href="https://www.rfi.fr/cn/%E8%B4%A2%E7%BB%8F%E5%BF%AB%E8%AE%AF/20230522-%E6%97%A5%E8%82%A1%E6%94%B6%E6%B6%A8" text:style-name="Internet_20_link" text:visited-style-name="Visited_20_Internet_20_Link">
https://www.rfi.fr/cn/%E8%B4%A2%E7%BB%8F%E5%BF%AB%E8%AE%AF/20230522-%E6%97%A5%E8%82%A1%E6%94%B6%E6%B6%A8</text:a>
</text:p>
      <!--NEWS-->
      <text:h text:style-name="P10" text:outline-level="1">
<text:span text:style-name="T4">
Lord on the knee amputa, the top of the Nepalese retired soldiers writing history</text:span>
</text:h>
      <text:p text:style-name="P4">
Publisher: 法新社</text:p>
      <text:p text:style-name="P4">
Published Time: 2023-05-22T08:02:08+00:00</text:p>
      <text:p text:style-name="P4">
Modified Time: 2023-05-22T07:50:01+00:00</text:p>
      <text:p text:style-name="P4">
Description: (Agence France -Presse Kathmandu, 21st) Nepal, Magar, who had fought side by side with the British troops at the time of service, was fried on the battlefield in Afghanistan. Now he has successfully reached the top of the Virgin Peak and became amputation on his legs. The first person of this achieve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5-22T08-02-08-00-00/000000.png" xlink:type="simple" xlink:show="embed" xlink:actuate="onLoad" draw:mime-type="image/png"/>
</draw:frame>
At about 3 pm on the 19th, Hari Budhamagar climbed to the top of Everest. After successfully reaching the summit, he had retreated to the base camp and would return to Kathmandu tomorrow.</text:p>
      <text:p text:style-name="P4">
The 43 -year -old Magar, who was in Afghanistan in Afghanistan in 2010, was unfortunately stepped on the Bridde of Gurkhas. Gurkha brigade is composed of the Nepalese who was recruited to the British army.</text:p>
      <text:p text:style-name="P4">
There are currently two mountaineers with amputation under their knees to the top of the Virgin Peak, namely Mark Inglis in New Zealand and Xia Boyu in China. The two completed feats in 2006 and 2018, respectively.</text:p>
      <text:p text:style-name="P4">
In the past, Magar, in addition to the rowing of Isle of Wight, has also climbed to the Mount TOUBKAL of Morocco and the Bennevis Mountain in Scotland.(Ben Nevis), Europe's Mont Blanc and other famous Yue.</text:p>
      <text:p text:style-name="P4">
Because Nepal has the laws that ban leg amputation and blind climbing, Margal has been unable to challenge the top of the Virgin Peak for many years.</text:p>
      <text:p text:style-name="P4">
When the Dirin peak climbing at 8849 meters in the year, the law had not yet taken effect. Under the pressure of Magal and others, the Supreme Court of Nepalese revoked relevant regulations in 2018.</text:p>
      <text:p text:style-name="P4">
Magar said before going to the base camp last month, "As long as you can adjust our lives due to time and local conditions, we can do anything we want to do. There will be no limit except the sky."</text:p>
      <text:p text:style-name="P4">
Margal uses "no legs, no limit" on his website as a promotional slogan.</text:p>
      <text:p text:style-name="P4">
Among the top 10 peaks of the world, eight are in Nepal. Every year, when the spring weather is warm and usually gentle, hundreds of climbers will visit.</text:p>
      <text:p text:style-name="P4">
Government Tourism Bureau official Bigyan Koirala said that this year's climbing season has nearly 450 climbers who have successfully reached the top of the Virgin Peak.</text:p>
      <text:p text:style-name="P4">
The Nepalese authorities issued 478 to foreign climbers this year, and each mountaineering permit cost is $ 11,000 (NT $ 337,300).</text:p>
      <text:p text:style-name="P4">
As most climbers need a guide, this year it continues until the climbing season in early June, and more than 900 people climbing the Virgin Peak will write a record.</text:p>
      <text:p text:style-name="P4">
This year's climbing season, 9 people have broken the Virgin Peak.</text:p>
      <text:p text:style-name="P4">
News Source: <text:a xlink:type="simple" xlink:href="https://www.rfi.fr/cn/%E5%9B%BD%E9%99%85%E6%8A%A5%E9%81%93/20230522-%E8%86%9D%E4%B8%8A%E6%88%AA%E8%82%A2%E8%80%85%E5%9C%A3%E6%AF%8D%E5%B3%B0%E7%99%BB%E9%A1%B6-%E5%B0%BC%E6%B3%8A%E5%B0%94%E7%B1%8D%E9%80%80%E5%BD%B9%E5%86%9B%E4%BA%BA%E5%86%99%E5%8E%86%E5%8F%B2" text:style-name="Internet_20_link" text:visited-style-name="Visited_20_Internet_20_Link">
https://www.rfi.fr/cn/%E5%9B%BD%E9%99%85%E6%8A%A5%E9%81%93/20230522-%E8%86%9D%E4%B8%8A%E6%88%AA%E8%82%A2%E8%80%85%E5%9C%A3%E6%AF%8D%E5%B3%B0%E7%99%BB%E9%A1%B6-%E5%B0%BC%E6%B3%8A%E5%B0%94%E7%B1%8D%E9%80%80%E5%BD%B9%E5%86%9B%E4%BA%BA%E5%86%99%E5%8E%86%E5%8F%B2</text:a>
</text:p>
      <!--NEWS-->
      <text:h text:style-name="P10" text:outline-level="1">
<text:span text:style-name="T4">
It is said that the performance of Bach Murte promised Russian mercenaries to evacuate on the 25th</text:span>
</text:h>
      <text:p text:style-name="P4">
Author: 联合早报 (Person)</text:p>
      <text:p text:style-name="P4">
Publisher: 联合早报 (Organization)</text:p>
      <text:p text:style-name="P4">
Published Time: 2023-05-22T08:14</text:p>
      <text:p text:style-name="P4">
Modified Time: 2023-05-22T08:14</text:p>
      <text:p text:style-name="P4">
Description: The founder of the Russian mercenary Wagner Group, Pleigo, said his troops have fulfilled their commitments to occupy all the territories of Bachomut, eastern Ukraine, and will evacuate the occupation zone within this week. The Ukrainian military said that in a small part of the region, the battle in the suburbs also made progress.</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The founder of the Russian mercenary Wagner Group, Pleigojin, said his troops have fulfilled their promises, <text:a xlink:type="simple" xlink:href="https://www.zaobao.com/realtime/world/story20230520-1396628" text:style-name="Internet_20_link" text:visited-style-name="Visited_20_Internet_20_Link">
</text:a>
, Will evacuate the occupation area within this week. The Ukrainian military said, <text:a xlink:type="simple" xlink:href="https://www.zaobao.com/realtime/world/story20230521-1396844" text:style-name="Internet_20_link" text:visited-style-name="Visited_20_Internet_20_Link">
</text:a>
The battle in the suburbs has also made progress.</text:p>
      <text:p text:style-name="P4">
Reuters reported that Poriger's Sunday (May 21) released a recording speech on the social media platform Telegram: "Wagner has not launched an attack. Wagner has not occupied any territory today. We have captured every inch we promised to capture each inch territory."</text:p>
      <text:p text:style-name="P4">
He said: "As we said yesterday, we were transferred to the (Russia) Ministry of Defense to transfer positions and left the conflict area on the 25th (May)."</text:p>
      <text:p text:style-name="P4">
On the 20th, Porigin announced that his troops were fully controlled by Bachmut. The city of eastern Ukrainian was attacked by the Russian artillery for more than nine months. But Ukrainian President Zelei and senior military officials were both on the 21st <text:a xlink:type="simple" xlink:href="https://www.zaobao.com/realtime/world/story20230521-1396830" text:style-name="Internet_20_link" text:visited-style-name="Visited_20_Internet_20_Link">
</text:a>
Essence</text:p>
      <text:p text:style-name="P4">
According to the "New York Times" report, Oleksandr Syrsky, commander of the Kiev ground force, said on Sunday that the Ukraine still controlled a small part of Bach Murd's area and the battle in the suburbs was progressing.</text:p>
      <text:p text:style-name="P4">
Selski said in Telegram: "Although we only control the small part of the Bachurut region now, its importance is not to be ignored in terms of defense."</text:p>
      <text:p text:style-name="P4">
He also added that the battle's battle on the edge of the Bach Murd continued to make progress. In terms of tactics, "it is close to surrounding the entire city."</text:p>
      <text:p text:style-name="P4">
Reuters cannot verify the relevant reports of the Bach Murte Theater.</text:p>
      <text:p text:style-name="P4">
News Source: <text:a xlink:type="simple" xlink:href="https://www.zaobao.com.sg/realtime/world/story20230522-1396967" text:style-name="Internet_20_link" text:visited-style-name="Visited_20_Internet_20_Link">
https://www.zaobao.com.sg/realtime/world/story20230522-1396967</text:a>
</text:p>
      <!--NEWS-->
      <text:h text:style-name="P10" text:outline-level="1">
<text:span text:style-name="T4">
Ukrainian water sisters sisters flower pain for family members of my hometown training for Olympic off -site training</text:span>
</text:h>
      <text:p text:style-name="P4">
Publisher: 法新社</text:p>
      <text:p text:style-name="P4">
Published Time: 2023-05-22T08:32:07+00:00</text:p>
      <text:p text:style-name="P4">
Modified Time: 2023-05-22T08:05:02+00:00</text:p>
      <text:p text:style-name="P4">
Description: (AFP, France, Mengbei, 21st) Ukrainian water ballet player Vladyslava Aleksiiva and Maryna Aleksiiva left their hometown. They were in my hometown, but they never gave up in Paris and wanted to be in Paris. The dream of winning the Olympic Gam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5-22T08-32-07-00-00/000000.png" xlink:type="simple" xlink:show="embed" xlink:actuate="onLoad" draw:mime-type="image/png"/>
</draw:frame>
When the Russians invaded Ukraine last year, the 21 -year -old sister Hua, who had won the bronze medal in the Tokyo Olympics, was training.</text:p>
      <text:p text:style-name="P4">
After the war began, the two fled Kharkiv, bombed by Russian missiles, stayed in Italy for 6 months. Now they can return to Ukraine for a short stay during the interval between the International Tour.</text:p>
      <text:p text:style-name="P4">
The last time they participated in the World Cup in Montpellier in southern France this month.</text:p>
      <text:p text:style-name="P4">
The sisters admitted in an interview with Agence France -Presse that their parents and other family members were constantly threatened, and they were actually difficult to focus on training.</text:p>
      <text:p text:style-name="P4">
Marina said, "I'm a little worried ..." Saying that her voice was getting smaller and smaller, Fradislawa immediately played a perfect partner role, and said, "separates the pressure from our loved ones. Because they were still in Ukraine. Yesterday, UMAN and Kiev had exploded, and many houses were destroyed. "</text:p>
      <text:p text:style-name="P4">
"It is better to be together, but we have to show our skills and courage in the game, and we have to go abroad."</text:p>
      <text:p text:style-name="P4">
After the sisters won the women's two free selection of the project championship in Montbeli, they will participate in Spain and Poland, and then fly to Fukuoka, Japan to participate in the World Championships from July 14th to 30th.</text:p>
      <text:p text:style-name="P4">
After going through Ukraine's frequent power outages and dark days, training in France is just like in heaven for the two.</text:p>
      <text:p text:style-name="P4">
Marina said, "Without electricity, we can't blow their hair. Now it's better, because the weather is warm and there is electricity."</text:p>
      <text:p text:style-name="P4">
"Sometimes I also turn on the flashlight of my phone, because I always forget that we already have electricity."</text:p>
      <text:p text:style-name="P4">
After Russia invaded Ukraine, Russia and its allies Belarusian athletes were basically prohibited from participating in international competitions, but the International OlympicCommittee said in March that as long as the two countries do not actively support the war, they can return to the field to return to the field. Essence</text:p>
      <text:p text:style-name="P4">
Earlier this month, the Ukrainian Judo team withdrew from the World Championship to protest Russian players.</text:p>
      <text:p text:style-name="P4">
The two sisters are worried that similar situations will cause Ukraine to resist the Paris Olympics.</text:p>
      <text:p text:style-name="P4">
Previously, Ukrainian athletes said that if the International Olympic Committee allows Russians to participate in the 2024 Paris Olympics, they will resist the competition. However, the sisters who had previously responded to such positions now softened their positions and suggested that the Ukrainian government should change this unwritten policy.</text:p>
      <text:p text:style-name="P4">
"Maybe my country has to find ways to change the rules so that we can participate in the competition with Russian players."</text:p>
      <text:p text:style-name="P4">
"They can also participate in killing people, but we can't do anything but can't go, so stupid."</text:p>
      <text:p text:style-name="P4">
News Source: <text:a xlink:type="simple" xlink:href="https://www.rfi.fr/cn/%E8%BF%90%E5%8A%A8%E5%A4%A9%E5%9C%B0/20230522-%E4%B9%8C%E5%85%8B%E5%85%B0%E6%B0%B4%E4%B8%8A%E8%8A%AD%E8%95%BE%E5%A7%8A%E5%A6%B9%E8%8A%B1%E7%97%9B%E8%88%8D%E5%AE%B6%E4%B9%A1%E4%BA%B2%E4%BA%BA-%E4%B8%BA%E5%A5%A5%E8%BF%90%E5%BC%82%E5%9C%B0%E8%AE%AD%E7%BB%83" text:style-name="Internet_20_link" text:visited-style-name="Visited_20_Internet_20_Link">
https://www.rfi.fr/cn/%E8%BF%90%E5%8A%A8%E5%A4%A9%E5%9C%B0/20230522-%E4%B9%8C%E5%85%8B%E5%85%B0%E6%B0%B4%E4%B8%8A%E8%8A%AD%E8%95%BE%E5%A7%8A%E5%A6%B9%E8%8A%B1%E7%97%9B%E8%88%8D%E5%AE%B6%E4%B9%A1%E4%BA%B2%E4%BA%BA-%E4%B8%BA%E5%A5%A5%E8%BF%90%E5%BC%82%E5%9C%B0%E8%AE%AD%E7%BB%83</text:a>
</text:p>
      <!--NEWS-->
      <text:h text:style-name="P10" text:outline-level="1">
<text:span text:style-name="T4">
Instagram service once interrupted META: Most users can access the platform</text:span>
</text:h>
      <text:p text:style-name="P4">
Author: 联合早报 (Person)</text:p>
      <text:p text:style-name="P4">
Publisher: 联合早报 (Organization)</text:p>
      <text:p text:style-name="P4">
Published Time: 2023-05-22T08:38</text:p>
      <text:p text:style-name="P4">
Modified Time: 2023-05-22T09:56</text:p>
      <text:p text:style-name="P4">
Description: Meta Platform Inc's social media application Instagram Sunday (May 21) services are interrupted, and users from all over the world have complained that they cannot access this picture and video sharing platform. The same day is later, Meta said that most users ...</text:p>
      <text:p text:style-name="P4">
Videos: []</text:p>
      <text:p text:style-name="P4">
Audios: []</text:p>
      <text:p text:style-name="P4">
Images: []</text:p>
      <text:p text:style-name="P4">
Type: NewsArticle</text:p>
      <text:p text:style-name="P4">
Breadcrumbs: ['即时', '国际']</text:p>
      <text:p text:style-name="P4">
Keywords: ['instagram', '社交媒体平台', '社交媒体', '故障']</text:p>
      <!--METADATA-->
      <text:p text:style-name="P4">
Meta Platforminc's social media application Instagram Sunday (May 21) services interrupted, users around the world complained that they could not access this picture and video sharing platform. The same day is later, Meta said most users <text:a xlink:type="simple" xlink:href="https://www.zaobao.com/realtime/singapore/story20230522-1396970" text:style-name="Internet_20_link" text:visited-style-name="Visited_20_Internet_20_Link">
</text:a>
Essence</text:p>
      <text:p text:style-name="P4">
A Meta spokesman responded to Reuters inquiring: "Earlier today, a technical problem caused some users to be unable to access Instagram. We have quickly solved this problem for affected users."</text:p>
      <text:p text:style-name="P4">
According to the data of the interrupt service tracking website Downdetector.com, Instagram began to fail from 5:45 pm EST Sunday time (Singapore Monday 5:45 am).</text:p>
      <text:p text:style-name="P4">
Instagram issued an email statement earlier saying that it is trying to restore Instagram as soon as possible and cause inconvenience to user interruption to user interruption.</text:p>
      <text:p text:style-name="P4">
Instagram did not disclose more details and did not provide data from affected users. DOWNDETECTOR.com data shows that there are more than 100,000 in the United States, 24,000 in Canada, and more than 56,000 Britain.</text:p>
      <text:p text:style-name="P4">
During the interrupt peak period, more than 180,000 users encountered problems when visiting Instagram.</text:p>
      <text:p text:style-name="P4">
News Source: <text:a xlink:type="simple" xlink:href="https://www.zaobao.com.sg/realtime/world/story20230522-1396969" text:style-name="Internet_20_link" text:visited-style-name="Visited_20_Internet_20_Link">
https://www.zaobao.com.sg/realtime/world/story20230522-1396969</text:a>
</text:p>
      <!--NEWS-->
      <text:h text:style-name="P10" text:outline-level="1">
<text:span text:style-name="T4">
Yan Jiaqi (below): Chinese politics retreats to ancient times ｜ Perspective</text:span>
</text:h>
      <text:p text:style-name="P4">
Author: None</text:p>
      <text:p text:style-name="P4">
Publisher: Radio Free Asia (Organization)</text:p>
      <text:p text:style-name="P4">
Published Time: 2023-05-22T09:00:00-04:00</text:p>
      <text:p text:style-name="P4">
Modified Time: 2023-05-19T16:42: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88615in" draw:z-index="0">
<draw:image xlink:href="../Images/rfamandarin/2023-05-22T09-00-00-04-00/000000.png" xlink:type="simple" xlink:show="embed" xlink:actuate="onLoad" draw:mime-type="image/png"/>
</draw:frame>
 <text:a xlink:type="simple" xlink:href="https://www.rfa.org/mandarin/duomeiti/guandian/gd-05192023145629.html/@@images/image" text:style-name="Internet_20_link" text:visited-style-name="Visited_20_Internet_20_Link">
</text:a>
Radio of Liberty Asia</text:p>
      <text:p text:style-name="P4">
<text:span text:style-name="T4">
 Moderator: Hello everyone, this is "point of view", I am Tang Qiwei. Today's viewpoint, the guests we visited were Mr. Yan Jiaqi, a famous Chinese scientist in China. Mr. Yan Jiaqi was originally born in physics. In his opinion, the "Yuan History" of human society is a historical process that is not by accidental interference and follows the inevitable path and direction. As early as the early 1990s, Mr. Yan Jiaqi proposed the Federal China idea, hoping to provide a reasonable and possible choice for the future Chinese national structure. How should we look at the changes in contemporary China from "Yuan History"? Will the concept of Federal China split China as some observers worry? Let's listen to Mr. Yan Jiaqi's point together. </text:span>
</text:p>
      <text:p text:style-name="P4">
Reporter: In the 1990s, you proposed to use federal methods to solve China's national problems. Your ideal is to hope that China will become a federal China?</text:p>
      <text:p text:style-name="P4">
<text:span text:style-name="T4">
 Yan Jiaqi: The federal system can have many forms, which are the main body of mainland China. The Han part of it has the characteristics of the federal, but it can be closely connected together. This cannot be said to separate it. It is impossible to separate Jiangsu Province with Shanghai and separate Beijing and Hebei. It is one and Guangdong. It cannot learn the United States like the United States. But for Tibet, Xinjiang or Hong Kong, it can adopt many characteristics of the federal system, and it can also be called Federal China in name. I am such an idea. </text:span>
</text:p>
      <text:p text:style-name="P4">
Reporter: Some opponents believe that the federal system is to split China. Your response?</text:p>
      <text:p text:style-name="P4">
<text:span text:style-name="T4">
 Yan Jiaqi: The federal system is not split in China, the Federation system is to split China. I never agree with China to establish the Federation. Union is the union of many countries, and the Federation is a country. The United States is the federal country and Australia is a federal country. Therefore, the federal system must be compared. </text:span>
</text:p>
      <text:p text:style-name="P4">
Reporter: But the United States used to be an independent state before the United States, and later united into a country, but China was originally a unified China. If ...</text:p>
      <text:p text:style-name="P4">
<text:span text:style-name="T4">
 Yan Jiaqi: There is no need to copy people, how good China is, but it must admit it in essence. If China wants to be unified, it must be achieved in peace and unity. It is absolutely necessary to oppose. </text:span>
</text:p>
      <text:p text:style-name="P4">
Reporter: Some observer said that many Chinese people do not like the Communist Party of China, but at the same time they do not want a four -point China. They believe that from the perspective of geopolitics, a split China is more in line with the interests of the West. I don't know what you will look at (this statement)?</text:p>
      <text:p text:style-name="P4">
<text:span text:style-name="T4">
 Yan Jiaqi: It is very simple China will not split, and China will not become a cracked country. Because it is the 21st century, railway, transportation highway and economic connection make it impossible for China to split, hoping that it will not be split, and it is completely different from Russia. And it may also be a democratic China, Mongolia joined China, and Mongolia returned. This possibility exists completely. Therefore, China is facing a peaceful way to achieve China's unity in a peaceful way, but it is unreasonable to threaten Taiwan forces. </text:span>
</text:p>
      <text:p text:style-name="P4">
Reporter: Some former U.S. officials pointed out that since the Mao Zedong era in 1949, China has a century -old plan that surpasses the United States to become the world overlord. I know you used to work for the highest level of the CCP power. What kind of observation do you have?</text:p>
      <text:p text:style-name="P4">
<text:span text:style-name="T4">
 Yan Jiaqi: It is wrong to communism to spread communism in the world. This (ambition) has Mao Zedong, and Mao feels that Xi Jinping has inherited him. It should be said that Jiang Zemin and Hu Jintao did not, but Xi Jinping had it again. This is an impossible thing to implement communism around the world, and it is a mistake in Marxist theory. The Chinese have not been fully recognized. As a big country, it is inevitable that it is necessary to rise in the world. It is impossible to not rise. It has 1.4 billion people, and China has some cultures that are different from the West. Civilization must coexist, different civilizations, and Confucian civilization can also play a good role in the middle of Christian civilization Islamic civilization. It is a civilized system in the middle of a harmonious coordination. So Confucianism can play a good role. </text:span>
</text:p>
      <text:p text:style-name="P4">
Reporter: Some observers believe that even if China is a democratic country, from the perspective of geopolitical politics, it will also become an opponent of the United States. What about your observation?</text:p>
      <text:p text:style-name="P4">
<text:span text:style-name="T4">
 Yan Jiaqi: This problem is very simple. Look at the historical history of the world. The relationship between the country and the country does not depend on democracy and democracy and the autocratic authority. The previous countries are not democratic and it has international relations. The first characteristic of the country is that it is a plant that has geopolitics and geopolitics is crucial. China and the United States have a Pacific Ocean, and the relationship with Mongolia with China is very different from North Korea, with different relations with Russia. The second country is an animal, what is the animal? It has some rationality. It is not as high as human rationality and is as high as humans. It has no feelings without human feelings, so the state puts national interests first. The existence of this contradiction is a good solution, that is, the relationship between Britain and the United States, and there are contradictions to solve it. </text:span>
</text:p>
      <text:p text:style-name="P4">
Reporter: Recently, Xi proposed a slogan, which is Chinese -style modernization. The Chinese official explanation is that the modernization of Chinese -style is a myth that breaks modernization equivalent to Westernization. I do n’t know how you will compare the modern Chinese -style modernization of Chinese characteristics.</text:p>
      <text:p text:style-name="P4">
<text:span text:style-name="T4">
 Yan Jiaqi: China has a modern way in science and technology. This is certain. China's development economy can develop, and it is related to the system that China has joined the World Trade Organization and absorbs the Western economic management system. It is also inseparable from the efforts of many Chinese economists. However, in the political field, China has reached the level of the Chinese Empire. Chinese politics is ancient, and China's economic science and technology have been on the road of modernization, but it has been hindered in these aspects of the Internet. Because it is hindered by politics, in fact, China's modernization has great obstacles. This obstacle does not belong to West belongs to itself. </text:span>
</text:p>
      <text:p text:style-name="P4">
Reporter: After the establishment of diplomatic relations between Saudi Arabia and Iran, Xi Jinping tried to play the mediation person between the Russian and Ukraine War. Recently, he has frequently shot international diplomatic order. How do you observe?</text:p>
      <text:p text:style-name="P4">
<text:span text:style-name="T4">
 Yan Jiaqi: He is useless. His big problem is wrong, that is, it is very important to deal with international issues. To talk about credibility. The state's commitment cannot be changed, and government commitments can change government policies and change. The state's commitment to another country is the responsibility of the country, and the head of state represents the country. The formula of the joint statement of Hong Kong Sino -British is to eliminate this promise. </text:span>
</text:p>
      <text:p text:style-name="P4">
Reporter: Now Xi Jinping has tried to be a mediation person in the Russian and Ukraine War, what impact will China's status in international geopolitics?Reporter: On the one hand, China is criticized by the international community in the Xinjiang issue on the one hand. On the other hand, we see that like many Muslim countries in the Middle East maintain a very good relationship with China. Therefore, some critics have pointed out that not following the democratic value of the West is the statement that runs counter to universal values. In fact, it is the continuation of the attitude of Western colonists. I don't know how you will respond?</text:p>
      <text:p text:style-name="P4">
<text:span text:style-name="T4">
 Yan Jiaqi: This problem is an important issue for China. This universal value exists, and China also provides good universal value. Like Master Kong, do not do what he wants to do, this is a universal value. But this benevolence is not a universal value. Mencius said that it is the idea of the initiative to implement benevolence. Therefore, there are many good things in the thoughts of Master Kong, and we have always done this as a Chinese. Democracy has no distinction between East and West. What is democracy? Just look at the definition. Look at the meeting of the 3,000 people of the National People's Congress. Democracy is not democratic? It is not democratic. This is a basic fact. There are many different opinions in the U.S. Congress, splitting into different opinions, which is a manifestation of democracy. But as a decision -making efficiency, it is affected, but it prevents the occurrence of very large disasters. This is always a good thing for the democratic system and will not change. Democratic power is restricted by the government's power, the rights of the people are guaranteed, and the government's power comes from the people, but China does not have this. </text:span>
</text:p>
      <text:p text:style-name="P4">
Reporter: You are a political scientist. You said that politics is a science studying the national non -political approach. You say that the less people care about politics, the better. Why?</text:p>
      <text:p text:style-name="P4">
<text:span text:style-name="T4">
 Yan Jiaqi: I am not a political scientist. I understand a little politics. I was in the early studies of physics, and I believe in great physics. And when I go to the political field, my goal itself is to hope that a country is less politically. Therefore, I made a speech at the establishment of the Institute of Political Science. I said that the fundamental goal of political research in the Institute of Political Science is to pursue the path of non -politicalization of a country. What is non -political? The nationalization of the army is non -political, which is the first. In addition, judicial independence is also non -political, do not regard trials as a political phenomenon. China's trial has become politics, and this judicial independence is non -political. Chinese officials should not care about politics. Generally, he does it in accordance with the law and is called non -political, but government officials should care about politics. Politics means that he has a policy direction, or to Xi Jinping or Wen Jiabao. He has a different one, or he is biased towards the Democratic Party. This is a political appointment official, but most officials do not need to care about politics and work in accordance with the law. Now all officials (China) are concerned about politics. If they are not loyal to Xi Jinping, what should I do if they leave? Originally, officials, the civil servant system was like this. There are many fields of such fields. This is political science. Everyone in a country does not care about politics. This is a good country. Everyone cares about political issues. Everyone cares about politics. </text:span>
</text:p>
      <text:p text:style-name="P4">
Reporter: Just now you said that you are not a political scientist, how would you define yourself?</text:p>
      <text:p text:style-name="P4">
<text:span text:style-name="T4">
 Yan Jiaqi: I define myself that I am a scholar of Meta worldview. What is Meta? There are four META, the first Metaverse Yuan universe, and the second name is Metabolism. This is called metabolism. It should actually be turned into metabolism or metabolism. People who firmly believe in the history of the Yuan Dynasty. This Yuan History's Marx's historical view is wrong, and there is also a problem with Hegel's historical view. Higgel's Yuan history put Prussia first, and Marx's communism was first. Yuan History itself has its importance. The fourth Metaphysics, Metaphysics Chinese flipping and going to school. Now I want to write a book called "The World View of Schools", that is, the rigidity of the isolated and still rigidity of Mao Zedong, and I will look at the world like this now. This is a basic ability to treat human society and the development of China in the long run. Dialectics can only watch it for two days to watch for three days, three days, five days to watch, so I will think of hitting Taiwan. This is called Dialectics. This dialectical law is not good, there is no dialectics in the logic, and dialectics is a sophistry, so I never engage in natural dialectics. </text:span>
</text:p>
      <text:p text:style-name="P4">
Reporter: I actually talked a lot just now. I also saw in your memory article. You said that you have not planned in the United States for a long time, and you always want to return to China in a few years. I know you can't go back to China now. I want to ask you that you still have this idea now. Do you want to return to China? And you have lived overseas for so many years. In fact, you also talked about it just now. What is your identity?</text:p>
      <text:p text:style-name="P4">
<text:span text:style-name="T4">
 Yan Jiaqi: What is actually called civilization? Civilization is the biggest identity of a person's pursuit called civilization. The Islamic civilization of Christian civilization, the Confucian civilization, is the biggest and most large recognition of a person's pursuit. It is called civilization. This is not what I say, but Huntington said, so I have such a basic view of civilization. I don't agree with the view of benevolence. It is the foundation of authoritarianism, but I have a lot of Confucian things on my body, and I cannot throw it away. So my culture is still Chinese culture, and it still has the characteristics of Confucian culture. But I accept Christian culture at the same time, and I accept Christian culture. In fact, in this case, if when China was properly evaluated in June 4th, when Zhao Ziyang could get correctly evaluated, June 4th could flip the case. When the mother of Tiananmen was taken care of, I was willing to (no matter) how old, how old, how old, how old, how old, how old, how old, how old, how old, how old, how old, how old, how old, how old, how old, how old, how old, how old, how old, how old, how old, how old, how old, how old, how old, how old, how old, how old, how old, how old, how old, how old, how old is it? To return to my hometown, I want to see my loved ones, my sister I haven't seen for decades, I want to see my brother. My brother has just (dyed) the new crown virus died. I want to see my loved ones who do not care about politics Essence I miss my colleagues, and I have feelings for the Institute of Political Science, Academy of Social Sciences. I hope I will return to my land. But I did n’t hope in Xi Jinping's era, although I knew Wang Huning without any hope. I hope that after China changes, I want to take my poor wife back to my own hometown happily. I love the United States and China, France in the United States is good for us, I will always put it in my heart ... </text:span>
</text:p>
      <text:p text:style-name="P4">
<text:span text:style-name="T4">
 Moderator: In the memoir, Yan Jiaqi wrote: "‘ French poet Pooh in the 19th century said: “The strong created the incident, and the weak was subject to the incident that God arranged for him. Ordinary people obey their destiny, and only people with great character are fighting. 'I do n’t have a great personality, but I do n’t want to obey my destiny. I have been seeking truth and justice in my life. I must see the June 4th recovery of the truth. Be sure to see the sun in China. And hometown. "I am Tang Qiwei, thank you for watching, next show, we will be again!</text:span>
</text:p>
      <text:p text:style-name="P4">
News Source: <text:a xlink:type="simple" xlink:href="https://www.rfa.org/mandarin/duomeiti/guandian/gd-05192023145629.html" text:style-name="Internet_20_link" text:visited-style-name="Visited_20_Internet_20_Link">
https://www.rfa.org/mandarin/duomeiti/guandian/gd-05192023145629.html</text:a>
</text:p>
      <!--NEWS-->
      <text:h text:style-name="P10" text:outline-level="1">
<text:span text:style-name="T4">
China announced the prohibition of the purchase of Meiguang Products Company claims to evaluate follow -up operations</text:span>
</text:h>
      <text:p text:style-name="P4">
Publisher: 法新社</text:p>
      <text:p text:style-name="P4">
Published Time: 2023-05-22T09:02:07+00:00</text:p>
      <text:p text:style-name="P4">
Modified Time: 2023-05-22T08:50:01+00:00</text:p>
      <text:p text:style-name="P4">
Description: (Agence France -Presse, Beijing, 21st) China Internet Information Office announced tonight that there are more serious online security hazards in the US Micron's products. Operators of key information infrastructure in China should stop purchasing Micron products. Micron immediately stated that it will evaluate subsequent operations and discuss with the Chinese authorit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22T09-02-07-00-00/000000.png" xlink:type="simple" xlink:show="embed" xlink:actuate="onLoad" draw:mime-type="image/png"/>
</draw:frame>
According to the China Network Information Office, the review found that there are more serious network security issues in Micron products, which causes major security risks to the supply chain of key information infrastructure in China and affects China's national security. To this end, the Internet Security Examination Office makes a conclusion that it does not pass the online security censorship in accordance with the law.</text:p>
      <text:p text:style-name="P4">
According to the China Internet Information Office, in accordance with laws and regulations such as the "Internet Security Law", operators of key information infrastructure in China should stop purchasing Micron's products.</text:p>
      <text:p text:style-name="P4">
This symbolizes the fierce chip wars in the middle of the United States. The United States hopes to prevent China from getting advanced semiconductors, and China has launched a network security review of Micron's products sold in China in March to counterc counter.</text:p>
      <text:p text:style-name="P4">
Micron issued a statement saying that it has received the above -mentioned review conclusions of the China Internet Information Office. Micron will evaluate the content of the conclusions and subsequent operations.</text:p>
      <text:p text:style-name="P4">
When the reporter asked Meiguo if he would appeal, Micron's spokesman said: "We look forward to continuing to discuss with the Chinese authorities."</text:p>
      <text:p text:style-name="P4">
According to the company's information, Micron revenue reached $ 30.8 billion last year, of which about 10%came from China. However, analysts pointed out that many products sold in China are purchased by foreign manufacturers. At present, it is unclear whether the decision of the Cyberspace Office will affect these foreign buyers.</text:p>
      <text:p text:style-name="P4">
News Source: <text:a xlink:type="simple" xlink:href="https://www.rfi.fr/cn/%E8%B4%A2%E7%BB%8F%E5%BF%AB%E8%AE%AF/20230522-%E4%B8%AD%E5%9B%BD%E5%AE%A3%E5%B8%83%E7%A6%81%E6%AD%A2%E9%87%87%E8%B4%AD%E7%BE%8E%E5%85%89%E4%BA%A7%E5%93%81-%E5%85%AC%E5%8F%B8%E7%A7%B0%E8%AF%84%E4%BC%B0%E5%90%8E%E7%BB%AD%E8%A1%8C%E5%8A%A8" text:style-name="Internet_20_link" text:visited-style-name="Visited_20_Internet_20_Link">
https://www.rfi.fr/cn/%E8%B4%A2%E7%BB%8F%E5%BF%AB%E8%AE%AF/20230522-%E4%B8%AD%E5%9B%BD%E5%AE%A3%E5%B8%83%E7%A6%81%E6%AD%A2%E9%87%87%E8%B4%AD%E7%BE%8E%E5%85%89%E4%BA%A7%E5%93%81-%E5%85%AC%E5%8F%B8%E7%A7%B0%E8%AF%84%E4%BC%B0%E5%90%8E%E7%BB%AD%E8%A1%8C%E5%8A%A8</text:a>
</text:p>
      <!--NEWS-->
      <text:h text:style-name="P10" text:outline-level="1">
<text:span text:style-name="T4">
The Zapoli Nuclear Power Plant has once again shifted to an emergency generator</text:span>
</text:h>
      <text:p text:style-name="P4">
Publisher: 法新社</text:p>
      <text:p text:style-name="P4">
Published Time: 2023-05-22T09:02:08+00:00</text:p>
      <text:p text:style-name="P4">
Modified Time: 2023-05-22T08:35:02+00:00</text:p>
      <text:p text:style-name="P4">
Description: (Agence France -Presse Moscow, 22nd) Russian officials in the Russian control zone in Ukraine in Ukraine today said today that the Zapolo Nuclear Power Plant has once again cut off with the power grid and has switched to backup and emergency power generato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5-22T09-02-08-00-00/000000.png" xlink:type="simple" xlink:show="embed" xlink:actuate="onLoad" draw:mime-type="image/png"/>
</draw:frame>
Russian authorities wrote on Telegram that "because a high -voltage wire is cut off, the power plant has lost external power supply." The authorities are investigating the cause of the incident and the spare diesel generator is also operating.</text:p>
      <text:p text:style-name="P4">
News Source: <text:a xlink:type="simple" xlink:href="https://www.rfi.fr/cn/%E5%9B%BD%E9%99%85%E6%8A%A5%E9%81%93/20230522-%E6%9C%AD%E6%B3%A2%E7%BD%97%E7%83%AD%E6%A0%B8%E7%94%B5%E5%8E%82%E5%86%8D%E5%BA%A6%E6%96%AD%E8%81%94-%E5%B7%B2%E5%88%87%E6%8D%A2%E8%87%B3%E7%B4%A7%E6%80%A5%E5%8F%91%E7%94%B5%E6%9C%BA" text:style-name="Internet_20_link" text:visited-style-name="Visited_20_Internet_20_Link">
https://www.rfi.fr/cn/%E5%9B%BD%E9%99%85%E6%8A%A5%E9%81%93/20230522-%E6%9C%AD%E6%B3%A2%E7%BD%97%E7%83%AD%E6%A0%B8%E7%94%B5%E5%8E%82%E5%86%8D%E5%BA%A6%E6%96%AD%E8%81%94-%E5%B7%B2%E5%88%87%E6%8D%A2%E8%87%B3%E7%B4%A7%E6%80%A5%E5%8F%91%E7%94%B5%E6%9C%BA</text:a>
</text:p>
      <!--NEWS-->
      <text:h text:style-name="P10" text:outline-level="1">
<text:span text:style-name="T4">
Balance China Modi and Brinken visit to the Pacific Islands</text:span>
</text:h>
      <text:p text:style-name="P4">
Author: None (Language: zh)</text:p>
      <text:p text:style-name="P4">
Publisher: None</text:p>
      <text:p text:style-name="P4">
Time: 2023-05-22T09:19:00Z</text:p>
      <text:p text:style-name="P4">
Description: Pacific Island Boabia New Guinea held a series of meetings on the 22nd. The prime minister of the country first had talks with Indian Prime Minister Modi and met with US Secretary of State Brillin in the afternoon. The country also signed a defense cooperation agreement with the United States. Experts believe that China's expansion is an important influencing factor behind these efforts.</text:p>
      <text:p text:style-name="P4">
Videos: []</text:p>
      <text:p text:style-name="P4">
Images: ["<text:a xlink:type="simple" xlink:href="https://static.dw.com/image/65695118_303.jpg" text:style-name="Internet_20_link" text:visited-style-name="Visited_20_Internet_20_Link">
65695118_303.jpg</text:a>
", "<text:a xlink:type="simple" xlink:href="https://static.dw.com/image/65693876_401.jpg" text:style-name="Internet_20_link" text:visited-style-name="Visited_20_Internet_20_Link">
65693876_401.jpg</text:a>
", "<text:a xlink:type="simple" xlink:href="https://static.dw.com/image/65693662_401.jpg" text:style-name="Internet_20_link" text:visited-style-name="Visited_20_Internet_20_Link">
65693662_401.jpg</text:a>
", "<text:a xlink:type="simple" xlink:href="https://static.dw.com/image/64590065_303.jpg" text:style-name="Internet_20_link" text:visited-style-name="Visited_20_Internet_20_Link">
64590065_303.jpg</text:a>
", "<text:a xlink:type="simple" xlink:href="https://static.dw.com/image/64589922_303.jpg" text:style-name="Internet_20_link" text:visited-style-name="Visited_20_Internet_20_Link">
64589922_303.jpg</text:a>
", "<text:a xlink:type="simple" xlink:href="https://static.dw.com/image/63385957_303.jpg" text:style-name="Internet_20_link" text:visited-style-name="Visited_20_Internet_20_Link">
63385957_303.jpg</text:a>
", "<text:a xlink:type="simple" xlink:href="https://static.dw.com/image/40010197_303.jpg" text:style-name="Internet_20_link" text:visited-style-name="Visited_20_Internet_20_Link">
40010197_303.jpg</text:a>
", "<text:a xlink:type="simple" xlink:href="https://static.dw.com/image/64584719_303.jpg" text:style-name="Internet_20_link" text:visited-style-name="Visited_20_Internet_20_Link">
64584719_303.jpg</text:a>
", "<text:a xlink:type="simple" xlink:href="https://static.dw.com/image/63008271_303.jpg" text:style-name="Internet_20_link" text:visited-style-name="Visited_20_Internet_20_Link">
63008271_303.jpg</text:a>
"]</text:p>
      <text:p text:style-name="P4">
Subject: 时政风云</text:p>
      <text:p text:style-name="P4">
Subjects: ['奥巴马', '印度', '美国']</text:p>
      <text:p text:style-name="P4">
Keywords: ['太平洋岛国', '巴布亚—新几内亚', '印度', '美国', '莫迪', '布林肯', '防卫协议', '所罗门群岛', '抗中']</text:p>
      <text:p text:style-name="P4">
Id: 65695643</text:p>
      <!--METADATA-->
      <text:p text:style-name="P4">
<text:a xlink:type="simple" xlink:href="https://www.dw.com/zh/overlay/image/article/65695643/65695118" text:style-name="Internet_20_link" text:visited-style-name="Visited_20_Internet_20_Link">
 <draw:frame draw:style-name="fr1" draw:name="Image79" text:anchor-type="as-char" svg:width="6.9236in" svg:height="3.896998in" draw:z-index="0">
<draw:image xlink:href="../Images/dwzh/2023-05-22T09-19-00Z/65695118_303.jpg" xlink:type="simple" xlink:show="embed" xlink:actuate="onLoad" draw:mime-type="image/jpeg"/>
</draw:frame>
</text:a>
Indian Prime Minister Modi (left) met with Papua New Guinea Prime Minister Malape on the 22nd.</text:p>
      <text:p text:style-name="P4">
(Voice of Germany Chinese Network) Hiroshima in Japan <text:a xlink:type="simple" xlink:href="https://www.dw.com/zh/zh/美中關係低谷逢春拜登很快解凍/a-65693328" text:style-name="Internet_20_link" text:visited-style-name="Visited_20_Internet_20_Link">
</text:a>
, Invited to participate in Indian Prime Minister Narendra Modi, then went to the Pacific Island State Babia New Guinea to attend the FORUM for India-Pacific Islands Coopration (FIPIC).</text:p>
      <text:p text:style-name="P4">
On Sunday evening, Modi arrived at Port Moresby, the capital of Papua New Guinea. Marape's high -standard reception of Modi has become the focus of Indian media such as Hindustan Times, The Times ofindia.</text:p>
      <text:p text:style-name="P4">
It is reported that Pakistani generally does not hold a ceremony after the sunset to welcome any guests, but Modi not only has courtesy artillery, instrument team, and red carpet greeted, and Marape bend over and touch Modi's legs. Sambitpatra, a spokesman for the Indian People's Party (BJP), said on Twitter on the 21st that the move "reflects the growth and influence of India under the leadership of Prime Minister Modi."</text:p>
      <text:h text:style-name="P12" text:outline-level="3">
<text:span text:style-name="T4">
India layout of the Pacific Ocean</text:span>
</text:h>
      <text:p text:style-name="P4">
Agence France -Presse pointed out that Modi was the first time that Indian Prime Minister visited Papua New Guinea. In recent years, China has invested and expanded its influence in the Pacific Island country. India has been alert to this, so it seeks to strengthen the relationship with the region. Since 2020, the conflict between the Indian -China border has resurrected, leading to the deterioration of the relationship between the two parties.</text:p>
      <text:p text:style-name="P4">
Mihaisora, a researcher at the Pacific Island project of the Institute of International Policy, Australia, told AFRA: "With India's role in the Quartet's security dialogue (QUAD), it gradually becomes a Indian on the international stage. Too strong country, it also wants to be regarded like this. "</text:p>
      <text:p text:style-name="P4">
On Monday (22nd), Modi and Malape held bilateral talks. Modi pointed out on Twitter that when talking about "very effective", the two parties will strengthen cooperation in business, technology, and health, and also discuss climate change.</text:p>
      <text:p text:style-name="P4">
<draw:frame draw:style-name="fr1" draw:name="Image80" text:anchor-type="as-char" svg:width="6.9236in" svg:height="3.896998in" draw:z-index="0">
<draw:image xlink:href="../Images/dwzh/2023-05-22T09-19-00Z/65693876_401.jpg" xlink:type="simple" xlink:show="embed" xlink:actuate="onLoad" draw:mime-type="image/jpeg"/>
</draw:frame>
Indian Prime Minister Modi co -sponsored the India and Pacific Island State Cooperation Forum with Papua New Guinea on the 22nd.</text:p>
      <text:p text:style-name="P4">
At the Cooperation Forum of India and the Pacific Island State, Modi told 14 member states of Pacific Island countries that India will be their "reliable partners" to follow the supply chain and climate change. In addition, India supports multilateralism and is committed to maintaining maintenance "Freedom, openness and tolerance" in the Indo -Pacific region.</text:p>
      <text:p text:style-name="P4">
Modi also said that the members of the Security Dialogue of the United States, Japan, and Australia are agreed, <text:a xlink:type="simple" xlink:href="https://www.dw.com/zh/zh/拉攏抗中-拜登9月將召開太平洋島國峰會/a-62733636" text:style-name="Internet_20_link" text:visited-style-name="Visited_20_Internet_20_Link">
</text:a>
Essence The Sifang Security Dialogue was originally scheduled to be held in Sydney, Australia this week, but was canceled because Biden could not be present. Last Saturday (20th), the leaders of the four countries had changed at the G7 summit.</text:p>
      <text:p text:style-name="P4">
Papua New Guinea Prime Minister Malape said on the 22nd that the Pacific Island country regarded India as the leader of "GlobalSouth", calling on India to fight for benefits for the island nation who "suffered by the great country". He added that the small country was severely impacted by factors such as the Russian and Ukraine War, and inflation and prices remained high.</text:p>
      <text:p text:style-name="P4">
Modi also met with leaders such as the Solomon Islands Prime Minister Manasseh Sogavare. After a series of bilateral meetings, Modi went to Australia to meet with Prime Minister AnthonyalBanese.</text:p>
      <text:h text:style-name="P12" text:outline-level="3">
<text:span text:style-name="T4">
US and Papua New Guinea signed a defense agreement</text:span>
</text:h>
      <text:p text:style-name="P4">
Originally, US President Biden also went to Papua New Guinea to participate in the US and Pacific Island Forum (U.S.-PACIFIC Islands Forum), but <text:a xlink:type="simple" xlink:href="https://www.dw.com/zh/zh/美債危機攪局-拜登印太布局腳步大亂/a-65688655" text:style-name="Internet_20_link" text:visited-style-name="Visited_20_Internet_20_Link">
</text:a>
The replacement of the Secretary of State AntonyBlinken was attended on behalf of.</text:p>
      <text:p text:style-name="P4">
On the 22nd, Brinken arrived in Papua New Guinea and officially signed with the country <text:a xlink:type="simple" xlink:href="https://www.dw.com/zh/zh/防备中国-拜登将与巴布亚新几内亚签署防卫合作协议/a-65577668" text:style-name="Internet_20_link" text:visited-style-name="Visited_20_Internet_20_Link">
</text:a>
(Defence Cooperation Agreement (DCA), and the U.S. military will have been able to enter and exit the country's airspace and port. He emphasized that this agreement was drafted by the two countries as an equal sovereign partner; Malape said that the two sides had improved the original "common relationship."</text:p>
      <text:p text:style-name="P4">
Malape had previously said that after contracting with the United States, the US military's deployment in the country will increase in the next ten years; Pakistan will allow the United States to enter the country's waters and obtain US satellite monitoring technology to fight against "Gonggong Illegal behavior at sea ". Nevertheless, this does not mean that Pakistani will not sign a similar agreement with other countries, including China.</text:p>
      <text:p text:style-name="P4">
In addition, Papua New Guinea also signed a Ship Riderspact agreement with the United States, allowing the United States Coast Guard to patrol in the country's exclusive economic zone, and officials from Pakistani on board will accompany the ship. According to the US State Department, Washington will also provide $ 45 million in funds to strengthen economic and security cooperation with Papua New Guinea.</text:p>
      <text:p text:style-name="P4">
However, the Australian Broadcasting Corporation (ABC) reported on the 22nd that there was a wave of waves within Papua New Guinea, criticizing Prime Minister Malape to destroy the country's strategic independence tradition.</text:p>
      <text:p text:style-name="P4">
PostCourier reported that the agreement caused a student to protest from many universities, arguing that the government's important entry and exit of the country gave the U.S. military too much autonomy. A 17 -year -old student told the Associated Press that she opposed signing an agreement with the United States. She said that China has not helped the United States for Papaba New Guinea in Papua New Guinea in the local road and funding the school. On the 22nd, a spokesman for the Chinese Ministry of Foreign Affairs Mao Ning was asked about the signing of the U.S. Pakistan. Geopolical Game. She said that China believes that any cooperation should not be targeted at third parties.</text:p>
      <text:p text:style-name="P4">
<draw:frame draw:style-name="fr1" draw:name="Image81" text:anchor-type="as-char" svg:width="6.9236in" svg:height="3.896998in" draw:z-index="0">
<draw:image xlink:href="../Images/dwzh/2023-05-22T09-19-00Z/65693662_401.jpg" xlink:type="simple" xlink:show="embed" xlink:actuate="onLoad" draw:mime-type="image/jpeg"/>
</draw:frame>
U.S. Secretary of State Brosky arrived in Port Mogett, the capital of Papua New Guinea.</text:p>
      <text:h text:style-name="P12" text:outline-level="3">
<text:span text:style-name="T4">
Agence France -Presse pointed out that the United States saw that China's forces penetrated into the South Pacific and worried that if Taiwan was invaded by China in the future, the US military's defense may be complicated. As for the US -Pakistan defense cooperation agreement, the external adjustment is "protecting the territorial boundaries of Papua New Guinea", but some experts believe that China's power expansion in the Pacific Ocean is an important influencing factor.</text:span>
</text:h>
      <text:p text:style-name="P4">
Before the United States and Pakistan signed an agreement, the UNITED States Institute of Peace, Gordonpeake, the Pacific Islands project consultant, told AFP that Papua New Guinea is no longer a "lonely and remote diplomatic post"; although the document may not not be in the document It will directly mention China, but it will be an important voice outside the United States and Pakistan relations.</text:p>
      <text:p text:style-name="P4">
New Zealand Prime Minister Chrishipkins said with Papua New Guinea Prime Minister on the morning of the 22nd that the US -Pakistan defense agreement was "extended with both relationships", which not only involved military influence, but also about development. He expressed his attention to the United States' attention to the Pacific region, but also said that New Zealand was not interested in militaryization of the Pacific region, but was concerned about common issues such as climate change.</text:p>
      <text:p text:style-name="P4">
*<draw:frame draw:style-name="fr1" draw:name="Image82" text:anchor-type="as-char" svg:width="6.9236in" svg:height="3.896998in" draw:z-index="0">
<draw:image xlink:href="../Images/dwzh/2023-05-22T09-19-00Z/64590065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US military can enter more Philippine military bases</text:span>
</text:h>
      <text:p text:style-name="P4">
The US Secretary of Defense Austin announced an agreement with the Philippines that enabled the United States to enter the Philippines' other four military bases. In this way, the U.S. army can keep an eye on two key locations: the disputed area of the Taiwan Strait and the South China Sea. According to officials, about 500 U.S. soldiers are duty every day in the Philippines, and the country allows U.S. forces to stay in the designated Philippine barracks.</text:p>
      <text:p text:style-name="P4">
*<draw:frame draw:style-name="fr1" draw:name="Image83" text:anchor-type="as-char" svg:width="6.9236in" svg:height="3.896998in" draw:z-index="0">
<draw:image xlink:href="../Images/dwzh/2023-05-22T09-19-00Z/64589922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U.S. Defense: Strengthen the alliance to deal with China's illegal claims</text:span>
</text:h>
      <text:p text:style-name="P4">
At a press conference with the Philippine Defense Secretary Carlito Galvezjr. Right) at the present conference where Manila attended together, US Defense Secretary Austin said that the efforts of strengthening the alliance "continued to advance its illegal claims in the Western Philippines Sea in China Particularly important". In response, Chinese Ministry of Foreign Affairs spokesman Mao Ning accused the United States of pursuing the "selfish agenda" through new military arrangements, saying that this was "exacerbating the tension in the region and endangering regional peace and stability."</text:p>
      <text:p text:style-name="P4">
*<draw:frame draw:style-name="fr1" draw:name="Image84" text:anchor-type="as-char" svg:width="6.9236in" svg:height="3.896998in" draw:z-index="0">
<draw:image xlink:href="../Images/dwzh/2023-05-22T09-19-00Z/63385957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Military equipment deployed on the Korean Peninsula</text:span>
</text:h>
      <text:p text:style-name="P4">
US Defense Minister Austin also announced in Seoul that advanced military equipment deployed on the Korean Peninsula, including fighter jets and aircraft carriers, to promote joint training and planning. He and South Korean Defense Minister Li Zhongzheng reached an agreement on expanding the United States and South Korea ’s joint military exercises, and also discussed the preparations for simulation exercises in February. North Korea fired dozens of missiles in 2022, including missiles that may have nuclear capabilities, aiming to combat South Korea and the United States. The United States therefore resumed large -scale military exercises last year to strengthen the deterrent of Pyongyang. North Korea officially stated that it was ready to fight against US military operations with "the most overwhelming nuclear force".</text:p>
      <text:p text:style-name="P4">
*<draw:frame draw:style-name="fr1" draw:name="Image85" text:anchor-type="as-char" svg:width="6.9236in" svg:height="3.896998in" draw:z-index="0">
<draw:image xlink:href="../Images/dwzh/2023-05-22T09-19-00Z/40010197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Adjust the US military garrison in Okinawa Island</text:span>
</text:h>
      <text:p text:style-name="P4">
In January 2023, the United States and Japan agreed to adjust the United States' garrison in Okinawa. Some of the reason for strengthening anti -ship capabilities and preparing for China invading Taiwan or other hostile behaviors in the South China Sea or the East China Sea in China. Japan is the place where the United States has the most places outside the country, including about 18,000 U.S. Marine War members, and most of them are stationed in the main base of Okinawa. Although Japan and Taiwan do not have formal diplomatic relations, they have close and informal relationships and have common concerns about China's continuous enhanced military activities.</text:p>
      <text:p text:style-name="P4">
*<draw:frame draw:style-name="fr1" draw:name="Image86" text:anchor-type="as-char" svg:width="6.9236in" svg:height="3.896998in" draw:z-index="0">
<draw:image xlink:href="../Images/dwzh/2023-05-22T09-19-00Z/64584719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Restarting in the Solomon Islands Embassy</text:span>
</text:h>
      <text:p text:style-name="P4">
The United States has restored the US Embassy in the Solomon Islands that has closed since 1993. U.S. Secretary of U.S. Sublinger claims that this is a commitment to partnerships in the Indo -Pacific region. In April last year, the secret security agreement signed with China and China caused concerns about Western powers, that is, the Soonia Islands may provide a foothold for China in the Pacific region. The State Department of the United States stated that the embassy that reopening there is a priority against China's increased influence in the region.</text:p>
      <text:p text:style-name="P4">
*<draw:frame draw:style-name="fr1" draw:name="Image87" text:anchor-type="as-char" svg:width="6.9236in" svg:height="3.896998in" draw:z-index="0">
<draw:image xlink:href="../Images/dwzh/2023-05-22T09-19-00Z/63008271_303.jpg" xlink:type="simple" xlink:show="embed" xlink:actuate="onLoad" draw:mime-type="image/jpeg"/>
</draw:frame>
#</text:p>
      <text:h text:style-name="P13" text:outline-level="4">
<text:span text:style-name="T4">
Military deployment in the United States expanded in the Asia -Pacific region</text:span>
</text:h>
      <text:h text:style-name="P12" text:outline-level="3">
<text:span text:style-name="T4">
Selling weapons to Taiwan</text:span>
</text:h>
      <text:p text:style-name="P4">
The United States has no formal diplomatic relations with Taiwan, but it is the main military supporter of Taiwan. For decades, Washington has sold "defensive" weapons to Taiwan based on the "Relations with Taiwan". After August last August, after the Speaker of the House of Representatives in the United States House, Plogsi visited Taiwan, the Chinese PLA launched the largest real -scale military exercise in the surrounding waters around Taiwan for decades. Then in September, the Bayeng government announced the 6th degree of Taiwan military sales case worth 1.16 billion US dollars. The US Ginseng Institute also passed the "National Defense Authorization Act" at the end of last year. The law plans to send US government officials to Taiwan to strengthen the bilateral cooperation of the United States and Taiw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制衡中國-莫迪、布林肯造訪太平洋島國/a-65695643" text:style-name="Internet_20_link" text:visited-style-name="Visited_20_Internet_20_Link">
https://www.dw.com/zh/制衡中國-莫迪、布林肯造訪太平洋島國/a-65695643?maca=chi-rss-chi-all-1127-rdf</text:a>
</text:p>
      <!--NEWS-->
      <text:h text:style-name="P10" text:outline-level="1">
<text:span text:style-name="T4">
Modi and Blintin discussed the trade climate and security with the Pacific Summit</text:span>
</text:h>
      <text:p text:style-name="P4">
Author: 联合早报 (Person)</text:p>
      <text:p text:style-name="P4">
Publisher: 联合早报 (Organization)</text:p>
      <text:p text:style-name="P4">
Published Time: 2023-05-22T09:32</text:p>
      <text:p text:style-name="P4">
Modified Time: 2023-05-22T10:03</text:p>
      <text:p text:style-name="P4">
Description: Indian Prime Minister Modi and U.S. Secretary of State Brosky have arrived in Papua New Guinea and held meetings with the Pacific Island leaders on Monday (May 22) to discuss trade, climate change and regional security issues. Reuters reports that Papua New Guinea Prime Minister Malape Sunday night ...</text:p>
      <text:p text:style-name="P4">
Videos: []</text:p>
      <text:p text:style-name="P4">
Audios: []</text:p>
      <text:p text:style-name="P4">
Images: []</text:p>
      <text:p text:style-name="P4">
Type: NewsArticle</text:p>
      <text:p text:style-name="P4">
Breadcrumbs: ['即时', '国际']</text:p>
      <text:p text:style-name="P4">
Keywords: ['巴布亚新几内亚', '莫迪', '布林肯', '美国', '太平洋岛国']</text:p>
      <!--METADATA-->
      <text:p text:style-name="P4">
Indian Prime Minister Modi and U.S. Secretary of State Brosky have arrived in Papua New Guinea and held meetings with the Pacific Island leaders on Monday (May 22) to discuss trade, climate change and regional security issues.</text:p>
      <text:p text:style-name="P4">
Reuters reported that Papua New Guinea Prime Minister Malape arrived at the airport on Sunday evening to welcome Modi, and the two held bilateral meetings on Monday morning. Subsequently, Modi will hold a regional summit with the leaders of 14 Pacific Island countries.</text:p>
      <text:p text:style-name="P4">
Blint is expected to sign a national defense cooperation agreement in the United States and Papua New Guinea. In the afternoon, he will also meet with the Pacific Island leaders.</text:p>
      <text:p text:style-name="P4">
According to a statement issued by the Papua New Guinea government on Monday, Brincken will sign a national defense cooperation agreement and the Ship Riderspact Agreement, allowing the US Coast Guard ships to work with Papua New Guinea's new economic zone in Papa New Guinea. patrol.</text:p>
      <text:p text:style-name="P4">
The Solomon Islands Prime Minister Sogovre, Samoa Prime Minister Matharfa, Vanuatu Prime Minister Carlsko and New Karina President Marp and other Pacific island countries leaders arrived at Papua New Guinea on Sunday.</text:p>
      <text:p text:style-name="P4">
New Zealand Prime Minister Hipkins and Australian Pacific Development Affairs Conjue will also attend the meeting.</text:p>
      <text:p text:style-name="P4">
According to local media reports, John Aquilino, commander of the United States India Command, also arrived in Papua New Guinea on Sunday night.</text:p>
      <text:p text:style-name="P4">
News Source: <text:a xlink:type="simple" xlink:href="https://www.zaobao.com.sg/realtime/world/story20230522-1396976" text:style-name="Internet_20_link" text:visited-style-name="Visited_20_Internet_20_Link">
https://www.zaobao.com.sg/realtime/world/story20230522-1396976</text:a>
</text:p>
      <!--NEWS-->
      <text:h text:style-name="P10" text:outline-level="1">
<text:span text:style-name="T4">
Hong Kong stocks closing high</text:span>
</text:h>
      <text:p text:style-name="P4">
Publisher: 法新社</text:p>
      <text:p text:style-name="P4">
Published Time: 2023-05-22T09:32:08+00:00</text:p>
      <text:p text:style-name="P4">
Modified Time: 2023-05-22T09:20:04+00:00</text:p>
      <text:p text:style-name="P4">
Description: (Agence France -Presse, Hong Kong, 22nd) The Hong Kong stock market closed sharply today because investors may bind the hopes of the United States' upper limit of debt on debt in the United States. The Hang Seng Index rose 227.60 points, an increase of 1.17%to 19678.17 poi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617581in" draw:z-index="0">
<draw:image xlink:href="../Images/rficn/2023-05-22T09-32-08-00-00/000000.png" xlink:type="simple" xlink:show="embed" xlink:actuate="onLoad" draw:mime-type="image/png"/>
</draw:frame>
The Shanghai Comprehensive stock price index closed up 12.93 points, or 0.39%, to 3296.47 points; the Shenzhen Comprehensive stock price index rose 7.86 points, or 0.39%to 2038.96 points.</text:p>
      <text:p text:style-name="P4">
News Source: <text:a xlink:type="simple" xlink:href="https://www.rfi.fr/cn/%E8%B4%A2%E7%BB%8F%E5%BF%AB%E8%AE%AF/20230522-%E6%B8%AF%E8%82%A1%E6%94%B6%E9%AB%98" text:style-name="Internet_20_link" text:visited-style-name="Visited_20_Internet_20_Link">
https://www.rfi.fr/cn/%E8%B4%A2%E7%BB%8F%E5%BF%AB%E8%AE%AF/20230522-%E6%B8%AF%E8%82%A1%E6%94%B6%E9%AB%98</text:a>
</text:p>
      <!--NEWS-->
      <text:h text:style-name="P10" text:outline-level="1">
<text:span text:style-name="T4">
Turn over the agricultural management singing | &amp; quot; animal manor &amp; quot; animation theater</text:span>
</text:h>
      <text:p text:style-name="P4">
Author: None</text:p>
      <text:p text:style-name="P4">
Publisher: Radio Free Asia (Organization)</text:p>
      <text:p text:style-name="P4">
Published Time: 2023-05-22T10:00:00-04:00</text:p>
      <text:p text:style-name="P4">
Modified Time: 2023-05-22T12:03: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88615in" draw:z-index="0">
<draw:image xlink:href="../Images/rfamandarin/2023-05-22T10-00-00-04-00/000000.png" xlink:type="simple" xlink:show="embed" xlink:actuate="onLoad" draw:mime-type="image/png"/>
</draw:frame>
 <text:a xlink:type="simple" xlink:href="https://www.rfa.org/mandarin/duomeiti/donghuajuchang/dw-05192023152114.html/@@images/image" text:style-name="Internet_20_link" text:visited-style-name="Visited_20_Internet_20_Link">
</text:a>
Radio of Liberty Asia</text:p>
      <text:p text:style-name="P4">
(Dragon, eagle talk)</text:p>
      <text:p text:style-name="P4">
We have recently taken a big step towards modern management!</text:p>
      <text:p text:style-name="P4">
Eagle? Congratulations. What is modern management?</text:p>
      <text:p text:style-name="P4">
Long Agricultural Comprehensive Administrative Law Enforcement Team!People are kindly called "agricultural management"!</text:p>
      <text:p text:style-name="P4">
How long have you talked to the people?</text:p>
      <text:p text:style-name="P4">
Long Hey, rare and good. I tell you, this advanced management is also inspired by your Western world!</text:p>
      <text:p text:style-name="P4">
Eagle is different.</text:p>
      <text:p text:style-name="P4">
Dragon is polite. You can see that this agricultural standard is standardized in your variety show!Go up to the weather and go down to the agricultural machinery, as long as you can see it, you can control it!</text:p>
      <text:p text:style-name="P4">
Eagle, are you boasting or scolding? We are very different. Our regulations are just to prevent pollution and protect environmental safety!</text:p>
      <text:p text:style-name="P4">
Dragon, we are also to maintain safety!</text:p>
      <text:p text:style-name="P4">
What is the safety of eagle?</text:p>
      <text:p text:style-name="P4">
Dragon National Security!Steady food to protect!</text:p>
      <text:p text:style-name="P4">
I am too naive. Is this environment unsafe, where is the unsafe of leadership?</text:p>
      <text:p text:style-name="P4">
The dragon is through!</text:p>
      <text:p text:style-name="P4">
Eagle can't stand it!In addition, after the agricultural management came up, he retreated to the forest and returned to the forest. The tens of billions of green projects were pushed down under a dismissal. It is also said that the faction of Chao Ling Xi can only be planted today, and it can only be planted tomorrow. Our laws and regulations are in the environment, but your regulations really exist for "managing people"!</text:p>
      <text:p text:style-name="P4">
What does Long Lao say, the Long family needs to control it!But don't talk about anyone, you don't have the festival in various places there. What supermarkets are not allowed to sell non -local agricultural products. Isn't it tossing the people?</text:p>
      <text:p text:style-name="P4">
Eagle we are grass -roots autonomy. The town council and the city council decide the law on their own. The local people agree that the government has no right to interfere!</text:p>
      <text:p text:style-name="P4">
Dragon is clever, and we are also placed at the grassroots level!Modern democratic countries are still similar!</text:p>
      <text:p text:style-name="P4">
The eagle face is quite big. We are power at the grassroots level. You are a civil servant of the grass -roots party state under power, and then transfer to the society with one hand. This can not only save time and effort and effort, but also solve the re -employment of Dabai before the social leisure. It's you!</text:p>
      <text:p text:style-name="P4">
Long Hey, the prize!For so many years, the advanced management technology we have accumulated always allows farmers to enjoy it!</text:p>
      <text:p text:style-name="P4">
The eagle coincides with "land reform", "hukou", "commune", "shelter", "temporary residence permit", "urban management", and "cleaning the low -end population". Do farmers miss it?</text:p>
      <text:p text:style-name="P4">
Dragon is not regrettable, this time there must be no one!</text:p>
      <text:p text:style-name="P4">
News Source: <text:a xlink:type="simple" xlink:href="https://www.rfa.org/mandarin/duomeiti/donghuajuchang/dw-05192023152114.html" text:style-name="Internet_20_link" text:visited-style-name="Visited_20_Internet_20_Link">
https://www.rfa.org/mandarin/duomeiti/donghuajuchang/dw-05192023152114.html</text:a>
</text:p>
      <!--NEWS-->
      <text:h text:style-name="P10" text:outline-level="1">
<text:span text:style-name="T4">
Full of G7 China summoned the Japanese ambassador to criticize the British "parrot learning tongue"</text:span>
</text:h>
      <text:p text:style-name="P4">
Author: None (Language: zh)</text:p>
      <text:p text:style-name="P4">
Publisher: None</text:p>
      <text:p text:style-name="P4">
Time: 2023-05-22T10:02:00Z</text:p>
      <text:p text:style-name="P4">
Description: The G7 summit at Hiroshima closed at the G7 summit last weekend criticized China to continue to threaten war on Taiwan. The G7 joint bulletin called for all countries around the world to respect the rule of law and international trade rules. China has made a strong response to the issues of China in the communiqué, saying that the Seven Kingdoms Group "discredited China to attack China and rudely interfered in China's internal affairs."</text:p>
      <text:p text:style-name="P4">
Videos: []</text:p>
      <text:p text:style-name="P4">
Images: ["<text:a xlink:type="simple" xlink:href="https://static.dw.com/image/65686387_303.jpg" text:style-name="Internet_20_link" text:visited-style-name="Visited_20_Internet_20_Link">
65686387_303.jpg</text:a>
", "<text:a xlink:type="simple" xlink:href="https://static.dw.com/image/65690487_401.jpg" text:style-name="Internet_20_link" text:visited-style-name="Visited_20_Internet_20_Link">
65690487_401.jpg</text:a>
", "<text:a xlink:type="simple" xlink:href="https://static.dw.com/image/54155319_404.jpg" text:style-name="Internet_20_link" text:visited-style-name="Visited_20_Internet_20_Link">
54155319_404.jpg</text:a>
"]</text:p>
      <text:p text:style-name="P4">
Subject: 时政风云</text:p>
      <text:p text:style-name="P4">
Subjects: ['戴安娜', '岛屿主权争端', '专题报道：全景观看“习马会”', '中国', '英国', '英国退欧', '日本', '中共十九大', '德中关系']</text:p>
      <text:p text:style-name="P4">
Keywords: ['G7', '七国集团', '联合公报', '中国', '英国', '日本']</text:p>
      <text:p text:style-name="P4">
Id: 65696505</text:p>
      <!--METADATA-->
      <text:p text:style-name="P4">
<text:a xlink:type="simple" xlink:href="https://www.dw.com/zh/overlay/image/article/65696505/65686387" text:style-name="Internet_20_link" text:visited-style-name="Visited_20_Internet_20_Link">
 <draw:frame draw:style-name="fr1" draw:name="Image90" text:anchor-type="as-char" svg:width="6.9236in" svg:height="3.896998in" draw:z-index="0">
<draw:image xlink:href="../Images/dwzh/2023-05-22T10-02-00Z/65686387_303.jpg" xlink:type="simple" xlink:show="embed" xlink:actuate="onLoad" draw:mime-type="image/jpeg"/>
</draw:frame>
</text:a>
China is very dissatisfied with the issues of G7 bulletin.</text:p>
      <text:p text:style-name="P4">
(Voice of Germany Chinese) last weekend, the joint communiqué issued by the Seven Kingdoms Group Hiroshima Summit is <text:a xlink:type="simple" xlink:href="https://www.dw.com/zh/zh/分析g7對中更強硬-調停戰爭不單靠北京/a-65689524" text:style-name="Internet_20_link" text:visited-style-name="Visited_20_Internet_20_Link">
</text:a>
It mentioned: "In view of China's role in the international community and its economic scale, it is necessary to cooperate with China in the field of global challenges and common interests." The importance of contacting China frankly and expressing our concern directly to China. "</text:p>
      <text:p text:style-name="P4">
The bulletin also emphasized, <text:a xlink:type="simple" xlink:href="https://www.dw.com/zh/zh/g7联合公报政策方针不是为了伤害中国/a-65684805" text:style-name="Internet_20_link" text:visited-style-name="Visited_20_Internet_20_Link">
</text:a>
It is not to obstruct its economic progress and development, "we are not decoupled or turn inward."</text:p>
      <text:p text:style-name="P4">
In addition, the bulletin also called on China to put pressure on Russia to stop its military aggression and withdraw from Ukraine. It is also hoped that China can support the comprehensive, fair and lasting peace based on the principles and purpose of the UN Charter through direct dialogue with Ukraine.</text:p>
      <text:p text:style-name="P4">
<draw:frame draw:style-name="fr1" draw:name="Image91" text:anchor-type="as-char" svg:width="6.9236in" svg:height="3.896998in" draw:z-index="0">
<draw:image xlink:href="../Images/dwzh/2023-05-22T10-02-00Z/65690487_401.jpg" xlink:type="simple" xlink:show="embed" xlink:actuate="onLoad" draw:mime-type="image/jpeg"/>
</draw:frame>
British Prime Minister Sonak said that China has constitutes the biggest challenge of global security and prosperity.</text:p>
      <text:p text:style-name="P4">
Last Sunday (May 21), the British Prime Minister Sonak Summit said to the media: "<text:a xlink:type="simple" xlink:href="https://www.dw.com/zh/zh/英国首相中国对全球安全与繁荣构成最大挑战/a-65690280" text:style-name="Internet_20_link" text:visited-style-name="Visited_20_Internet_20_Link">
</text:a>
Essence They are becoming more and more dictatorship in China, and they are getting harder and harder abroad. "</text:p>
      <text:p text:style-name="P4">
He said that the British and G7 groups are looking for methods to reduce the challenges brought by China.</text:p>
      <text:p text:style-name="P4">
He said: "All of this is about risks, not decoupling." He added: "We (the Seventh Kingdom Group) is taking measures to prevent China from using economic coercion to interfere with other countries' sovereignty affairs."</text:p>
      <text:p text:style-name="P4">
China is very dissatisfied with the topic of China in China and Sunak's statements. Last Saturday, a spokesman for the Chinese Ministry of Foreign Affairs took the lead in responding to: "The Seventh Kingdom Group does not care about the China’ s serious concern, insists on manipulating the issues related to China, discrediting China, and interfering roughly in China. The organizer of the summit organizers Japan and other relevant parties have proposed solemnly. "The spokesman said:" For the so -called "economic stress", the United States engaged in unilateral sanctions and 'detachable chains "is the true and weapons of economic and trade relations. The coercion is'. We advise the Seven Kingdoms Group not to do the same conspiracy and accomplices of economic coercion. "</text:p>
      <text:p text:style-name="P4">
The spokesman also mentioned in the response, "Taiwan is the Taiwan in China. Solving the problem of Taiwan is the Chinese person's own business, and the Chinese are determined by the Chinese." The external forces are involved in the guise of the "Human Rights'". The Seven Kingdoms Group should stop drawing Chinese fingers on issues of China in Hong Kong, Xinjiang, and Tibetan, and deeply reflect on their own history and human rights. "</text:p>
      <text:p text:style-name="P4">
The statement issued by the Ministry of Foreign Affairs of China also emphasized that "China, as a responsible country, firmly maintains the basic guidelines for international relations based on the United Nations -based international system, international order based on international law, and the principle of the UN Charter and principles. Do not accept a small number of national laws and gangs. The international community does not accept the "Western Rules" led by the Seven Kingdoms Group and the line of ideology and values. The 'small circle rules'.</text:p>
      <text:p text:style-name="P4">
<draw:frame draw:style-name="fr1" draw:name="Image92" text:anchor-type="as-char" svg:width="6.9236in" svg:height="3.889434in" draw:z-index="0">
<draw:image xlink:href="../Images/dwzh/2023-05-22T10-02-00Z/54155319_404.jpg" xlink:type="simple" xlink:show="embed" xlink:actuate="onLoad" draw:mime-type="image/jpeg"/>
</draw:frame>
The Chinese Ministry of Foreign Affairs has strong dissatisfaction with Japanese officials.</text:p>
      <text:h text:style-name="P12" text:outline-level="3">
<text:span text:style-name="T4">
China ’s Ministry of Foreign Affairs summoned the Japanese Ambassador to China</text:span>
</text:h>
      <text:p text:style-name="P4">
On Sunday, on the day of the G7 Hiroshima Summit, Sun Weidong, deputy minister of the Ministry of Foreign Affairs of China, summoned the Japanese ambassador to China. Sun Weidong said: "As the rotating chairman of the Seventh -way Group this year, the Japanese side said that in the series of activities and joint declarations of the Hiroshima Summit of the Seventh Kingdom Group, and the relevant countries discredited China, they interfered in China's internal affairs, violated the basic principles of international law and the four political documents of China and Japan. Spirit, damage China's sovereignty, security and development interests. China has strong dissatisfaction and resolute opposition. "</text:p>
      <text:p text:style-name="P4">
Sun Weidong once again emphasized that "Taiwan's issue is the core of China's core interests, which is related to the political foundation of China -Japan relations. It is an insurmountable red line." Speaking of three, four, arrogant interference. " He also accused "the United States is the initiator and the greatest risk of disrupting the rules of international order and disrupting the world economic operation."</text:p>
      <text:p text:style-name="P4">
Sun Weidong warned Japan that "should be corrected to China, grasped strategic autonomy, abide by the four political documents principles of China and Japan, and truly promote the stable development of relations between the two countries with a constructive attitude."</text:p>
      <text:p text:style-name="P4">
On the same day, the Japanese Embassy in China issued three explanations on its official webpage on the Public Bulletin of the Hiroshima Summit: "(1) Regarding the various issues of China (the East China Sea, Taiwan, Human Rights, Economy, The G7 position including my country, including China, is as shown in the statement that these positions are reasonable in this statement; (2) If China does This is for granted, and it may not change in the future; (3) If China requires not to mention these concerns, first take positive response measures. "</text:p>
      <text:p text:style-name="P4">
The Japanese Embassy in China also stated that the Ambassador to China Dragloin emphasized when meeting with the deputy minister of the Chinese Ministry of Foreign Affairs, "When the relationship between Japan and China is severe, it is even more needed to promote civil exchanges. China often said that Japan -Chinese civil exchanges are very good. It is important, but in fact, when the atmosphere of China relations worsen every day, China will hinder the exchanges and cultural exchanges of Japan and China, hoping that China will deal with it properly. "</text:p>
      <text:p text:style-name="P4">
more content: <text:a xlink:type="simple" xlink:href="https://www.dw.com/zh/zh/德语媒体g7和中国/a-65686050" text:style-name="Internet_20_link" text:visited-style-name="Visited_20_Internet_20_Link">
 </text:a>
</text:p>
      <text:h text:style-name="P12" text:outline-level="3">
<text:span text:style-name="T4">
The Chinese Embassy in the UK criticized Sonak's "parrot learning tongue"</text:span>
</text:h>
      <text:p text:style-name="P4">
Regarding the statement of "China is the biggest challenge for global security and prosperity today", the British Prime Minister Suonak's end of the Hiroshima Summit, a spokesman for the Chinese Embassy in the UK said: "The above -mentioned remarks of the British side are purely a parrot tongue. Fully violates the malicious slander. China has resolutely opposed it and strongly condemned it. "</text:p>
      <text:p text:style-name="P4">
The spokesman said, "The United States and its minorities have continued to interfere with other domestic politics and provoke opposition confrontation. They are the biggest destroyers of international security and prosperity." "We advise British politicians to spend more energy to deal with their own domestic and difficult political, economic, and social issues. Don't always dance with beauty, choose things everywhere, create split, and confront them. China urges the British to immediately stop slandering China. , So as not to cause new damage to Sino -British relations. "</text:p>
      <text:p text:style-name="P4">
News Source: <text:a xlink:type="simple" xlink:href="https://www.dw.com/zh/不满g7-中国召见日本大使-批英国-鹦鹉学舌/a-65696505" text:style-name="Internet_20_link" text:visited-style-name="Visited_20_Internet_20_Link">
https://www.dw.com/zh/不满g7-中国召见日本大使-批英国-鹦鹉学舌/a-65696505?maca=chi-rss-chi-all-1127-rdf</text:a>
</text:p>
      <!--NEWS-->
      <text:h text:style-name="P10" text:outline-level="1">
<text:span text:style-name="T4">
New Zealand sheep and population are less than 5 to 1 to write a record low in history</text:span>
</text:h>
      <text:p text:style-name="P4">
Publisher: 法新社</text:p>
      <text:p text:style-name="P4">
Published Time: 2023-05-22T10:02:07+00:00</text:p>
      <text:p text:style-name="P4">
Modified Time: 2023-05-22T09:50:01+00:00</text:p>
      <text:p text:style-name="P4">
Description: (Agence France -Presse Wellington, 22nd) New Zealand official statistics show that the proportion of sheep to the population is less than 5 to 1, which has fallen to the lowest level since the 1850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5-22T10-02-07-00-00/000000.png" xlink:type="simple" xlink:show="embed" xlink:actuate="onLoad" draw:mime-type="image/png"/>
</draw:frame>
According to Agence France -Presse, according to the results of the latest 5 -degree agricultural production census released by the latest 5 years, as of June 2022, the sheep of New Guo Guo decreased by 400,000, equivalent to 2%, and the total number reached 25.3 million.</text:p>
      <text:p text:style-name="P4">
"Stats NZ) Analyst of New Zealand (Stats NZ) Jasonattewell said:" Since the number of sheeps began to record the number of sheep in the 19850s, in 2022, the proportion of sheep to the population dropped below 5 to 1 for the first time. "</text:p>
      <text:p text:style-name="P4">
Aitwell said, "In 1982, New Zealand was famous for each person with an average of 22 sheeps per person." Australia "currently the number of sheep is three times the number of New Zealand, but on average, each Australian is on average. There are only 3 sheep. "</text:p>
      <text:p text:style-name="P4">
New Zealand has a population of 5.2 million and is one of the world's main woolen outlet countries. Last year, it exported $ 284 million in wool to overseas.</text:p>
      <text:p text:style-name="P4">
However, affected by the rise in agricultural costs and the decline in wool prices, the number of sheep in New Guo has began to decline year by year since the 1980s reached 72 million peaks.</text:p>
      <text:p text:style-name="P4">
News Source: <text:a xlink:type="simple" xlink:href="https://www.rfi.fr/cn/%E5%9B%BD%E9%99%85%E6%8A%A5%E9%81%93/20230522-%E7%BA%BD%E8%A5%BF%E5%85%B0%E7%BB%B5%E7%BE%8A%E4%B8%8E%E4%BA%BA%E5%8F%A3%E6%95%B0%E9%87%8F%E5%B0%91%E4%BA%8E5%E6%AF%941-%E5%86%99%E4%B8%8B%E5%8E%86%E5%8F%B2%E6%96%B0%E4%BD%8E" text:style-name="Internet_20_link" text:visited-style-name="Visited_20_Internet_20_Link">
https://www.rfi.fr/cn/%E5%9B%BD%E9%99%85%E6%8A%A5%E9%81%93/20230522-%E7%BA%BD%E8%A5%BF%E5%85%B0%E7%BB%B5%E7%BE%8A%E4%B8%8E%E4%BA%BA%E5%8F%A3%E6%95%B0%E9%87%8F%E5%B0%91%E4%BA%8E5%E6%AF%941-%E5%86%99%E4%B8%8B%E5%8E%86%E5%8F%B2%E6%96%B0%E4%BD%8E</text:a>
</text:p>
      <!--NEWS-->
      <text:h text:style-name="P10" text:outline-level="1">
<text:span text:style-name="T4">
The Premier League seal the King Manchester City in advance, still defeats Chelsea celebration</text:span>
</text:h>
      <text:p text:style-name="P4">
Publisher: 法新社</text:p>
      <text:p text:style-name="P4">
Published Time: 2023-05-22T10:02:08+00:00</text:p>
      <text:p text:style-name="P4">
Modified Time: 2023-05-22T09:35:01+00:00</text:p>
      <text:p text:style-name="P4">
Description: (AFP, Manchester, 21st) The Premier League Manchester City defeated Chelsea 1-0 today at home. After the game, fans poured into the field to celebrate Manchester City to complete the Premier League three consecutive heigh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5-22T10-02-08-00-00/000000.png" xlink:type="simple" xlink:show="embed" xlink:actuate="onLoad" draw:mime-type="image/png"/>
</draw:frame>
When the second place was defeated to the Nottingham Forest 0-1 yesterday, Manchester City won the fifth Premier League champion in 6 seasons.</text:p>
      <text:p text:style-name="P4">
Non -self -proclaimed king also allowed Manchester City coach Pepguardiola to let go to let the main force rest today on the Chelsea battle, and began to accumulate for the English FA Cup on June 2 and the UEFA Champions League on June 10th. sharp.</text:p>
      <text:p text:style-name="P4">
Kyle Walker, who is the captain of Manchester City today, said, "Don't worry, we haven't relaxed yet. We must first deal with the difficulties (Manchester United) at the FA Cup, and then the Champions League."</text:p>
      <text:p text:style-name="P4">
Manchester City continued to glow in China and became one of the best clubs in England's history. But on the one hand, the quality of the team coached by Guadira was appreciated, but on the other hand, they also questioned their financial operations.</text:p>
      <text:p text:style-name="P4">
Since the team's Deputy Prime Minister of the United Nostalgia, SHEIKHMANSOR in 2008, took over the team in 2008, Manchester City was reborn, and it was not soft -efficient, but it was also stared at by the Premier League. More than 100 violations of the team's financial regulations.</text:p>
      <text:p text:style-name="P4">
Manchester City's strong strength is reflected in Julianalvarez. At the age of 23, he is the main force of Argentina's winning the championship last year. In the Premier League this season, most of them can only be the substitute for Norwegian star Erlinghaaland. Because Harland was too brave, this season scored 17 goals for Manchester City, allowing the team to advance to 24 games in various matches.</text:p>
      <text:p text:style-name="P4">
Guardora even changed his opponent 4-0 in the second round of the second round of the Champions League in the Champions League on the 17th. He still won the opponent 4-0. The depth of the lineup was not described as the word horror.</text:p>
      <text:p text:style-name="P4">
News Source: <text:a xlink:type="simple" xlink:href="https://www.rfi.fr/cn/%E8%BF%90%E5%8A%A8%E5%A4%A9%E5%9C%B0/20230522-%E8%8B%B1%E8%B6%85%E6%8F%90%E5%89%8D%E5%B0%81%E7%8E%8B-%E6%9B%BC%E5%9F%8E%E4%BB%8D%E9%9D%A0%E5%87%BB%E8%B4%A5%E5%88%87%E5%B0%94%E8%A5%BF%E5%BA%86%E5%8A%9F" text:style-name="Internet_20_link" text:visited-style-name="Visited_20_Internet_20_Link">
https://www.rfi.fr/cn/%E8%BF%90%E5%8A%A8%E5%A4%A9%E5%9C%B0/20230522-%E8%8B%B1%E8%B6%85%E6%8F%90%E5%89%8D%E5%B0%81%E7%8E%8B-%E6%9B%BC%E5%9F%8E%E4%BB%8D%E9%9D%A0%E5%87%BB%E8%B4%A5%E5%88%87%E5%B0%94%E8%A5%BF%E5%BA%86%E5%8A%9F</text:a>
</text:p>
      <!--NEWS-->
      <text:h text:style-name="P10" text:outline-level="1">
<text:span text:style-name="T4">
The European Union proposes to prevent the new law of the new law to control the European public opinion</text:span>
</text:h>
      <text:p text:style-name="P4">
Author: None (Language: zh)</text:p>
      <text:p text:style-name="P4">
Publisher: None</text:p>
      <text:p text:style-name="P4">
Time: 2023-05-22T10:13:00Z</text:p>
      <text:p text:style-name="P4">
Description: In order to prevent the secretly controlled European public public opinion and impact on EU political decision -making, the European Union is about to introduce laws and require non -governmental organizations and private institutions to announce its source of funds from overseas EU.</text:p>
      <text:p text:style-name="P4">
Videos: []</text:p>
      <text:p text:style-name="P4">
Images: ["<text:a xlink:type="simple" xlink:href="https://static.dw.com/image/46376116_303.jpg" text:style-name="Internet_20_link" text:visited-style-name="Visited_20_Internet_20_Link">
46376116_303.jpg</text:a>
", "<text:a xlink:type="simple" xlink:href="https://static.dw.com/image/6583283_7.jpg" text:style-name="Internet_20_link" text:visited-style-name="Visited_20_Internet_20_Link">
6583283_7.jpg</text:a>
"]</text:p>
      <text:p text:style-name="P4">
Subject: 新闻广角</text:p>
      <text:p text:style-name="P4">
Subjects: ['希腊债务危机', '欧债危机', '欧盟', '乌克兰', '诺贝尔奖', '欧洲难民危机', '欧洲']</text:p>
      <text:p text:style-name="P4">
Keywords: ['欧盟', '资金来源', '民间组织', '影响力', '操控', '政治决策', '专制政权']</text:p>
      <text:p text:style-name="P4">
Id: 65696966</text:p>
      <!--METADATA-->
      <text:p text:style-name="P4">
<text:a xlink:type="simple" xlink:href="https://www.dw.com/zh/overlay/image/article/65696966/46376116" text:style-name="Internet_20_link" text:visited-style-name="Visited_20_Internet_20_Link">
 <draw:frame draw:style-name="fr1" draw:name="Image95" text:anchor-type="as-char" svg:width="6.9236in" svg:height="3.896998in" draw:z-index="0">
<draw:image xlink:href="../Images/dwzh/2023-05-22T10-13-00Z/46376116_303.jpg" xlink:type="simple" xlink:show="embed" xlink:actuate="onLoad" draw:mime-type="image/jpeg"/>
</draw:frame>
</text:a>
After a series of bribery scandals at the end of last year, the European Union firmly determined to increase the transparency of the source of funds through legislation</text:p>
      <text:p text:style-name="P4">
(Voice of Germany) According to media reports, the European Commission will ask non -governmental organizations and other institutions to announce its capital income from overseas EU. According to the "World News" on Sunday, this is part of the EU's "Democratic Defense Law" planned to be introduced in July this year. Relevant reports said that all member states should formulate transparency catalogs to show whether economic associations, public relations, and private media institutions have accepted funding from outside the European Union.</text:p>
      <text:p text:style-name="P4">
Veraj Jourova, vice chairman of the European Commission, told the World News that in accordance with the new regulations, in accordance with new regulations, well -known German institutions, such as transparent international transparenching object, PRO ASYL, and German environment and nature protection alliance (Bund) Institutions that have influence on public opinion must announce its financial source in the future.</text:p>
      <text:p text:style-name="P4">
Georova said that the significance of this legislation is to make people see whether the autocratic regime in Russia, China and the Middle East is affecting its own interests, affecting the public opinion and political decision -making of the EU. Jeolov said: "For the Kremlin and other countries, we cannot take it lightly and are too naive. It is time to let those public opinion control behaviors and mysterious gold owners from the EU exposed."</text:p>
      <text:p text:style-name="P4">
<draw:frame draw:style-name="fr1" draw:name="Image96" text:anchor-type="as-char" svg:width="6.9236in" svg:height="3.89389in" draw:z-index="0">
<draw:image xlink:href="../Images/dwzh/2023-05-22T10-13-00Z/6583283_7.jpg" xlink:type="simple" xlink:show="embed" xlink:actuate="onLoad" draw:mime-type="image/jpeg"/>
</draw:frame>
Georova: The behavior of controlling public opinion such as Russia and other autocratic regimes cannot be taken lightly.</text:p>
      <text:p text:style-name="P4">
After a series of bribery scandals at the end of last year, the European Union firmly determined to increase the transparency of the source of funds through legislation. <text:a xlink:type="simple" xlink:href="https://www.dw.com/zh/zh/欧盟议会副议长涉嫌贪腐遭拘押/a-64067754" text:style-name="Internet_20_link" text:visited-style-name="Visited_20_Internet_20_Link">
</text:a>
(Germany, World News)</text:p>
      <text:p text:style-name="P4">
News Source: <text:a xlink:type="simple" xlink:href="https://www.dw.com/zh/欧盟拟议新法-防范专制国家操控欧洲民意/a-65696966" text:style-name="Internet_20_link" text:visited-style-name="Visited_20_Internet_20_Link">
https://www.dw.com/zh/欧盟拟议新法-防范专制国家操控欧洲民意/a-65696966?maca=chi-rss-chi-all-1127-rdf</text:a>
</text:p>
      <!--NEWS-->
      <text:h text:style-name="P10" text:outline-level="1">
<text:span text:style-name="T4">
One of the hundred -year -old building in Manila Post Building Torch</text:span>
</text:h>
      <text:p text:style-name="P4">
Publisher: 法新社</text:p>
      <text:p text:style-name="P4">
Published Time: 2023-05-22T10:32:08+00:00</text:p>
      <text:p text:style-name="P4">
Modified Time: 2023-05-22T10:05:02+00:00</text:p>
      <text:p text:style-name="P4">
Description: (Agence France -Presse, Manila, 22nd) Philippine officials said today that a landmark "Manila Central Post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5-22T10-32-08-00-00/000000.png" xlink:type="simple" xlink:show="embed" xlink:actuate="onLoad" draw:mime-type="image/png"/>
</draw:frame>
The Philippine Fire Administration said that after the fierce fire came out late yesterday, they sent more than 80 fire trucks to the fire extinguishing.</text:p>
      <text:p text:style-name="P4">
The fire was burned over the Pasig River, and the new classic postal building of the architectural tools was hundreds of meters high.</text:p>
      <text:p text:style-name="P4">
The firefighters spent more than 7 hours to control the fire.</text:p>
      <text:p text:style-name="P4">
Philippine Postal Director General General Carlos told the local radio DZBB: "The entire building was burned from the basement to the 5th floor."</text:p>
      <text:p text:style-name="P4">
He said the cause of the fire is still investigating.</text:p>
      <text:p text:style-name="P4">
Firefighters in Manila were sent to fire, and one name was minor injured.</text:p>
      <text:p text:style-name="P4">
According to the website of the Manila Central Post Office, this postal building was built in 1926 and was considered to be Manila's "most magnificent building."</text:p>
      <text:p text:style-name="P4">
During the Second World War of this postal building, it was destroyed when the U.S. military recaptured Manila from the Japanese army and was rebuilt in 1946.</text:p>
      <text:p text:style-name="P4">
The Philippine National Museum (Philippine National Museum) announced in 2018 that the building was a "important cultural property".</text:p>
      <text:p text:style-name="P4">
Cars said that all stamps stored in the building in this building are likely to have been burned. (Translator: Li Jinwei/Calculating Draft: Chen Zhengyi)</text:p>
      <text:p text:style-name="P4">
News Source: <text:a xlink:type="simple" xlink:href="https://www.rfi.fr/cn/%E5%9B%BD%E9%99%85%E6%8A%A5%E9%81%93/20230522-%E9%A9%AC%E5%B0%BC%E6%8B%89%E9%82%AE%E6%94%BF%E5%A4%A7%E6%A5%BC%E5%A4%A7%E7%81%AB-%E7%99%BE%E5%B9%B4%E5%BB%BA%E7%AD%91%E4%BB%98%E4%B9%8B%E4%B8%80%E7%82%AC" text:style-name="Internet_20_link" text:visited-style-name="Visited_20_Internet_20_Link">
https://www.rfi.fr/cn/%E5%9B%BD%E9%99%85%E6%8A%A5%E9%81%93/20230522-%E9%A9%AC%E5%B0%BC%E6%8B%89%E9%82%AE%E6%94%BF%E5%A4%A7%E6%A5%BC%E5%A4%A7%E7%81%AB-%E7%99%BE%E5%B9%B4%E5%BB%BA%E7%AD%91%E4%BB%98%E4%B9%8B%E4%B8%80%E7%82%AC</text:a>
</text:p>
      <!--NEWS-->
      <text:h text:style-name="P10" text:outline-level="1">
<text:span text:style-name="T4">
Media: There are more clues related to the Beixi explosion related to Ukraine</text:span>
</text:h>
      <text:p text:style-name="P4">
Author: None (Language: zh)</text:p>
      <text:p text:style-name="P4">
Publisher: None</text:p>
      <text:p text:style-name="P4">
Time: 2023-05-22T10:40:00Z</text:p>
      <text:p text:style-name="P4">
Description: Earlier, German media reported that the investigators found explosive residues on a small sailing boat. Nowadays, many German and international media have jointly reported that it may be a "leather bag company" related to Ukraine for renting the sailboat, and one of them may be a military background Ukrainian.</text:p>
      <text:p text:style-name="P4">
Videos: []</text:p>
      <text:p text:style-name="P4">
Images: ["<text:a xlink:type="simple" xlink:href="https://static.dw.com/image/65246567_303.jpg" text:style-name="Internet_20_link" text:visited-style-name="Visited_20_Internet_20_Link">
65246567_303.jpg</text:a>
", "<text:a xlink:type="simple" xlink:href="https://static.dw.com/image/63301009_7.png" text:style-name="Internet_20_link" text:visited-style-name="Visited_20_Internet_20_Link">
63301009_7.png</text:a>
"]</text:p>
      <text:p text:style-name="P4">
Subject: 时政风云</text:p>
      <text:p text:style-name="P4">
Subjects: ['北溪', '北溪管道', '北溪2号', '北溪爆炸', '北溪管道爆炸']</text:p>
      <text:p text:style-name="P4">
Keywords: ['意见反馈']</text:p>
      <text:p text:style-name="P4">
Id: 65697137</text:p>
      <!--METADATA-->
      <text:p text:style-name="P4">
<text:a xlink:type="simple" xlink:href="https://www.dw.com/zh/overlay/image/article/65697137/65246567" text:style-name="Internet_20_link" text:visited-style-name="Visited_20_Internet_20_Link">
 <draw:frame draw:style-name="fr1" draw:name="Image98" text:anchor-type="as-char" svg:width="6.9236in" svg:height="3.896998in" draw:z-index="0">
<draw:image xlink:href="../Images/dwzh/2023-05-22T10-40-00Z/65246567_303.jpg" xlink:type="simple" xlink:show="embed" xlink:actuate="onLoad" draw:mime-type="image/jpeg"/>
</draw:frame>
</text:a>
(Voice of Germany) The clue of the survey from a 15 -meter sailing boat parked in the Baltic Sea called Andromeda. North Germany's Will Radio, West Germany Radio and South Germany, and Swedish newspapers Expressen, Poland's online magazine FrontStory and Danish Daily Berlinske conducted the survey.</text:p>
      <text:p text:style-name="P4">
A German television report said that multiple new clues point to Ukraine, which is extremely sensitive to politically.</text:p>
      <text:p text:style-name="P4">
<text:a xlink:type="simple" xlink:href="https://www.dw.com/zh/zh/媒體美稱親烏團體破壞北溪管道-烏否認涉入/a-64915043" text:style-name="Internet_20_link" text:visited-style-name="Visited_20_Internet_20_Link">
</text:a>
Essence</text:p>
      <text:h text:style-name="P12" text:outline-level="3">
<text:span text:style-name="T4">
"Leather Bag Company"?</text:span>
</text:h>
      <text:p text:style-name="P4">
The joint investigation by German and international media partners shows that the above Polish company seems to be a travel agency. According to Polish business registration records, the company is located in a address of Warsaw, and the address has more than a hundred companies. A woman confirmed there that the company was indeed in the address, but she did not have a phone call from the company, only email.</text:p>
      <text:p text:style-name="P4">
The survey shows that the so -called travel agency does not have a website, and it seems that it may be just a bag company. Judging from the company's information, it has not been worth mentioning in the past few years. It was only a sudden income of 2.8 million euros in 2020, but the reasons for income were unknown.</text:p>
      <text:p text:style-name="P4">
According to the information found from the Internet, a blonde middle -aged woman is a company holder. On the phone, she hesitated that it was the company's holder, but hung up the phone without answering any questions. The same woman also appeared in the list of two other companies. But what is doubtful is whether she is just a "scarecrow".</text:p>
      <text:p text:style-name="P4">
A German TV report said that the intelligence department sometimes uses leather bag companies to cover up secret operations. Perhaps this travel agency is only used to rent and pay the Andromeda sailing boat. But the real situation cannot be confirmed.</text:p>
      <text:p text:style-name="P4">
<draw:frame draw:style-name="fr1" draw:name="Image99" text:anchor-type="as-char" svg:width="6.9236in" svg:height="6.9236in" draw:z-index="0">
<draw:image xlink:href="../Images/dwzh/2023-05-22T10-40-00Z/63301009_7.png" xlink:type="simple" xlink:show="embed" xlink:actuate="onLoad" draw:mime-type="image/png"/>
</draw:frame>
Beixi pipeline leakage location</text:p>
      <text:h text:style-name="P12" text:outline-level="3">
<text:span text:style-name="T4">
A Ukrainian man</text:span>
</text:h>
      <text:p text:style-name="P4">
Another clue from the sailing boat was that the person who leased the sailboat submitted a passport. One of them is a Romanian passport, named Stefanm. And this name does have their own, but according to the information of the German Federal Criminal Bureau, when the Beixi pipeline was blown up, it was almost certain that the person was in Romania. The reporter learned that German investigators believed that at the time, it was possible that a 20 -year -old Ukrainian man may be holding this passport. And the reporter learned the name of the person.</text:p>
      <text:p text:style-name="P4">
Pictures on social media show that the man is sometimes wearing military uniforms and obvious tattoos. He had served in Ukrainian infantry. A man of the man told the investigation reporter on the phone that the man was still serving in the army and sometimes called. But the relative said the man did not leave Ukraine last fall. Ukrainian officials have not responded to the investigation reporter's inquiry so far.</text:p>
      <text:h text:style-name="P12" text:outline-level="3">
<text:span text:style-name="T4">
Other possibilities</text:span>
</text:h>
      <text:p text:style-name="P4">
However, there are currently other theories for the truth of the Beixi pipeline. <text:a xlink:type="simple" xlink:href="https://www.dw.com/zh/zh/前特工发现俄船只曾神秘出没北溪爆炸水域/a-65512958" text:style-name="Internet_20_link" text:visited-style-name="Visited_20_Internet_20_Link">
</text:a>
Some are equipped with small submarines or underwater drones.</text:p>
      <text:p text:style-name="P4">
A German TV report said, but so far, the German security department circle stated that there is no evidence to prove that these Russian vessels have indeed participated <text:a xlink:type="simple" xlink:href="https://www.dw.com/zh/zh/北溪爆炸疑云不散-德国当局选择沉默/a-64786212" text:style-name="Internet_20_link" text:visited-style-name="Visited_20_Internet_20_Link">
</text:a>
Essence At the beginning of the year, the German Federal Attorney General Peterfrank said that Russia was unable to confirm Russia's behind -the -scenes controller. But "the survey is still in progress." <text:a xlink:type="simple" xlink:href="https://www.dw.com/zh/zh/炸毁北溪是美国人干的中情局坚决否认/a-64653283" text:style-name="Internet_20_link" text:visited-style-name="Visited_20_Internet_20_Link">
</text:a>
</text:p>
      <text:h text:style-name="P12" text:outline-level="3">
<text:span text:style-name="T4">
How to protect the natural gas pipeline from being eliminated by artificial destruction?</text:span>
</text:h>
      <text:p text:style-name="P4">
(Comprehensive report)</text:p>
      <text:p text:style-name="P4">
News Source: <text:a xlink:type="simple" xlink:href="https://www.dw.com/zh/媒体：北溪爆炸事件有更多线索与乌克兰有关/a-65697137" text:style-name="Internet_20_link" text:visited-style-name="Visited_20_Internet_20_Link">
https://www.dw.com/zh/媒体：北溪爆炸事件有更多线索与乌克兰有关/a-65697137?maca=chi-rss-chi-all-1127-rdf</text:a>
</text:p>
      <!--NEWS-->
      <text:h text:style-name="P10" text:outline-level="1">
<text:span text:style-name="T4">
The World Health Conference once again rejected Taiwan as an observer to attend the meeting</text:span>
</text:h>
      <text:p text:style-name="P4">
Author: None (Language: zh)</text:p>
      <text:p text:style-name="P4">
Publisher: None</text:p>
      <text:p text:style-name="P4">
Time: 2023-05-22T10:46:00Z</text:p>
      <text:p text:style-name="P4">
Description: The 76th World Health Conference (WHA) decided on Monday that Taiwan would not invite Taiwan to participate in the World WHO Conference from May 21st to 30th. The Taiwan Ministry of Foreign Affairs expressed regret and dissatisfaction with this result. The Beijing side said that the WTO conference refused to fully explain the so -called Taiwan -related proposal for many years, and a Chinese principle was "no challenges."</text:p>
      <text:p text:style-name="P4">
Videos: []</text:p>
      <text:p text:style-name="P4">
Images: ["<text:a xlink:type="simple" xlink:href="https://static.dw.com/image/57648121_303.jpg" text:style-name="Internet_20_link" text:visited-style-name="Visited_20_Internet_20_Link">
57648121_303.jpg</text:a>
"]</text:p>
      <text:p text:style-name="P4">
Subject: 时政风云</text:p>
      <text:p text:style-name="P4">
Subjects: ['岛屿主权争端', '马英九', '专题报道：全景观看“习马会”', '专题报道：2016年台湾大选', '中国', '台湾', '中共十九大', '德中关系']</text:p>
      <text:p text:style-name="P4">
Keywords: ['台湾', '世卫', '世界卫生大会', '中国', '外交部', '薛瑞元']</text:p>
      <text:p text:style-name="P4">
Id: 65697135</text:p>
      <!--METADATA-->
      <text:p text:style-name="P4">
<text:a xlink:type="simple" xlink:href="https://www.dw.com/zh/overlay/image/article/65697135/57648121" text:style-name="Internet_20_link" text:visited-style-name="Visited_20_Internet_20_Link">
 <draw:frame draw:style-name="fr1" draw:name="Image100" text:anchor-type="as-char" svg:width="6.9236in" svg:height="3.896998in" draw:z-index="0">
<draw:image xlink:href="../Images/dwzh/2023-05-22T10-46-00Z/57648121_303.jpg" xlink:type="simple" xlink:show="embed" xlink:actuate="onLoad" draw:mime-type="image/jpeg"/>
</draw:frame>
</text:a>
Director Director of WHO Tan Desai</text:p>
      <text:p text:style-name="P4">
(Voice of Germany). With the People's Republic of China obtained the power of China in the United Nations in 1971, the Republic of China government was forced to withdraw from the United Nations and the United Nations institutions including the World Health Organization. The 25th World Health Conference (WHA) in 1972 decided to formally replace the seats of the Republic of China in the World Health Organization by the People's Republic of China. Since 1997, the Republic of China has tried to re -participate in the World Health Organization and the World Health Conference in different names every year, but has been rejected by the WHO Secretariat. From 2009 to 2016, Taiwan was allowed to participate in the World Health Conference as an observer. But since 2017, <text:a xlink:type="simple" xlink:href="https://www.dw.com/zh/zh/台湾连续第5年未收到参与世卫大会的邀请/a-57494047" text:style-name="Internet_20_link" text:visited-style-name="Visited_20_Internet_20_Link">
</text:a>
This conference is no exception.</text:p>
      <text:p text:style-name="P4">
On Monday (May 22), the 76th World Health Conference General Affairs Committee and the plenary decision respectively, rejected the Taiwan Friendship St. Vinson and Greanine, Belis, Sverland and Tawaru. The proposal of "inviting Taiwan to participate in the WHO as an observer" was included in the agenda.</text:p>
      <text:h text:style-name="P12" text:outline-level="3">
<text:span text:style-name="T4">
Taiwan Foreign Ministry: Only the election government in Taiwan can represent 23.5 million people in Taiwan</text:span>
</text:h>
      <text:p text:style-name="P4">
Regarding this result, the Taiwan Foreign Affairs Ministry of Foreign Affairs wrote in a statement issued on May 23. "" China has repeatedly regarded politics to the world's health and security public interests, which harmed the relevant practices of the people's health human rights. The arrogance has made proper arrangements for Taiwan's participation in global health affairs. The Ministry of Foreign Affairs has spurned the Chinese Ministry of Foreign Affairs. The people; the health human rights of the Taiwanese people are guarded by the Chinese government, and the Chinese government has no right to work. "</text:p>
      <text:p text:style-name="P4">
On May 21, Xue Ruiyuan, the Minister of Health and Welfare, said at a event organized by the Geneva News Club, stated that "excluding Taiwan outside the WHO has not only endangered the health rights of 23.5 million people in Taiwan, but also severely destroyed WHO's WHO Organization to realize the efforts of national health. He warns that excluding Taiwan outside the WHO will hinder the quickly and effectively sharing information, and this information is necessary to prevent or effectively deal with the next popular threat. He is worried that Taiwan is worried about Taiwan. It will become the gap in the international epidemic prevention system that will be popular in the next time, and "has a terrible impact on the entire world." According to Taiwan media reports, Xue Ruiyuan led the WHO Action Team to visit Switzerland on May 19th. Officials.</text:p>
      <text:h text:style-name="P12" text:outline-level="3">
<text:span text:style-name="T4">
China Ministry of Foreign Affairs: 'International Epidemic Prevention System Gaps' is nonsense</text:span>
</text:h>
      <text:p text:style-name="P4">
"Dipping State" engaged in Taiwan -related proposals. "Before the opening of the conference, nearly a hundred countries specifically let the WHO and issued a statement to show that they adhered to a Chinese principle and opposed the position of Taiwan's participation in the WHO."</text:p>
      <text:p text:style-name="P4">
The spokesman also said, "the Central Government of China attaches great importance to the health and well -being of Taiwan compatriots. Under the premise of a China principle, it has made proper arrangements for participating in global health affairs in Taiwan. The notification of the epidemic has exceeded 500 times. In the past year, health experts in Taiwan have been approved to participate in 24 batches of 26 batches of technical activities in WHO. There is a contact point for the International Health Regulations in Taiwan to obtain and report the information of emergencies in time. The gap in the international epidemic prevention system is simply nonsense ... We once again advise the DPP authorities that public opinion cannot be contrary to the fire, and we must not help themselves when playing fire.</text:p>
      <text:h text:style-name="P12" text:outline-level="3">
<text:span text:style-name="T4">
Washington warning</text:span>
</text:h>
      <text:p text:style-name="P4">
Washington has recently issued warnings on the WHO's exclusion of Taiwan. The United States delegation in Geneva tweeted on May 20, saying: "As we continue to cope with new health threats that appear around the world, Taiwan isolate Taiwan outside the 76th World Health Conference ... Tolerant global public health cooperation. "</text:p>
      <text:p text:style-name="P4">
In this regard, a spokesman for the Chinese Ministry of Foreign Affairs severely warned on May 22 that "China also urged individual countries to do not understand the confusion, stop politicalization of health issues, stop using Taiwan issues to interfere with the Chinese internal affairs, and stop 'Taiwan system is stopped by Taiwan system. Hua''s wrong approach. "</text:p>
      <text:p text:style-name="P4">
News Source: <text:a xlink:type="simple" xlink:href="https://www.dw.com/zh/世界卫生大会再次拒绝台湾作为观察员与会/a-65697135" text:style-name="Internet_20_link" text:visited-style-name="Visited_20_Internet_20_Link">
https://www.dw.com/zh/世界卫生大会再次拒绝台湾作为观察员与会/a-65697135?maca=chi-rss-chi-all-1127-rdf</text:a>
</text:p>
      <!--NEWS-->
      <text:h text:style-name="P10" text:outline-level="1">
<text:span text:style-name="T4">
Column | Labor Communication: Workers in Songgang Yunfeng Electronics Plant, Baoan District, Shenzhen require compensation (4)</text:span>
</text:h>
      <text:p text:style-name="P4">
Author: None</text:p>
      <text:p text:style-name="P4">
Publisher: Radio Free Asia (Organization)</text:p>
      <text:p text:style-name="P4">
Published Time: 2023-05-22T10:52:07-04:00</text:p>
      <text:p text:style-name="P4">
Modified Time: 2023-05-22T10:52:07-04:00</text:p>
      <text:p text:style-name="P4">
Description: None</text:p>
      <text:p text:style-name="P4">
Videos: []</text:p>
      <text:p text:style-name="P4">
Audios: ["<text:a xlink:type="simple" xlink:href="https://www.rfa.org/mandarin/zhuanlan/laogongtongxun/hdf-052220230929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4.645512in" draw:z-index="0">
<draw:image xlink:href="../Images/rfamandarin/2023-05-22T10-52-07-04-00/000000.png" xlink:type="simple" xlink:show="embed" xlink:actuate="onLoad" draw:mime-type="image/png"/>
</draw:frame>
 <text:a xlink:type="simple" xlink:href="https://www.rfa.org/mandarin/zhuanlan/laogongtongxun/hdf-05222023092915.html/@@images/image" text:style-name="Internet_20_link" text:visited-style-name="Visited_20_Internet_20_Link">
</text:a>
Photo: RFA  <text:a xlink:type="simple" xlink:href="https://www.rfa.org/mandarin/zhuanlan/laogongtongxun/hdf-05222023092915.html/@@stream" text:style-name="Internet_20_link" text:visited-style-name="Visited_20_Internet_20_Link">
</text:a>
Before the May 1st Labor Day this year, Yunfeng Electronic Technology (Shenzhen) Co., Ltd., located in Songgang Street, Baoan District, Shenzhen, suddenly began to dismantle and move the machine to cause workers to suspect that the boss wanted to close the factory. Emotionally excited workers are at a loss, they will [] <text:a xlink:type="simple" xlink:href="https://maps.clb.org.hk/" text:style-name="Internet_20_link" text:visited-style-name="Visited_20_Internet_20_Link">
</text:a>
, Asking the boss to promise to make reasonable compensation.</text:p>
      <text:p text:style-name="P4">
The local police came to the scene, and the fire was laid the inflatable cushion downstairs to prevent unexpected. The local union was absent as usual.</text:p>
      <text:p text:style-name="P4">
A news from the website of Songgang Street Office, Baoan District said that just three weeks before the incident, the Songgang Street Trade Union just opened <text:a xlink:type="simple" xlink:href="http://www.baoan.gov.cn/sgjd/zwgk/qt/gzdt/content/post_10517892.html" text:style-name="Internet_20_link" text:visited-style-name="Visited_20_Internet_20_Link">
</text:a>
Chen Jinhua, vice chairman of Baoan District Trade Union, spoke at the meeting, requiring the grassroots trade unions to do their best to do practical things, do good things, and solve difficult things for employees, so as to continuously enhance the sense of perception, response, influence and cohesion of the union. The brand and union chairman are bright. "</text:p>
      <text:p text:style-name="P4">
Ding Yan, chairman of the Songgang Street Trade Union, stated at the meeting that she would work hard to build a strong team of union cadres to do well To realize "the yearning for employees for a better life", so that employees and masses can truly feel that the union is the "home of employees", and the union cadre is the most trusted "family".</text:p>
      <text:p text:style-name="P4">
The words of the chairman of the two -level trade union did not fall. Three weeks later, the Yunfeng factory appeared in the situation of "the party and government, the need for society, and the employee urgently".</text:p>
      <text:p text:style-name="P4">
According to Yunfeng Electronic Technology (Shenzhen) limited <text:a xlink:type="simple" xlink:href="http://www.welfarepcb.com/profile_cn.html" text:style-name="Internet_20_link" text:visited-style-name="Visited_20_Internet_20_Link">
</text:a>
Data, in May 1984 Yunfeng Circuit Edition Co., Ltd. was established in Hong Kong. In May 1991, Shenzhen Songgang Yunfeng Circuit Board Factory was established. And renamed Yunfeng Electronic Technology (Shenzhen) Co., Ltd..</text:p>
      <text:p text:style-name="P4">
The factory <text:a xlink:type="simple" xlink:href="http://www.welfarepcb.com/index_cn.html" text:style-name="Internet_20_link" text:visited-style-name="Visited_20_Internet_20_Link">
</text:a>
Including internationally renowned brands such as Sony, Casio, Foxconn, Sanmei Electric, are <text:a xlink:type="simple" xlink:href="http://www.welfarepcb.com/awards_cn.html" text:style-name="Internet_20_link" text:visited-style-name="Visited_20_Internet_20_Link">
</text:a>
"," The best supplier "and" key component supplier ", Foxconn's" quality performance supplier ", and twice received Sony's thank you.</text:p>
      <text:p text:style-name="P4">
In addition, the Yunfeng Plant was also awarded the "Green Enterprise" of Shenzhen, the advanced unit of legal education in Shenzhen, the excellent enterprise of Baoan District, the excellent enterprise of Songgang Street, and the China Customs Trusting Enterprise.</text:p>
      <text:p text:style-name="P4">
Such a customer stabilized and was awarded by governments at all levels, and the factory also established a trade union. Why is the trust between enterprises and employees so fragile? Why did workers ask for demands and developed to the roof of the floor at once? Have the workers looking for help before going to the roof? After the incident, did the local unions say what the chairman said at the union congress "bright brand and bright identity" to give full play to the union perception, response, influence and cohesion. Representatives of workers negotiated with corporate negotiations to solve problems?</text:p>
      <text:p text:style-name="P4">
Please listen to me with these questions and talk to the "Employee Psychological Consultation Line" of the Federation of Trade Unions of the Baoan District Federation of Shenzhen and the conversation of the chairman of the union of Yunfeng Electronic Technology (Shenzhen) Co., Ltd.</text:p>
      <text:p text:style-name="P4">
News Source: <text:a xlink:type="simple" xlink:href="https://www.rfa.org/mandarin/zhuanlan/laogongtongxun/hdf-05222023092915.html" text:style-name="Internet_20_link" text:visited-style-name="Visited_20_Internet_20_Link">
https://www.rfa.org/mandarin/zhuanlan/laogongtongxun/hdf-05222023092915.html</text:a>
</text:p>
      <!--NEWS-->
      <text:h text:style-name="P10" text:outline-level="1">
<text:span text:style-name="T4">
I couldn't meet with Zellezki, Lula, I felt "unhappy"</text:span>
</text:h>
      <text:p text:style-name="P4">
Author: 联合早报 (Person)</text:p>
      <text:p text:style-name="P4">
Publisher: 联合早报 (Organization)</text:p>
      <text:p text:style-name="P4">
Published Time: 2023-05-22T10:55</text:p>
      <text:p text:style-name="P4">
Modified Time: 2023-05-22T11:10</text:p>
      <text:p text:style-name="P4">
Description: Brazilian President Lula said that he and Ukraine President Zelezki did not meet at the Seventh Kingdom Group (G7) summit, and he felt "upset". Comprehensive Agence France -Presse and Bloomberg reported that Zerrenki hopes to fight for the "Global SO ...</text:p>
      <text:p text:style-name="P4">
Videos: []</text:p>
      <text:p text:style-name="P4">
Audios: []</text:p>
      <text:p text:style-name="P4">
Images: []</text:p>
      <text:p text:style-name="P4">
Type: NewsArticle</text:p>
      <text:p text:style-name="P4">
Breadcrumbs: ['即时', '国际']</text:p>
      <text:p text:style-name="P4">
Keywords: ['俄乌战争', '泽连斯基', '巴西', '七国集团', '俄罗斯']</text:p>
      <!--METADATA-->
      <text:p text:style-name="P4">
Brazilian President Lula said that he and Ukraine President Zellezki did not be <text:a xlink:type="simple" xlink:href="https://www.zaobao.com/keywords/qi-guo-ji-tuan" text:style-name="Internet_20_link" text:visited-style-name="Visited_20_Internet_20_Link">
</text:a>
At the meeting, he felt "upset".</text:p>
      <text:p text:style-name="P4">
Comprehensive Agence France -Presse and Bloomberg reported that Zerrenzki hopes to win a tough position for Russia invasioning Ukraine Russia.</text:p>
      <text:p text:style-name="P4">
Zelei went to the G7 summit at Hiroshima, Japan on the weekend, and and Indian Prime Minister Modi on Saturday (May 20) <text:a xlink:type="simple" xlink:href="https://www.zaobao.com/news/world/story20230520-1396634" text:style-name="Internet_20_link" text:visited-style-name="Visited_20_Internet_20_Link">
</text:a>
, But he did not meet with Lula.</text:p>
      <text:p text:style-name="P4">
Zelei said at a press conference in Hiroshima on Sunday: "I have seen almost everyone and all leaders. They have their own schedule. This is why we cannot meet with Brazil's president."</text:p>
      <text:p text:style-name="P4">
The reporter asked him if he was disappointed with Lala, and Zelei said, "I think the disappointed person is him."</text:p>
      <text:p text:style-name="P4">
At a press conference held in Hiroshima before Lu La returned to China on Monday, the Batabe team had arranged for him to have bilateral talks with Zelei, but Zeelianzki did not show up.</text:p>
      <text:p text:style-name="P4">
Lula said, "Maybe he still has other arrangements." It also added that whether the two will have the opportunity to meet in the future, it will depend on whether Zellezzky is willing to "talk about peace."</text:p>
      <text:p text:style-name="P4">
The Indian Prime Minister's office posted on Twitter on Saturday that Modi held a bilateral meeting at the venue of the G7 summit that day. After the Zelei Council, he said on Telegram that he invited India to join Ukraine's peaceful plan.</text:p>
      <text:p text:style-name="P4">
This is the first face -to -face talks since Russia invaded Ukraine in February 2022. After the outbreak of the Russian and Ukraine war, India still increased energy imports to Russia, and never condemned Russia to invade Ukraine.</text:p>
      <text:p text:style-name="P4">
News Source: <text:a xlink:type="simple" xlink:href="https://www.zaobao.com.sg/realtime/world/story20230522-1396990" text:style-name="Internet_20_link" text:visited-style-name="Visited_20_Internet_20_Link">
https://www.zaobao.com.sg/realtime/world/story20230522-1396990</text:a>
</text:p>
      <!--NEWS-->
      <text:h text:style-name="P10" text:outline-level="1">
<text:span text:style-name="T4">
China once again obstructs Taiwan to participate in the WHO Conference</text:span>
</text:h>
      <text:p text:style-name="P4">
Author: None</text:p>
      <text:p text:style-name="P4">
Publisher: Radio Free Asia (Organization)</text:p>
      <text:p text:style-name="P4">
Published Time: 2023-05-22T11:11:00-04:00</text:p>
      <text:p text:style-name="P4">
Modified Time: 2023-05-22T14:58:46-04:00</text:p>
      <text:p text:style-name="P4">
Description: None</text:p>
      <text:p text:style-name="P4">
Videos: []</text:p>
      <text:p text:style-name="P4">
Audios: ["<text:a xlink:type="simple" xlink:href="https://www.rfa.org/mandarin/yataibaodao/junshiwaijiao/ck-0522202311101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02" text:anchor-type="as-char" svg:width="6.9236in" svg:height="3.897317in" draw:z-index="0">
<draw:image xlink:href="../Images/rfamandarin/2023-05-22T11-11-00-04-00/000000.png" xlink:type="simple" xlink:show="embed" xlink:actuate="onLoad" draw:mime-type="image/png"/>
</draw:frame>
Chen Naiyu, a member of New Taipei City, Taiwan, expressed the demands of Taiwan's hope to participate to the WHO Director -General Tan Dezai. <text:a xlink:type="simple" xlink:href="https://www.rfa.org/mandarin/yataibaodao/junshiwaijiao/ck-05222023111017.html/@@images/image" text:style-name="Internet_20_link" text:visited-style-name="Visited_20_Internet_20_Link">
</text:a>
Chen Naiyu provided <text:a xlink:type="simple" xlink:href="https://www.rfa.org/mandarin/yataibaodao/junshiwaijiao/ck-05222023111017.html/@@stream" text:style-name="Internet_20_link" text:visited-style-name="Visited_20_Internet_20_Link">
</text:a>
The 76th World Health Conference was held in Geneva, Switzerland from May 21st to 30th. It was suppressed by China, and Taiwan once again received an invitation letter from the Watchnown Conference again. However, from all walks of life in Taiwan, they were not discouraged, and the overseas Chinese community and civil society groups specially organized their demonstrations to express their demands.</text:p>
      <text:p text:style-name="P4">
<text:span text:style-name="T4">
<text:span text:style-name="T5">
 <text:a xlink:type="simple" xlink:href="https://www.rfa.org/mandarin/Xinwen/10-05132023162834.html" text:style-name="Internet_20_link" text:visited-style-name="Visited_20_Internet_20_Link">
</text:a>
</text:span>
</text:span>
<text:a xlink:type="simple" xlink:href="https://www.rfa.org/mandarin/yataibaodao/gangtai/hcm-05102023082329.html" text:style-name="Internet_20_link" text:visited-style-name="Visited_20_Internet_20_Link">
<text:span text:style-name="T4">
 U.S. Secretary of Secretary of the U.S. Secretary of State Blint support Taiwan to participate in the Chinese "resolute opposition" </text:span>
</text:a>
  * <text:span text:style-name="T4">
<text:a xlink:type="simple" xlink:href="https://www.rfa.org/mandarin/Xinwen/5-05092023141025.html" text:style-name="Internet_20_link" text:visited-style-name="Visited_20_Internet_20_Link">
 </text:a>
</text:span>
</text:p>
      <text:p text:style-name="P4">
The World Health Conference was held in Geneva, Switzerland on the afternoon of May 21. Prior to the discussion, in Walk Thetalk organized by the WHO, the Taiwan parade accidentally encountered Tedros Adhanomghebreyesus, Director -General of the WHO. Do you support Taiwan to enter the WHO? But Tan Desai did not respond positively.</text:p>
      <text:p text:style-name="Quotations">

<text:p text:style-name="P4">
[WHA has not yet been invited in Taiwan to discuss Taiwan]&gt;
 [Taiwan's preaching group encounters Tan Desai]&gt;
&gt;
 WHO (<text:a xlink:type="simple" xlink:href="https://twitter.com/hashtag/WHA" text:style-name="Internet_20_link" text:visited-style-name="Visited_20_Internet_20_Link">
</text:a>
&gt;
) On the 21st, a "Wall the Talk" walking activity was held. Going to Geneva to convey the demands of Taiwan's demand "<text:a xlink:type="simple" xlink:href="https://twitter.com/hashtag/%E5%8F%B0%E6%B9%BE%E8%81%94%E5%90%88%E5%9B%BD%E5%8D%8F%E8%BF%9B%E4%BC%9A" text:style-name="Internet_20_link" text:visited-style-name="Visited_20_Internet_20_Link">
&gt;
</text:a>
&gt;
 "WHO Xuandang Group, accidentally met on the way <text:a xlink:type="simple" xlink:href="https://twitter.com/hashtag/WHO" text:style-name="Internet_20_link" text:visited-style-name="Visited_20_Internet_20_Link">
&gt;
</text:a>
Secretary -General <text:a xlink:type="simple" xlink:href="https://twitter.com/hashtag/%E8%B0%AD%E5%BE%B7%E5%A1%9E" text:style-name="Internet_20_link" text:visited-style-name="Visited_20_Internet_20_Link">
&gt;
</text:a>
&gt;
, Hundreds of Taiwanese overseas Chinese and others expressed Taiwan's hope of participating in the demands in person, and shouted the slogan around Tan: "Taiwan for ... <text:a xlink:type="simple" xlink:href="https://t.co/Cnjv7cn25Z" text:style-name="Internet_20_link" text:visited-style-name="Visited_20_Internet_20_Link">
</text:a>
&gt;
&gt;
 - Liberty Asia Radio(@RFA_Chinese) <text:a xlink:type="simple" xlink:href="https://twitter.com/RFA_Chinese/status/1660595358844739586" text:style-name="Internet_20_link" text:visited-style-name="Visited_20_Internet_20_Link">
&gt;
 </text:a>
History Book of Taiwan Dental Doctors: "Do you support Taiwan to enter the WHO?"</text:p>

</text:p>
      <text:p text:style-name="P4">
Director of the WHO Tan Desai: "You know, this is the resolution of a member country. Member states have to vote for votes, and Taiwan should talk to them."</text:p>
      <text:p text:style-name="P4">
Tan Desai's answer is like playing Tai Chi. The Taiwanese who participated in the parade were unacceptable. They shouted the slogan "Taiwan for WHO".</text:p>
      <text:p text:style-name="P4">
Chen Naiyu, a member of New Taipei City, Taiwan: "Overseas Chinese from the United States and Europe, constantly shouting slogans around Tan Dezai, Taiwan for WHO, I will return to Tan Dezai again. The virus cannot vote. Voting to vote, of course, our health human rights, of course, can not be voted by voting. "</text:p>
      <text:p text:style-name="P4">
<draw:frame draw:style-name="fr1" draw:name="Image103" text:anchor-type="as-char" svg:width="6.9236in" svg:height="5.193872in" draw:z-index="0">
<draw:image xlink:href="../Images/rfamandarin/2023-05-22T11-11-00-04-00/000001.png" xlink:type="simple" xlink:show="embed" xlink:actuate="onLoad" draw:mime-type="image/png"/>
</draw:frame>
The Taiwan Legislative Councilor Self -organized Visiting Group participated in the parade. (Chen Naiyu is exclusively provided) <text:a xlink:type="simple" xlink:href="https://www.rfa.org/mandarin/yataibaodao/junshiwaijiao/ck-05222023111017.html/foto24e43745c.jpg" text:style-name="Internet_20_link" text:visited-style-name="Visited_20_Internet_20_Link">
</text:a>
Taiwan's overseas Chinese, folk, and doctors from all over the world. This time, nearly 500 people have been organized. Except for the great parade on the morning of the 21st, on the 19th, they held parade demonstrations on the United Nations three -foot chair square.</text:p>
      <text:p text:style-name="P4">
Wu Xinyu, Chairman of the National Medical Industry Trade Union in Taiwan: "In the past three years, because of China's new crown pneumonia virus, how much sacrifice and how much effort have made Taiwan's epidemic prevention results in the world. We joined, is there still a heavenly reason? "</text:p>
      <text:p text:style-name="P4">
This time, it has also attracted many non -Taiwanese foreign human rights workers' platform support.</text:p>
      <text:p text:style-name="P4">
<draw:frame draw:style-name="fr1" draw:name="Image104" text:anchor-type="as-char" svg:width="6.9236in" svg:height="9.231467in" draw:z-index="0">
<draw:image xlink:href="../Images/rfamandarin/2023-05-22T11-11-00-04-00/000002.png" xlink:type="simple" xlink:show="embed" xlink:actuate="onLoad" draw:mime-type="image/png"/>
</draw:frame>
The overseas Chinese community and the folk group organizations of the overseas Chinese community expressed their demands in WALK The WALK, which shows the parade organized by the parade in the United Nations Triangular Chair Square. (Human rights painters are exclusively provided) [] <text:a xlink:type="simple" xlink:href="https://www.rfa.org/mandarin/yataibaodao/junshiwaijiao/ck-05222023111017.html/foto357284e0989d2690596c65408.jpg" text:style-name="Internet_20_link" text:visited-style-name="Visited_20_Internet_20_Link">
</text:a>
Hong Kong human rights painter dripped: "In Hong Kong, in 2019, in that year, people said that today, Hong Kong, tomorrow, Taiwan, so we support Taiwan to enter the WHO."</text:p>
      <text:p text:style-name="P4">
Hong Kong human rights painter Kilo: "Hong Kong is not China. Hong Kong speaks for Taiwan. We support Taiwan to join WHO. One day we can defeat China."</text:p>
      <text:p text:style-name="P4">
<text:span text:style-name="T4">
 International power to support Taiwan to enter the WTO China and suppress </text:span>
Reporter: Guo Yanqi blame: Jiayuan.com editor: Ruizhe</text:p>
      <text:p text:style-name="P4">
News Source: <text:a xlink:type="simple" xlink:href="https://www.rfa.org/mandarin/yataibaodao/junshiwaijiao/ck-05222023111017.html" text:style-name="Internet_20_link" text:visited-style-name="Visited_20_Internet_20_Link">
https://www.rfa.org/mandarin/yataibaodao/junshiwaijiao/ck-05222023111017.html</text:a>
</text:p>
      <!--NEWS-->
      <text:h text:style-name="P10" text:outline-level="1">
<text:span text:style-name="T4">
Chinese Minister of Commerce Zhao American Enterprise Discussion</text:span>
</text:h>
      <text:p text:style-name="P4">
Author: None</text:p>
      <text:p text:style-name="P4">
Publisher: Radio Free Asia (Organization)</text:p>
      <text:p text:style-name="P4">
Published Time: 2023-05-22T11:15:36-04:00</text:p>
      <text:p text:style-name="P4">
Modified Time: 2023-05-22T11:15:3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4.612011in" draw:z-index="0">
<draw:image xlink:href="../Images/rfamandarin/2023-05-22T11-15-36-04-00/000000.png" xlink:type="simple" xlink:show="embed" xlink:actuate="onLoad" draw:mime-type="image/png"/>
</draw:frame>
Chinese Minister of Commerce Wang Wentao <text:a xlink:type="simple" xlink:href="https://www.rfa.org/mandarin/Xinwen/1-05222023111218.html/@@images/image" text:style-name="Internet_20_link" text:visited-style-name="Visited_20_Internet_20_Link">
</text:a>
Reuters information picture</text:p>
      <text:p text:style-name="P4">
Chinese Minister of Commerce Wang Wentao hosted a symposium on the US -funded enterprise on May 22. In addition to the organizers, in addition to the organizers, the organizers Shanghai American Chamber of Commerce and their members, there were Johnson &amp; Johnson, 3M, Dow Chemical Co., and Tao. American companies such as Merck &amp; Co., Honeywell.</text:p>
      <text:p text:style-name="P4">
According to the press release of the Ministry of Commerce of China, Wang Wentao said at the symposium that China puts "attracting foreign investment" in a more important position and steadily expanded the system of rules, regulation, management, and standards. At present, China's economic operation is "maintaining a improvement of improvement" and the continuous release of market potential. These will all provide more opportunities for enterprises, including US companies, to develop China.</text:p>
      <text:p text:style-name="P4">
In addition, he said that China will continue to ensure the protection of foreign -funded enterprises and project services, protect foreign investment rights and interests in accordance with the law, build a "marketization, rule of law, internationalization" first -class business environment, share the huge market and open China's huge market and openness with enterprises in countries, Development dividends.</text:p>
      <text:p text:style-name="P4">
According to the content of the press release, the representatives of the participating US enterprises said that thank you for the service guarantee provided by the Ministry of Commerce, especially the special projects of key projects. US companies "continue to be optimistic about the development prospects of the Chinese market and are willing to further cultivate the Chinese market."</text:p>
      <text:p text:style-name="P4">
However, the Chinese authorities had blocked Micron Semiconductor products on the grounds of national security the previous day. Earlier, a number of foreign companies were suddenly searched by public security, which led to the loss of confidence in foreign companies.</text:p>
      <text:p text:style-name="P4">
Responsible editor: Chen Pinjie</text:p>
      <text:p text:style-name="P4">
News Source: <text:a xlink:type="simple" xlink:href="https://www.rfa.org/mandarin/Xinwen/1-05222023111218.html" text:style-name="Internet_20_link" text:visited-style-name="Visited_20_Internet_20_Link">
https://www.rfa.org/mandarin/Xinwen/1-05222023111218.html</text:a>
</text:p>
      <!--NEWS-->
      <text:h text:style-name="P10" text:outline-level="1">
<text:span text:style-name="T4">
G7 releases joint bulletin focusing on China's economic coercion</text:span>
</text:h>
      <text:p text:style-name="P4">
Author: None</text:p>
      <text:p text:style-name="P4">
Publisher: Radio Free Asia (Organization)</text:p>
      <text:p text:style-name="P4">
Published Time: 2023-05-22T11:18:00-04:00</text:p>
      <text:p text:style-name="P4">
Modified Time: 2023-05-22T13:05:16-04:00</text:p>
      <text:p text:style-name="P4">
Description: None</text:p>
      <text:p text:style-name="P4">
Videos: []</text:p>
      <text:p text:style-name="P4">
Audios: ["<text:a xlink:type="simple" xlink:href="https://www.rfa.org/mandarin/yataibaodao/gangtai/hcm-0522202309003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06" text:anchor-type="as-char" svg:width="6.9236in" svg:height="5.1927in" draw:z-index="0">
<draw:image xlink:href="../Images/rfamandarin/2023-05-22T11-18-00-04-00/000000.png" xlink:type="simple" xlink:show="embed" xlink:actuate="onLoad" draw:mime-type="image/png"/>
</draw:frame>
The National Policy Institute in Taiwan held a symposium on the "GT, the United States, Japan and South Korea Summit and the United States and China Strategy" <text:a xlink:type="simple" xlink:href="https://www.rfa.org/mandarin/yataibaodao/gangtai/hcm-05222023090034.html/@@images/image" text:style-name="Internet_20_link" text:visited-style-name="Visited_20_Internet_20_Link">
</text:a>
Reporter Huang Chunmei <text:a xlink:type="simple" xlink:href="https://www.rfa.org/mandarin/yataibaodao/gangtai/hcm-05222023090034.html/@@stream" text:style-name="Internet_20_link" text:visited-style-name="Visited_20_Internet_20_Link">
</text:a>
Seven major industrial groups(G7)The summit issued a joint statement a few days ago emphasized that member states must resist China's economic coercion. U.S. President Biden also said at a press conference that member states have reached an agreement on China.</text:p>
      <text:p text:style-name="P4">
<text:span text:style-name="T4">
<text:span text:style-name="T5">
 <text:a xlink:type="simple" xlink:href="https://www.rfa.org/mandarin/Xinwen/st1-05222023003556.html" text:style-name="Internet_20_link" text:visited-style-name="Visited_20_Internet_20_Link">
</text:a>
 </text:span>
*  * </text:span>
<text:a xlink:type="simple" xlink:href="https://www.rfa.org/mandarin/Xinwen/6-05212023155023.html" text:style-name="Internet_20_link" text:visited-style-name="Visited_20_Internet_20_Link">
 </text:a>
 <text:a xlink:type="simple" xlink:href="https://www.rfa.org/mandarin/Xinwen/6-05212023155023.html" text:style-name="Internet_20_link" text:visited-style-name="Visited_20_Internet_20_Link">
 </text:a>
***<text:a xlink:type="simple" xlink:href="https://www.rfa.org/mandarin/Xinwen/8-05202023162022.html" text:style-name="Internet_20_link" text:visited-style-name="Visited_20_Internet_20_Link">
<text:span text:style-name="T4">
 G7 will issue a common statement about China: seeking risk, not decoupling </text:span>
</text:a>
Article 51 and 52 of the joint bulletin focus on China, emphasizing that member states must resist China's economic coercion, but at the same time, it is explained that it is not decoupled with China.(decouple), And "de-RISK" and diversified(diversify)Essence On the issues of Taiwan, Xinjiang, Tibet, Hong Kong, and the South China Sea, the G7 communiqué once again made a clear statement. The communiqué said that the G7 countries have maintained a unanimous position in terms of relations with China, preparing to establish a "constructive and stable relationship" with China, and they must also expressed concern when they are frank with China.</text:p>
      <text:p text:style-name="Quotations">

<text:p text:style-name="P4">
[Biden: If China will respond to the G7 of the table noodles]&gt;
 [Unintentional decoupling China but de -risk]&gt;
 US President Biden on the 21st [] on the 21st <text:a xlink:type="simple" xlink:href="https://twitter.com/hashtag/G7" text:style-name="Internet_20_link" text:visited-style-name="Visited_20_Internet_20_Link">
</text:a>
&gt;
 After the summit, most allies have a clear consensus on the topic of the Taiwan Strait, that is, if Chinese films have taken action in Taiwan, they will respond. &gt;
 Biden said, "We have no intention of being with China <text:a xlink:type="simple" xlink:href="https://twitter.com/hashtag/%E8%84%B1%E9%92%A9" text:style-name="Internet_20_link" text:visited-style-name="Visited_20_Internet_20_Link">
&gt;
</text:a>
" We look forward to the relationship with China ... <text:a xlink:type="simple" xlink:href="https://t.co/CRxGlCQseS" text:style-name="Internet_20_link" text:visited-style-name="Visited_20_Internet_20_Link">
</text:a>
&gt;
&gt;
 - Liberty Asia Radio(@RFA_Chinese) <text:a xlink:type="simple" xlink:href="https://twitter.com/RFA_Chinese/status/1660587645435789312" text:style-name="Internet_20_link" text:visited-style-name="Visited_20_Internet_20_Link">
&gt;
 </text:a>
The bulletin pointed out that countries must cultivate the ability to resist economic coercion, and it is necessary to limit some advanced technologies that may threaten national security without excessive restrictions on trade and investment.</text:p>

</text:p>
      <text:p text:style-name="P4">
Guo Yuren, CEO of the Cultural and Education Foundation of Taiwan ’s National Policy Research Institute, pointed out in this interview that more than 40 pages of the public bulletin of more than 40 pages took Chinese leaders Xi Jinping since the stage in 2012, on Xinjiang, Tibet, Hong Kong and Taiwan issues, South China Sea, East China Sea, and China Several crimes of the economic coercion of democratic countries and the penetration of the free market.</text:p>
      <text:p text:style-name="P4">
<draw:frame draw:style-name="fr1" draw:name="Image107" text:anchor-type="as-char" svg:width="6.9236in" svg:height="5.1927in" draw:z-index="0">
<draw:image xlink:href="../Images/rfamandarin/2023-05-22T11-18-00-04-00/000001.png" xlink:type="simple" xlink:show="embed" xlink:actuate="onLoad" draw:mime-type="image/png"/>
</draw:frame>
Guo Yuren, CEO of the National Policy Research Institute in Taiwan, believes that there is only a speed difference between the speed of vicious spiral between the United States and China.(Reporter Huang Chunmei)  <text:a xlink:type="simple" xlink:href="https://www.rfa.org/mandarin/yataibaodao/gangtai/hcm-05222023090034.html/90ed80b24ec1.jpg" text:style-name="Internet_20_link" text:visited-style-name="Visited_20_Internet_20_Link">
</text:a>
"I think that US -China relations are now only the difference between the speed of vicious spirals." Guo Yuren said that although the United States has emphasized the differences between the United States from President Bayeng to the Secretary of State Brinkeit, it has to return to 2020, even before 2018, even before 2018 The US -China relations are now difficult to reverse.</text:p>
      <text:p text:style-name="P4">
Guo Yuren interpreted the so -called de -risk and diversified meaning, which was the same as that of Canada's proposal last year to form the same concept of "NATO organizations with economic security". He expects that at the end of this year, the so -called "economic NATO" will take shape as soon as the end of this year. Purpose."</text:p>
      <text:p text:style-name="P4">
"The international situation is developing in the name of no Cold War, but there is a direction of the Cold War." Yin Liqiao, a special researcher at the China Research Center of Taiwan University, analyzed in a discussion in the National Institute of State. Democratic camps; on the other hand, Beijing also strives to solve the formation of democratic camps to stop dictatorship. From the perspective of the G7 Summit, the diplomatic offensive since the spring of 2023 has limited impact on the confrontation pattern of democracy and dictatorship.</text:p>
      <text:p text:style-name="P4">
<draw:frame draw:style-name="fr1" draw:name="Image108" text:anchor-type="as-char" svg:width="6.9236in" svg:height="5.1927in" draw:z-index="0">
<draw:image xlink:href="../Images/rfamandarin/2023-05-22T11-18-00-04-00/000002.png" xlink:type="simple" xlink:show="embed" xlink:actuate="onLoad" draw:mime-type="image/png"/>
</draw:frame>
Yin Liqiao, a special researcher at the China Research Center of Taiwan University, said that the international situation is in the name of no Cold War, but it has developed in the direction of the Cold War.(Reporter Huang Chunmei)  <text:a xlink:type="simple" xlink:href="https://www.rfa.org/mandarin/yataibaodao/gangtai/hcm-05222023090034.html/5c399e9755ac.jpg" text:style-name="Internet_20_link" text:visited-style-name="Visited_20_Internet_20_Link">
</text:a>
"This is a balanced but delicate coordinated competition against China." Zhang Jiajian, assistant professor of the Institute of China and the Asia -Pacific Regional Research Institute of Sun Yat -sen University in Taiwan, interpreted the meaning of the G7 bulletin.</text:p>
      <text:p text:style-name="P4">
He mentioned that because Western democratic partners and alliances are still favorable for each other, they often face the risk of Chinese penetration and cracking threats, and disagreement with democratic allies when facing China. Therefore, this G7 summit tries to establish a competitive strategy of coordination in the West; secondly, the communiqué emphasizes that it is not decoupled but risky is obviously to resolve the previous EU and major European countries such as Germany and France. Different from the day.<text:span text:style-name="T4">
 Taiwan Strait Peace and International Security Related </text:span>
</text:p>
      <text:p text:style-name="P4">
The bulletin also reiterated that the peace and stability of the Taiwan Strait have an indispensable importance to the safety and prosperity of the international community. "G7 member states have not changed any basic positions in Taiwan, including a Chinese policy. We call for a peaceful way to solve cross -strait issues." At the same time, the bulletin also expressed "serious concern" about the status of the East China and the South China Sea, and strongly opposed any attempts to change the status quo through force or intimidation.</text:p>
      <text:p text:style-name="P4">
"Most allies know clearly that if China takes unilateral operations, there will be a response."</text:p>
      <text:p text:style-name="P4">
"G7 emphasizes the importance of peace and stability of the Taiwan Strait, and is indispensable for the safety and prosperity of the international community. The expression of this position of G7 is clear. Internal affairs, do not tolerate other countries, and want to run counter to the operation of the Taiwan Strait's essence. "Ma Zhenkun, a professor of the Institute of Military Affairs of the CPC Military Affairs of the National Defense University in Taiwan, made the above interpretation.</text:p>
      <text:p text:style-name="P4">
<draw:frame draw:style-name="fr1" draw:name="Image109" text:anchor-type="as-char" svg:width="6.9236in" svg:height="5.1927in" draw:z-index="0">
<draw:image xlink:href="../Images/rfamandarin/2023-05-22T11-18-00-04-00/000004.png" xlink:type="simple" xlink:show="embed" xlink:actuate="onLoad" draw:mime-type="image/png"/>
</draw:frame>
Ma Zhenkun, a professor of the Institute of Military Affairs of the National Defense University of Taiwan, pointed out that the G7 position expressed clear that the security of Taiwan Strait was the first time.(Reporter Huang Chunmei)  <text:a xlink:type="simple" xlink:href="https://www.rfa.org/mandarin/yataibaodao/gangtai/hcm-05222023090034.html/99ac632f5764.jpg" text:style-name="Internet_20_link" text:visited-style-name="Visited_20_Internet_20_Link">
</text:a>
Ma Zhenkun said that the Chinese Communist Party intends to put the sea in the Taiwan Strait not to refer to the Taiwan Strait or prohibit international sea and air transport. On the contrary, the sea of sea in the Taiwan Strait that the CCP wants to achieve does not affect international sea and air transport activities in the strait, but instead of allowing any country to challenge China's sovereignty claims through the behavior of the sea and air through the Taiwan Strait.</text:p>
      <text:p text:style-name="P4">
Guo Yuren pointed out that in August last year, the military exercise of the Communist Army's Taiwan Army and more than 290 sub-military planes in Taiwan were exercised around Taiwan on April 8-10 this year. Since the end of last year, China is normally stationed in the waters around Taiwan. From the perspective of 4 to 5 warships, China tried to blur the military exercise with the military mobilization line. "Try to reduce the Taiwanese troops, the U.S. troops stationed in Japan, and the warning of the Japanese Self -Defense Force, causing a vacuum of warning." He reminded that if the time is right, the Communist Army can attack Taiwan(surpriseattack)Don't take it lightly.</text:p>
      <text:p text:style-name="P4">
Reporter: Huang Chunmei Responsible: Xu Shuting He Ping.com Editor: Ruizhe</text:p>
      <text:p text:style-name="P4">
News Source: <text:a xlink:type="simple" xlink:href="https://www.rfa.org/mandarin/yataibaodao/gangtai/hcm-05222023090034.html" text:style-name="Internet_20_link" text:visited-style-name="Visited_20_Internet_20_Link">
https://www.rfa.org/mandarin/yataibaodao/gangtai/hcm-05222023090034.html</text:a>
</text:p>
      <!--NEWS-->
      <text:h text:style-name="P10" text:outline-level="1">
<text:span text:style-name="T4">
Because the G7 Hiroshima Summit has a glass heart broken? China summons the Japanese ambassador to China</text:span>
</text:h>
      <text:p text:style-name="P4">
Author: None</text:p>
      <text:p text:style-name="P4">
Publisher: Radio Free Asia (Organization)</text:p>
      <text:p text:style-name="P4">
Published Time: 2023-05-22T11:21:17-04:00</text:p>
      <text:p text:style-name="P4">
Modified Time: 2023-05-22T11:21: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88615in" draw:z-index="0">
<draw:image xlink:href="../Images/rfamandarin/2023-05-22T11-21-17-04-00/000000.png" xlink:type="simple" xlink:show="embed" xlink:actuate="onLoad" draw:mime-type="image/png"/>
</draw:frame>
Japanese Ambassador to China [日 <text:a xlink:type="simple" xlink:href="https://www.rfa.org/mandarin/Xinwen/2-05222023111639.html/@@images/image" text:style-name="Internet_20_link" text:visited-style-name="Visited_20_Internet_20_Link">
</text:a>
Web image</text:p>
      <text:p text:style-name="P4">
The Seventh Kingdom Group (G7) Hiroshima Summit closed at noon on the 21st, and the deputy minister of the Ministry of Foreign Affairs of China Sun Weidong summoned the Japanese ambassador to China on the same day, and solemnly negotiated the Seventh Kingdom Group leader summit "the issue of hype involved in China."</text:p>
      <text:p text:style-name="P4">
Dangxiufu immediately replied through the official website of the Japanese Embassy in China, and published a three -point tough "refutation and explanation", referring to various issues related to China, such as the East China Sea, Taiwan, human rights, and economic coercion. Wait, the member states have stated in the statement that these positions are reasonable.</text:p>
      <text:p text:style-name="P4">
Dangxiufu also said that if China does not change its behavior, as before, the Seven Kingdoms Group mentioned that "this is taken for granted, and it may not change in the future." In addition, he said that if China demands these concerns, he should first take "positive response measures."</text:p>
      <text:p text:style-name="P4">
In addition to the above -mentioned issues, Dangxiufu also said that when the atmosphere of the Chinese relations deteriorated at each day, "the Chinese side hindered the people's exchanges and cultural exchanges, hoping that China would properly handle it."</text:p>
      <text:p text:style-name="P4">
Responsible editor: Chen Pinjie</text:p>
      <text:p text:style-name="P4">
News Source: <text:a xlink:type="simple" xlink:href="https://www.rfa.org/mandarin/Xinwen/2-05222023111639.html" text:style-name="Internet_20_link" text:visited-style-name="Visited_20_Internet_20_Link">
https://www.rfa.org/mandarin/Xinwen/2-05222023111639.html</text:a>
</text:p>
      <!--NEWS-->
      <text:h text:style-name="P10" text:outline-level="1">
<text:span text:style-name="T4">
Yu Wensheng is charged with the official threatening lawyer, do not assist in the lawyer</text:span>
</text:h>
      <text:p text:style-name="P4">
Author: None</text:p>
      <text:p text:style-name="P4">
Publisher: Radio Free Asia (Organization)</text:p>
      <text:p text:style-name="P4">
Published Time: 2023-05-22T11:24:00-04:00</text:p>
      <text:p text:style-name="P4">
Modified Time: 2023-05-22T12:59:27-04:00</text:p>
      <text:p text:style-name="P4">
Description: None</text:p>
      <text:p text:style-name="P4">
Videos: []</text:p>
      <text:p text:style-name="P4">
Audios: ["<text:a xlink:type="simple" xlink:href="https://www.rfa.org/mandarin/yataibaodao/renquanfazhi/ec-0522202308032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1" text:anchor-type="as-char" svg:width="6.9236in" svg:height="5.1927in" draw:z-index="0">
<draw:image xlink:href="../Images/rfamandarin/2023-05-22T11-24-00-04-00/000000.png" xlink:type="simple" xlink:show="embed" xlink:actuate="onLoad" draw:mime-type="image/png"/>
</draw:frame>
Data photo: Chinese rights protection lawyer Yu Wensheng and his wife Xu Yan <text:a xlink:type="simple" xlink:href="https://www.rfa.org/mandarin/yataibaodao/renquanfazhi/ec-05222023080320.html/@@images/image" text:style-name="Internet_20_link" text:visited-style-name="Visited_20_Internet_20_Link">
</text:a>
Twitter/Yu Wensheng's wife Xu Yan @xuyan709 <text:a xlink:type="simple" xlink:href="https://www.rfa.org/mandarin/yataibaodao/renquanfazhi/ec-05222023080320.html/@@stream" text:style-name="Internet_20_link" text:visited-style-name="Visited_20_Internet_20_Link">
</text:a>
After more than a month of disappearance of Chinese rights protection lawyer Yu Wensheng and his wife Xu Yan, the family members officially received the authorities notice that the two were arrested for their provocation. The informed person revealed that the official could not pass the annual inspection of the lawyer and could not represent the case of the Yu Wensheng couple.</text:p>
      <text:p text:style-name="P4">
<text:span text:style-name="T4">
<text:span text:style-name="T5">
 <text:a xlink:type="simple" xlink:href="https://www.rfa.org/mandarin/yataibaodao/renquanfazhi/ec-05102023074124.html" text:style-name="Internet_20_link" text:visited-style-name="Visited_20_Internet_20_Link">
</text:a>
 </text:span>
*  * </text:span>
<text:a xlink:type="simple" xlink:href="https://www.rfa.org/mandarin/yataibaodao/renquanfazhi/gf-04202023080605.html" text:style-name="Internet_20_link" text:visited-style-name="Visited_20_Internet_20_Link">
 </text:a>
<text:span text:style-name="T4">
*[</text:span>
 Foreign Minister's visit to China Yu Wensheng and his wife were detained by many rights protection lawyers.(https://www.rfa.org/mandarin/yataibaodao/renquanfazhi/gf-04172023070738.html)Chinese rights protection lawyer Yu Wensheng and his wife Xu Yan disappeared after being forcibly brought to the police station in Beijing in mid -April. According to different sources of sources, the two have been approved by the police with a provocative trouble, and the authorities have sent people to notify Yu Wensheng's brother.</text:p>
      <text:p text:style-name="P4">
<text:span text:style-name="T4">
 Yu Wensheng friends: Family members believe that they can not speak or find a lawyer to be released, but in exchange for the arrest notice </text:span>
</text:p>
      <text:p text:style-name="P4">
Yu Wensheng, who was inconvenient to disclose his identity, told the station that when the police took Yu Wensheng's husband and wife last month, they told their family members that as long as they did not find a lawyer and did not speak out, the two were closed or can go home for 37 days. Brother Yu Wensheng was waiting for news from other places to Beijing last week, but he received the police notice on Sunday (May 21) and officially approved Yu Wensheng and Xu Yan.</text:p>
      <text:p text:style-name="P4">
Yu Wensheng, who is not convenient to disclose his name: "As far as I know, after Yu Wensheng was taken away, he had a greater resistance to the authorities. When his brother knew that the husband and wife of Yu Wensheng had been arrested together, he had expressed unacceptable, but was being police. No, his brother tried to take a picture of the arrest notice and was also stopped by the police. The family members of Yu Wensheng now need to find a lawyer to help, but many lawyers have been warned by the authorities that the family members do not know how to deal with it. "</text:p>
      <text:p text:style-name="P4">
<text:span text:style-name="T4">
 Inspector: The official will warn the lawyer who cannot pass the annual inspection threat to the case that the lawyer cannot represent Yu Wensheng's husband and wife </text:span>
</text:p>
      <text:p text:style-name="P4">
Mr. Shi, a person familiar with the matter, said that during the arrest of Yu Wensheng and Xu Yan, the authorities not only warned their families that they could not speak or find a lawyer, and also warned that lawyers and law firms that might be possible for the case through different methods.</text:p>
      <text:p text:style-name="P4">
Mr. Shi: "Without asking their children to find a lawyer to sign the attorney, the police also said that Yu Wensheng didn't want to ask a lawyer. Xu Yan had asked two lawyers. Later, the police went to find a law firm to put pressure on the director. Beijing The Justice Bureau also pressured, saying that this year's law firm suspended annual inspections and needed to be rectified, but whether the annual inspection was suspended in the end, it is not clear now. You can not know until early June. "</text:p>
      <text:p text:style-name="P4">
** Yu Wensheng's friends approved the authorities to arrest the couple's two -person house under house arrest.</text:p>
      <text:p text:style-name="P4">
Another friend of Yu Wensheng, Mr. Qin, said that he was worried about their situation and even worried about Yu Wensheng's adult son. He said that for more than a month when Yu Wensheng's husband and wife were disappeared, their sons have been strictly taken care of and are not allowed to contact others. Friends want to visit, and their parents take care of them. Mr. Qin criticized that the approach to the official arrest of the couple at the same time was unreasonable.</text:p>
      <text:p text:style-name="P4">
<draw:frame draw:style-name="fr1" draw:name="Image112" text:anchor-type="as-char" svg:width="6.9236in" svg:height="5.1927in" draw:z-index="0">
<draw:image xlink:href="../Images/rfamandarin/2023-05-22T11-24-00-04-00/000001.png" xlink:type="simple" xlink:show="embed" xlink:actuate="onLoad" draw:mime-type="image/png"/>
</draw:frame>
Chinese rights protection lawyer Yu Wensheng took a photo with his wife Xu Yan (Twitter/Yu Wensheng's wife Xu Yan@xuyan709) [] <text:a xlink:type="simple" xlink:href="https://www.rfa.org/mandarin/yataibaodao/renquanfazhi/ec-05222023080320.html/fhwsothayaendxm.jpeg" text:style-name="Internet_20_link" text:visited-style-name="Visited_20_Internet_20_Link">
</text:a>
Mr. Qin: "I don't talk about Chinese law anymore, because the law is not respected by them. For the arrests of husband and wife, they may feel that one of them can be caught, and the other may be an appeal outside to save people who enter prison. This effort will bring some noise, but is this noise enough to fear them? This approach is to completely destroy the family, and he has such a small child. No one takes care. At least he should consider it. For the protection of children, the continuous breakthrough of this kind of bottom line is wrong. "</text:p>
      <text:p text:style-name="P4">
<text:span text:style-name="T4">
 Overseas lawyers refer to the official who is hard -stopd to intervene or have been tortured with Yu Wensheng's husband and wife. </text:span>
</text:p>
      <text:p text:style-name="P4">
Wang Qingpeng, a lawyer who followed the situation of Yu Wensheng, who followed the situation of the Yu Wensheng, said that the authorities were concerned about whether the authorities had prohibited the lawyer's acting case and whether the husband and wife of Yu Wensheng had been tortured.</text:p>
      <text:p text:style-name="P4">
Wang Qingpeng: "The authorities will worry about acting cases, and will reveal Yu Wensheng's situation inside, which has attracted the attention of the international community. Many lawyers have received warnings and cannot represent the case of Yu Wensheng. In view of the lawyer Yu Wensheng, before the lawyer Yu Wensheng was before The torture he received, as well as many lawyers such as Xie Yang, Wang Quanzhang, Chang Weiping and Zhou Shifeng, were treated by torture. We have reason to believe that Yu Wensheng and Xu Yan may be treated in it. More outside attention and rescue. "</text:p>
      <text:p text:style-name="P4">
Wang Qingpeng said that now only through Yu Wensheng's brother, he knows that the two are arrested for provocative trouble. From now on to the trial, the authorities may change the charges of accusations and make them worry about the heavier punishment. The situation is worrying.</text:p>
      <text:p text:style-name="P4">
Wang Qingpeng: "According to Chinese laws and regulations, the crime of provocation will generally be sentenced to less than 5 years in prison, detention or control. At present, Wang Aizhong has been sentenced to 3 years in prison for provocation and may be as a reference. For example, the crime of instigating the subversion of state power has no way to predict, but the current domestic situation is worrying, and there will be more serious situations. "</text:p>
      <text:p text:style-name="P4">
Wang Qingpeng said that recently, the authorities have upgraded the surveillance and pressure on 709 lawyers such as Li Heping, Wang Quanzhang, and Zhou Shifeng, but it is not clear that the action is only targeted at 709 lawyers or extensive rights protection. She urged the outside world to pay attention to human rights defenders who were arrested in China, and believed that the voices of overseas could put pressure on the authorities and reduce the possibility of torture to the arrested people.</text:p>
      <text:p text:style-name="P4">
Reporter: Chen Zifei Editor: Chen Meihua Xu Shusing Jiayuan.com Editor: Ruizhe</text:p>
      <text:p text:style-name="P4">
News Source: <text:a xlink:type="simple" xlink:href="https://www.rfa.org/mandarin/yataibaodao/renquanfazhi/ec-05222023080320.html" text:style-name="Internet_20_link" text:visited-style-name="Visited_20_Internet_20_Link">
https://www.rfa.org/mandarin/yataibaodao/renquanfazhi/ec-05222023080320.html</text:a>
</text:p>
      <!--NEWS-->
      <text:h text:style-name="P10" text:outline-level="1">
<text:span text:style-name="T4">
Hong Kong Legislative Council Member: About 150 rejuvenation of the campaign to be arrested cannot be prosecuted</text:span>
</text:h>
      <text:p text:style-name="P4">
Author: None</text:p>
      <text:p text:style-name="P4">
Publisher: Radio Free Asia (Organization)</text:p>
      <text:p text:style-name="P4">
Published Time: 2023-05-22T11:25:00-04:00</text:p>
      <text:p text:style-name="P4">
Modified Time: 2023-05-22T12:36: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88615in" draw:z-index="0">
<draw:image xlink:href="../Images/rfamandarin/2023-05-22T11-25-00-04-00/000000.png" xlink:type="simple" xlink:show="embed" xlink:actuate="onLoad" draw:mime-type="image/png"/>
</draw:frame>
On June 9, 2019, the Hong Kong Civil Rights Front held a parade against the amendment of the "Fugm Regulations", and tens of thousands of citizens went to the streets to participate. Associated Press information picture</text:p>
      <text:p text:style-name="P4">
More than 6,000 people were not prosecuted for participating in the Hong Kong counterfeit motion. Zhang Xinyu, a member of the Hong Kong Legislative Council who continued to pay attention to the situation of the travelers of the campaign, revealed that about 150 arrested people have said that they have received the police that they have received the police. The notice will not be prosecuted or closed for the time being.</text:p>
      <text:p text:style-name="P4">
Zhang Xinyu told the Hong Kong media Hong Kong 01. These people received the Hong Kong police from from February to May this year without prosecution and cases through email, verbal, and calling notifications, but some parties asked the police by themselves before they learned that they did not prosecute. They were mainly prosecuted. Crimes involving illegal assembly and non -inspection of public local behavior. Zhang Xinyu said that it is believed that the overall viewing procedure of the authorities has reached the end.</text:p>
      <text:p text:style-name="P4">
Xiao Zeyi, director of the Hong Kong Police Department, stated in January this year that the police will strive to announce how to deal with the "counter -delivery" campaign in February this year. The arrest of the case will clearly explain that the police will "prosecute", "continue to investigate", or "selling the case".</text:p>
      <text:p text:style-name="P4">
However, Hong Kong 01 pointed out that it was later stated that because the number of people involved in the large number and the situation was more complicated, the police needed to deal with it longer.</text:p>
      <text:p text:style-name="P4">
Responsible editor: Chen Pinjie</text:p>
      <text:p text:style-name="P4">
News Source: <text:a xlink:type="simple" xlink:href="https://www.rfa.org/mandarin/Xinwen/3-05222023112228.html" text:style-name="Internet_20_link" text:visited-style-name="Visited_20_Internet_20_Link">
https://www.rfa.org/mandarin/Xinwen/3-05222023112228.html</text:a>
</text:p>
      <!--NEWS-->
      <text:h text:style-name="P10" text:outline-level="1">
<text:span text:style-name="T4">
Director of the WHO: The global hygiene safety model must be a model transfer</text:span>
</text:h>
      <text:p text:style-name="P4">
Author: 联合早报 (Person)</text:p>
      <text:p text:style-name="P4">
Publisher: 联合早报 (Organization)</text:p>
      <text:p text:style-name="P4">
Published Time: 2023-05-22T11:28</text:p>
      <text:p text:style-name="P4">
Modified Time: 2023-05-22T11:28</text:p>
      <text:p text:style-name="P4">
Description: Tan Desai, Director -General of the World Health Organization (WHO), said that after the crisis crisis, the great epidemic agreement that the WHO is being negotiated must be a "historic agreement" to make fierce changes to global hygiene and security practices worldwide. Essence Agence France -Presse reported that Sunday of the World Guard Conference (5 ... ...</text:p>
      <text:p text:style-name="P4">
Videos: []</text:p>
      <text:p text:style-name="P4">
Audios: []</text:p>
      <text:p text:style-name="P4">
Images: []</text:p>
      <text:p text:style-name="P4">
Type: NewsArticle</text:p>
      <text:p text:style-name="P4">
Breadcrumbs: ['即时', '国际']</text:p>
      <text:p text:style-name="P4">
Keywords: ['世界卫生组织', '谭德塞', '大流行病']</text:p>
      <!--METADATA-->
      <text:p text:style-name="P4">
Tan Desai, Director -General of the World Health Organization (WHO), said that after the crisis crisis, the great epidemic agreement that the WHO is being negotiated must be a "historic agreement" to make fierce changes to global hygiene and security practices worldwide. Essence</text:p>
      <text:p text:style-name="P4">
Agence France -Presse reported that the World Guard's annual conference opened on Sunday (May 21) in Geneva. In the opening speech, Tan Dezai said, "We can no longer be as good as the past."</text:p>
      <text:p text:style-name="P4">
Tan Desai said at this 10 -day conference: "The great epidemic agreement that the WHO is now negotiating must be a historic agreement to realize the model transfer of the global hygiene safety model (Paradigmshift, also known as a paradigm Transfer), realize that the fate of all of us is intertwined. "</text:p>
      <text:p text:style-name="P4">
The WHO member states have begun to consult an international agreement to ensure that the world is more fully prepared for the next major epidemic disease. Their goal is to be at the next World Health Conference (WHA) in May next year. Agreement.</text:p>
      <text:p text:style-name="P4">
WHO announced on May 5 that crown disease no longer constitutes an internationally concerned public health incident (PHEIC), but Tan Desai emphasized on Sunday that crown disease is still fatal and still mutant. People must continue to pay attention to crown diseases. Essence</text:p>
      <text:p text:style-name="P4">
News Source: <text:a xlink:type="simple" xlink:href="https://www.zaobao.com.sg/realtime/world/story20230522-1397000" text:style-name="Internet_20_link" text:visited-style-name="Visited_20_Internet_20_Link">
https://www.zaobao.com.sg/realtime/world/story20230522-1397000</text:a>
</text:p>
      <!--NEWS-->
      <text:h text:style-name="P10" text:outline-level="1">
<text:span text:style-name="T4">
Before the US debt upper limit, the Asian stock market closed more high</text:span>
</text:h>
      <text:p text:style-name="P4">
Publisher: 法新社</text:p>
      <text:p text:style-name="P4">
Published Time: 2023-05-22T11:32:06+00:00</text:p>
      <text:p text:style-name="P4">
Modified Time: 2023-05-22T11:20:05+00:00</text:p>
      <text:p text:style-name="P4">
Description: (Agence France -Presse, Hong Kong, 22nd) U.S. President Biden and Congress leader will soon negotiate the upper limit of debt. Democratic Republican parties still have different opinions, but also believe that the two parties can reach an agreement to avoid disastrous debt defaults. Before negotiating the upper limit of debt, most of the Asian stock markets clos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617581in" draw:z-index="0">
<draw:image xlink:href="../Images/rficn/2023-05-22T11-32-06-00-00/000000.png" xlink:type="simple" xlink:show="embed" xlink:actuate="onLoad" draw:mime-type="image/png"/>
</draw:frame>
Agence France -Presse reported that Bayeng returned to China after the Hiroshima Summit of the Seventh National Congress (G7). Today, the White House and Republican House Speaker Kevinmccarthy will negotiate the upper limit of debt lifting. US Treasury Secretary Janet Yellen warned that the US government may exhaust its cash as soon as June 1.</text:p>
      <text:p text:style-name="P4">
However, from all walks of life, the United States will eventually reach an agreement. Biden previously insisted that he would not succumb to the requirements of cutting expenditures, alleging that those requirements were "frank, unacceptable", and said that "the other party should be away from their extreme position."</text:p>
      <text:p text:style-name="P4">
McCarthy has previously stated that his position has not changed. He once tweeted: "Washington can't continue to spend money that we don't have to sacrifice offspring." However, he told reporters after talking to Biden: "I believe this is a effective call."</text:p>
      <text:p text:style-name="P4">
STEPHENINNES, an analyst of SPI Asset Managemen (SPI Asset Managemen), pointed out: "It seems likely to reach a comprehensive agreement before June, but it is difficult to predict."</text:p>
      <text:p text:style-name="P4">
In addition, the market sentiment is boosted, and because the next meeting of the Federal Council (FED) of Xianxin, the next meeting will maintain interest rates, and Biden said that Sino -US relations should "soon" can start thawing.</text:p>
      <text:p text:style-name="P4">
The 225 index of the Tokyo stock market rose by 0.9%to close 31086.82 points, a 33 -year high; the Hong Kong Hang Seng Index rose 1.2%to close 19678.17 points; the comprehensive stock price index of Shanghai Stock Exchange rose 0.4%to close 3296.47 points.</text:p>
      <text:p text:style-name="P4">
The stock markets in Seoul, Singapore, Mumbai, Taipei, Jakarta and Bangkok also closed, but Sydney, Manila and Wellington's stock market closed down.</text:p>
      <text:p text:style-name="P4">
News Source: <text:a xlink:type="simple" xlink:href="https://www.rfi.fr/cn/%E8%B4%A2%E7%BB%8F%E5%BF%AB%E8%AE%AF/20230522-%E7%BE%8E%E5%9B%BD%E4%B8%BE%E5%80%BA%E4%B8%8A%E9%99%90%E5%8D%8F%E5%95%86%E5%89%8D-%E4%BA%9A%E6%B4%B2%E8%82%A1%E5%B8%82%E5%A4%9A%E6%94%B6%E9%AB%98" text:style-name="Internet_20_link" text:visited-style-name="Visited_20_Internet_20_Link">
https://www.rfi.fr/cn/%E8%B4%A2%E7%BB%8F%E5%BF%AB%E8%AE%AF/20230522-%E7%BE%8E%E5%9B%BD%E4%B8%BE%E5%80%BA%E4%B8%8A%E9%99%90%E5%8D%8F%E5%95%86%E5%89%8D-%E4%BA%9A%E6%B4%B2%E8%82%A1%E5%B8%82%E5%A4%9A%E6%94%B6%E9%AB%98</text:a>
</text:p>
      <!--NEWS-->
      <text:h text:style-name="P10" text:outline-level="1">
<text:span text:style-name="T4">
Wagner Mercenary: Exit Bachmut to control the Russian army before 6/1</text:span>
</text:h>
      <text:p text:style-name="P4">
Publisher: 法新社</text:p>
      <text:p text:style-name="P4">
Published Time: 2023-05-22T11:32:07+00:00</text:p>
      <text:p text:style-name="P4">
Modified Time: 2023-05-22T11:20:06+00:00</text:p>
      <text:p text:style-name="P4">
Description: (AFP, Moscow, 22nd) The leader of the Russian mercenary organization Wagner Group said today that the Wagner soldiers will withdraw from the town of Bacht, Eastern Ukrainian before June 1 to hand over the control of control to the Russian army. Wagner claimed to be completely controlled by Bachmt, and Ukraine denied 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5" text:anchor-type="as-char" svg:width="6.9236in" svg:height="3.617581in" draw:z-index="0">
<draw:image xlink:href="../Images/rficn/2023-05-22T11-32-07-00-00/000000.png" xlink:type="simple" xlink:show="embed" xlink:actuate="onLoad" draw:mime-type="image/png"/>
</draw:frame>
Both Wagner and the Russian army claimed to have won Bakhmut, but they were denied by the Kiev authorities that they were still fighting stubbornly in the city.</text:p>
      <text:p text:style-name="P4">
Ukraine insisted that the Ukraine still controlled Bachmart's area, and the two sides continued to fight.</text:p>
      <text:p text:style-name="P4">
Ganna Malyar, deputy minister of Ukraine's Ministry of Defense, said that "the battle is still continuing" and the two sides "are still continuously snatching highlands on the north and south suburbs."</text:p>
      <text:p text:style-name="P4">
Wagner Group's head, Yevgenyprigozhin, said in the voice message released by the community platform Telegram: "Wagner will leave Artemovsk from May 25th to June 1st. ) "".</text:p>
      <text:p text:style-name="P4">
Porigin said that the Wagner Group has established a "defense front" in the western suburbs of Bacht, and will then transfer control to the Russian army.</text:p>
      <text:p text:style-name="P4">
He also said, "If the (Russia) Department of Defense is not hand -of -hand, we have thousands of generals." Porigin has recently conflicted with the Russian military leadership.</text:p>
      <text:p text:style-name="P4">
He had previously criticized the Russian Minister of Defense Sergei Shoigu and the Russian chief of staff, Valery Gerasimov, and caused a heavy loss of the Russian army in the Ukraine battlefield.</text:p>
      <text:p text:style-name="P4">
The Wagner Group took the lead in attacking Bachtt, which increased the influence of Porigin in the Russia and Ukraine War.</text:p>
      <text:p text:style-name="P4">
He released a film filmed in front of the city ruins on the 20th, claiming that Bachtt had fallen into his soldiers. He said that Wagner would withdraw from Bachmart before May 25.</text:p>
      <text:p text:style-name="P4">
Russian President Vladimir Putin congratulated Wagner and the Russian army for winning; however, Ukrainian President Zeroski said yesterday at the Seven major industrial group (G7) summit that Bacht was not occupied by Russia.</text:p>
      <text:p text:style-name="P4">
News Source: <text:a xlink:type="simple" xlink:href="https://www.rfi.fr/cn/%E5%9B%BD%E9%99%85%E6%8A%A5%E9%81%93/20230522-%E7%93%A6%E6%A0%BC%E7%BA%B3%E4%BD%A3%E5%85%B5-6-1%E5%89%8D%E9%80%80%E5%87%BA%E5%B7%B4%E8%B5%AB%E5%A7%86%E7%89%B9-%E6%8E%8C%E6%8E%A7%E6%9D%83%E4%BA%A4%E4%BF%84%E5%86%9B" text:style-name="Internet_20_link" text:visited-style-name="Visited_20_Internet_20_Link">
https://www.rfi.fr/cn/%E5%9B%BD%E9%99%85%E6%8A%A5%E9%81%93/20230522-%E7%93%A6%E6%A0%BC%E7%BA%B3%E4%BD%A3%E5%85%B5-6-1%E5%89%8D%E9%80%80%E5%87%BA%E5%B7%B4%E8%B5%AB%E5%A7%86%E7%89%B9-%E6%8E%8C%E6%8E%A7%E6%9D%83%E4%BA%A4%E4%BF%84%E5%86%9B</text:a>
</text:p>
      <!--NEWS-->
      <text:h text:style-name="P10" text:outline-level="1">
<text:span text:style-name="T4">
Investment in Germany in Germany: The United States has the top China ranking in the list of China's ranking decline</text:span>
</text:h>
      <text:p text:style-name="P4">
Author: None (Language: zh)</text:p>
      <text:p text:style-name="P4">
Publisher: None</text:p>
      <text:p text:style-name="P4">
Time: 2023-05-22T11:42:00Z</text:p>
      <text:p text:style-name="P4">
Description: According to statistics from the German Federal Trade and Investment Agency, despite the influence of war and energy crisis, the number of foreign companies in Germany in 2022 remains stable, and the total investment has increased significantly. Among them, the United States is still the country with the most investment. Switzerland and Britain ranked second and third, and China slipped to fourth place. The number of investment projects from China fell to the lowest level since 2014.</text:p>
      <text:p text:style-name="P4">
Videos: []</text:p>
      <text:p text:style-name="P4">
Images: ["<text:a xlink:type="simple" xlink:href="https://static.dw.com/image/65439935_303.jpg" text:style-name="Internet_20_link" text:visited-style-name="Visited_20_Internet_20_Link">
65439935_303.jpg</text:a>
"]</text:p>
      <text:p text:style-name="P4">
Subject: 经济纵横</text:p>
      <text:p text:style-name="P4">
Subjects: ['奥巴马', '欧债危机', '欧盟', '岛屿主权争端', '专题报道：全景观看“习马会”', '德国', '能源转型', '中国', '留学德国', '中共十九大']</text:p>
      <text:p text:style-name="P4">
Keywords: ['德国', '投资', '在德投资', '美国', '中国', '经贸', '德国经济', '外国投资', '英特尔', '半导体', '可再生能源', '区位优势']</text:p>
      <text:p text:style-name="P4">
Id: 65697529</text:p>
      <!--METADATA-->
      <text:p text:style-name="P4">
<text:a xlink:type="simple" xlink:href="https://www.dw.com/zh/overlay/image/article/65697529/65439935" text:style-name="Internet_20_link" text:visited-style-name="Visited_20_Internet_20_Link">
 <draw:frame draw:style-name="fr1" draw:name="Image116" text:anchor-type="as-char" svg:width="6.9236in" svg:height="3.896998in" draw:z-index="0">
<draw:image xlink:href="../Images/dwzh/2023-05-22T11-42-00Z/65439935_303.jpg" xlink:type="simple" xlink:show="embed" xlink:actuate="onLoad" draw:mime-type="image/jpeg"/>
</draw:frame>
</text:a>
The total investment in Germany has been announced in foreign countries to US $ 25 billion, and most of them come from the US semiconductor processing company Intel (Intel)</text:p>
      <text:p text:style-name="P4">
(Voice of Germany Chinese), despite the energy crisis, the level of foreign investment attracted by Germany is still stable, thanks to a strong interest from the United States, Britain and Turkish companies. <text:a xlink:type="simple" xlink:href="https://www.gtai.de/cn/invest" text:style-name="Internet_20_link" text:visited-style-name="Visited_20_Internet_20_Link">
</text:a>
In the past year, there were 1,783 new registered branches in Germany and extended business in Germany. Although this decreases by 23 than the total amount in 2021, it is 101 more than in 2020.</text:p>
      <text:p text:style-name="P4">
Roberthermann, general manager of Federal Trade and Investment Agency, told Reuters on Monday: "In view of the current unfavorable situation -Ukraine War, Energy crisis, and sequelae of epidemic, it is successful."</text:p>
      <text:p text:style-name="P4">
<text:a xlink:type="simple" xlink:href="https://www.dw.com/zh/zh/德国仍然对投资者具有吸引力/a-64235264" text:style-name="Internet_20_link" text:visited-style-name="Visited_20_Internet_20_Link">
</text:a>
This is also reflected in foreign companies' investment in future technology -such as semiconductor industry, battery manufacturing and recycling industries. About 15%of international companies hope to set up production lines in Germany or conduct research and development.</text:p>
      <text:p text:style-name="P4">
The countries that have the most investment in Germany are still the United States, and 279 investment projects come from US companies. "This is a phenomenon worthy of attention. After all, after the United States introduced the so -called" InflationReDuction Act ", it strongly supports local investment," Herman pointed out.</text:p>
      <text:p text:style-name="P4">
The second and third ranking is Switzerland and the United Kingdom, with 208 and 170 investment projects. "Both countries do not belong to the European Union, but they hope to stand in the European Union market, and often choose Germany as a foothold."</text:p>
      <text:p text:style-name="P4">
<text:a xlink:type="simple" xlink:href="https://www.dw.com/zh/zh/中资在欧洲投资总体大幅退潮/a-47791396" text:style-name="Internet_20_link" text:visited-style-name="Visited_20_Internet_20_Link">
</text:a>
"The new crown epidemic must have a certain impact on this," Herman said. During the implementation of strict zero -epidemic prevention policies in China, business travel between China and Germany was almost impossible, which has created difficulties for enterprises to achieve transactions, which will cause project progress to delay or even hinders.</text:p>
      <text:p text:style-name="P4">
Turkey ranks fifth with a record of 139 investment projects.</text:p>
      <text:h text:style-name="P12" text:outline-level="3">
<text:span text:style-name="T4">
How does the German industry rely on China?</text:span>
</text:h>
      <text:h text:style-name="P12" text:outline-level="3">
<text:span text:style-name="T4">
German advantage and disadvantage</text:span>
</text:h>
      <text:p text:style-name="P4">
These new jobs created in German investment projects reached 33,500, an increase of about 10%. The announced total investment has reached US $ 25 billion, most of which come from American semiconductor processing company Intel. However, Herman also pointed out that even if this investment is planted, the remaining total investment is 8 billion euros, which is 1 billion euros than the level in 2021. He said, "This is a very good number."</text:p>
      <text:p text:style-name="P4">
In terms of attracting investment, the channels of renewable energy have become increasingly important, such as wind and solar energy.</text:p>
      <text:p text:style-name="P4">
"Whether it is Microsoft, Apple, or a smaller data center operator or battery manufacturers like Northvolt -renewable energy is an important reason for them to choose." Achimhartig said, <text:a xlink:type="simple" xlink:href="https://www.dw.com/zh/zh/德国绿色能源比例创新高/a-51917232" text:style-name="Internet_20_link" text:visited-style-name="Visited_20_Internet_20_Link">
</text:a>
In 2022, the proportion of German renewable energy in total energy consumption increased to 46%. By 2030, this proportion will increase to at least 80%.</text:p>
      <text:p text:style-name="P4">
In contrast, the lack of land area is a disadvantage of Germany. "The availability of the factory area is a problem." Herman, the general manager of the Federal Trade and Investment Department, pointed out that large companies like Intel or Tesla in Germany often need to cover 100 hectares of land or even larger entire land, and while, and a larger entire land, and a larger entire land, and a larger entire land, and a larger entire land, and a larger entire land, and a larger entire land, and larger, the entire land, and the entire land, and the larger land, and the larger land, and the entire land, and the larger land, and the larger land, and the larger land, and the larger land, and the larger land, and the larger, the entire land, and the larger land,,,,,, Such industrial land, especially in western Germany, is almost impossible. The scarcity of professional and technical talents is not a factor to prevent enterprises from investing in Germany, "because all European countries have this problem," experts Haltich pointed out.</text:p>
      <text:p text:style-name="P4">
(Reuters)</text:p>
      <text:p text:style-name="P4">
News Source: <text:a xlink:type="simple" xlink:href="https://www.dw.com/zh/各国在德投资-美国蝉联榜首-中国排名下滑/a-65697529" text:style-name="Internet_20_link" text:visited-style-name="Visited_20_Internet_20_Link">
https://www.dw.com/zh/各国在德投资-美国蝉联榜首-中国排名下滑/a-65697529?maca=chi-rss-chi-all-1127-rdf</text:a>
</text:p>
      <!--NEWS-->
      <text:h text:style-name="P10" text:outline-level="1">
<text:span text:style-name="T4">
Shandong petitioner Li Shulian's daughter asked her mother to ask for compensation</text:span>
</text:h>
      <text:p text:style-name="P4">
Author: None</text:p>
      <text:p text:style-name="P4">
Publisher: Radio Free Asia (Organization)</text:p>
      <text:p text:style-name="P4">
Published Time: 2023-05-22T11:46:00-04:00</text:p>
      <text:p text:style-name="P4">
Modified Time: 2023-05-22T12:58:49-04:00</text:p>
      <text:p text:style-name="P4">
Description: None</text:p>
      <text:p text:style-name="P4">
Videos: []</text:p>
      <text:p text:style-name="P4">
Audios: ["<text:a xlink:type="simple" xlink:href="https://www.rfa.org/mandarin/yataibaodao/renquanfazhi/gf-0522202308325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17" text:anchor-type="as-char" svg:width="6.9236in" svg:height="3.852648in" draw:z-index="0">
<draw:image xlink:href="../Images/rfamandarin/2023-05-22T11-46-00-04-00/000000.png" xlink:type="simple" xlink:show="embed" xlink:actuate="onLoad" draw:mime-type="image/png"/>
</draw:frame>
Li Ning (pictured), who is in Japan (pictured), actively stretched out his mother Li Shulian. <text:a xlink:type="simple" xlink:href="https://www.rfa.org/mandarin/yataibaodao/renquanfazhi/gf-05222023083252.html/@@images/image" text:style-name="Internet_20_link" text:visited-style-name="Visited_20_Internet_20_Link">
</text:a>
(Li Ning is exclusively provided, the shooting date is unknown) [] <text:a xlink:type="simple" xlink:href="https://www.rfa.org/mandarin/yataibaodao/renquanfazhi/gf-05222023083252.html/@@stream" text:style-name="Internet_20_link" text:visited-style-name="Visited_20_Internet_20_Link">
</text:a>
Shandong's petitioner Li Shulian suspected that he was beaten and killed many years ago. The family members believed that the officials who were illegally detained Li Shulian were too light to sentence. In addition, the family paid a heavy price in order to recover the fair price, and the authorities were determined to recover compensation.</text:p>
      <text:p text:style-name="P4">
<text:a xlink:type="simple" xlink:href="https://www.rfa.org/mandarin/yataibaodao/hc-05202022154126.html" text:style-name="Internet_20_link" text:visited-style-name="Visited_20_Internet_20_Link">
<text:span text:style-name="T4">
 Li Ning, a tragic death for her mother, to study in Japan, how about her recent situation? </text:span>
</text:a>
 <text:span text:style-name="T4">
<text:a xlink:type="simple" xlink:href="https://www.rfa.org/mandarin/yataibaodao/renquanfazhi/yf1-10202017094534.html" text:style-name="Internet_20_link" text:visited-style-name="Visited_20_Internet_20_Link">
 </text:a>
</text:span>
<text:span text:style-name="T5">
[</text:span>
<text:span text:style-name="T5">
 Shandong petitioner Li Shulian was beaten to death and sentenced 1 to 6 people to be released.(https://www.rfa.org/mandarin/Xinwen/6-12282018145347.html)</text:span>
<text:a xlink:type="simple" xlink:href="https://www.rfa.org/mandarin/yataibaodao/renquanfazhi/gf1-01122018105042.html" text:style-name="Internet_20_link" text:visited-style-name="Visited_20_Internet_20_Link">
<text:span text:style-name="T4">
 Shandong Li Ning was accused of disrupting the public order for his mother to petition </text:span>
</text:a>
On May 21, Chinese student Li Ning was alone outside the Gate of the Chinese Embassy in Tokyo, a mother who had died for many years <text:a xlink:type="simple" xlink:href="https://publish.twitter.com/" text:style-name="Internet_20_link" text:visited-style-name="Visited_20_Internet_20_Link">
</text:a>
Essence</text:p>
      <text:p text:style-name="P4">
Li Ning: "Human life is very short. Any accidents may occur at any time, but my mother died unexpectedly. She was killed alive."</text:p>
      <text:p text:style-name="P4">
In 2009, Li Ning's mother and petitioner Li Shulian went to Beijing for a dispute with the authorities for a house lease dispute with the authorities. He was taken back to Longkou, Shandong. He died in October in October of the same year. The authorities claimed that Li Shulian committed suicide on the upper hanging, but the family members believed that she was beaten to death.</text:p>
      <text:p text:style-name="P4">
Li Ning: "My mother's hips were beaten at least 130 times, and they were beaten by electric police sticks and towels dipped in water. They kicked with their feet and beat an elderly woman with everything you can't imagine. Xiaoyao Fa. "</text:p>
      <text:p text:style-name="P4">
In 2018, six officials and security guards involved in the case were ruled to be illegally detained and sentenced to four and a half years to eight years. Li Ning believes that the sentence is too light. Although the official involved in the case acknowledged that the cause of death had been changed, the judgment was still determined to be suicide.</text:p>
      <text:p text:style-name="P4">
<draw:frame draw:style-name="fr1" draw:name="Image118" text:anchor-type="as-char" svg:width="6.9236in" svg:height="3.891238in" draw:z-index="0">
<draw:image xlink:href="../Images/rfamandarin/2023-05-22T11-46-00-04-00/000001.png" xlink:type="simple" xlink:show="embed" xlink:actuate="onLoad" draw:mime-type="image/png"/>
</draw:frame>
In order to cooperate with the Chinese Embassy's petition, Li Ning made a publicity poster. (Li Ning is exclusively provided, the shooting date is unknown) [] <text:a xlink:type="simple" xlink:href="https://www.rfa.org/mandarin/yataibaodao/renquanfazhi/gf-05222023083252.html/m0522gf-2.jpg" text:style-name="Internet_20_link" text:visited-style-name="Visited_20_Internet_20_Link">
</text:a>
<text:span text:style-name="T4">
 Family members ask official media to publicly apologize </text:span>
</text:p>
      <text:p text:style-name="P4">
Li Ning believes that the death of his mother was directly involved in the Chinese government, public security, and courts, and decided to apply for national compensation, and asked the People's Daily, Qilu Evening News, and CCTV to publicly apologize. On June 1, the case will be tried in the Mouping Court of Shandong. Li Ning urged the authorities to broadcast the entire interrogation process.</text:p>
      <text:p text:style-name="P4">
Li Ning: "Since you can kill people alive, what are you afraid of? Since you can sign the formalities from the Beijing Police Station, I caught my mother from Beijing back to Shandong, and then collectively decided to beat my mother. What do you need to keep confidential now? of?"</text:p>
      <text:p text:style-name="P4">
Li Ning told this station that it is expected to create a precedent for other people who have been unreasonable by the authorities through this claim.</text:p>
      <text:p text:style-name="P4">
Li Ning: "I spent 10 years of normal life, and I have a whole -hearted lawsuit. The cost of transportation and hiring lawyers, all the costs have no support. Before, they also wanted to solve this matter privately, but I think this is not this is not Money can be settled. I hope to disclose things, and I hope to ensure that other people who have been affected by power can get compensation through the program. "</text:p>
      <text:p text:style-name="P4">
For the sake of grievances for her mother, Li Ning had long been between Beijing and Shandong for a long time. Li Shulian's sister Li Shufen expressed a sense of the price of Li Ning.</text:p>
      <text:p text:style-name="P4">
Li Shufen: "She could do a more meaningful thing in the past 10 years. She seriously overdraw her health. Since she lives in fear every day, her body is very bad."</text:p>
      <text:p text:style-name="P4">
In addition to Li Ning, there were three plaintiffs in this application for national compensation, namely Li Shulian's husband, father and son. Four people filed a lawsuit with the Beijing First Intermediate People's Court two years ago, when the court did not establish a case.</text:p>
      <text:p text:style-name="P4">
Reporter: Editor of Gao Feng: Xu Shuting Chen Meihua Jiayuan.com Editor: Ruizhe</text:p>
      <text:p text:style-name="P4">
News Source: <text:a xlink:type="simple" xlink:href="https://www.rfa.org/mandarin/yataibaodao/renquanfazhi/gf-05222023083252.html" text:style-name="Internet_20_link" text:visited-style-name="Visited_20_Internet_20_Link">
https://www.rfa.org/mandarin/yataibaodao/renquanfazhi/gf-05222023083252.html</text:a>
</text:p>
      <!--NEWS-->
      <text:h text:style-name="P10" text:outline-level="1">
<text:span text:style-name="T4">
Meta involves violating EU data regulations to be fined 1.2 billion euros</text:span>
</text:h>
      <text:p text:style-name="P4">
Publisher: 法新社</text:p>
      <text:p text:style-name="P4">
Published Time: 2023-05-22T12:02:08+00:00</text:p>
      <text:p text:style-name="P4">
Modified Time: 2023-05-22T11:50:02+00:00</text:p>
      <text:p text:style-name="P4">
Description: (Agence France -Presse Du Berlin, 22nd) Irish regulatory unit announced today that Facebook's parent company Meta transferred the European Union (EU) user data to the United States and violated the previous ruling of the court. The euro (about NT $ 39.8 bill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22T12-02-08-00-00/000000.png" xlink:type="simple" xlink:show="embed" xlink:actuate="onLoad" draw:mime-type="image/png"/>
</draw:frame>
The Irish Data Protection Commission on behalf of the European Union said that the European DataProtection Board (EDPB) has ordered the "administrative fine of 1.2 billion euros".</text:p>
      <text:p text:style-name="P4">
Since 2020, the Irish Data Protection Commission has begun to investigate the behavior of Metaireland's personal data from the European Union to the United States. As a result, Meta did not deal with the previous rulings of the European Union Court (Court of Justice of the Europeanunion) discovered. "Basic rights and risks faced by the main body of the data".</text:p>
      <text:p text:style-name="P4">
The European Union Court is responsible for interpreting EU laws to ensure that all member states implement laws in the same way.</text:p>
      <text:p text:style-name="P4">
Meta replied that the company was "disappointed by being picked out alone". The ruling "has defects and mistakes and creates a precedent for countless other companies.</text:p>
      <text:p text:style-name="P4">
Nick Clegg, president of Meta Global Affairs, and Jennifrnewstead, chief of the legal officer, said in a blog post that the company was interested in appealing and Facebook's operation in Europe was not immediately disturbed.</text:p>
      <text:p text:style-name="P4">
They also said: "Through the latest reforms, the United States has been synchronized with European regulations. In this regard, there is no country than the United States. At the same time, the approach of (put information) to China and other countries has not caused it to cause it, which has not caused it question."</text:p>
      <text:p text:style-name="P4">
However, Andrea Jelinek, chairman of the European Data Protection Commission, said that Meta's infringement was "very serious" and Meta "systemic, repeated, and continuous" transfer data.</text:p>
      <text:p text:style-name="P4">
She said: "This unprecedented fine released a strong message to various organizations: serious infringement will have far -reaching consequences."</text:p>
      <text:p text:style-name="P4">
News Source: <text:a xlink:type="simple" xlink:href="https://www.rfi.fr/cn/%E5%9B%BD%E9%99%85%E6%8A%A5%E9%81%93/20230522-meta%E6%B6%89%E8%BF%9D%E5%8F%8D%E6%AC%A7%E7%9B%9F%E8%B5%84%E6%96%99%E8%A7%84%E5%AE%9A-%E6%8C%A8%E7%BD%9A12%E4%BA%BF%E6%AC%A7%E5%85%83" text:style-name="Internet_20_link" text:visited-style-name="Visited_20_Internet_20_Link">
https://www.rfi.fr/cn/%E5%9B%BD%E9%99%85%E6%8A%A5%E9%81%93/20230522-meta%E6%B6%89%E8%BF%9D%E5%8F%8D%E6%AC%A7%E7%9B%9F%E8%B5%84%E6%96%99%E8%A7%84%E5%AE%9A-%E6%8C%A8%E7%BD%9A12%E4%BA%BF%E6%AC%A7%E5%85%83</text:a>
</text:p>
      <!--NEWS-->
      <text:h text:style-name="P10" text:outline-level="1">
<text:span text:style-name="T4">
G7 must continue to work hard to win the swing country</text:span>
</text:h>
      <text:p text:style-name="P4">
Author: 联合早报 (Person)</text:p>
      <text:p text:style-name="P4">
Publisher: 联合早报 (Organization)</text:p>
      <text:p text:style-name="P4">
Published Time: 2023-05-22T12:12</text:p>
      <text:p text:style-name="P4">
Modified Time: 2023-05-22T12:12</text:p>
      <text:p text:style-name="P4">
Description: Bloomberg's analysis article pointed out that the Seventh -way Group (G7) summit that ended on the weekend shows that the United States and allies have to successfully worship the country, and there are many jobs to do, because these countries are also the objects of China and Russia. The summit invited Brazilian President Lula, India ...</text:p>
      <text:p text:style-name="P4">
Videos: []</text:p>
      <text:p text:style-name="P4">
Audios: []</text:p>
      <text:p text:style-name="P4">
Images: []</text:p>
      <text:p text:style-name="P4">
Type: NewsArticle</text:p>
      <text:p text:style-name="P4">
Breadcrumbs: ['即时', '国际']</text:p>
      <text:p text:style-name="P4">
Keywords: ['七国集团', '印度', '巴西', '印度尼西亚', '俄罗斯']</text:p>
      <!--METADATA-->
      <text:p text:style-name="P4">
Bloomberg's analysis article pointed out that the Seventh -way Group (G7) summit that ended on the weekend shows that the United States and allies have to successfully worship the country, and there are many jobs to do, because these countries are also the objects of China and Russia.</text:p>
      <text:p text:style-name="P4">
The summit invited Brazilian President Lula, Indian Prime Minister Modi, and Indonesian President Zoko to participate. However, the three of them only talked about the necessity of peace and did not support the view of the G7 on Ukraine.</text:p>
      <text:p text:style-name="P4">
Ukrainian President Zelei suddenly flew to Hiroshima, Japan to participate in the G7 summit, and created the opportunity to talk to Lula and Modi for him. Although Zelei held a bilateral talks with Modi on Saturday (May 20), he did not meet with Lula.</text:p>
      <text:p text:style-name="P4">
A Brazilian official said that the G7 obviously favored one party in the war and actually destroyed peace efforts.</text:p>
      <text:p text:style-name="P4">
However, a British senior official believes that G7's efforts are successful. He said that it was unrealistic to expect India or Brazil to start sanctioning Russia or transporting weapons to Ukraine.</text:p>
      <text:p text:style-name="P4">
US National Security Consultant Sarawan said that the use of "pressure" to describe the interaction between President Biden Bayon and Lula, Modi and other leaders is "using the wrong words". The purpose of the United States is to emphasize that these countries are supporting "sovereignty In terms of the principle of integrity with territory, you can play a constructive role.</text:p>
      <text:p text:style-name="P4">
News Source: <text:a xlink:type="simple" xlink:href="https://www.zaobao.com.sg/realtime/world/story20230522-1397003" text:style-name="Internet_20_link" text:visited-style-name="Visited_20_Internet_20_Link">
https://www.zaobao.com.sg/realtime/world/story20230522-1397003</text:a>
</text:p>
      <!--NEWS-->
      <text:h text:style-name="P10" text:outline-level="1">
<text:span text:style-name="T4">
Sanmenxia teacher protests the Chinese tide after entering the epidemic &amp; quot; The new era &amp; quot;?</text:span>
</text:h>
      <text:p text:style-name="P4">
Author: None</text:p>
      <text:p text:style-name="P4">
Publisher: Radio Free Asia (Organization)</text:p>
      <text:p text:style-name="P4">
Published Time: 2023-05-22T12:35:00-04:00</text:p>
      <text:p text:style-name="P4">
Modified Time: 2023-05-22T14:14: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4.857687in" draw:z-index="0">
<draw:image xlink:href="../Images/rfamandarin/2023-05-22T12-35-00-04-00/000000.png" xlink:type="simple" xlink:show="embed" xlink:actuate="onLoad" draw:mime-type="image/png"/>
</draw:frame>
Ten teachers in Sanmen Gorge in Henan protested that the news of no wages and preparations was also popular on the Internet recently. <text:a xlink:type="simple" xlink:href="https://www.rfa.org/mandarin/yataibaodao/renquanfazhi/kw-05222023105155.html/@@images/image" text:style-name="Internet_20_link" text:visited-style-name="Visited_20_Internet_20_Link">
</text:a>
Weibo</text:p>
      <text:p text:style-name="P4">
The three -year epidemic has hit the Chinese economy, and the issue of labor rights and interests has become increasingly prominent. According to the statistics of labor organization, China has erupted at least 130 waves this year, more than three times that of 2022. At the same time, there are ten teachers from Sanmenxia, Henan, to protest without wages and preparations, and have recently circulated on the Internet. Some experts pointed out that China is entering the epidemic tide "new era".</text:p>
      <text:p text:style-name="P4">
<text:span text:style-name="T4">
<text:span text:style-name="T5">
 <text:a xlink:type="simple" xlink:href="https://www.rfa.org/mandarin/yataibaodao/jingmao/gt-05122023022803.html" text:style-name="Internet_20_link" text:visited-style-name="Visited_20_Internet_20_Link">
</text:a>
</text:span>
</text:span>
<text:a xlink:type="simple" xlink:href="https://www.rfa.org/mandarin/ytbdzhuantixilie/minyi/wy-02202023131912.html" text:style-name="Internet_20_link" text:visited-style-name="Visited_20_Internet_20_Link">
<text:span text:style-name="T4">
 After the epidemic, China Change: Public Opinion is changing </text:span>
</text:a>
On May 17, workers at a fresh air factory in Xiamen, Fujian broke out. This is one of the nearly 30 workers' protests this month.</text:p>
      <text:p text:style-name="P4">
With China's abandonment of zero and zero measures and reorganization of factories, the number of strikes across the country has also surged at an alarming rate. According to the non -governmental organization "China Labor Communication(CLB)"Statistics, in the first five months of this year, at least 130 factory strikes in China have occurred, which is more than three times the whole year of 2022. The organization also estimates that this accounts for only 5% of all collective labor litigation incidents in China. -10%.</text:p>
      <text:p text:style-name="P4">
The British "Guardian" also pointed out that most of the Chinese tide is a small scale. Because there are no official statistics, the statistics of "China Labor Communication" outline the outline for the strike in China.</text:p>
      <text:p text:style-name="P4">
At present, the political relations between the United States and China are constantly deteriorating, which is also reflected in the economy. Chinese officials conducted monthly surveys from 3,000 factories showing that in April, all 13 economic activities indicators including new orders and prices declined. At the same time, in April, the "added value of industries above designated size" increased by only 5.6%year -on -year, far lower than the 10.6%increase in market expectations.</text:p>
      <text:p text:style-name="P4">
The fundamental reason for most of China's strikes is money. Due to the shortage of funds, many factories have adopted the practice of not paying or arrears of workers' salary, and even trying to find ways to dismiss workers without paying the dismissal fee, or move the job to the place where the workers cannot go.</text:p>
      <text:p text:style-name="P4">
The Guardian quotes Elli Friedman, a professor at the School of Labor Relations at the University of New York(Ie friedman)It is said that China seems to be entering the "new era" of the "post -epidemic" factory this year.</text:p>
      <text:p text:style-name="P4">
Ironically, the Chinese Communist Party is known as a representative of the working class, but it does not allow the existence and operation of the independent union. All Chinese workers have the right to join the union, but they must belong to the official institution of the China Federation of Trade Unions. JeffreywasSserStrom, a professor at the History Department of the University of California, also pointed out: "This is the same as a communist system that supports consumerism, it is ironic."</text:p>
      <text:p text:style-name="P4">
In addition to workers' strikes, Chinese public institutions also frequently broke out. Recently, a collective hunger strike and related photos of 34 teachers in Sanmenxia City, Henan Province have been circulating on the Internet. According to the protests, these teachers participated in the teachers' recruitment examinations directly under Sanmenxia City in August 2019, and passed the complete examination procedures, and were admitted to the municipal direct -office teacher after being qualified. In the past four years, these teachers have carefully fulfilled their teachers' work, but they have not been implemented so far. Even labor contracts have not been implemented, and wages, social insurance, medical insurance, and provident funds have not been implemented.</text:p>
      <text:p text:style-name="Quotations">

<text:p text:style-name="P4">
Published by netizens&gt;
 On May 15th, Sanmenxia City, Henan Province&gt;
 34 teachers announced a hunger strike. &gt;
 The reason is that it has worked high -intensity every day in four years, but so far, the preparation has not been implemented, there is no contract, no contract, no salary, no social security, no provident fund, and repeatedly reported to the competent department. <text:a xlink:type="simple" xlink:href="https://t.co/InFkDkTMfQ" text:style-name="Internet_20_link" text:visited-style-name="Visited_20_Internet_20_Link">
&gt;
</text:a>
&gt;
&gt;
 - Teacher Li is not your teacher(@I also have a stealing music) <text:a xlink:type="simple" xlink:href="https://twitter.com/whyyoutouzhele/status/1660279998685519872" text:style-name="Internet_20_link" text:visited-style-name="Visited_20_Internet_20_Link">
&gt;
 </text:a>
The news has aroused widespread public attention. On May 22, the Education Bureau of Sanmenxia City issued a report on the incident that the Municipal Education Bureau did a good job of "policy interpretation" and "all teachers returned that night". "At present, all 34 teachers are on the job." The notice also said that after the teacher's salary was transferred to the school, it was "issued by finance month by month"; regarding the issues of teachers, "the relevant departments have been fully promoted in accordance with the procedures."</text:p>

</text:p>
      <text:p text:style-name="P4">
However, the staff of the duty room of the Sanmenxia Education Bureau told the "Red Star News" that the preparation and related treatment issues of 34 teachers are still being solved. The relevant procedures are being advanced, and other circumstances are inconvenient to disclose.</text:p>
      <text:p text:style-name="P4">
Reporter: Caddy Editor: He Ping.com Editor: Ruizhe</text:p>
      <text:p text:style-name="P4">
News Source: <text:a xlink:type="simple" xlink:href="https://www.rfa.org/mandarin/yataibaodao/renquanfazhi/kw-05222023105155.html" text:style-name="Internet_20_link" text:visited-style-name="Visited_20_Internet_20_Link">
https://www.rfa.org/mandarin/yataibaodao/renquanfazhi/kw-05222023105155.html</text:a>
</text:p>
      <!--NEWS-->
      <text:h text:style-name="P10" text:outline-level="1">
<text:span text:style-name="T4">
Moldva people go to the streets to participate in pro -Western rally</text:span>
</text:h>
      <text:p text:style-name="P4">
Author: None (Language: zh)</text:p>
      <text:p text:style-name="P4">
Publisher: None</text:p>
      <text:p text:style-name="P4">
Time: 2023-05-22T12:43:00Z</text:p>
      <text:p text:style-name="P4">
Description: Thousands of Moldova people participated in the "Moldova of Europe" in the capital Kichinuu's "Moldova in Europe" last weekend. In the rally, the country's President San Du said that Moldova would become a member of the European Union in 2030. She also accused Russia of trying to stop Moldova from joining the European Union.</text:p>
      <text:p text:style-name="P4">
Videos: []</text:p>
      <text:p text:style-name="P4">
Images: ["<text:a xlink:type="simple" xlink:href="https://static.dw.com/image/65691498_303.jpg" text:style-name="Internet_20_link" text:visited-style-name="Visited_20_Internet_20_Link">
65691498_303.jpg</text:a>
", "<text:a xlink:type="simple" xlink:href="https://static.dw.com/image/65691474_401.jpg" text:style-name="Internet_20_link" text:visited-style-name="Visited_20_Internet_20_Link">
65691474_401.jpg</text:a>
"]</text:p>
      <text:p text:style-name="P4">
Subject: 时政风云</text:p>
      <text:p text:style-name="P4">
Subjects: ['希腊债务危机', '欧债危机', '俄罗斯', '欧盟', '乌克兰', '诺贝尔奖', '欧洲难民危机', '欧洲', '普京', '俄罗斯入侵乌克兰']</text:p>
      <text:p text:style-name="P4">
Keywords: ['摩尔多瓦', '欧盟', '乌克兰', '俄罗斯']</text:p>
      <text:p text:style-name="P4">
Id: 65698985</text:p>
      <!--METADATA-->
      <text:p text:style-name="P4">
<text:a xlink:type="simple" xlink:href="https://www.dw.com/zh/overlay/image/article/65698985/65691498" text:style-name="Internet_20_link" text:visited-style-name="Visited_20_Internet_20_Link">
 <draw:frame draw:style-name="fr1" draw:name="Image121" text:anchor-type="as-char" svg:width="6.9236in" svg:height="3.896998in" draw:z-index="0">
<draw:image xlink:href="../Images/dwzh/2023-05-22T12-43-00Z/65691498_303.jpg" xlink:type="simple" xlink:show="embed" xlink:actuate="onLoad" draw:mime-type="image/jpeg"/>
</draw:frame>
</text:a>
The public participated in the rally supporting the Sangu government.</text:p>
      <text:p text:style-name="P4">
(Voice of Germany) last Sunday (May 21), thousands of people gathered in Kishinuu, the capital of Moldova to participate in the rally supporting the government.</text:p>
      <text:p text:style-name="P4">
Moldova was a former Soviet franchisee, bordering Ukraine, and one of the poorest countries in Europe. This small country [] <text:a xlink:type="simple" xlink:href="https://www.dw.com/zh/zh/烏克蘭摩爾多瓦成歐盟候選國-澤連斯基稱歷史時刻/a-62242379" text:style-name="Internet_20_link" text:visited-style-name="Visited_20_Internet_20_Link">
</text:a>
Essence</text:p>
      <text:p text:style-name="P4">
The government of Moldova adopts the road of pro -Western. President Maia Sandu accused Russia of supporting anti -government protests to prevent Moldova from joining the European Union.</text:p>
      <text:p text:style-name="P4">
Police said there were more than 75,000 people participating in the parade on Sunday.</text:p>
      <text:h text:style-name="P12" text:outline-level="3">
<text:span text:style-name="T4">
Moldova hopes to become a member of the European Union in 2030</text:span>
</text:h>
      <text:p text:style-name="P4">
San Du said in the rally: "Moldova does not want to be blackmailed by Russia."</text:p>
      <text:p text:style-name="P4">
She said, "We don't want to be on the edge of Europe anymore." She vowed that Moldova would become [] in 2030 [] in 2030(https://www.dw.com/zh/zh/格鲁吉亚摩尔多瓦和乌克兰的欧盟情结/a-18542740)Essence</text:p>
      <text:p text:style-name="P4">
Sang Du said: "Let's say loudly, confidently, and proudly, the Moldova is Europeans!"</text:p>
      <text:p text:style-name="P4">
"This is an opportunity for our people to live in peace and prosperity," she added that although the necessary condition to meet the EU is a "road that needs to pay great efforts", this is not "the only way."</text:p>
      <text:p text:style-name="P4">
<draw:frame draw:style-name="fr1" draw:name="Image122" text:anchor-type="as-char" svg:width="6.9236in" svg:height="3.896998in" draw:z-index="0">
<draw:image xlink:href="../Images/dwzh/2023-05-22T12-43-00Z/65691474_401.jpg" xlink:type="simple" xlink:show="embed" xlink:actuate="onLoad" draw:mime-type="image/jpeg"/>
</draw:frame>
The European Parliament Speaker Maccatla spoke at the rally to support Moldova to join the European Union.</text:p>
      <text:p text:style-name="P4">
Roberta Metsola, Speaker of the European Parliament, also spoke at the rally that the European Union would "open their arms and open their hearts" to welcome Moldova. She also said that Moldova "has prepared for European integration."</text:p>
      <text:p text:style-name="P4">
She said: "This is a matter about both of us. If you bring Moldova into Europe, you will make Europe stronger."</text:p>
      <text:h text:style-name="P12" text:outline-level="3">
<text:span text:style-name="T4">
A protest of the opposition party</text:span>
</text:h>
      <text:p text:style-name="P4">
While the people who support the government hold the rally, IlanShor, who is in exile, told the supporters who participated in the anti -government protests by video connection by video connection by video connection. Referendum.</text:p>
      <text:p text:style-name="P4">
Since the outbreak of the Ukrainian war, Samar's supporters have held many protests.</text:p>
      <text:p text:style-name="P4">
Last month, Sarl was missed 15 years in prison. He was identified as a theft of US $ 1 billion from Bank of Moldova in 2014.(Reuters, Agence France -Presse)</text:p>
      <text:p text:style-name="P4">
News Source: <text:a xlink:type="simple" xlink:href="https://www.dw.com/zh/摩尔多瓦民众走上街头参加亲西方集会/a-65698985" text:style-name="Internet_20_link" text:visited-style-name="Visited_20_Internet_20_Link">
https://www.dw.com/zh/摩尔多瓦民众走上街头参加亲西方集会/a-65698985?maca=chi-rss-chi-all-1127-rdf</text:a>
</text:p>
      <!--NEWS-->
      <text:h text:style-name="P10" text:outline-level="1">
<text:span text:style-name="T4">
Bachurt's bloody battle, Zelei, will compare it with Hiroshima nuclear explosion</text:span>
</text:h>
      <text:p text:style-name="P4">
Author: chinese@voanews.com (美国之音)</text:p>
      <text:p text:style-name="P4">
Publisher: 美国之音中文网 (Type: NewsMediaOrganization)</text:p>
      <text:p text:style-name="P4">
Published Time: 2023-05-22T12:52:42+08:00</text:p>
      <text:p text:style-name="P4">
Modified Time: 2023-05-22 09:11:27Z</text:p>
      <text:p text:style-name="P4">
Description: Ukrainian President Zelei Sky, said at the end of the Seventh Kingdom Group (G7) summit held in Hiroshima, Japan, said that the Russian army destroyed the Ukrainian city of Bachomut, reminiscent of the Hiroshima atomic bomb explosion at the end of World War II.</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s-russia-ukraine-2nd-upd-20230521/7103400.html" text:style-name="Internet_20_link" text:visited-style-name="Visited_20_Internet_20_Link">
https://www.voachinese.com/a/us-russia-ukraine-2nd-upd-20230521/7103400.html</text:a>
</text:p>
      <!--NEWS-->
      <text:h text:style-name="P10" text:outline-level="1">
<text:span text:style-name="T4">
Vancouver's street office Hong Kong fighting exhibition different ethnic groups fight against ritual tyranny</text:span>
</text:h>
      <text:p text:style-name="P4">
Author: None</text:p>
      <text:p text:style-name="P4">
Publisher: Radio Free Asia (Organization)</text:p>
      <text:p text:style-name="P4">
Published Time: 2023-05-22T12:53:00-04:00</text:p>
      <text:p text:style-name="P4">
Modified Time: 2023-05-22T14:13:36-04:00</text:p>
      <text:p text:style-name="P4">
Description: None</text:p>
      <text:p text:style-name="P4">
Videos: []</text:p>
      <text:p text:style-name="P4">
Audios: ["<text:a xlink:type="simple" xlink:href="https://www.rfa.org/mandarin/yataibaodao/gangtai/lf-0522202312504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3" text:anchor-type="as-char" svg:width="6.9236in" svg:height="5.1927in" draw:z-index="0">
<draw:image xlink:href="../Images/rfamandarin/2023-05-22T12-53-00-04-00/000000.png" xlink:type="simple" xlink:show="embed" xlink:actuate="onLoad" draw:mime-type="image/png"/>
</draw:frame>
There is an umbrella array in the "Hong Kong Warfare Exhibition", reminding the public not to forget the original intention, and remember that there were countless grief stories in the backblocks of the Chinese movement. <text:a xlink:type="simple" xlink:href="https://www.rfa.org/mandarin/yataibaodao/gangtai/lf-05222023125040.html/@@images/image" text:style-name="Internet_20_link" text:visited-style-name="Visited_20_Internet_20_Link">
</text:a>
Reporter Liu Fei shooting <text:a xlink:type="simple" xlink:href="https://www.rfa.org/mandarin/yataibaodao/gangtai/lf-05222023125040.html/@@stream" text:style-name="Internet_20_link" text:visited-style-name="Visited_20_Internet_20_Link">
</text:a>
On the weekend, there is a rally event against totalitarian rights on the Square in the Middle Arts Museum of Vancouver, and the community of Hong Kong, Ukraine and Iran. Among them, the "Do not forget the original Hong Kong fighting exhibition" held by the "Vancouver Hand and Foot" attracts everyone's attention. Congress Guan Huizhen also came to support. She reminded Canadians not to forget historical lessons and protect the democratic system together.</text:p>
      <text:p text:style-name="P4">
<text:span text:style-name="T4">
<text:span text:style-name="T5">
 <text:a xlink:type="simple" xlink:href="https://www.rfa.org/mandarin/yataibaodao/gangtai/lf-02072023121531.html" text:style-name="Internet_20_link" text:visited-style-name="Visited_20_Internet_20_Link">
</text:a>
 </text:span>
*  * </text:span>
<text:a xlink:type="simple" xlink:href="https://www.rfa.org/mandarin/yataibaodao/gangtai/lf-02062023131922.html" text:style-name="Internet_20_link" text:visited-style-name="Visited_20_Internet_20_Link">
 </text:a>
**</text:p>
      <text:p text:style-name="P4">
The sound of protests protesting the tyrannical tyranny started in front of the Vancouver Museum of Art. Hong Kong, Ukraine, and Iran communities held rally activities on Saturday. Through large -scale kanbans, various stalls or artistic installations, letting people understand The Chinese, Russian, and Iranian governments have caused the people to the people.</text:p>
      <text:p text:style-name="P4">
Dozens of volunteer fees such as "Vancouver Hand and Foot" are dedicated to the "Do not forget the original Hong Kong fighting exhibition", including the huge viewboards list the names currently being held by the Hong Kong authorities, reminding the world to not forget their sacrifice and dedication; The word of only words sent by many people on the wall of Lennon; there was an umbrella array, which made people recall how the Hong Kong people avoided the police's tear gas and rubber bullets at that time.</text:p>
      <text:p text:style-name="P4">
The person in charge of the exhibition, Taibai, said that many people took the initiative to come over to care about the situation in Hong Kong, and also shared their concerns about the CCP's infiltration of Canada. Different ethnic communities in Canada are suffering the same pain, and we are more firm in our belief that we need to stand together.</text:p>
      <text:p text:style-name="P4">
"Seeing the Ukrainian community and the Iranian community stand up with us to fight against totalitarian dictatorship, which means that human rights freedom is universal value, which means that Canadians are unwilling to be harmed by national democracy."</text:p>
      <text:p text:style-name="P4">
<draw:frame draw:style-name="fr1" draw:name="Image124" text:anchor-type="as-char" svg:width="6.9236in" svg:height="5.1927in" draw:z-index="0">
<draw:image xlink:href="../Images/rfamandarin/2023-05-22T12-53-00-04-00/000001.png" xlink:type="simple" xlink:show="embed" xlink:actuate="onLoad" draw:mime-type="image/png"/>
</draw:frame>
The person in charge of the "Hong Kong Anti -Fighting Exhibition" said that there is a named political prisoner on the large -scale viewing board. I hope everyone will always remember the sacrifice and dedication of these people.(Reporter Liu Fei shooting)  <text:a xlink:type="simple" xlink:href="https://www.rfa.org/mandarin/yataibaodao/gangtai/lf-05222023125040.html/hk-3.jpg" text:style-name="Internet_20_link" text:visited-style-name="Visited_20_Internet_20_Link">
</text:a>
Guan Huizhen, a member of the Canadian Parliament, thanked Hong Kong's rights protection in his speech at the scene. He shouted for the victims of Hong Kong people and worked hard to protect freedom and democracy. Because foreign interference and threats continued to ferment at all levels of the community, no one could be spared.</text:p>
      <text:p text:style-name="P4">
"We need to ensure that this history will be passed on from generation to generation. We must ensure that we can gather more forces to fight for power. The struggle is worth it, because this is related to humanity, which is related to us to live better."</text:p>
      <text:p text:style-name="P4">
People with different backgrounds see the exhibition and commemorative publications at the scene.</text:p>
      <text:p text:style-name="P4">
Mr. Xiong, who moved from Hong Kong to Canada two months ago, has been determined that he will never return to Hong Kong again, because it has become a free area. He said that since it comes out, of course, it is necessary to discuss the fairness of the Hong Kong people.</text:p>
      <text:p text:style-name="P4">
"Hong Kong can't speak now, saying that everything is caught, and now I come to Canada, I think everything can be."</text:p>
      <text:p text:style-name="P4">
Born in the United States and settled in Canada, Andrew posted a "fight for freedom" on the Lian Nong wall to express his support for Hong Kong. He said that it is basically not basically to express their opinions freely.</text:p>
      <text:p text:style-name="P4">
The Chinese Canadians, who were born in Vancouver, heard that a Hong Kong student who studied in Japan was arrested by China because he wrote a little feeling on the Internet and was incredible. He said that Vancouver has a Chinese police station, which is another kind of attack damage.</text:p>
      <text:p text:style-name="P4">
"I am worried as a Chinese Canadian. I can't understand why the Hong Kong National Security Law applies to me? Why is the Canadian government so slow about dealing with the Chinese police station?"</text:p>
      <text:p text:style-name="P4">
Xiao Zhou from Taiwan waved the national flag of the Republic of China at the scene. He said that the desire for free and democratic human rights on both sides of the strait was consistent.</text:p>
      <text:p text:style-name="P4">
Reporter: Liu Fei Responsible Editor: Jiayuan.com editor: Ruizhe</text:p>
      <text:p text:style-name="P4">
News Source: <text:a xlink:type="simple" xlink:href="https://www.rfa.org/mandarin/yataibaodao/gangtai/lf-05222023125040.html" text:style-name="Internet_20_link" text:visited-style-name="Visited_20_Internet_20_Link">
https://www.rfa.org/mandarin/yataibaodao/gangtai/lf-05222023125040.html</text:a>
</text:p>
      <!--NEWS-->
      <text:h text:style-name="P10" text:outline-level="1">
<text:span text:style-name="T4">
Real Madrid Brazilian players were abused by opponents fans.</text:span>
</text:h>
      <text:p text:style-name="P4">
Publisher: 法新社</text:p>
      <text:p text:style-name="P4">
Published Time: 2023-05-22T13:02:08+00:00</text:p>
      <text:p text:style-name="P4">
Modified Time: 2023-05-22T15:50:03+00:00</text:p>
      <text:p text:style-name="P4">
Description: (Agence France -Presse, Madrid, 22nd) Spanish Grade A Football League Real Madrid team Brazilian striker Toninustes, the racial discrimination of opponent fans last weekend. The Real Madrid team told the Spanish prosecution today and said the incident was "hate cri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5-22T13-02-08-00-00/000000.png" xlink:type="simple" xlink:show="embed" xlink:actuate="onLoad" draw:mime-type="image/png"/>
</draw:frame>
Agence France -Presse reported that VINICIUS JR is 22 years old and is the Brazilian national striker. Real Madrid CF yesterday played in Valenciacf at home, he was targeted by the landlord supporters. After being expelled. Valencia defeated Real Madrid 1-0.</text:p>
      <text:p text:style-name="P4">
At the time of the incident, the little Vinicus stood behind the goal and pointed at the audience at the audience who was obviously abusing him. The second half was delayed for a few minutes. The referee wrote in the post -match report that a fan shouted "monkey, monkey" to the little paleius.</text:p>
      <text:p text:style-name="P4">
During the end of the game, the Evanus and Valencia player Hugo Duro attacked each other when they had a corner and were expelled by the referee.</text:p>
      <text:p text:style-name="P4">
In this regard, the Real Madrid ball group issued a statement today: "Real Madrid strongly condemned the incident against our team's player, the Emunius."</text:p>
      <text:p text:style-name="P4">
The Real Madrid team stated that the team believed that the humiliation was "constituted for hate crime" and had proposed a criminal statement to the prosecutor to investigate the facts and hold it accountable.</text:p>
      <text:p text:style-name="P4">
Earlier, Teninus has been repeatedly targeted in La Liga, and racial discrimination is humiliated. This time, the home event at Valencia was the latest.</text:p>
      <text:p text:style-name="P4">
News Source: <text:a xlink:type="simple" xlink:href="https://www.rfi.fr/cn/%E8%BF%90%E5%8A%A8%E5%A4%A9%E5%9C%B0/20230522-%E7%9A%87%E9%A9%AC%E5%B7%B4%E8%A5%BF%E7%90%83%E5%91%98%E9%81%AD%E5%AF%B9%E6%89%8B%E7%90%83%E8%BF%B7%E8%BE%B1%E9%AA%82%E6%98%AF-%E7%8C%B4%E5%AD%90-%E7%90%83%E5%9B%A2%E6%8F%90%E5%88%91%E4%BA%8B%E5%91%8A%E8%AF%89" text:style-name="Internet_20_link" text:visited-style-name="Visited_20_Internet_20_Link">
https://www.rfi.fr/cn/%E8%BF%90%E5%8A%A8%E5%A4%A9%E5%9C%B0/20230522-%E7%9A%87%E9%A9%AC%E5%B7%B4%E8%A5%BF%E7%90%83%E5%91%98%E9%81%AD%E5%AF%B9%E6%89%8B%E7%90%83%E8%BF%B7%E8%BE%B1%E9%AA%82%E6%98%AF-%E7%8C%B4%E5%AD%90-%E7%90%83%E5%9B%A2%E6%8F%90%E5%88%91%E4%BA%8B%E5%91%8A%E8%AF%89</text:a>
</text:p>
      <!--NEWS-->
      <text:h text:style-name="P10" text:outline-level="1">
<text:span text:style-name="T4">
Japan and Britain are criticized for "smearing China" and "Dancing with Beauty" Ambassador: China needs to first change its own behavior</text:span>
</text:h>
      <text:p text:style-name="P4">
Author: chinese@voanews.com (金谷)</text:p>
      <text:p text:style-name="P4">
Publisher: 美国之音中文网 (Type: NewsMediaOrganization)</text:p>
      <text:p text:style-name="P4">
Published Time: 2023-05-22T13:45:14+08:00</text:p>
      <text:p text:style-name="P4">
Modified Time: 2023-05-22 05:45:14Z</text:p>
      <text:p text:style-name="P4">
Description: The last day of the Japanese and British leaders on the last day of the Seventh -way Group (G7) Summit publicly made high -profile remarks on Taiwan's issues and China's challenges on the composition of international order. A diplomatic storm in China, Japan, Britain and other countries. The Japanese Ambassador to China refute that if China does not want G7 to propose these concerns, it should first take positive measures.</text:p>
      <text:p text:style-name="P4">
Videos: []</text:p>
      <text:p text:style-name="P4">
Images: []</text:p>
      <text:p text:style-name="P4">
Categories: ['中国', '亚太', '欧洲', '美中关系']</text:p>
      <text:p text:style-name="P4">
Type: None</text:p>
      <!--METADATA-->
      <text:p text:style-name="P4">
Nonenone</text:p>
      <text:p text:style-name="P4">
News Source: <text:a xlink:type="simple" xlink:href="https://www.voachinese.com/a/china-japan-uk-g7-20230522/7103412.html" text:style-name="Internet_20_link" text:visited-style-name="Visited_20_Internet_20_Link">
https://www.voachinese.com/a/china-japan-uk-g7-20230522/7103412.html</text:a>
</text:p>
      <!--NEWS-->
      <text:h text:style-name="P10" text:outline-level="1">
<text:span text:style-name="T4">
South Korea carefully considers Ukraine's non -lethal weapons for help list</text:span>
</text:h>
      <text:p text:style-name="P4">
Author: 联合早报 (Person)</text:p>
      <text:p text:style-name="P4">
Publisher: 联合早报 (Organization)</text:p>
      <text:p text:style-name="P4">
Published Time: 2023-05-22T13:46</text:p>
      <text:p text:style-name="P4">
Modified Time: 2023-05-22T13:46</text:p>
      <text:p text:style-name="P4">
Description: It is reported that the South Korean government has screened and studied Ukraine's non -lethal weapons. According to Yonhap News Agency, according to news from Korean government officials on Monday (May 22), President Yin Xiyue and Ukrainian President Zelei Sunday Sunday, while holding the Seventh -way Group in Hiroshima, Japan ...</text:p>
      <text:p text:style-name="P4">
Videos: []</text:p>
      <text:p text:style-name="P4">
Audios: []</text:p>
      <text:p text:style-name="P4">
Images: []</text:p>
      <text:p text:style-name="P4">
Type: NewsArticle</text:p>
      <text:p text:style-name="P4">
Breadcrumbs: ['即时', '国际']</text:p>
      <text:p text:style-name="P4">
Keywords: ['韩国', '乌克兰', '泽连斯基', '尹锡悦']</text:p>
      <!--METADATA-->
      <text:p text:style-name="P4">
It is reported that the South Korean government has screened and studied Ukraine's non -lethal weapons.</text:p>
      <text:p text:style-name="P4">
Yonhap News Agency reported that according to Korean government officials on Monday (May 22), President Yin Xiyue and Ukrainian President Zelei Sunda Sunday will talk while holding the opportunity of the Seventh -way Group (G7) summit at Hiroshima, Japan. After the meeting of Yin Xiyue, Zelei Sky provided him with some non -lethal weapons list. The Korean side would carefully consider this list and led by relevant departments such as the Ministry of National Defense to explore to provide Ukraine with non -killing weapons assistance assistance question.</text:p>
      <text:p text:style-name="P4">
It is reported that Ukraine requires Korean side to provide lightning and mine -outdaming equipment, military ambulances, mobile X -ray machines, air defense radar and other equipment. For thunder and thunder equipment, South Korea is likely to provide Ukraine with the Army combat engineering vehicle (K600), carrying landmine detectors (PRS-20K).</text:p>
      <text:p text:style-name="P4">
The combat engineering vehicle is equipped with components such as lightning plows and excavators on the K1A1 tank, which can remove various road obstacles such as mines. The new type of minefrier independently developed by South Korea adopts gear radar (GPR) technology, which can detect metal and non -metal mines.</text:p>
      <text:p text:style-name="P4">
News Source: <text:a xlink:type="simple" xlink:href="https://www.zaobao.com.sg/realtime/world/story20230522-1397012" text:style-name="Internet_20_link" text:visited-style-name="Visited_20_Internet_20_Link">
https://www.zaobao.com.sg/realtime/world/story20230522-1397012</text:a>
</text:p>
      <!--NEWS-->
      <text:h text:style-name="P10" text:outline-level="1">
<text:span text:style-name="T4">
The cause</text:span>
</text:h>
      <text:p text:style-name="P4">
Author: None</text:p>
      <text:p text:style-name="P4">
Publisher: Radio Free Asia (Organization)</text:p>
      <text:p text:style-name="P4">
Published Time: 2023-05-22T13:48:00-04:00</text:p>
      <text:p text:style-name="P4">
Modified Time: 2023-05-22T14:14: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88615in" draw:z-index="0">
<draw:image xlink:href="../Images/rfamandarin/2023-05-22T13-48-00-04-00/000000.png" xlink:type="simple" xlink:show="embed" xlink:actuate="onLoad" draw:mime-type="image/png"/>
</draw:frame>
The outdoor concert of "What_the_folk Folk Live" hosted by the Chinese folk was originally scheduled to be held in the suburbs of Beijing on May 20. The picture shows the poster produced by the organizer. <text:a xlink:type="simple" xlink:href="https://www.rfa.org/mandarin/Xinwen/4-05222023133804.html/@@images/image" text:style-name="Internet_20_link" text:visited-style-name="Visited_20_Internet_20_Link">
</text:a>
'What the folk !?' WeChat picture</text:p>
      <text:p text:style-name="P4">
The outdoor concert of "What_the_folk Folk Live" hosted by the people was originally scheduled to be held on May 20 in the suburbs of Beijing. 10 musicians, including foreign performers, will perform, but will be canceled on the same day.</text:p>
      <text:p text:style-name="P4">
Bloombergnews in the United States reported that there were already vendors gathered at the scene on the day of Saturday, and the audience participating in the concert also came one after another. This outdoor concert will be postponed.</text:p>
      <text:p text:style-name="P4">
According to the organizer of the concert, the police have ordered them to evacuate the venue.</text:p>
      <text:p text:style-name="P4">
The organizer of the concert has not updated the relevant news on Weibo. Bloomberg reported that the organizer said in the WeChat message to the ticket holder: "Because of unpredictable situations, we have to postpone today's activities. Sorry!"</text:p>
      <text:p text:style-name="P4">
The report quoted the statement of Beijing musicians that the organizer of the activity apologized on the grounds of "force majeure", but this is considered to be a polite statement that the Chinese government has the right to stop activity power at any time.</text:p>
      <text:p text:style-name="P4">
Responsible editor: Chen Pinjie</text:p>
      <text:p text:style-name="P4">
News Source: <text:a xlink:type="simple" xlink:href="https://www.rfa.org/mandarin/Xinwen/4-05222023133804.html" text:style-name="Internet_20_link" text:visited-style-name="Visited_20_Internet_20_Link">
https://www.rfa.org/mandarin/Xinwen/4-05222023133804.html</text:a>
</text:p>
      <!--NEWS-->
      <text:h text:style-name="P10" text:outline-level="1">
<text:span text:style-name="T4">
Comments | Wang Dan: The crossroads of the EU policy of China</text:span>
</text:h>
      <text:p text:style-name="P4">
Author: None</text:p>
      <text:p text:style-name="P4">
Publisher: Radio Free Asia (Organization)</text:p>
      <text:p text:style-name="P4">
Published Time: 2023-05-22T13:51:54-04:00</text:p>
      <text:p text:style-name="P4">
Modified Time: 2023-05-22T13:51:54-04:00</text:p>
      <text:p text:style-name="P4">
Description: None</text:p>
      <text:p text:style-name="P4">
Videos: []</text:p>
      <text:p text:style-name="P4">
Audios: ["<text:a xlink:type="simple" xlink:href="https://www.rfa.org/mandarin/pinglun/wangdan/wd-052220231351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5.103363in" draw:z-index="0">
<draw:image xlink:href="../Images/rfamandarin/2023-05-22T13-51-54-04-00/000000.png" xlink:type="simple" xlink:show="embed" xlink:actuate="onLoad" draw:mime-type="image/png"/>
</draw:frame>
EU and Chinese banner <text:a xlink:type="simple" xlink:href="https://www.rfa.org/mandarin/pinglun/wangdan/wd-05222023135101.html/@@images/image" text:style-name="Internet_20_link" text:visited-style-name="Visited_20_Internet_20_Link">
</text:a>
Associated Press picture <text:a xlink:type="simple" xlink:href="https://www.rfa.org/mandarin/pinglun/wangdan/wd-05222023135101.html/@@stream" text:style-name="Internet_20_link" text:visited-style-name="Visited_20_Internet_20_Link">
</text:a>
Not long ago, I went to Denmark to participate in the Go Benhagen Democratic Summit and went to Germany by the way. In these two countries, I visited some politicians, think tank researchers and civilians related to the formulation of European policies in Europe. Wherever I go, I can hear such a voice: Europe's policy of China is changing, but it is currently at the crossroads and is confirming the new development direction. We can also understand the meaning of this sentence: European countries generally recognize that in the face of Xi Jinping's global expansion situation, the Western countries have indeed been adjusted in the past two or three decades of China in the past two or 30 years, but how to how to adjust it, but how to how to adjust it, but how to how to adjust it, how can it What is the strength of adjustment and adjustment, and where the direction of adjustment is, is obviously hesitant for many European countries. This can be seen at this year's G7 meeting.</text:p>
      <text:p text:style-name="P4">
After the three -day meeting of Hiroshima, Japan, on May 20, the leader of the Seven major industrial countries issued a joint statement, which is the "Hiroshima Vision". In the statement, a warning of China's military -oriented acts in the East China Sea and the South China Sea, reiterating the peace and stability of the Taiwan Strait is an indispensable part of the international community's security and prosperity, urged peace to resolve cross -strait issues, and resolutely oppose the status quo on one -as -the -way change with force and coercion. The British Financial Times pointed out that the statement is the strongest condemnation issued by G7 to China to respond to the threat of Beijing. This shows that European and American countries' vigilance of the CCP's global expansion has achieved consensus. This consensus is a direction at the crossroads.</text:p>
      <text:p text:style-name="P4">
But at the same time, what we see is that the statements in economic issues seem to show a completely different trend from international security issues. The statement of the seven major industrial states proposed the economic security issues from China, but the method is "reducing risks" rather than the "decoupling" advocated by many scholars. At the same time, the statement also called on China to "maintain a stable and constructive relationship" with China. And look forward to "a China that complies with international rules and grows in line with global interests." Frankly speaking, such a cognition is actually in the past in the past, hoping that the CCP can abide by the rules of the game is a wishful performance. The statement on economic issues is obviously the result of a compromise between Europe and the United States, because the relevant positions in the United States and Japan are relatively tough, and the comments published by British Prime Minister Sunak after the summit warned that China is global security. The biggest challenge of prosperity, and China has the means and attempts to reshape the world order, which is obviously different from the theme of the statement. In other words, EU countries led by France and Germany have a large differences with the United States, Japan and the United Kingdom in terms of policies against China, and the result is that the latter has made a concession to some extent.</text:p>
      <text:p text:style-name="P4">
The reason for this is complicated. First of all, the most concerned about European countries at present is the Russian and Ukraine War. This is understandable, because the crisis is at their doorstep. For this greatest concern, many European countries hope that China can be used as a mediation person. Therefore, the pace of adjustment of China policy has obviously paused. Secondly, I think European countries are very confused. They still have the old Cold War thinking, which is very vigilant for Russia, but always feel that Chinese behavior will be different from the former Soviet Union and today's Russia. At the same time, EU countries still have European and American complexs. Not long ago, the French President Macron's speech on not following the footsteps of the United States is the representative. I think that for the challenges from China, they do not know, but they can't find a better way to deal with it. They simply buried their heads in the sand, pretending not to see it, and bypassing this topic.</text:p>
      <text:p text:style-name="P4">
In my opinion, some major European countries still have some fantasies about the CCP, and they are still very hesitant to decoupn with the CCP. There are interests in interests and cognitive errors. But I believe that the real morning and evening will force them to face this topic. I also believe that once they are forced to face this topic, they have no choice but to stand with the United States and Japan. In other words, their awakening still needs time.</text:p>
      <text:p text:style-name="P4">
(The article only represents the personal position and point of view of the special commentator)</text:p>
      <text:p text:style-name="P4">
News Source: <text:a xlink:type="simple" xlink:href="https://www.rfa.org/mandarin/pinglun/wangdan/wd-05222023135101.html" text:style-name="Internet_20_link" text:visited-style-name="Visited_20_Internet_20_Link">
https://www.rfa.org/mandarin/pinglun/wangdan/wd-05222023135101.html</text:a>
</text:p>
      <!--NEWS-->
      <text:h text:style-name="P10" text:outline-level="1">
<text:span text:style-name="T4">
Meiyuan brand supplier suspected that Xinjiang cotton was returned</text:span>
</text:h>
      <text:p text:style-name="P4">
Author: None</text:p>
      <text:p text:style-name="P4">
Publisher: Radio Free Asia (Organization)</text:p>
      <text:p text:style-name="P4">
Published Time: 2023-05-22T13:55:00-04:00</text:p>
      <text:p text:style-name="P4">
Modified Time: 2023-05-22T14:11: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85142in" draw:z-index="0">
<draw:image xlink:href="../Images/rfamandarin/2023-05-22T13-55-00-04-00/000000.png" xlink:type="simple" xlink:show="embed" xlink:actuate="onLoad" draw:mime-type="image/png"/>
</draw:frame>
Tyler Merritt, CEO of the brand of clothing brand Nine Lineapparel, founded by the US veterans.(https://www.rfa.org/mandarin/Xinwen/5-05222023134910.html/@@images/image)Nine line apparel official website</text:p>
      <text:p text:style-name="P4">
The US media "New York Post" reported on the 22nd that Nine Lineapparel, a clothing brand founded by the US veterans, found in a test project that one of the suppliers suspected that the cotton that involved the forced labor involved in Xinjiang was currently. The supplier's products are returned.</text:p>
      <text:p text:style-name="P4">
According to the US Department of Labor, the test shows that the cotton used by clothing wholesalers Next Level is from Xinjiang, which may involve the Chinese government's forced labor for local Uighur Muslims.</text:p>
      <text:p text:style-name="P4">
The brand's CEO TylermerRitt is the Veterans of the US Army. He said in a oil pipe video in April that the brand has determined that a supplier is lower than its expected standard and decided to return it from the supplier to buy from the supplier. All products, until further testing and confirming that all products come from sustainable resources.</text:p>
      <text:p text:style-name="P4">
Merte said that the clothing brand purchased materials from multiple suppliers, but only the test results of the NEXT Level were consistent with cotton planted in Xinjiang.</text:p>
      <text:p text:style-name="P4">
Responsible editor: Chen Pinjie</text:p>
      <text:p text:style-name="P4">
News Source: <text:a xlink:type="simple" xlink:href="https://www.rfa.org/mandarin/Xinwen/5-05222023134910.html" text:style-name="Internet_20_link" text:visited-style-name="Visited_20_Internet_20_Link">
https://www.rfa.org/mandarin/Xinwen/5-05222023134910.html</text:a>
</text:p>
      <!--NEWS-->
      <text:h text:style-name="P10" text:outline-level="1">
<text:span text:style-name="T4">
Comment | Chen Po Kong: Speak from Xi Jinping's peace, see his abnormal thinking</text:span>
</text:h>
      <text:p text:style-name="P4">
Author: None</text:p>
      <text:p text:style-name="P4">
Publisher: Radio Free Asia (Organization)</text:p>
      <text:p text:style-name="P4">
Published Time: 2023-05-22T14:02:00-04:00</text:p>
      <text:p text:style-name="P4">
Modified Time: 2023-05-22T14:04: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908484in" draw:z-index="0">
<draw:image xlink:href="../Images/rfamandarin/2023-05-22T14-02-00-04-00/000000.png" xlink:type="simple" xlink:show="embed" xlink:actuate="onLoad" draw:mime-type="image/png"/>
</draw:frame>
On May 10, 2023, Xi Jinping, the General Secretary of the Communist Party of China, led the prime minister Li Qiang and other senior officials to inspect Xiong'an New District. <text:a xlink:type="simple" xlink:href="https://www.rfa.org/mandarin/pinglun/chenpokong/js-05222023135712.html/@@images/image" text:style-name="Internet_20_link" text:visited-style-name="Visited_20_Internet_20_Link">
</text:a>
(Video screenshot/CCTV)</text:p>
      <text:p text:style-name="P4">
On May 10, 2023, Xi Jinping appeared in Xiong'an, and he hugged and hugged. The news itself is surprising. Because, as we all know, the so -called Xiong'an New District has become one of the major rotten projects in Xi. Xi Jinping has no taboo and publicly appeared in this abandoned place full of weeds? What is even more surprising is Xi Jinping's speech. Not only did he not acknowledge Xiong'an's failure at all, but he also praised himself: "In 2017, I came to Xiong'an for the first time and stood on a field plan. In, from scratch, from the blueprint to the real scene, a high -level modern city is rising, which is a miracle. "</text:p>
      <text:p text:style-name="P4">
Small 800 billion!Which land can't smash a new building? Even in the desert, Gobi Beach, and no man of no one, you can simply hit a large high -rise building -the so -called high -level modern city, commonly known as "ghost city" (such as Ordos, Inner Mongolia). What miracles are at all?</text:p>
      <text:p text:style-name="P4">
Xi Jinping also said: "The functional positioning of the Xiong'an New District is the first to dissolve the concentrated bearer of Beijing's non -capital functions. This is the original intention and mission of building the Xiong'an New District." The locals all said that this was a layman. Because Beijing is the capital, and the establishment of Xiong'an is to relieve Beijing's capital or some capital functions; as for non -capital functions, it is economic activity, people's livelihood guarantee and social space that every city has. Citizens also need to work and eat.</text:p>
      <text:p text:style-name="P4">
When it comes to many units and millions of people in Beijing and the relocation to Xiong'an, Xi Jinping said: "You can't rely on your own or evil, you need to move. . It can not be added by the way to set up a second -level unit in Beijing and other methods. "</text:p>
      <text:p text:style-name="P4">
What is the collective good and evil behind Xi Jinping's decision -making? If there are collective good and evil, then many units and millions of people refuse to migrate, isn't it the collective good and evil itself? And the so -called "good and evil", Xi Jinping's decision to make his head is precisely his personal "self -ordered", which can not represent any collective good and evil.</text:p>
      <text:p text:style-name="P4">
Xi Jinping's words seemed to make some reason in the small circle. In addition, no one dared to return to his mouth, which caused the effect, as if he was authoritative and mastered the absolute truth. But carefully weighing, but just: abnormal people say abnormal words. Personal expansion and head fever. Not only is it out of reality, but also from reality.</text:p>
      <text:p text:style-name="P4">
Xi Jinping claimed that the construction of the Xiong'an New District was a "millennium plan", and did not say what is so defined? Is there any Xi Jinping, Xi Jiajun and the Communist Party after a thousand years? Just say how much do you need to invest in this millennium project? Party media revealed: 3 billion trillion!It is now 800 billion yuan. It's just a zero, and it has to be smashed.</text:p>
      <text:p text:style-name="P4">
It was ten years in the Xi era. It was precisely the most lack of money after Mao Zedong. The overall economy declined, and all provinces and cities and autonomous regions bankruptcy; civil servants were reduced in salaries, teachers' wages were arrears, and older white -haired elderly people were cut off for medical insurance; foreign investors have evacuated one after another. , The production line and the supply chain transfer to other countries, foreign exchange reserves void; Chinese society has entered a high unemployment, and the younger generation generally lie flat ... Just when the most money is lacking, it actually has to continue to build a huge sum of money. The Xiong'an of the Internet!</text:p>
      <text:p text:style-name="P4">
Can't help but remind people of the Qin Dynasty and Qin Shihuang. After unifying the world, we must build a huge project, the Great Wall and the Afang Palace, and do not hesitate to exhaust the human resources and financial resources of the world.</text:p>
      <text:p text:style-name="P4">
Qin Shihuang was self -superstitious and thought that since he could attack the Six Kingdoms and unify the world, there was nothing that could not be done, because there was nothing more difficult than attacking the six countries, including longevity. As a result, the Afang Palace had not been completed, and Qin Shihuang had already brought back to the West. The Afang Palace was torch and turned into ashes by the uprising. The Great Wall has become a thousand -year -old decoration to marry clothes for others (other dynasties). The Qin Dynasty itself died, only fifteen years before and after.</text:p>
      <text:p text:style-name="P4">
Xi Jinping has self -superstition and thinks that since you can win the victory of power struggles, there is no incomparable thing, because it is not more difficult than flattening the party (that is, the rush to seize power, the party's power, the uniqueness, the power of one person)) The incident, so it was forcibly clearing the zero -sealing city, strengthening the Xiong'an, strong engaging in the Beijing Stock Exchange, Qiang Lai toilet project, and pushing the Belt and Road Initiative ... Xi Jinping said the thousand -year plan, and he had the taste of Qin Shihuang. Although, no one thinks he has Qin Shihuang's dominance and prestige.</text:p>
      <text:p text:style-name="P4">
Xi Jinping inspected Xiong'an and brought three members of the Politburo Standing Committee: Li Qiang, Cai Qi, Ding Xuexiang, and the Xi family. It seems to finally realize the world. It is rare to bring three members of the Politburo Standing Committee. Among them, psychology has both derogation and high. Degraded Li Qiang, Cai Qi, and Ding Xuexiang, which caused their status to shrink the status of the Standing Committee. The subtext: The Standing Committee of the Politburo today is Xi Jinping's follow -up. Xi Jinping has been raised, and today's general secretary is beyond the members of the Standing Committee, and it is no longer a one -person super leader. It is no longer a collective leader of Qilong Water or Kowloon Water.</text:p>
      <text:p text:style-name="P4">
However, the logic of psychology is that they have degraded others and reduced themselves. Xi Jinping thought that he was already at the peak state of "it will be the top of the top of the mountain". I don't know? In the world's population, Xi Da has become a classic figure of "Wu Dalang's opening".</text:p>
      <text:p text:style-name="P4">
(The article only represents the personal position and point of view of the special commentator)</text:p>
      <text:p text:style-name="P4">
News Source: <text:a xlink:type="simple" xlink:href="https://www.rfa.org/mandarin/pinglun/chenpokong/js-05222023135712.html" text:style-name="Internet_20_link" text:visited-style-name="Visited_20_Internet_20_Link">
https://www.rfa.org/mandarin/pinglun/chenpokong/js-05222023135712.html</text:a>
</text:p>
      <!--NEWS-->
      <text:h text:style-name="P10" text:outline-level="1">
<text:span text:style-name="T4">
The United States and Pakashi signed a national defense cooperation agreement to resist China's influence</text:span>
</text:h>
      <text:p text:style-name="P4">
Publisher: 法新社</text:p>
      <text:p text:style-name="P4">
Published Time: 2023-05-22T14:02:07+00:00</text:p>
      <text:p text:style-name="P4">
Modified Time: 2023-05-22T13:35:02+00:00</text:p>
      <text:p text:style-name="P4">
Description: (Agence France -Presse Master Mortgage, 22nd) U.S. Secretary of State Broskenton today replaced President Bayeng to visit Papua New Guinea and signed a national defense cooperation agreement with the country to allow the US military to enter its airport and port. At the same time, the United States is competing with China in the Pacific reg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5-22T14-02-07-00-00/000000.png" xlink:type="simple" xlink:show="embed" xlink:actuate="onLoad" draw:mime-type="image/png"/>
</draw:frame>
Port Moresby and 14 South Pacific Island leaders participated in the "FORUM for India-Pacificislands Cooperation (FIPIC), and Win Bakri Daki, Minister of Defense ) Signed a bilateral "Defence Cooperation Agreement (DCA).</text:p>
      <text:p text:style-name="P4">
Babu Prime Minister James Marape said at the signing ceremony that Papura is trying to raise relations with the United States.</text:p>
      <text:p text:style-name="P4">
Brinken pointed out that in the future, both countries will be able to board each other's ships, share technical expertise, and "patrol more effectively" the ocean together.</text:p>
      <text:p text:style-name="P4">
He said, "We are working together to shape the future. We are also looking forward to raising the partnership between the two parties to a new level."</text:p>
      <text:p text:style-name="P4">
The State Department of the United States stated that the agreement with Papuya will "strengthen security cooperation and bilateral relations, raise the ability of Papua New Guinea, and strengthen the stability and security of the region."</text:p>
      <text:p text:style-name="P4">
In addition to the National Defense Agreement, Washington will also provide Basu's $ 45 million in funds to combat criminal groups, slow down climate change, fight AIDS, and provide protective equipment for the Best Army.</text:p>
      <text:p text:style-name="P4">
In recent years, China has been the main provider of infrastructure of the Pacific Island country. Beijing has previously signed a security agreement with the Solomonislands. The United States is concerned that China ’s military base in the South Pacific may help the PLA surround the Guandan facilities from the flanks and invade Taiwan in China, resulting in more complicated defense work in Taiwan.</text:p>
      <text:p text:style-name="P4">
Gordonpeake, a high -level consultant of the Pacific Island State of Pacific, said, " To China, but this is an important subtext for deepening US -Pakistan relations. "</text:p>
      <text:p text:style-name="P4">
Malap announced last week that the above agreement will not prevent him from signing similar agreements with other countries including China.</text:p>
      <text:p text:style-name="P4">
Beijing also stated on the 19th that he "introduced any geopolitical games into the Pacific Island country area", but did not directly mention the agreement or Brinken's visit.</text:p>
      <text:p text:style-name="P4">
News Source: <text:a xlink:type="simple" xlink:href="https://www.rfi.fr/cn/%E5%9B%BD%E9%99%85%E6%8A%A5%E9%81%93/20230522-%E7%BE%8E%E5%9B%BD%E4%B8%8E%E5%B7%B4%E7%BA%BD%E7%AD%BE%E7%BD%B2%E5%9B%BD%E9%98%B2%E5%90%88%E4%BD%9C%E5%8D%8F%E8%AE%AE-%E5%8A%9B%E6%8A%97%E4%B8%AD%E5%9B%BD%E5%BD%B1%E5%93%8D%E5%8A%9B" text:style-name="Internet_20_link" text:visited-style-name="Visited_20_Internet_20_Link">
https://www.rfi.fr/cn/%E5%9B%BD%E9%99%85%E6%8A%A5%E9%81%93/20230522-%E7%BE%8E%E5%9B%BD%E4%B8%8E%E5%B7%B4%E7%BA%BD%E7%AD%BE%E7%BD%B2%E5%9B%BD%E9%98%B2%E5%90%88%E4%BD%9C%E5%8D%8F%E8%AE%AE-%E5%8A%9B%E6%8A%97%E4%B8%AD%E5%9B%BD%E5%BD%B1%E5%93%8D%E5%8A%9B</text:a>
</text:p>
      <!--NEWS-->
      <text:h text:style-name="P10" text:outline-level="1">
<text:span text:style-name="T4">
Zhong Nanshan: At the end of June, the vaccine of the epidemic peak XBB mutant plant has been approved</text:span>
</text:h>
      <text:p text:style-name="P4">
Author: None</text:p>
      <text:p text:style-name="P4">
Publisher: Radio Free Asia (Organization)</text:p>
      <text:p text:style-name="P4">
Published Time: 2023-05-22T14:02:37-04:00</text:p>
      <text:p text:style-name="P4">
Modified Time: 2023-05-22T14:02: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4.612011in" draw:z-index="0">
<draw:image xlink:href="../Images/rfamandarin/2023-05-22T14-02-37-04-00/000000.png" xlink:type="simple" xlink:show="embed" xlink:actuate="onLoad" draw:mime-type="image/png"/>
</draw:frame>
China Epidemic Prevention Expert Zhong Nanshan Actswell Information Picture</text:p>
      <text:p text:style-name="P4">
Chinese epidemic prevention expert Zhong Nanshan said on the forum on the 22nd that the second wave of epidemic in China rose in mid -April, and the small peak was "expected" at the end of April to early May. Essence</text:p>
      <text:p text:style-name="P4">
Zhong Nanshan pointed out that at present, it is extremely important for people with basic diseases to prevent infection. He also revealed that 2 vaccines that can cover XBB's new crown variants have been initially approved and are expected to be available soon; The 4 models should be approved quickly.</text:p>
      <text:p text:style-name="P4">
In addition, according to the Chinese media "Science and Technology Daily" report, Xie Xiaoliang, an academician of the Chinese Academy of Sciences, a professor at Peking University, stated at an academic conference on the 18th that the current epidemic trend is relatively mild. The epidemic situation.</text:p>
      <text:p text:style-name="P4">
Xie Xiaoliang emphasized that from the perspective of international data, the mutation of the new crown virus can cause multiple rounds of infection peaks, about 5 months, so scientific research still has to prepare for the peak of the epidemic in the winter this winter.</text:p>
      <text:p text:style-name="P4">
Responsible editor: Chen Pinjie</text:p>
      <text:p text:style-name="P4">
News Source: <text:a xlink:type="simple" xlink:href="https://www.rfa.org/mandarin/Xinwen/6-05222023140017.html" text:style-name="Internet_20_link" text:visited-style-name="Visited_20_Internet_20_Link">
https://www.rfa.org/mandarin/Xinwen/6-05222023140017.html</text:a>
</text:p>
      <!--NEWS-->
      <text:h text:style-name="P10" text:outline-level="1">
<text:span text:style-name="T4">
Taiwanese Taekwondo players holding five -star Hongqi Taiwan Executive Dean when receiving the prize: Thorough investigation!</text:span>
</text:h>
      <text:p text:style-name="P4">
Author: None (Language: zh)</text:p>
      <text:p text:style-name="P4">
Publisher: None</text:p>
      <text:p text:style-name="P4">
Time: 2023-05-22T14:10:00Z</text:p>
      <text:p text:style-name="P4">
Description: Taiwan Taekwondo player Li Dongxian showed the Chinese flag five -star red flag when he won the bronze medal prize at the South Korean Asia -Pacific Masters Games, which caused controversy. Afterwards, he was in an interview with the Chinese media. Chen Jianren, the president of Taiwan, responded that "the relevant units must be checked to clarify."</text:p>
      <text:p text:style-name="P4">
Videos: []</text:p>
      <text:p text:style-name="P4">
Images: ["<text:a xlink:type="simple" xlink:href="https://static.dw.com/image/58730760_303.jpg" text:style-name="Internet_20_link" text:visited-style-name="Visited_20_Internet_20_Link">
58730760_303.jpg</text:a>
"]</text:p>
      <text:p text:style-name="P4">
Subject: 时政风云</text:p>
      <text:p text:style-name="P4">
Subjects: ['岛屿主权争端', '马英九', '专题报道：全景观看“习马会”', '专题报道：2016年台湾大选', '中国', '台湾', '中共十九大', '德中关系']</text:p>
      <text:p text:style-name="P4">
Keywords: ['李东宪', '跆拳道', '五星红旗', '中国', '台湾', '两岸人民关系条例', '陈建仁']</text:p>
      <text:p text:style-name="P4">
Id: 65700819</text:p>
      <!--METADATA-->
      <text:p text:style-name="P4">
<text:a xlink:type="simple" xlink:href="https://www.dw.com/zh/overlay/image/article/65700819/58730760" text:style-name="Internet_20_link" text:visited-style-name="Visited_20_Internet_20_Link">
 <draw:frame draw:style-name="fr1" draw:name="Image132" text:anchor-type="as-char" svg:width="6.9236in" svg:height="3.896998in" draw:z-index="0">
<draw:image xlink:href="../Images/dwzh/2023-05-22T14-10-00Z/58730760_303.jpg" xlink:type="simple" xlink:show="embed" xlink:actuate="onLoad" draw:mime-type="image/jpeg"/>
</draw:frame>
</text:a>
(Voice of Germany Chinese) from Tainan, Taiwan <text:a xlink:type="simple" xlink:href="https://www.dw.com/zh/zh/奥运成绩不佳台湾体委会挨批/a-16160005" text:style-name="Internet_20_link" text:visited-style-name="Visited_20_Internet_20_Link">
</text:a>
Player Li Dongxian won the bronze medal at the 2023 Asia -Pacific Master Games in South Korea this month. On the podium, Li Dongxian, who is wearing a Taiwan competition service, shows the Chinese flag <text:a xlink:type="simple" xlink:href="https://www.dw.com/zh/zh/台湾该不该禁止五星旗-正与反的公共讨论/a-41191715" text:style-name="Internet_20_link" text:visited-style-name="Visited_20_Internet_20_Link">
</text:a>
, Treating heated discussion. After the game, he also said in an interview: "As a Chinese, I am very proud and proud!"</text:p>
      <text:p text:style-name="P4">
Taiwan media reported that Li Dongxian grew up in Tainan, but he lived and worked in mainland China for a long time, and rarely returned to Taiwan. There are also reports that Li Dongxian has joined the Communist Party.</text:p>
      <text:p text:style-name="P4">
This time it is not the first time that Li Dongxian showed the five -star red flag after the game. After winning the bronze medal in the Malaysia World Club Taekwondo Organization Contest in 2017, he also held the five -star red flag to celebrate.</text:p>
      <text:p text:style-name="P4">
Li Dongxian recently said in an interview with Mainland China "Straits Herald" that he was "besieged" by the Internet for his national flag. He said that the Taiwan authorities said that Taiwan's "democracy and freedom" and "freedom of behavior" were "free" in various aspects. "But is there really freedom of speech? Does he agree with the sound of opposition? If he agrees, then he should not be able to stop us from speaking or doing this."</text:p>
      <text:p text:style-name="P4">
He also said, "If I am cited today, the Korean flag, or the Japanese flag, or the US flag, do they give me a palm? Right. Because I am a good (national flag), they Just make difficulties and siege. He does not allow the voice of dissidents. He does not allow the people to follow his inner thoughts and do what he wants to do. Then I think that, what is it to be on this place? Well. Just like what Taiwanese people are talking about, this really becomes a 'ghost island'. "</text:p>
      <text:p text:style-name="P4">
Li Dongxian also said in an interview with Xinhua News Agency in 2021: "Only by achieving unification at an early date can the people of Taiwan proudly look up.</text:p>
      <text:p text:style-name="P4">
Today, when the president of the Taiwan Executive Yuan Chen Jianren was asked how to view Li Dongxian's remarks and practices today, he responded: "Mr. Li signed up for this competition in South Korea. Representatives. Whether he serves as a member of the Communist Party, and then develop related organizations in Taiwan, we must ask relevant units to check and clarify. If we do engage in such a work, we will definitely deal with it in accordance with relevant laws. "</text:p>
      <text:p text:style-name="P4">
He also emphasized: "I hope Li Dongxian's actions will not cause misunderstandings of Chinese people and everyone around the world. In fact, Taiwanese people love Taiwan and do not allow similar situations to slandering Taiwan."</text:p>
      <text:p text:style-name="P4">
The Taiwan MAC also stated yesterday that whether Li Dongxian joined the Communist Party of China, or in Taiwan for the development of the Communist Party of China, etc., "after the relevant government agencies clarify and confirm the facts, it is handled according to law."</text:p>
      <text:p text:style-name="P4">
The MAC also called on Taiwanese people to "go to land to develop or engage in cross -strait exchange activities, and should not cooperate with the local united front propaganda or become a pattern of land united front."</text:p>
      <text:p text:style-name="P4">
According to Article 33 of the Regulations of the People's Relations (Cross -Strait Regulations) of Taiwan and the Mainland China, the people, groups or other institutions of the people of Taiwan shall not serve as the party affairs, military, administrative administrative agencies that the competent authorities will announce the ban on the prohibition of the competent authorities. Or a political organs (structure), group positions or members.</text:p>
      <text:p text:style-name="P4">
A few days ago, the MAC has announced that due to violations of the Cross -Strait Regulations, it has served as <text:a xlink:type="simple" xlink:href="https://www.dw.com/zh/zh/墙外文摘57岁的台湾女孩/a-47952218" text:style-name="Internet_20_link" text:visited-style-name="Visited_20_Internet_20_Link">
</text:a>
NT $ 500,000 was issued.</text:p>
      <text:h text:style-name="P12" text:outline-level="3">
<text:span text:style-name="T4">
What do people think of the "Taiwan Provincial People's Congress"?</text:span>
</text:h>
      <text:p text:style-name="P4">
News Source: <text:a xlink:type="simple" xlink:href="https://www.dw.com/zh/台湾跆拳道选手领奖时手举五星红旗-台行政院长：彻查！/a-65700819" text:style-name="Internet_20_link" text:visited-style-name="Visited_20_Internet_20_Link">
https://www.dw.com/zh/台湾跆拳道选手领奖时手举五星红旗-台行政院长：彻查！/a-65700819?maca=chi-rss-chi-all-1127-rdf</text:a>
</text:p>
      <!--NEWS-->
      <text:h text:style-name="P10" text:outline-level="1">
<text:span text:style-name="T4">
German media: the turning point of China policy</text:span>
</text:h>
      <text:p text:style-name="P4">
Author: None (Language: zh)</text:p>
      <text:p text:style-name="P4">
Publisher: None</text:p>
      <text:p text:style-name="P4">
Time: 2023-05-22T14:11:00Z</text:p>
      <text:p text:style-name="P4">
Description: At the Summit of the Seven Domestic Group, in addition to the Russia -Ukraine War, how to deal with China has also become an important issue for the first western heads of the West. "Risk" in relations with China obviously has become the consensus of all parties.</text:p>
      <text:p text:style-name="P4">
Videos: []</text:p>
      <text:p text:style-name="P4">
Images: ["<text:a xlink:type="simple" xlink:href="https://static.dw.com/image/65688748_303.jpg" text:style-name="Internet_20_link" text:visited-style-name="Visited_20_Internet_20_Link">
65688748_303.jpg</text:a>
", "<text:a xlink:type="simple" xlink:href="https://static.dw.com/image/65143584_401.jpg" text:style-name="Internet_20_link" text:visited-style-name="Visited_20_Internet_20_Link">
65143584_401.jpg</text:a>
"]</text:p>
      <text:p text:style-name="P4">
Subject: 评论分析</text:p>
      <text:p text:style-name="P4">
Subjects: ['岛屿主权争端', '专题报道：全景观看“习马会”', '中国', '日本', '中共十九大', '德中关系']</text:p>
      <text:p text:style-name="P4">
Keywords: ['中国', '七国峰会', '对华战略', '去风险', '日本', '经贸关系']</text:p>
      <text:p text:style-name="P4">
Id: 65700674</text:p>
      <!--METADATA-->
      <text:p text:style-name="P4">
<text:a xlink:type="simple" xlink:href="https://www.dw.com/zh/overlay/image/article/65700674/65688748" text:style-name="Internet_20_link" text:visited-style-name="Visited_20_Internet_20_Link">
 <draw:frame draw:style-name="fr1" draw:name="Image133" text:anchor-type="as-char" svg:width="6.9236in" svg:height="3.896998in" draw:z-index="0">
<draw:image xlink:href="../Images/dwzh/2023-05-22T14-11-00Z/65688748_303.jpg" xlink:type="simple" xlink:show="embed" xlink:actuate="onLoad" draw:mime-type="image/jpeg"/>
</draw:frame>
</text:a>
(Voice of Germany in Chinese) The "Business Daily" commented that the summit may become an important turning point for Western policies for Western China in the 21st century. This article entitled "The Turn Point of the West to China Policy" wrote:</text:p>
      <text:p text:style-name="P4">
"Compared with the tough wording of all parties before the same summit, the description of the China policy in the summit statement may be too gentle, balanced, and blurred. The stressful relationship between the host Japan and China may be one of the reasons why this summit focuses on Chinese issues. For speaking, Western democratic countries have never condemned Beijing's military and economic expansion with such a clear wording, and formulated the basic outline of common strategy to China under the theme of "risk", reaching consensus on this issue on this issue The speed of speed is shocking.</text:p>
      <text:p text:style-name="P4">
Strengthening the statement of foreign investment control and protecting sensitive technologies marked the fundamental change of Western trade policy. For China, it is a red cloth, [] <text:a xlink:type="simple" xlink:href="https://www.dw.com/zh/zh/不满g7-中国召见日本大使-批英国鹦鹉学舌/a-65696505" text:style-name="Internet_20_link" text:visited-style-name="Visited_20_Internet_20_Link">
</text:a>
On the issue of dealing with China, a new realism is occupying the upper hand in the West. The seven western nations have finally realized that the era of globalization has ended, and an era with the main line with each other in the West and China is coming. The world economy will not become more open in the future, but will become more blocking. This new era will be more uncomfortable than the era of open markets. But it also provides opportunities for the West. China is becoming an increasingly destructive country, which is not only manifested in intimidation of Taiwan or sovereign disputes in the East China and South China Sea. "</text:p>
      <text:p text:style-name="P4">
Comments point out that the new strategy for China will never achieve the expected results in the short term, but Western countries do not have better choices.</text:p>
      <text:p text:style-name="P4">
"Of course, the new strategy will not be smooth. [] <text:a xlink:type="simple" xlink:href="https://www.dw.com/zh/zh/g7联合公报政策方针不是为了伤害中国/a-65684805" text:style-name="Internet_20_link" text:visited-style-name="Visited_20_Internet_20_Link">
</text:a>
Essence The metaphor of Su Liwen, President Biden, is just right. He said that the seven Western countries are the "Guiding Committee of the Liberty World". The Seventh Kingdom Group is evolving from a debate to a political machine that promotes Western decision -making. At the beginning of the G20 mechanism, some people asserted that G7 was in the end of this life. But now, the G7 may have become unprecedentedly important. "</text:p>
      <text:p text:style-name="P4">
<draw:frame draw:style-name="fr1" draw:name="Image134" text:anchor-type="as-char" svg:width="6.9236in" svg:height="3.896998in" draw:z-index="0">
<draw:image xlink:href="../Images/dwzh/2023-05-22T14-11-00Z/65143584_401.jpg" xlink:type="simple" xlink:show="embed" xlink:actuate="onLoad" draw:mime-type="image/jpeg"/>
</draw:frame>
Seventh Kingdom Group: We have no intention to hinder the development of China's economy.</text:p>
      <text:p text:style-name="P4">
For the G7 summit just closed in Japan, the Frankfurt Report published a comment:</text:p>
      <text:p text:style-name="P4">
"Some of the expressions in the statement are bland, but their significance is not small. The Seventh Kingdom Group's statement stated that the goal of the Seventh Kingdom Group's policy is not to harm China. 'We have not intentionally prevented China's economic development and economic progress. 'Especially Americans have also participated in this statement, which is particularly noticeable. After all, the export ban on chips and chip manufacturing equipment introduced by the United States is precisely because of this purpose: to prevent China from replacing the United States as the number one economic power in the world. Factory policy. Whether it will be eased in the future still needs to be further observed. But the corresponding signal has been issued.</text:p>
      <text:p text:style-name="P4">
It is hoped that Germany's upcoming Chinese strategy will continue this spirit. It is correct to reduce dependence on China and drugs in the fields of raw materials and drugs. Due to national security considerations, the significance of doing so in Germany is strictly reviewing the Chinese state -owned enterprises in Germany. However, the German government should never go to the pressure of the United States and isolate China with high -tech products in the West. Because this does not meet the fair game principles in international trade. "</text:p>
      <text:p text:style-name="P4">
<text:span text:style-name="T5">
Inding the content of other media, does not represent the position or view of the Voice of Germany. _ </text:span>
 _ 吧 _</text:p>
      <text:p text:style-name="P4">
News Source: <text:a xlink:type="simple" xlink:href="https://www.dw.com/zh/德语媒体：对华政策的转折点/a-65700674" text:style-name="Internet_20_link" text:visited-style-name="Visited_20_Internet_20_Link">
https://www.dw.com/zh/德语媒体：对华政策的转折点/a-65700674?maca=chi-rss-chi-all-1127-rdf</text:a>
</text:p>
      <!--NEWS-->
      <text:h text:style-name="P10" text:outline-level="1">
<text:span text:style-name="T4">
Which countries are prohibited from TIKTOK? What is the reason?</text:span>
</text:h>
      <text:p text:style-name="P4">
Author: None (Language: zh)</text:p>
      <text:p text:style-name="P4">
Publisher: None</text:p>
      <text:p text:style-name="P4">
Time: 2023-05-22T14:13:00Z</text:p>
      <text:p text:style-name="P4">
Description: In addition to worrying about Tiktok's collection of large amounts of data on mobile phones, it is endangering security and privacy, there are some countries that ban the platform for other reasons.</text:p>
      <text:p text:style-name="P4">
Videos: []</text:p>
      <text:p text:style-name="P4">
Images: ["<text:a xlink:type="simple" xlink:href="https://static.dw.com/image/65678412_303.jpg" text:style-name="Internet_20_link" text:visited-style-name="Visited_20_Internet_20_Link">
65678412_303.jpg</text:a>
", "<text:a xlink:type="simple" xlink:href="https://static.dw.com/image/64591922_401.jpg" text:style-name="Internet_20_link" text:visited-style-name="Visited_20_Internet_20_Link">
64591922_401.jpg</text:a>
"]</text:p>
      <text:p text:style-name="P4">
Subject: 时政风云</text:p>
      <text:p text:style-name="P4">
Subjects: []</text:p>
      <text:p text:style-name="P4">
Keywords: ['Tiktok', '禁令', '抖音', '字节跳动', '数据安全', '隐私', '间谍', '窃取数据']</text:p>
      <text:p text:style-name="P4">
Id: 65700672</text:p>
      <!--METADATA-->
      <text:p text:style-name="P4">
<text:a xlink:type="simple" xlink:href="https://www.dw.com/zh/overlay/image/article/65700672/65678412" text:style-name="Internet_20_link" text:visited-style-name="Visited_20_Internet_20_Link">
 <draw:frame draw:style-name="fr1" draw:name="Image135" text:anchor-type="as-char" svg:width="6.9236in" svg:height="3.896998in" draw:z-index="0">
<draw:image xlink:href="../Images/dwzh/2023-05-22T14-13-00Z/65678412_303.jpg" xlink:type="simple" xlink:show="embed" xlink:actuate="onLoad" draw:mime-type="image/jpeg"/>
</draw:frame>
</text:a>
(Voice of Germany) Tiktok has more than 1 billion users around the world, but in many countries, it is considered a security risk. <text:a xlink:type="simple" xlink:href="https://www.dw.com/zh/zh/前高管指控字节跳动充当中国政府宣传工具/a-65612568" text:style-name="Internet_20_link" text:visited-style-name="Visited_20_Internet_20_Link">
</text:a>
Essence Although Beijing has denied it, the short video platform is still restricted in some countries.</text:p>
      <text:h text:style-name="P12" text:outline-level="3">
<text:span text:style-name="T4">
U.S</text:span>
</text:h>
      <text:p text:style-name="P4">
The U.S. government under Biden banned its staff from using the app on government equipment. More than half of the federal state, as well as the US Congress and the military also have such regulations. What is currently reviewing is whether the platform can be banned throughout the United States.</text:p>
      <text:p text:style-name="P4">
<text:a xlink:type="simple" xlink:href="https://www.dw.com/zh/zh/tiktok遭蒙大拿州封殺-創作者提告控違憲/a-65666897" text:style-name="Internet_20_link" text:visited-style-name="Visited_20_Internet_20_Link">
</text:a>
Essence Since 2024, Tiktok will no longer be allowed there to "prevent citizens from being monitored by the Communist Party of China." However, users who have installed the APP will continue to use them.</text:p>
      <text:h text:style-name="P12" text:outline-level="3">
<text:span text:style-name="T4">
Canada</text:span>
</text:h>
      <text:p text:style-name="P4">
Canada is banned from using TIKTOK on government equipment. The reason is that the video app can get a lot of content on the mobile phone. However, there is no evidence to date that the secret information of the Canadian government has been stolen.</text:p>
      <text:p text:style-name="P4">
<draw:frame draw:style-name="fr1" draw:name="Image136" text:anchor-type="as-char" svg:width="6.9236in" svg:height="3.896998in" draw:z-index="0">
<draw:image xlink:href="../Images/dwzh/2023-05-22T14-13-00Z/64591922_401.jpg" xlink:type="simple" xlink:show="embed" xlink:actuate="onLoad" draw:mime-type="image/jpeg"/>
</draw:frame>
The concerns about the security of Tiktok are the reasons why most countries restrict the use of the APP</text:p>
      <text:h text:style-name="P12" text:outline-level="3">
<text:span text:style-name="T4">
Europe</text:span>
</text:h>
      <text:p text:style-name="P4">
The three most important agencies in the European Union: the European Commission, the European Council, and the European Parliament banned employees from using Tiktok on work equipment at the end of February 2023, because they are worried that the Chinese government may obtain data on the equipment. The European Parliament is also prohibited from using Tiktok on private devices.</text:p>
      <text:p text:style-name="P4">
Since then, many EU countries have followed this regulation that government personnel are prohibited from using the app on work equipment. These countries include Belgium, Estonia, Latvia and the Netherlands.</text:p>
      <text:p text:style-name="P4">
In Germany, the federal government has no principled regulations to use Tiktok on work phones, but government equipment neither pre -installed the app nor download.</text:p>
      <text:p text:style-name="P4">
<text:a xlink:type="simple" xlink:href="https://www.dw.com/zh/zh/奥地利宣布禁止公务手机使用tiktok/a-65577074" text:style-name="Internet_20_link" text:visited-style-name="Visited_20_Internet_20_Link">
</text:a>
, Tiktok is prohibited on the working phone.</text:p>
      <text:p text:style-name="P4">
In addition to banning civil servants from using TIKTOK on work equipment, France also prohibits the use of Twitter, Instagram, Netflix and game CandyCrush. The reason is also the lack of security and concerns about data protection. According to Agence France -Presse information, this affects 2.5 million civil servants in France.</text:p>
      <text:p text:style-name="P4">
Ireland recommends that civil servants do not use Tiktok on their working phones.</text:p>
      <text:p text:style-name="P4">
Denmark banned the staff of the Ministry of Defense from using the platform.</text:p>
      <text:p text:style-name="P4">
The Swedish military prohibits the platform on work equipment.</text:p>
      <text:p text:style-name="P4">
Non -European member states Norway prohibit government personnel from using Tiktok or Telegram on work equipment because they are worried about the stolen information.</text:p>
      <text:p text:style-name="P4">
Non -EU countries Britain also prohibits the use of Toktok on government mobile phones, because the "sensitive government data must be ranked first." The country's public law radio institution BBC also told employees: "If you are not for Tiktok for business reasons, you should delete Tiktok." However, BBC itself has several channels on the platform.</text:p>
      <text:h text:style-name="P12" text:outline-level="3">
<text:span text:style-name="T4">
Oceania</text:span>
</text:h>
      <text:p text:style-name="P4">
New Zealand also restricts the use of Tiktok in March. All devices that can access the parliamentary network are prohibited from using the app.</text:p>
      <text:p text:style-name="P4">
<text:a xlink:type="simple" xlink:href="https://www.dw.com/zh/zh/澳大利亞禁止政府設備使用tiktok/a-65222959" text:style-name="Internet_20_link" text:visited-style-name="Visited_20_Internet_20_Link">
</text:a>
The reason is that the APP collects a large amount of user data, which constitutes a significant risk for security and privacy.</text:p>
      <text:h text:style-name="P12" text:outline-level="3">
<text:span text:style-name="T4">
Asia</text:span>
</text:h>
      <text:p text:style-name="P4">
Afghanistan has completely banned Tiktok since 2022. In 2021, Taliban, who came to power after the country withdrew from the country, came to power, the platform made young people go astray.</text:p>
      <text:h text:style-name="P12" text:outline-level="3">
<text:span text:style-name="T4">
Disabast</text:span>
</text:h>
      <text:p text:style-name="P4">
India has banned the platform since 2020. At that time, the Sino -Indian army conflicted at the Himalayan dispute border, and 20 Indian soldiers died. Soon after that, India announced the ban saying the APP endangered India's sovereignty and security. The Indian video platform MOJ and Josh were replaced by great success.</text:p>
      <text:p text:style-name="P4">
Jordan has banned Tiktok from December 2022. At that time, the country broke out due to the sharp rise in fuel prices, causing a police officer to die and more than 40 security forces injured. A government spokesman accused the platform of release a large number of videos "call for murder and chaos". It is reported that Tiktok and the Jordan government are still in negotiations.</text:p>
      <text:h text:style-name="P12" text:outline-level="3">
<text:span text:style-name="T4">
tiktok in Taiwan: The unified "pioneer" on both sides of the strait?</text:span>
</text:h>
      <text:p text:style-name="P4">
At the end of 2022, Taiwan banned government staff from using other Chinese social networks such as TIKTOK on mobile phones, tablets and computer equipment. According to the Taipei Times, the Ministry of Education tried to preach to the public that the Chinese government may use the platform to spread error information, including information about Taiwan.</text:p>
      <text:p text:style-name="P4">
News Source: <text:a xlink:type="simple" xlink:href="https://www.dw.com/zh/哪些国家禁止tiktok？原因何在？/a-65700672" text:style-name="Internet_20_link" text:visited-style-name="Visited_20_Internet_20_Link">
https://www.dw.com/zh/哪些国家禁止tiktok？原因何在？/a-65700672?maca=chi-rss-chi-all-1127-rdf</text:a>
</text:p>
      <!--NEWS-->
      <text:h text:style-name="P10" text:outline-level="1">
<text:span text:style-name="T4">
Russian media: The EU will only agree to Russia's return to the SWIFT system after the conflict between the Russian and Ukraine conflict</text:span>
</text:h>
      <text:p text:style-name="P4">
Author: 联合早报 (Person)</text:p>
      <text:p text:style-name="P4">
Publisher: 联合早报 (Organization)</text:p>
      <text:p text:style-name="P4">
Published Time: 2023-05-22T14:39</text:p>
      <text:p text:style-name="P4">
Modified Time: 2023-05-22T14:39</text:p>
      <text:p text:style-name="P4">
Description: Last week, the "Black Sea Grain Export Initiative" co -signed by Russia, Ukraine, Turkey and the United Nations was extended for another two months. However, Moscow expressed more progress to have planned a plan for Russia, including the Rosselkhozb ...</text:p>
      <text:p text:style-name="P4">
Videos: []</text:p>
      <text:p text:style-name="P4">
Audios: []</text:p>
      <text:p text:style-name="P4">
Images: []</text:p>
      <text:p text:style-name="P4">
Type: NewsArticle</text:p>
      <text:p text:style-name="P4">
Breadcrumbs: ['即时', '国际']</text:p>
      <text:p text:style-name="P4">
Keywords: ['俄罗斯', '欧盟', 'SWIFT', '乌克兰', '俄乌战争']</text:p>
      <!--METADATA-->
      <text:p text:style-name="P4">
Last week, the "Black Sea Grain Export Initiative" co -signed by Russia, Ukraine, Turkey and the United Nations was extended for another two months. However, Moscow expressed more progress to have planned a plan for Russia, including re -incorporating Rosselkhozbank into the Global Bank Financial Telecommunications Association (SWIFT) payment system.</text:p>
      <text:p text:style-name="P4">
According to the Russian "Izvesstia" report, EU foreign affairs spokesman Stano said on Monday (May 22) that only after the end of the Russian and Ukraine conflict, the EU may agree to Russia's agricultural bank return to join the SWIFT payment system. Essence</text:p>
      <text:p text:style-name="P4">
UN Secretary -General spokesman Diyrik said last month that the United Nations was discussing the Russian bank's return to the system with SWIFT management and European aspects, and was in contact with the private economic department of EU member states to ensure that Black Sea Port agricultural products were ensured The foreign transportation agreement involves the implementation of Russia's grain and fertilizers. However, the United Nations does not have the authority to issue relevant instructions directly to the SWIFT system.</text:p>
      <text:p text:style-name="P4">
The United States and other Western countries issued a joint statement on February 26 last year that some Russian banks were excluded from the Global Bank of Financial Communication Association (SWIFT) payment system and implemented restrictions on the Russian central bank to prevent their configuration of international reserves and weakened sanctions. The impact.</text:p>
      <text:p text:style-name="P4">
Swift was founded in 1973 and is headquartered in Brussels, the capital of Belgium. The main function is to convey settlement information between global banking systems.</text:p>
      <text:p text:style-name="P4">
News Source: <text:a xlink:type="simple" xlink:href="https://www.zaobao.com.sg/realtime/world/story20230522-1397017" text:style-name="Internet_20_link" text:visited-style-name="Visited_20_Internet_20_Link">
https://www.zaobao.com.sg/realtime/world/story20230522-1397017</text:a>
</text:p>
      <!--NEWS-->
      <text:h text:style-name="P10" text:outline-level="1">
<text:span text:style-name="T4">
Papua New Guinea: Russia's invasion of Ukraine has prompted Papa Xin to sign a defense cooperation agreement with the United States</text:span>
</text:h>
      <text:p text:style-name="P4">
Author: chinese@voanews.com (美国之音)</text:p>
      <text:p text:style-name="P4">
Publisher: 美国之音中文网 (Type: NewsMediaOrganization)</text:p>
      <text:p text:style-name="P4">
Published Time: 2023-05-22T14:50:55+08:00</text:p>
      <text:p text:style-name="P4">
Modified Time: 2023-05-22 09:38:09Z</text:p>
      <text:p text:style-name="P4">
Description: The government of the Babia New Guinea, the South Pacific Island, said that the country has no enemy, but the incident of Russia's invasion of Ukraine shows that it should be prepared and adopted for the future, including signing a defense cooperation agreement with the United States.</text:p>
      <text:p text:style-name="P4">
Videos: []</text:p>
      <text:p text:style-name="P4">
Images: []</text:p>
      <text:p text:style-name="P4">
Categories: ['亚太', '美国', '中国', '军事']</text:p>
      <text:p text:style-name="P4">
Type: None</text:p>
      <!--METADATA-->
      <text:p text:style-name="P4">
Nonenone</text:p>
      <text:p text:style-name="P4">
News Source: <text:a xlink:type="simple" xlink:href="https://www.voachinese.com/a/papua-new-guinea-cites-ukraine-conflict-as-needing-defence-pact-with-us-20230522/7103443.html" text:style-name="Internet_20_link" text:visited-style-name="Visited_20_Internet_20_Link">
https://www.voachinese.com/a/papua-new-guinea-cites-ukraine-conflict-as-needing-defence-pact-with-us-20230522/7103443.html</text:a>
</text:p>
      <!--NEWS-->
      <text:h text:style-name="P10" text:outline-level="1">
<text:span text:style-name="T4">
The Ministry of Commerce said that China blocked Micron's "no factual basis"</text:span>
</text:h>
      <text:p text:style-name="P4">
Author: chinese@voanews.com (杨安)</text:p>
      <text:p text:style-name="P4">
Publisher: 美国之音中文网 (Type: NewsMediaOrganization)</text:p>
      <text:p text:style-name="P4">
Published Time: 2023-05-22T14:57:34+08:00</text:p>
      <text:p text:style-name="P4">
Modified Time: 2023-05-22 06:57:34Z</text:p>
      <text:p text:style-name="P4">
Description: Micron Technology, the largest storage chip manufacturer in the United States, has been accused of "serious network security risks" by the Chinese government, which is harmful to China's information infrastructure and affects national security. Shang should stop buying Micron's products. The US Department of Commerce said on Sunday (May 21): "Resolutely oppose the ban without factual basis."</text:p>
      <text:p text:style-name="P4">
Videos: []</text:p>
      <text:p text:style-name="P4">
Images: []</text:p>
      <text:p text:style-name="P4">
Categories: ['科技', '美国', '经济·金融·贸易', '美中关系']</text:p>
      <text:p text:style-name="P4">
Type: None</text:p>
      <!--METADATA-->
      <text:p text:style-name="P4">
Nonenone</text:p>
      <text:p text:style-name="P4">
News Source: <text:a xlink:type="simple" xlink:href="https://www.voachinese.com/a/us-commerce-department-responds-to-china-ban-on-micro-20230522/7103445.html" text:style-name="Internet_20_link" text:visited-style-name="Visited_20_Internet_20_Link">
https://www.voachinese.com/a/us-commerce-department-responds-to-china-ban-on-micro-20230522/7103445.html</text:a>
</text:p>
      <!--NEWS-->
      <text:h text:style-name="P10" text:outline-level="1">
<text:span text:style-name="T4">
Five people injured in the fire caused by the Fire of the Philippines</text:span>
</text:h>
      <text:p text:style-name="P4">
Author: 联合早报 (Person)</text:p>
      <text:p text:style-name="P4">
Publisher: 联合早报 (Organization)</text:p>
      <text:p text:style-name="P4">
Published Time: 2023-05-22T15:01</text:p>
      <text:p text:style-name="P4">
Modified Time: 2023-05-22T15:01</text:p>
      <text:p text:style-name="P4">
Description: A fire burned a historic post office building in the capital of the Philippines. The Xinhua News Agency reported that the Philippine fire department said on Monday (May 22) that the Manila landmark construction Central Post Office building lost fire at midnight on Sunday, and the fire lasted for more than seven hours. At present, at least five people were injured ...</text:p>
      <text:p text:style-name="P4">
Videos: []</text:p>
      <text:p text:style-name="P4">
Audios: []</text:p>
      <text:p text:style-name="P4">
Images: []</text:p>
      <text:p text:style-name="P4">
Type: NewsArticle</text:p>
      <text:p text:style-name="P4">
Breadcrumbs: ['即时', '国际']</text:p>
      <text:p text:style-name="P4">
Keywords: ['菲律宾', '大火', '马尼拉']</text:p>
      <!--METADATA-->
      <text:p text:style-name="P4">
A fire burned a historic post office building in the capital of the Philippines.</text:p>
      <text:p text:style-name="P4">
The Xinhua News Agency reported that the Philippine fire department said on Monday (May 22) that the Manila landmark construction Central Post Office Building lost fire at midnight on Sundays, and the fire lasted for more than seven hours. At present, at least five people were injured and the internal damage was seriously damaged.</text:p>
      <text:p text:style-name="P4">
The fire was controlled around 7:30 in the morning.</text:p>
      <text:p text:style-name="P4">
The preliminary survey results show that the fire point is located in the basement of the four -story building and spread quickly to the entire building.</text:p>
      <text:p text:style-name="P4">
The fire department said that the structure of the building framework is still complete, but the internal facilities are seriously damaged.</text:p>
      <text:p text:style-name="P4">
The person in charge of the postal management department said that some letters and parcels stored in the post office may be destroyed. The cause of the accident is still under investigation.</text:p>
      <text:p text:style-name="P4">
Manila Central Post Office Building is located on the bank of the Pasig River. It is a neoclassical style building and is a landmark building in Manila. The building was completed in 1926 and was destroyed during World War II, and was rebuilt after the war.</text:p>
      <text:p text:style-name="P4">
News Source: <text:a xlink:type="simple" xlink:href="https://www.zaobao.com.sg/realtime/world/story20230522-1397023" text:style-name="Internet_20_link" text:visited-style-name="Visited_20_Internet_20_Link">
https://www.zaobao.com.sg/realtime/world/story20230522-1397023</text:a>
</text:p>
      <!--NEWS-->
      <text:h text:style-name="P10" text:outline-level="1">
<text:span text:style-name="T4">
Cai Yingwen reiterated &amp; quot; peace is the only option &amp; quot; Chinese people support martial arts?</text:span>
</text:h>
      <text:p text:style-name="P4">
Author: None</text:p>
      <text:p text:style-name="P4">
Publisher: Radio Free Asia (Organization)</text:p>
      <text:p text:style-name="P4">
Published Time: 2023-05-22T15:04:00-04:00</text:p>
      <text:p text:style-name="P4">
Modified Time: 2023-05-22T15:38:54-04:00</text:p>
      <text:p text:style-name="P4">
Description: None</text:p>
      <text:p text:style-name="P4">
Videos: []</text:p>
      <text:p text:style-name="P4">
Audios: ["<text:a xlink:type="simple" xlink:href="https://www.rfa.org/mandarin/yataibaodao/gangtai/tj-05222023131238.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37" text:anchor-type="as-char" svg:width="6.9236in" svg:height="4.612011in" draw:z-index="0">
<draw:image xlink:href="../Images/rfamandarin/2023-05-22T15-04-00-04-00/000000.png" xlink:type="simple" xlink:show="embed" xlink:actuate="onLoad" draw:mime-type="image/png"/>
</draw:frame>
President Tsai Ing -wen hosted the "governance for seven years, re -defined Taiwan, and let the world see the press conference in Taiwan again. <text:a xlink:type="simple" xlink:href="https://www.rfa.org/mandarin/yataibaodao/gangtai/tj-05222023131238.html/@@images/image" text:style-name="Internet_20_link" text:visited-style-name="Visited_20_Internet_20_Link">
</text:a>
Provided by the Presidential Palace of Taiwan <text:a xlink:type="simple" xlink:href="https://www.rfa.org/mandarin/yataibaodao/gangtai/tj-05222023131238.html/@@stream" text:style-name="Internet_20_link" text:visited-style-name="Visited_20_Internet_20_Link">
</text:a>
Taiwan's president Tsai Ing -wen recently delivered a seventh anniversary of the governance, reiterating that "war is not an option" on cross -strait issues. As the Taiwan elections approach and the threat of the Beijing authorities have become increasingly upgraded, the prospects of the situation in the Taiwan Strait have attracted public opinion.</text:p>
      <text:p text:style-name="P4">
<text:a xlink:type="simple" xlink:href="https://www.rfa.org/mandarin/Xinwen/9-05212023161238.html" text:style-name="Internet_20_link" text:visited-style-name="Visited_20_Internet_20_Link">
</text:a>
<text:a xlink:type="simple" xlink:href="https://www.rfa.org/mandarin/Xinwen/5-05202023123921.html" text:style-name="Internet_20_link" text:visited-style-name="Visited_20_Internet_20_Link">
<text:span text:style-name="T4">
 English 520 Speech: War is not an option </text:span>
</text:a>
  * <text:span text:style-name="T4">
<text:a xlink:type="simple" xlink:href="https://www.rfa.org/mandarin/Xinwen/9-05212023161238.html" text:style-name="Internet_20_link" text:visited-style-name="Visited_20_Internet_20_Link">
 </text:a>
</text:span>
</text:p>
      <text:p text:style-name="P4">
On May 20, the president of Taiwan Tsai Ing -wen was in power for seven years. Tsai Ing -wen held a press conference for this and delivered a speech. In the speech, when Tsai Ing -wen talked about the issue of cross -strait issues, it emphasized that peaceful resolution of the Taiwan Strait is a global consensus: "Faced with Chinese civil attack and martial arts, the people of Taiwan are calm and unreasonable. It is not an option. No one can change the status quo in unilaterally in a non -peaceful way. Since my administration, the government has a firm position. Will not yield under pressure. "</text:p>
      <text:p text:style-name="P4">
Cai Yingwen pointed out that although Taiwan is in risk, it is definitely not a risk manufacturer, but a responsible risk controller. At the same time, she also called on cross -strait differences through dialogue. Tsai Ing -wen said: "Peace is the only option between cross -strait. To maintain the status quo as the largest number of constraints is the key to ensuring peace."</text:p>
      <text:p text:style-name="P4">
Bonnieglaser, Director of the Indian Marshall Foundation (GMF) in the Washington Think Rugates, told reporters in an interview with this station on Monday that Tsai Ing -wen's speech consistent with the policies performed in the past 7 years: "Cai Yingwen's policy It has always been very clear. She pursues maintaining the status quo of the Taiwan Strait, strengthening the relationship between the United States of Taiwan, seeking more international support for Taiwan, and strengthening the Taiwan economy. She is very successful in many aspects. "</text:p>
      <text:p text:style-name="P4">
<draw:frame draw:style-name="fr1" draw:name="Image138" text:anchor-type="as-char" svg:width="6.9236in" svg:height="4.349996in" draw:z-index="0">
<draw:image xlink:href="../Images/rfamandarin/2023-05-22T15-04-00-04-00/000001.png" xlink:type="simple" xlink:show="embed" xlink:actuate="onLoad" draw:mime-type="image/png"/>
</draw:frame>
President Tsai Ing -wen hosted the "governance for seven years, re -defined Taiwan, and let the world see the press conference in Taiwan again.(Provided by the Presidential Palace of Taiwan)  <text:a xlink:type="simple" xlink:href="https://www.rfa.org/mandarin/yataibaodao/gangtai/tj-05222023131238.html/e2418a99-06fc-4c53-a1e2-990beaf4b845.jpg" text:style-name="Internet_20_link" text:visited-style-name="Visited_20_Internet_20_Link">
</text:a>
<text:span text:style-name="T4">
 Scholars: The lack of communication mechanism on both sides of the strait is in Beijing </text:span>
</text:p>
      <text:p text:style-name="P4">
In the speech, Tsai Ing -wen appealed that the two sides should solve differences through dialogue. However, it is generally believed that since Tsai Ing -wen took office, Beijing has closed the effective communication mechanism on both sides of the strait.</text:p>
      <text:p text:style-name="P4">
In this regard, June Teufeldreyer, a professor at the Department of Political Department of the University of Miami, analyzed in this interview that the lack of a direct dialogue mechanism on both sides of the strait was in the Beijing authorities: "If one party refuses to recognize the other party's position, the two parties want Communication is ridiculous. When Tsai Ing -wen first started the first term, she said that she accepted the historical facts of 1992, but Beijing refused this statement and said that Cai Yingwen 'unfinished test papers'. I need to accept my position, and I have to talk about your position. Of course, it is difficult to happen to negotiations. Although the two sides have communication channels on both sides of the strait, Beijing refuses to use them. "</text:p>
      <text:p text:style-name="P4">
Raymondkuo, a political scientist of the United States Defense Research Consultation Institution, also said: "In the past seven years, the communication mechanism on both sides of the strait has declined significantly. I hope that these agreements can be continued after changing the government. But since Tsai Ing -wen has won the presidential election, most agreements have been terminated. "</text:p>
      <text:p text:style-name="P4">
Guo Hongjun also pointed out that cross -strait should negotiate specific issues, but it may be difficult for both parties to solve cross -strait problems if they want to fundamentally solve the problem of fundamental solution: "The Taipei government will want to restore the existing agreement and talk about the interaction between the cross -strait sea patrol in Beijing. However, if you talk about the fundamental issues of both sides of the strait, the space on both sides of the strait can be negotiated very small, especially after the suppression of the protests in Hong Kong in 2019, and the self -identification of Taiwanese people. The political space that allows the two parties to talk to each other is very narrow, almost no extent without space. "</text:p>
      <text:p text:style-name="P4">
<draw:frame draw:style-name="fr1" draw:name="Image139" text:anchor-type="as-char" svg:width="6.9236in" svg:height="3.894525in" draw:z-index="0">
<draw:image xlink:href="../Images/rfamandarin/2023-05-22T15-04-00-04-00/000002.png" xlink:type="simple" xlink:show="embed" xlink:actuate="onLoad" draw:mime-type="image/png"/>
</draw:frame>
President Tsai Ing -wen hosted the "governance for seven years, re -defined Taiwan, and let the world see the press conference in Taiwan again.(Provided by the Presidential Palace of Taiwan)  <text:a xlink:type="simple" xlink:href="https://www.rfa.org/mandarin/yataibaodao/gangtai/tj-05222023131238.html/49ed456c-8107-4710-8c9e-3db9abc1c374.jpg" text:style-name="Internet_20_link" text:visited-style-name="Visited_20_Internet_20_Link">
</text:a>
<text:span text:style-name="T4">
 poll: Nearly half of the Chinese people do not support Wu Tong Taiwan </text:span>
</text:p>
      <text:p text:style-name="P4">
At the same time, the international journal "Journal of Contemporarychina" recently announced a latest poll that shows whether to support Wutong Taiwan, only 55%of Chinese people support comprehensive attack, and 33 %Of the people oppose. Another 22%of the public said that the two sides of the strait do not have to be unified. The outside world noticed that the above results and the Chinese government's argument, that is, the so -called "all China wants Taiwan to return", which is quite different.</text:p>
      <text:p text:style-name="P4">
Guo Hongjun said this: "In this article, the public will consider human rights, economy, politics, life costs, and the possibility of intervention in the United States. Analysis of rational cost benefits will be made on the topic. "Kim Defang believes that in all the "unified Taiwan" options provided by the above polls, the proportion of the public's support is quite close to (about 55%), which shows that the public does not special attention to Taiwan issues: "This obviously does not support Xi Jinping without supporting Xi Jinping Emphasize 'The whole country is eagerly looking forward to Taiwan's return'. "</text:p>
      <text:p text:style-name="P4">
Reporter: Tang Yuanyuan Responsible: He Ping.com Editor: Hong Wei</text:p>
      <text:p text:style-name="P4">
News Source: <text:a xlink:type="simple" xlink:href="https://www.rfa.org/mandarin/yataibaodao/gangtai/tj-05222023131238.html" text:style-name="Internet_20_link" text:visited-style-name="Visited_20_Internet_20_Link">
https://www.rfa.org/mandarin/yataibaodao/gangtai/tj-05222023131238.html</text:a>
</text:p>
      <!--NEWS-->
      <text:h text:style-name="P10" text:outline-level="1">
<text:span text:style-name="T4">
Malaysia Election Muyudin to seize Selangor Senzhou</text:span>
</text:h>
      <text:p text:style-name="P4">
Author: 联合早报 (Person)</text:p>
      <text:p text:style-name="P4">
Publisher: 联合早报 (Organization)</text:p>
      <text:p text:style-name="P4">
Published Time: 2023-05-22T15:17</text:p>
      <text:p text:style-name="P4">
Modified Time: 2023-05-22T15:37</text:p>
      <text:p text:style-name="P4">
Description: Muyudin, chairman of the National Alliance of Malaysia Opposition, said that in addition to defending the governing power of Kedah, Jilandan, and Dengjialou in the next six states elections, they must capture Selangor and Semilan. Voting rate. The Chairman of the Selangor State League Azmin predicts the Selangor ...</text:p>
      <text:p text:style-name="P4">
Videos: []</text:p>
      <text:p text:style-name="P4">
Audios: []</text:p>
      <text:p text:style-name="P4">
Images: []</text:p>
      <text:p text:style-name="P4">
Type: NewsArticle</text:p>
      <text:p text:style-name="P4">
Breadcrumbs: ['即时', '国际']</text:p>
      <text:p text:style-name="P4">
Keywords: ['慕尤丁', '国民联盟', '雪兰莪', '森美兰']</text:p>
      <!--METADATA-->
      <text:p text:style-name="P4">
Muyudin, chairman of the National Alliance of Malaysia Opposition, said that in addition to defending the governing power of Kedah, Jilandan, and Dengjialou in the next six states elections, they must capture Selangor and Semilan. Voting rate. The Chairman of the Selangor State League Azmin predicts that the Selangor Parliament will dissolve on June 19.</text:p>
      <text:p text:style-name="P4">
Muyudin is also the chairman of the indigenous unity party. When he attended the celebration of the Selangor National League Eid on Sunday (May 21), he criticized UMNO and the Pakatan Harapan government to betray the Malays. "Before the election last year, I said with (Chairman of Islamic Party) Hadi Awang, (Chairman of Justice) Anwar and (UMNO Chairman) Ahmad Zahi had a secret agreement. They refuted me to lie. Who is lying? "</text:p>
      <text:p text:style-name="P4">
He said that the current price has risen, and the people are overwhelmed by living expenses, but the government cannot resolve the people's difficulties, especially the Selangor people. "Although it seems to reach political stability, it still cannot solve the difficulties of the people."</text:p>
      <text:p text:style-name="P4">
Muyudin said last Saturday (20th) that research showed that the national alliance will win at least 70 % of the votes in the upcoming six states elections, especially Malay votes.</text:p>
      <text:p text:style-name="P4">
In the media inquiry on Sunday, the chairman of the Selangor National League Azmin said that according to his understanding, the Selangor Minister Amuridine will dissolve the State Council on June 19. "The footsteps of the state election are very close. As far as I know, the Selangor Minister will dissolve the State Parliament on June 19. (State Council) will be dissolved, and the election committee will start the state election procedure."</text:p>
      <text:p text:style-name="P4">
Azmin is also a member of the State MPs of the Citizen Party Selangor International Villa. He said that he still maintained his decision half a year ago, that is, the states are not elected.</text:p>
      <text:p text:style-name="P4">
News Source: <text:a xlink:type="simple" xlink:href="https://www.zaobao.com.sg/realtime/world/story20230522-1397121" text:style-name="Internet_20_link" text:visited-style-name="Visited_20_Internet_20_Link">
https://www.zaobao.com.sg/realtime/world/story20230522-1397121</text:a>
</text:p>
      <!--NEWS-->
      <text:h text:style-name="P10" text:outline-level="1">
<text:span text:style-name="T4">
Nepal's guide at the 27th degree on the top of the Virgin Peak Top Flating the Snowba's compatriots record</text:span>
</text:h>
      <text:p text:style-name="P4">
Publisher: 法新社</text:p>
      <text:p text:style-name="P4">
Published Time: 2023-05-22T15:32:07+00:00</text:p>
      <text:p text:style-name="P4">
Modified Time: 2023-05-22T15:20:05+00:00</text:p>
      <text:p text:style-name="P4">
Description: (Agence France -Presse Kathmandu, 22nd) Nepal Mountaineering guide Xueba Ren Pasan. Dawa reached the top of the world's highest Mother Peak at the 27th degree today, and tied to another well -known Nepalese mountaineering guide Cami, who was also a well -known Nepalese climbing. The number of Virgin peaks created by Rita on the 17th of this mon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5-22T15-32-07-00-00/000000.png" xlink:type="simple" xlink:show="embed" xlink:actuate="onLoad" draw:mime-type="image/png"/>
</draw:frame>
46 -year -old Pasan. Pasang Dawa Sherpa only appeared at the top of the Virgin Peak at an elevation of 8,849 meters last week at 26 degrees, and tied 53 -year -old Cami. The record written by Kami Ritasherpa; but Cami, which is titled by the "Our Lady Men". Ruita settled at 27 degrees 3 days later. The contest of the two people's pursuit of perseverance has attracted the attention of the climbing industry.</text:p>
      <text:p text:style-name="P4">
The company "Imagine Nepal", a company that arranges the Virgin Peak Top schedule, told AFP: "Pasan Dawa reached the peak with Chinese mountaineers today. This is his 27th degree."</text:p>
      <text:p text:style-name="P4">
Pasan. Since the first climbing of the Virgin Peak in 1998, Dawa has reached the top almost year, and sometimes even on the top of the same time in the same attack. However, his tie record may be broken soon because of Cami. Rita has expected to climb the Virgin Peak again this week.</text:p>
      <text:p text:style-name="P4">
Nepal has issued 478 pieces to foreign mountaineers in the top season this year, and the offensive season will end in early June. Because most climbers need guide, more than 900 people will try to reach the top of the Virgin Peak this year.</text:p>
      <text:p text:style-name="P4">
News Source: <text:a xlink:type="simple" xlink:href="https://www.rfi.fr/cn/%E5%9B%BD%E9%99%85%E6%8A%A5%E9%81%93/20230522-%E5%B0%BC%E6%B3%8A%E5%B0%94%E5%90%91%E5%AF%BC%E7%AC%AC27%E5%BA%A6%E7%99%BB%E4%B8%8A%E5%9C%A3%E6%AF%8D%E5%B3%B0%E9%A1%B6-%E8%BF%BD%E5%B9%B3%E9%9B%AA%E5%B7%B4%E4%BA%BA%E5%90%8C%E8%83%9E%E7%BA%AA%E5%BD%95" text:style-name="Internet_20_link" text:visited-style-name="Visited_20_Internet_20_Link">
https://www.rfi.fr/cn/%E5%9B%BD%E9%99%85%E6%8A%A5%E9%81%93/20230522-%E5%B0%BC%E6%B3%8A%E5%B0%94%E5%90%91%E5%AF%BC%E7%AC%AC27%E5%BA%A6%E7%99%BB%E4%B8%8A%E5%9C%A3%E6%AF%8D%E5%B3%B0%E9%A1%B6-%E8%BF%BD%E5%B9%B3%E9%9B%AA%E5%B7%B4%E4%BA%BA%E5%90%8C%E8%83%9E%E7%BA%AA%E5%BD%95</text:a>
</text:p>
      <!--NEWS-->
      <text:h text:style-name="P10" text:outline-level="1">
<text:span text:style-name="T4">
Los Angeles June 4th Memorial Activities continued to participate in it after 00</text:span>
</text:h>
      <text:p text:style-name="P4">
Author: None</text:p>
      <text:p text:style-name="P4">
Publisher: Radio Free Asia (Organization)</text:p>
      <text:p text:style-name="P4">
Published Time: 2023-05-22T15:35:00-04:00</text:p>
      <text:p text:style-name="P4">
Modified Time: 2023-05-22T16:04:34-04:00</text:p>
      <text:p text:style-name="P4">
Description: None</text:p>
      <text:p text:style-name="P4">
Videos: []</text:p>
      <text:p text:style-name="P4">
Audios: ["<text:a xlink:type="simple" xlink:href="https://www.rfa.org/mandarin/yataibaodao/gangtai/sc-0522202313340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41" text:anchor-type="as-char" svg:width="6.9236in" svg:height="4.612011in" draw:z-index="0">
<draw:image xlink:href="../Images/rfamandarin/2023-05-22T15-35-00-04-00/000000.png" xlink:type="simple" xlink:show="embed" xlink:actuate="onLoad" draw:mime-type="image/png"/>
</draw:frame>
The scene of the Santa Monica rally <text:a xlink:type="simple" xlink:href="https://www.rfa.org/mandarin/yataibaodao/gangtai/sc-05222023133403.html/@@images/image" text:style-name="Internet_20_link" text:visited-style-name="Visited_20_Internet_20_Link">
</text:a>
Provided by boundary construction <text:a xlink:type="simple" xlink:href="https://www.rfa.org/mandarin/yataibaodao/gangtai/sc-05222023133403.html/@@stream" text:style-name="Internet_20_link" text:visited-style-name="Visited_20_Internet_20_Link">
</text:a>
On the occasion of the June 4th 34th anniversary, a June 4th commemorative event was held on the afternoon of May 21 at the Santamonica terminal in Los Angeles, Southern California. It is worth noting that many of the activities participated after 00.</text:p>
      <text:p text:style-name="P4">
<text:a xlink:type="simple" xlink:href="https://www.rfa.org/mandarin/yataibaodao/gangtai/sc-05162023102123.html" text:style-name="Internet_20_link" text:visited-style-name="Visited_20_Internet_20_Link">
<text:span text:style-name="T4">
 Giant "Pillar of Guo Yan" poster appeared in the California display event will continue </text:span>
</text:a>
  * <text:span text:style-name="T4">
<text:a xlink:type="simple" xlink:href="https://www.rfa.org/mandarin/yataibaodao/gangtai/sc-05092023081823.html" text:style-name="Internet_20_link" text:visited-style-name="Visited_20_Internet_20_Link">
 </text:a>
</text:span>
</text:p>
      <text:p text:style-name="P4">
<text:span text:style-name="T4">
 After 00, the participants talked about June 4th: "I think Chinese college students were completely different at that time" </text:span>
</text:p>
      <text:p text:style-name="P4">
In this event, about one hundred rally people shouted the slogans such as "CCP slaughter, blood debt and blood", "don't forget June 4th, blood debt and blood", "Don't forget June 4th, refuse to forget" and other slogans. Essence</text:p>
      <text:p text:style-name="P4">
Mr. Zhang, after 00 from China, participated in the event. In an interview, he said that at the age of fifteen or six, he saw the history of the Great Famine caused by the 1986th and the Great Leap Forward through the wall. When talking about his views on the Democratic Movement of the 1989, he said that he felt that the movement was a pity and said, "I watched the video of the 6th of the time, and felt that the Chinese college students (with the present) at that time were completely different. . I saw the spirit, a free, independent thought on them. "</text:p>
      <text:p text:style-name="P4">
Mr. Zhang told reporters that his classmates and friends around him were basically between eighteen and 20 years old. When telling these people's cognition of June 4th, he said: "People around me basically know this history. I told some people that 1996, and even after they knew, they felt that the Communist Party also felt that the Communist Party's party's The behavior is right. They think that China just needs the Communist Party to manage. "</text:p>
      <text:p text:style-name="P4">
He also said that when he was in China, he felt difficult to communicate with the people around him: "I don't go to talk to those people about these things, (unable to communicate with them)."</text:p>
      <text:p text:style-name="P4">
Participants in the rally held the posters of the huge "Pillar Offshame" poster that had previously exhibited in California in many places to travel between the architecture of Santa Monica Wharf. During the event, they also set up the poster and displayed it. At present, the "Pillar of Guo Yan" sculpture, which was created by Danish sculptor Jensgalschiøt, and the theme of June 4th slaughter, has been named by the Hong Kong police as "the evidence that involves the crime of inciting others to subvert the crime of subverting the state power" by the Hong Kong police. Take it away.</text:p>
      <text:p text:style-name="P4">
<draw:frame draw:style-name="fr1" draw:name="Image142" text:anchor-type="as-char" svg:width="6.9236in" svg:height="4.413795in" draw:z-index="0">
<draw:image xlink:href="../Images/rfamandarin/2023-05-22T15-35-00-04-00/000001.png" xlink:type="simple" xlink:show="embed" xlink:actuate="onLoad" draw:mime-type="image/png"/>
</draw:frame>
The huge "pillar of the country" in the San Antonio Mountain College (provided by the boundary) <text:a xlink:type="simple" xlink:href="https://www.rfa.org/mandarin/yataibaodao/gangtai/sc-05222023133403.html/m0522-sc4.jpeg" text:style-name="Internet_20_link" text:visited-style-name="Visited_20_Internet_20_Link">
</text:a>
<text:span text:style-name="T4">
 Another after 00: "I believe that the paper can finally cover the fire" </text:span>
</text:p>
      <text:p text:style-name="P4">
Another 00s who participated in this event and Xiao Yajie, who had studied in Hong Kong, said that for young Chinese young people, the situation of June 4th was difficult to understand. When she was studying in Hong Kong, she learned this history through the June 4th commemorative event organized by the school. When telling the feeling of participating in this activity, she told reporters: "Today I see that no matter many foreigners or Chinese tourists, they have raised their mobile phones to record this activity. People understand this history to help us publicize this history and let more people understand the evil deeds and faces of the CCP. "</text:p>
      <text:p text:style-name="P4">
She also believes that the truth of the June 4th is ultimately unavailable by the Communist Party of China: "In fact, it is difficult to understand these past conditions in China, but I can see more and more people stand up. The CCP's means will eventually have nothing to do under the light. "</text:p>
      <text:p text:style-name="P4">
The initiator of this event and the CEO of the China Democratic Party, built on the morning of May 22, and a huge "pillar of the country" on the campus of San Antoniocollege in Los Angeles. In Southern California, the exhibition activities of this huge poster will continue.</text:p>
      <text:p text:style-name="P4">
Reporter: Sun Cheng Editor: Jiayuan.com editor: Hong Wei</text:p>
      <text:p text:style-name="P4">
News Source: <text:a xlink:type="simple" xlink:href="https://www.rfa.org/mandarin/yataibaodao/gangtai/sc-05222023133403.html" text:style-name="Internet_20_link" text:visited-style-name="Visited_20_Internet_20_Link">
https://www.rfa.org/mandarin/yataibaodao/gangtai/sc-05222023133403.html</text:a>
</text:p>
      <!--NEWS-->
      <text:h text:style-name="P10" text:outline-level="1">
<text:span text:style-name="T4">
Column | Night Talk Zhongnanhai: Is Xi Jinping the victim of the Cultural Revolution or the beneficiary?</text:span>
</text:h>
      <text:p text:style-name="P4">
Author: None</text:p>
      <text:p text:style-name="P4">
Publisher: Radio Free Asia (Organization)</text:p>
      <text:p text:style-name="P4">
Published Time: 2023-05-22T15:51:54-04:00</text:p>
      <text:p text:style-name="P4">
Modified Time: 2023-05-22T15:51:54-04:00</text:p>
      <text:p text:style-name="P4">
Description: None</text:p>
      <text:p text:style-name="P4">
Videos: []</text:p>
      <text:p text:style-name="P4">
Audios: ["<text:a xlink:type="simple" xlink:href="https://www.rfa.org/mandarin/zhuanlan/yehuazhongnanhai/gx-052220230931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4.612011in" draw:z-index="0">
<draw:image xlink:href="../Images/rfamandarin/2023-05-22T15-51-54-04-00/000000.png" xlink:type="simple" xlink:show="embed" xlink:actuate="onLoad" draw:mime-type="image/png"/>
</draw:frame>
A business in Beijing is pulling a banner that depicts Mao Zedong's review of the Cultural Revolution in 1969. Photo on May 16, 2016. <text:a xlink:type="simple" xlink:href="https://www.rfa.org/mandarin/zhuanlan/yehuazhongnanhai/gx-05222023093106.html/@@images/image" text:style-name="Internet_20_link" text:visited-style-name="Visited_20_Internet_20_Link">
</text:a>
Associated Press Information Picture <text:a xlink:type="simple" xlink:href="https://www.rfa.org/mandarin/zhuanlan/yehuazhongnanhai/gx-05222023093106.html/@@stream" text:style-name="Internet_20_link" text:visited-style-name="Visited_20_Internet_20_Link">
</text:a>
On the 19th of this month, the New York Times Chinese website published an article titled "China Can't Wit In the Cultural Revolution Ten Years", because there is a phrase "Xi Jinping himself is the victim of the Cultural Revolution -he is said to be betrayed by his mother. , Exiled to poor rural areas. "Several Chinese websites reproduced this article expanded the title to" Xi Jinping himself that the victim China cannot erase the Cultural Revolution for ten years ".</text:p>
      <text:p text:style-name="P4">
After the article was published, some readers explained why Xi Jinping was "victim of the Cultural Revolution" explained why he would lead China to "erase the Cultural Revolution for ten years", such as "children who usually grew up in domestic violence, and they will be adults. "There is a tendency to violence"; "with the old daughter -in -law for many years, it is a truth. After being abused, he thought about how to abuse others, and take it as a joy." Ah. Only I have suffered, you are happy, then my suffering is not for nothing ", and so on.</text:p>
      <text:p text:style-name="P4">
At the same time, readers have the opposite view. For example, the content of a comments is: "It's too Low in New Year. Didn't you even have a person who studied? Xi Jinping can have today, is the beneficiary of the Cultural Revolution?!Can there be today? Not a matter of political views, this is the most common logic. ".</text:p>
      <text:p text:style-name="P4">
Another example is the comments published by a net name "Timberwolf": Lao Mao said, 'Thank you Japanese aggression in China.' Because Japanese invasion of China has given Lao Mao, so you ca n’t say that Lao Mao is Japanese invasion in China. victim. In the same way, Xi Jinping took his own cultural revolutionary experience as an asset, so Xi was a profitable of the Cultural Revolution rather than the victim. This also illustrates why Xi is going to implement the Cultural Revolution alone. "</text:p>
      <text:p text:style-name="P4">
Regarding whether Xi Jinping is the beneficiary of the Cultural Revolution or the victim, he can read the words of everyone on the Internet. An introduction of an article signed by Peng Xiaoming's "Xi Jinping Cultural Revolution" is: The middle school unification textbook of Beijing People's Education Press has made a fundamental modification of the narrative of the history of the Cultural Revolution, involving Mao Zedong's error motivation. Delete. And this has a catastrophe of the people of all ethnic groups of urban and rural areas in the country, renamed the hard -to -discover period of the ups and downs of the ups and downs. This lightly described strokes are completely different from the historical resolutions of the Sixth Plenary Session of the Eleventh Central Committee of the Communist Party of China. The Cultural Revolution is "a historical conclusion that Mao Zedong mistakenly launch and leadership". Today, the victims of the Cultural Revolution are still alive, and the Communist Party's government leadership group led by Xi Jinping has blatantly cut textbooks and denies historic resolutions. What is the Cultural Revolution in Xi Jinping's mind? At that time, the people of all ethnic groups in the country were struggling in suffering, and the Cultural Revolution in his head of his pen was another matter. There are various articles touted with Xi Jinping's life experience at home and abroad. We might as well go to pseudoly consciousness and do a rigorous screening and analysis.</text:p>
      <text:p text:style-name="P4">
Regarding Xi Jinping's father Xi Zhongxun's history of 1962 before the "Cultural Revolution" broke out, it was not detailed here. Xi Zhongxun left the deputy prime minister's position in 1962. He was internally reserved and still retained public office. He was not arrested and detained, and he was repeatedly told by Zhou Enlai to "don't think of (suicide)." He was arranged to "learn" (for review) at the West Palace Institute of the Central Party School. Xi Jinping's mother had worked in the party school in unison. In fact, the couple were in the party school.</text:p>
      <text:p text:style-name="P4">
The next step is the beginning of the "Cultural Revolution". From the perspective of personal and family, the Xi Zhongxun Xi Jinping family of that year did have suffered a lot of twists and turns and suppression. However, from the background of the entire China and the Cultural Revolution, especially compared with the Hu Feng's counter -revolutionary group case and the Peng Lu Luoyang anti -Party group case, the disposal of Xi Zhongxun's case was relatively mild. The Hu Feng case involved 2,100 people, and 92 people were arrested. Many people died in prisons and labor reform. Many people were crazy, and only a few people lived.</text:p>
      <text:p text:style-name="P4">
When Xi Zhongxun was abandoned by Mao Zedong because of the use of novels, the Cultural Revolution had not erupted. On the eve of the Cultural Revolution, Xi Zhongxun transferred to Luoyang, but was fortunate to escape the Beijing catastrophe. Essence At that time, Liu Shaoqi himself died of illness, Wang Guangmei was imprisoned for a long time, his eldest son committed suicide, and the remaining children were persecuted. Peng Dehuai and Tao Zhu were detained for many years and died ... Xi Zhongxun was not sentenced to prison, retaining his identity, traveling, batching, and only deaf ears. In contrast, he was still lucky.</text:p>
      <text:p text:style-name="P4">
At that time, Xi Zhongxun was decentralized to Luoyang, and the whole family did not follow. Peng Xiaoming's article analyzed: Xi Jinping, born in 1953, is still impressed by all the tragic political movements before the Cultural Revolution. Adolescents of the same age should generally have the impression of hunger and food, but the abdomen of the great famine, but at the time, Beijing and provinces and cities had corresponding nutritional special supplies.</text:p>
      <text:p text:style-name="P4">
When the Cultural Revolution transferred to the cow ghost snake god (cracking down on the ground) into the crackdownist, the Xi family was also impacted. However, in comparison, the impact of the family members who did not follow Xi Zhongxun's family to Luoyang was not serious. According to the analysis of Peng Xiaoming's article, because the time was later than the crazy climax of "Sweeping Four", about 100,000 families in the climax were driven out of the streets and escorted the rural settlement. The Xi Jinping family was far from being so miserable; they were arranged to move into the Central Party School and live in the place where Xi Jinping's mother work. Of course, there are no telephones, secretaries, and guards in the high -dry dormitory in the party school, but it is basically normal for clothing, food, housing, and transportation. Compared with celebrities such as Lao She and Chen Mengjia, some capitalists and small owners' families, the Red Guards used their belts and hot water. Many people were killed on the spot. The Xi Jinping family was lucky.</text:p>
      <text:p text:style-name="P4">
The author agrees that the conclusion of "Xi Jinping's family is still lucky" in Peng Xiaoming's article. Of course, this "luck" is relatively speaking. For example, Deng Pufang, the eldest son of Deng Xiaoping, was forced to jump off the building to death by the rebels. For example, compared to the non -human treatment of Mrs. Liu Shaoqi and their children ...</text:p>
      <text:p text:style-name="P4">
Experience about "Cultural Revolution" Xi Jinping ". According to the introduction of "Xi Jinping's Biography", Peng Xiaoming's article said that Xi Jinping had been hit by the Cultural Revolution. For example, after being detained, after the escape, the mother did not dare to retain, and took the initiative to send him back to the section, and was listed at the commissioned conference.</text:p>
      <text:p text:style-name="P4">
Peng Xiaoming believes that it may be that Xi Jinping himself also has an excessive action of participating in the linkage, shouting the slogan against Jiang Qing and the Central Cultural Revolution. Students have physical conflicts ... After all, all the targets of the arrest and linkage were all children of the Gaogan family, and there were no disadvantages. At that time, Xi Jinping's excessive words and deeds should be known to his mother, so he fled home, and his mother did not dare to retain, and still sent him back to the location of the detention.It is also this "New York Times". As early as 2015, it published an article describing Xi Jinping's "Cultural Revolution", the title was "Xi Jinping coming out of the Cultural Revolution".</text:p>
      <text:p text:style-name="P4">
In the text, when the catastrophe of the Cultural Revolution broke out, he was still a 13 -year -old boy with a thin figure, talking about the temperature and classical poetry. Two years later, in the process of wandering in Beijing, where the red guards who were in the wind, Xi Jinping became strong and became a fighter who survived in adversity.</text:p>
      <text:p text:style-name="P4">
This article in the New York Times quoted the content of an interview published by Xi Jinping in 2000 during 2000. Xi Jinping recalled that he was stunned by the rebels because he was unwilling to be bullied. He thought I was the head. "He said.</text:p>
      <text:p text:style-name="P4">
The New York Times at the time of this article also said: By the end of 1968, Xi Jinping's resistance was enough to let the above ordered him to send him to the children who were knocked down. However, Chairman Mao recently issued instructions to let the city youth go to the mountains and go to the countryside, so that he would avoid the fate of being detained.</text:p>
      <text:p text:style-name="P4">
The description of the New York Times is roughly described by the interviewers before Xi Jinping's work in the central government. That is, he was only interrogated by the rebels before "going to the countryside", not a real "detention".</text:p>
      <text:p text:style-name="P4">
As for Xi Jinping's experience of "being detained" that year, the cause was not that he had participated in the so -called Red Guard Organization at the time "and" smashed and snatched ", but he was forced to go to the countryside to escape back to Beijing and be regarded as" Blind flow "closed into the shelter". The so -called "mother's heart dare not take" the romance of the fart.</text:p>
      <text:p text:style-name="P4">
The fact is that all the "urban knowledge youths who were forced to go up to the countryside at that time were" "urban knowledge youth" before leaving to be canceled the city residence, that is, Xi Jinping at that time from the West At the beginning of the train, his Beijing city residence has become a rural residence in Yan'an, Shaanxi. In this way, whether he is Xi Jinping or other "knowledge youths" who have been forced to "go to the countryside" to return to the original city, they will be regarded as "blind flow" by the local public security. "Original". The "nationality" here refers to the "household registration", which is the place where the household registration at that time.</text:p>
      <text:p text:style-name="P4">
According to Xi Jinping's public resume, the initial time he went to Liangjiahe, Shaanxi was in January 1969, and the time to leave there was October 1975, and the full beam was all six years and ten months. After all, with the official official statement of the so -called "seven years of Liang Jiahe", Xi Jinping himself also said "the more than 2,400 days and nights with our farmers' brothers that year."</text:p>
      <text:p text:style-name="P4">
However, when Xi Jinping said this after the General Secretary, it was obviously forgotten that when he was still working in Fujian in 2000, he was interviewed by reporters as follows. Forced to go, there is no long -term concept. Others go up to the mountain every day, but I am casual, and the people are very impressed with me. A few months later, I returned to Beijing and was put into a "study class". After half a year, I was released. I saw my old revolutionary uncle and aunt. They said that the city is not easy now. What do you do here (Beijing)? Every day, let people treat people as a population? At that time, the "reverse" population was often cleaned up in National Day, but after cleaning up, we did not let us go back. They were closed at the police station first and four or five months after entering. And it is not to let you sit in vain, but also let you work hard. The sewer pipes in Haidian Street are buried ...</text:p>
      <text:p text:style-name="P4">
Xi Jinping's "National Day" here should be the National Day in 1969. Calculated that Xi Jinping returned to Beijing's house from the northern Shaanxi area in mid -1969. This "two times after returning to Beijing" dictatorship "has added for eleven months, that is, that is, that is, it is He said that he was forced to return to Liangjiahe, Shaanxi during the early 1970s to mid -year. Even if the process of seeing his uncle in Beijing has only been seen between the "dictatorship" in Beijing, it is only one day. Six years.</text:p>
      <text:p text:style-name="P4">
It is more important to emphasize that shortly after Xi Jinping returned from Beijing to Liangjiahe, perhaps before returning to Liangjiahe, his uncle and aunt of his old revolution had revealed to him the "About the Admissions of Tsinghua University of Peking University in June 1970 (pilot Tsinghua University (pilot pilot pilot ) Report ", the report states that after three years of the Cultural Revolution, Peking University and Tsinghua University have already had enrollment conditions and planned to start enrollment in the second half of this year. The enrollment method is combined with the recommendation of the masses, the approval of leadership, and the school review, that is, there is no need to take the exam after entering the university. According to Peng Xiaoming's article "Xi Jinping's Culture League Examination", Xi Jinping's mother at that time wrote to the Liangjiahe Party branch to ask Xi Jinping to pursue progress. This "mother's letter" is an early pavement of Xi Jinping's recommended care in the future. It not only said hello to Xi Jinping, and is not as ugly as other educated cadres and parents who are verbally or written in writing. Before the Xi family restored its reputation, it was just right, and it was not sick. The small cadres of the party branch of the production team and the commune party committee were all flattered and felt that Xi Jinping was not the same educated youth. Since then, striving to go to college has also become an important driving force for Xi Jinping.</text:p>
      <text:p text:style-name="P4">
"The Cultural Revolution" Mr. Song Yongyi, an authoritative person in the Cultural Revolution, said in an interview with the New York Times reporter: A person's attitude towards a political movement often goes on the whole, that is, it depends on whether he is in the middle of this political movement, or it is damaged or damaged. many. As far as Xi Jinping is concerned, he is more beneficial and less damaged. In the early days of the "Cultural Revolution", Xi Jinping studied in Bayi School, Beijing's Bayi School, and was a school of the children of military cadres. This school has two characteristics. One is that there are many sisters and some high -ranking children. Xi Jinping was sent in because of poor homework. He is different from Bo Xilai. Bo Xilai reads Beijing No. 4 Middle School and is the best middle school in China. It was taken in. So why did Bo Xilai look down on Xi Jinping, because everyone in Bayi school rely on parents' relationships, and did not pass the examination of admission.</text:p>
      <text:p text:style-name="P4">
Mr. Song Yongyi said: What is Xi Jinping in the "Cultural Revolution"? Soon after the "Cultural Revolution", Xi Jinping got off his hometown. After he got out of his hometown, he became a rural branch secretary, and soon he was recommended to enter Tsinghua as "workers and peasants". After entering Tsinghua University, it was basically smooth. According to Xi Jinping's level, can you enter Tsinghua? The graduates of the first Bayi school of the "Cultural Revolution" rarely admitted to Tsinghua.</text:p>
      <text:p text:style-name="P4">
What needs to be supplemented here is that Bo Xilai not only entered the men's fourth middle school before the Cultural Revolution. After the "Cultural Revolution", Bo Xilai also entered Peking University by the college entrance examination.(This episode is chaired and broadcast by high -tech)(The article only represents the personal position and point of view of the special commentator))</text:p>
      <text:p text:style-name="P4">
News Source: <text:a xlink:type="simple" xlink:href="https://www.rfa.org/mandarin/zhuanlan/yehuazhongnanhai/gx-05222023093106.html" text:style-name="Internet_20_link" text:visited-style-name="Visited_20_Internet_20_Link">
https://www.rfa.org/mandarin/zhuanlan/yehuazhongnanhai/gx-05222023093106.html</text:a>
</text:p>
      <!--NEWS-->
      <text:h text:style-name="P10" text:outline-level="1">
<text:span text:style-name="T4">
Yin Xiyue: The assistance list submitted by Ukraine</text:span>
</text:h>
      <text:p text:style-name="P4">
Author: chinese@voanews.com (美国之音)</text:p>
      <text:p text:style-name="P4">
Publisher: 美国之音中文网 (Type: NewsMediaOrganization)</text:p>
      <text:p text:style-name="P4">
Published Time: 2023-05-22T15:55:44+08:00</text:p>
      <text:p text:style-name="P4">
Modified Time: 2023-05-22 07:55:44Z</text:p>
      <text:p text:style-name="P4">
Description: South Korean President Yin Xiyue said that the government led by his leadership is reviewing a assistance list given to him by the Ukrainian President Zelei, but did not disclose whether the list includes Kiev's request to provide killing weapons to help the Ukraine army repel Russia's aggression against Russia's aggression. military.</text:p>
      <text:p text:style-name="P4">
Videos: []</text:p>
      <text:p text:style-name="P4">
Images: []</text:p>
      <text:p text:style-name="P4">
Categories: ['亚太', '欧洲', '军事', '乌克兰局势']</text:p>
      <text:p text:style-name="P4">
Type: None</text:p>
      <!--METADATA-->
      <text:p text:style-name="P4">
Nonenone</text:p>
      <text:p text:style-name="P4">
News Source: <text:a xlink:type="simple" xlink:href="https://www.voachinese.com/a/south-korea-ukraine-military-aid-20230522/7103462.html" text:style-name="Internet_20_link" text:visited-style-name="Visited_20_Internet_20_Link">
https://www.voachinese.com/a/south-korea-ukraine-military-aid-20230522/7103462.html</text:a>
</text:p>
      <!--NEWS-->
      <text:h text:style-name="P10" text:outline-level="1">
<text:span text:style-name="T4">
Facts ｜ The resolution of the 2758 of the United University resolves the "representative power of the United Nations, including Taiwan, including Taiwan"?</text:span>
</text:h>
      <text:p text:style-name="P4">
Author: 作者：庄敬、沈轲</text:p>
      <text:p text:style-name="P4">
Publisher: Radio Free Asia (Organization)</text:p>
      <text:p text:style-name="P4">
Published Time: 2023-05-22T16:02:00-04:00</text:p>
      <text:p text:style-name="P4">
Modified Time: 2023-05-22T16:03:19-04:00</text:p>
      <text:p text:style-name="P4">
Description: Author: Zhuang Jing, Shen Yan</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44" text:anchor-type="as-char" svg:width="6.9236in" svg:height="3.629306in" draw:z-index="0">
<draw:image xlink:href="../Images/rfamandarin/2023-05-22T16-02-00-04-00/000000.png" xlink:type="simple" xlink:show="embed" xlink:actuate="onLoad" draw:mime-type="image/png"/>
</draw:frame>
 <text:a xlink:type="simple" xlink:href="https://www.rfa.org/mandarin/shishi-hecha/hc-05222023155625.html/@@images/image" text:style-name="Internet_20_link" text:visited-style-name="Visited_20_Internet_20_Link">
</text:a>
Radio of Liberty Asia</text:p>
      <text:p text:style-name="P4">
<text:span text:style-name="T4">
 Tags: song solution </text:span>
</text:p>
      <text:p text:style-name="P4">
<text:span text:style-name="T4">
 Reading in one minute: </text:span>
</text:p>
      <text:p text:style-name="P4">
The Federal House of Representatives passed the bill in mid -May in the middle of May, which aims to counter the decision of China to try to obstruct Taiwan's participation in international organizations by trying to obstruct Taiwan. The bill refers to the resolution of the 2758 of the United University to deal with the issue of China's representative power and does not involve Taiwan. The Taiwan Affairs Office of the China State Council criticized the US proposal errors and ridiculous, claiming that the decision of the United University No. 2758 resolved "the issue of representative rights of the United Nations, including Taiwan, including Taiwan".</text:p>
      <text:p text:style-name="P4">
Through the original text of the 2758th decision of United University, and visiting international law scholars and professionals, the Asian factual investigation laboratory believes that the resolution of the 2758 UNAC has not resolved the "whether Taiwan is part of China". The decision and unilateral claim of the resolution.</text:p>
      <text:p text:style-name="P4">
<text:span text:style-name="T4">
 Deep analysis: </text:span>
</text:p>
      <text:p text:style-name="P4">
The 76th World Health Conference (WHA) was held in Geneva, Switzerland from May 21st to 30th. Taiwan has not been invited for seven consecutive years. The U.S. government and Congress have taken action to participate in Taiwan. US Secretary of State AntonyBlinken passed [] on the 9th <text:a xlink:type="simple" xlink:href="https://www.state.gov/taiwan-as-an-observer-in-the-world-health-assembly-2/" text:style-name="Internet_20_link" text:visited-style-name="Visited_20_Internet_20_Link">
</text:a>
It is said that the United States strongly encourages the WHO (WHO) to invite Taiwan to attend the WHA this year as an observer; Brosky also pointed out that the United States supports Taiwan to participate in appropriate international activities, which is in line with the Taiwan Relations Law, the United States and China Bulletin, and six guarantees as the standards as the standards. of"<text:a xlink:type="simple" xlink:href="https://www.rfa.org/cantonese/news/factcheck/onechina-02152023082542.html" text:style-name="Internet_20_link" text:visited-style-name="Visited_20_Internet_20_Link">
</text:a>
"" ".</text:p>
      <text:p text:style-name="P4">
On May 16, the US House of Representatives Foreign Affairs Committee passed <text:a xlink:type="simple" xlink:href="https://www.congress.gov/bill/118th-congress/house-bill/1176" text:style-name="Internet_20_link" text:visited-style-name="Visited_20_Internet_20_Link">
</text:a>
The purpose is to counter the decision of China to try to obstruct the discussion of Taiwan's participation in international organizations by the decision No. 2758; The representative rights of the organization did not show their position on the relationship between the People's Republic of China and Taiwan, nor did they include any statement related to Taiwan's sovereignty.</text:p>
      <text:p text:style-name="P4">
China State Council spokesman Ma Xiaoguang on the 17th <text:a xlink:type="simple" xlink:href="http://www.gwytb.gov.cn/xwdt/xwfb/xwfbh/202305/t20230517_12535058.htm" text:style-name="Internet_20_link" text:visited-style-name="Visited_20_Internet_20_Link">
</text:a>
Responsive the above -mentioned US actions. He said that regarding Taiwan's participation in the event of the WHO, China's position is consistent and clear, that is, it is necessary to deal with it in accordance with the principle of China. This is also the fundamental principle confirmed by the UNU No. 2758 and the WHO No. 25.1 resolution.</text:p>
      <text:p text:style-name="P4">
In response to the contents of the bill passed by the US House of Representatives, Ma Xiaoguang pointed out that the decision of the United University No. 2758 completely solved the problem of representative power including the United Nations, including Taiwan, including Taiwan, and the procedures. Essays repeatedly on the resolution 2758 of the United University, either ignorance or ulterior motives. Any attempt to distort or even deny the authority and effectiveness of the UNU 2758 resolution is futile.</text:p>
      <text:p text:style-name="P4">
<text:span text:style-name="T4">
 What is the resolution of the UN General Assembly </text:span>
 <text:span text:style-name="T4">
 </text:span>
 2758 <text:span text:style-name="T4">
 </text:span>
? **</text:p>
      <text:p text:style-name="P4">
After the Civil War of the Communist Party of China in 1949, the Republic of China government of the Kuomintang retired from Taiwan. Since then, the People's Republic of China established by the Communist Party has tried to obtain a seat of the United Nations representative "China". Since 1950, the Soviet Union and other countries have successively proposed the "Chinese representative rights" at the United Nations. In the early days, most of the pro -American countries, the proposal was not approved. Until 1971, the United States made concessions to the People's Republic of China to fight the Soviet Union, accepted the People's Republic of China, and enabled it to obtain the power of the United Nations. The United States has proposed the idea of dual representative rights to try to promote the Republic of China and the People's Republic of China to have the United Nations membership at the same time, but it has not been successful.</text:p>
      <text:p text:style-name="P4">
On October 25, 1971, the UN General Assembly passed the decision No. 2758: restore all rights of the People's Republic of China, acknowledge that the government's representative is the only legal representative of China in the United Nations, and immediately brought Chiang Kai -shek's representatives from the United Nations organization and it. Exit from the seats illegally occupied by all institutions.</text:p>
      <text:p text:style-name="P4">
<draw:frame draw:style-name="fr1" draw:name="Image145" text:anchor-type="as-char" svg:width="6.9236in" svg:height="7.641603in" draw:z-index="0">
<draw:image xlink:href="../Images/rfamandarin/2023-05-22T16-02-00-04-00/000001.png" xlink:type="simple" xlink:show="embed" xlink:actuate="onLoad" draw:mime-type="image/png"/>
</draw:frame>
UN Convention No. 2758 Original text (screenshot of the United Nations official website)</text:p>
      <text:p text:style-name="P4">
<text:span text:style-name="T4">
 Fifty </text:span>
 <text:span text:style-name="T4">
 Many years later, there are still controversy </text:span>
</text:p>
      <text:p text:style-name="P4">
The resolution of the 2758 United University of the University only handled the "Chinese representative power", and the original text did not mention the Republic of China or Taiwan. However, Beijing believes that "the decision of the 275th University of the United Nations University has resolved the issue of the representative rights of the United Nations, including the whole China in Taiwan", and cited this resolution for many years, saying that Taiwan is part of China to oppose Taiwan's participation in international organization activities.</text:p>
      <text:p text:style-name="P4">
<text:a xlink:type="simple" xlink:href="https://www.roc-taiwan.org/ie/post/6299.html" text:style-name="Internet_20_link" text:visited-style-name="Visited_20_Internet_20_Link">
</text:a>
Rebuting the Chinese discussion many times refers to the resolution of the 2758 UN General Assembly that only handle China ’s representative power in the United Nations. Therefore, the resolution did not solve the problem of the people of Taiwan's participation in the United Nations.</text:p>
      <text:p text:style-name="P4">
JulianKu, a professor of international law at the University of Hofstra University, replied to the Asian factual investigation laboratory's interview with an email. He said that the 2758 resolution of the United University's 2758 did not solve the problem of part of China in China; The resolution did solve the problem that the People's Republic of China or the Republic of China as the legal representative of the United Nations, and believed that the People's Republic of China should represent China in the United Nations, but the resolution did not involve the sovereignty of the Republic of China or Taiwan at all.</text:p>
      <text:p text:style-name="P4">
Davidkeegan, former deputy director of the Taipei Office in the Taiwan Association (AIT), told the Asian factual inspection laboratory. China.</text:p>
      <text:p text:style-name="P4">
<text:span text:style-name="T4">
 China's error interpretation of the Ledu University </text:span>
 <text:span text:style-name="T4">
 2758 </text:span>
 <text:span text:style-name="T4">
 resolution? </text:span>
</text:p>
      <text:p text:style-name="P4">
Ge Tianhao pointed out that China is distorting the 2758 resolution of the United University because it helps Beijing to pressure Taipei and accept the uniformity of Beijing; Beijing uses the distortion of the agreement to isolation in Taiwan, directly or or directly or or military security in economic, diplomatic security, and military security. Indirectly caused damage to Taiwan, and the US Congress's proposal was to counter the decision to counter China's error interpretation of the UNU No. 2758 and use this error to interpret damage to Taiwan.Gujulun believes that over the years, the U.S. government has not actively counterclaimed China's interpretation of the resolutions of the 2758 of the United University, because they want to avoid unnecessary conflicts with China, and because the Taiwan government itself (under the leadership of Chiang Kai -shek and Chiang Chingguo) No objection to this interpretation; but in the near future, the United States and Taiwan are more worried that China will take military operations against Taiwan, while the UNU resolution will be used to restrict foreign support from Taiwan.</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5222023155625.html" text:style-name="Internet_20_link" text:visited-style-name="Visited_20_Internet_20_Link">
https://www.rfa.org/mandarin/shishi-hecha/hc-05222023155625.html</text:a>
</text:p>
      <!--NEWS-->
      <text:h text:style-name="P10" text:outline-level="1">
<text:span text:style-name="T4">
After the Sifang Security Dialogue, Indian Prime Minister Modi visited Australia to strengthen economic relations</text:span>
</text:h>
      <text:p text:style-name="P4">
Publisher: 法新社</text:p>
      <text:p text:style-name="P4">
Published Time: 2023-05-22T16:02:08+00:00</text:p>
      <text:p text:style-name="P4">
Modified Time: 2023-05-22T15:50:01+00:00</text:p>
      <text:p text:style-name="P4">
Description: (Agence France -Presse, Sydney, 22nd) Indian Prime Minister Narendra Modi arrived in Australia today, hoping to strengthen Indian diaspora through the rapid growth of the local number to strengthen Indian Australia's economic rel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5-22T16-02-08-00-00/000000.png" xlink:type="simple" xlink:show="embed" xlink:actuate="onLoad" draw:mime-type="image/png"/>
</draw:frame>
Agence France -Presse reported that Modi arrived at Sydney's visit to start the last stop of his Asia -Pacific visit. He hoped to establish the role of regional great powers in India and faced the increase in China and the rising influence.</text:p>
      <text:p text:style-name="P4">
According to reports, Indians are the second largest overseas Chinese communities in Australia, second only to British. Among the 26 million people in Australia, 673,000 citizens were born in India.</text:p>
      <text:p text:style-name="P4">
Australia India Business Council, the president of the country, Jodimckay, said: "The diaspora is the most important bridge for Indian Australia's bilateral business relations."</text:p>
      <text:p text:style-name="P4">
Ma Kai pointed out that Australian relations with India have expanded from the field of resources to renewable energy and scientific and technological categories. The two parties hope to sign a broader economic agreement this year.</text:p>
      <text:p text:style-name="P4">
Modi only attended the "Quad" leader summit held in Japan last weekend. The organization consists of the United States, Japan, India, and Australia, and aims to fight against the increasing arbitrary of Beijing authorities.</text:p>
      <text:p text:style-name="P4">
News Source: <text:a xlink:type="simple" xlink:href="https://www.rfi.fr/cn/%E5%9B%BD%E9%99%85%E6%8A%A5%E9%81%93/20230522-%E7%BB%A7%E5%9B%9B%E6%96%B9%E5%AE%89%E5%85%A8%E5%AF%B9%E8%AF%9D%E5%90%8E-%E5%8D%B0%E5%BA%A6%E6%80%BB%E7%90%86%E8%8E%AB%E8%BF%AA%E9%80%A0%E8%AE%BF%E6%BE%B3%E6%B4%B2%E5%BC%BA%E5%8C%96%E7%BB%8F%E6%B5%8E%E5%85%B3%E7%B3%BB" text:style-name="Internet_20_link" text:visited-style-name="Visited_20_Internet_20_Link">
https://www.rfi.fr/cn/%E5%9B%BD%E9%99%85%E6%8A%A5%E9%81%93/20230522-%E7%BB%A7%E5%9B%9B%E6%96%B9%E5%AE%89%E5%85%A8%E5%AF%B9%E8%AF%9D%E5%90%8E-%E5%8D%B0%E5%BA%A6%E6%80%BB%E7%90%86%E8%8E%AB%E8%BF%AA%E9%80%A0%E8%AE%BF%E6%BE%B3%E6%B4%B2%E5%BC%BA%E5%8C%96%E7%BB%8F%E6%B5%8E%E5%85%B3%E7%B3%BB</text:a>
</text:p>
      <!--NEWS-->
      <text:h text:style-name="P10" text:outline-level="1">
<text:span text:style-name="T4">
NBA career in 19 days "Gormeter" Anthony announced his retirement</text:span>
</text:h>
      <text:p text:style-name="P4">
Publisher: 法新社</text:p>
      <text:p text:style-name="P4">
Published Time: 2023-05-22T16:02:09+00:00</text:p>
      <text:p text:style-name="P4">
Modified Time: 2023-05-22T15:50:02+00:00</text:p>
      <text:p text:style-name="P4">
Description: (AFP, Los Angeles, 22nd) The US professional basket NBA star "Gormel", Carmelo Anthony, announced today that he retired high -hanging shoes after 19 times. He said emotionally: "For me, it has arrived when you say goodby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5-22T16-02-09-00-00/000000.png" xlink:type="simple" xlink:show="embed" xlink:actuate="onLoad" draw:mime-type="image/png"/>
</draw:frame>
Anthony will be 39 years old next week. He has been selected as the NBA star competition 10 times. He has been in Denver Golden Bags in his career. A total of 28,289 points scored a total of 28,289 points in the season, ranking 9th in the NBA total scoring list.</text:p>
      <text:p text:style-name="P4">
He had previously played for the Lakers in the 2021-22 season, but this season (2022-23) did not have any record.</text:p>
      <text:p text:style-name="P4">
News Source: <text:a xlink:type="simple" xlink:href="https://www.rfi.fr/cn/%E8%BF%90%E5%8A%A8%E5%A4%A9%E5%9C%B0/20230522-nba%E7%94%9F%E6%B6%AF%E5%BE%81%E6%88%9819%E7%90%83%E5%AD%A3-%E7%94%9C%E7%93%9C-%E5%AE%89%E4%B8%9C%E5%B0%BC%E5%AE%A3%E5%B8%83%E9%80%80%E4%BC%91" text:style-name="Internet_20_link" text:visited-style-name="Visited_20_Internet_20_Link">
https://www.rfi.fr/cn/%E8%BF%90%E5%8A%A8%E5%A4%A9%E5%9C%B0/20230522-nba%E7%94%9F%E6%B6%AF%E5%BE%81%E6%88%9819%E7%90%83%E5%AD%A3-%E7%94%9C%E7%93%9C-%E5%AE%89%E4%B8%9C%E5%B0%BC%E5%AE%A3%E5%B8%83%E9%80%80%E4%BC%91</text:a>
</text:p>
      <!--NEWS-->
      <text:h text:style-name="P10" text:outline-level="1">
<text:span text:style-name="T4">
The United States strongly supports Australia to promote key mineral development</text:span>
</text:h>
      <text:p text:style-name="P4">
Author: 联合早报 (Person)</text:p>
      <text:p text:style-name="P4">
Publisher: 联合早报 (Organization)</text:p>
      <text:p text:style-name="P4">
Published Time: 2023-05-22T16:06</text:p>
      <text:p text:style-name="P4">
Modified Time: 2023-05-22T16:06</text:p>
      <text:p text:style-name="P4">
Description: Australia and the United States have reached an agreement on coordinating policies and investments to support the development of key Minerals in Australia, which means that the key mineral industry in Australia will receive strong US support. Reuters reports that about half of the lithium in the world, as well as rare earths for electric vehicles and national defense batteries ...</text:p>
      <text:p text:style-name="P4">
Videos: []</text:p>
      <text:p text:style-name="P4">
Audios: []</text:p>
      <text:p text:style-name="P4">
Images: []</text:p>
      <text:p text:style-name="P4">
Type: NewsArticle</text:p>
      <text:p text:style-name="P4">
Breadcrumbs: ['即时', '国际']</text:p>
      <text:p text:style-name="P4">
Keywords: ['澳大利亚', '美国', '稀土', '供应链']</text:p>
      <!--METADATA-->
      <text:p text:style-name="P4">
Australia and the United States have reached an agreement on coordinating policies and investments to support the development of key Minerals in Australia, which means that the key mineral industry in Australia will receive strong US support.</text:p>
      <text:p text:style-name="P4">
Reuters reports that about half of the lithium in the world, as well as key minerals such as electric vehicles and national defense batteries, are supplied by Australia. In order to avoid excessive relying on China ’s largest key ore producing countries, countries have promoted the diversified supply chain.</text:p>
      <text:p text:style-name="P4">
The Australian and American agreement will also cover clean energy because Australia is also the main producer of hydrogen and ammonia.</text:p>
      <text:p text:style-name="P4">
Australian Prime Minister Albanis told Congress on Monday (May 22), "This is an ambitious contract, integrating climate, key minerals and clean energy."</text:p>
      <text:p text:style-name="P4">
"It will expand our clean energy supply and make it diverse. It will promote the sustainable supply and processing of key minerals in Australia, and support the development of clean hydrogen, battery technology and other clean energy products."</text:p>
      <text:p text:style-name="P4">
Not only that, Australia's key minerals and renewable energy suppliers can also enjoy discounts to US domestic manufacturers.</text:p>
      <text:p text:style-name="P4">
Albanis and US President Bynden announced on May 20 in a statement in Hiroshima, Japan, saying that a working group led by the US National Security Council officials and Minister of Industry Australia will formulate a set of promotion by the end of this year to promote Related industry cooperation and accelerated development plan.</text:p>
      <text:p text:style-name="P4">
News Source: <text:a xlink:type="simple" xlink:href="https://www.zaobao.com.sg/realtime/world/story20230522-1397128" text:style-name="Internet_20_link" text:visited-style-name="Visited_20_Internet_20_Link">
https://www.zaobao.com.sg/realtime/world/story20230522-1397128</text:a>
</text:p>
      <!--NEWS-->
      <text:h text:style-name="P10" text:outline-level="1">
<text:span text:style-name="T4">
Malaysian investigation "Cool Play Orchestra" Yellow Bull Ticket</text:span>
</text:h>
      <text:p text:style-name="P4">
Author: 联合早报 (Person)</text:p>
      <text:p text:style-name="P4">
Publisher: 联合早报 (Organization)</text:p>
      <text:p text:style-name="P4">
Published Time: 2023-05-22T16:15</text:p>
      <text:p text:style-name="P4">
Modified Time: 2023-05-22T16:24</text:p>
      <text:p text:style-name="P4">
Description: The British Trinity "Coldplay" is about to sing in Malaysia, but it is difficult to find a vote. Social media appeared a lot of information about the selling of scalp tickets, selling fares at a price of several times the original price. The Malaysian government will meet on Monday to discuss countermeasures. This is the Malaysian government ...</text:p>
      <text:p text:style-name="P4">
Videos: []</text:p>
      <text:p text:style-name="P4">
Audios: []</text:p>
      <text:p text:style-name="P4">
Images: []</text:p>
      <text:p text:style-name="P4">
Type: NewsArticle</text:p>
      <text:p text:style-name="P4">
Breadcrumbs: ['即时', '国际']</text:p>
      <text:p text:style-name="P4">
Keywords: ['马来西亚', '演唱会']</text:p>
      <!--METADATA-->
      <text:p text:style-name="P4">
The British Trinity "Coldplay" is about to sing in Malaysia, but it is difficult to find a vote. Social media appeared a lot of information about the selling of scalp tickets, selling fares at a price of several times the original price. The Malaysian government will meet on Monday to discuss countermeasures. This is the first time that the Malaysian government has taken action for the Yattle Tickets for ticket sales concerts.</text:p>
      <text:p text:style-name="P4">
After the Cool Play Orchestra announced the performance of Malaysia, the ticket was sold out in a short period of time. There were many oxen partys that sold tickets at the sky at a price price. For example, the tickets that were originally RM 1228 (about S $ 363) were sold at RM43,200 (about S $ 12780), an increase of more than 34 times.</text:p>
      <text:p text:style-name="P4">
The Ministry of Trade and Life Cost (Ministry of Trade and students) Changsha Latin Latin on Monday (May 22) in a press conference in the Corridor Corridor revealed that the law enforcement officials of the Ministry of Trade and students will meet with the Communications and Digital Minister Fami on the afternoon. Playing a concert and whether to take the next step.</text:p>
      <text:p text:style-name="P4">
He pointed out that the Ministry of Trade Students has opened up complaints on the issue of the scalpel ticket, and has not received any formal complaint so far. "At present, there is no formal complaint, but I heard that there are many social media (Yattle ticket advertising)."</text:p>
      <text:p text:style-name="P4">
He said that if the ox party sells oxen tickets online, the Ministry of Communications and Digital will be handled in accordance with the "1998 Communication and Multimedia Act". If the Ox Party sells tickets in a face -to -face way, the Ministry of Trade and students will handle it in accordance with the "1999 Consumer Protection Act".</text:p>
      <text:p text:style-name="P4">
The Communications and Digital Minister Fami last Thursday (May 18) stated that the price of the scalpel ticket of the Cool Play Orchestra's concert was too outrageous, so he ordered the law enforcement officials to take action.</text:p>
      <text:p text:style-name="P4">
In addition to the issue of Yuman tickets, the opposition Islamic Party also pointed out that the Cool Play Orchestra pointed out that the sex minority group (LGBT) was required to ban the concert. Some Division of the Iraqi Party also pointed out that the concert will bring tsunami and other "condemnation" and cause controversy in social media.</text:p>
      <text:p text:style-name="P4">
News Source: <text:a xlink:type="simple" xlink:href="https://www.zaobao.com.sg/realtime/world/story20230522-1397132" text:style-name="Internet_20_link" text:visited-style-name="Visited_20_Internet_20_Link">
https://www.zaobao.com.sg/realtime/world/story20230522-1397132</text:a>
</text:p>
      <!--NEWS-->
      <text:h text:style-name="P10" text:outline-level="1">
<text:span text:style-name="T4">
Hebei Rightsman Zhao Chunhong was arrested with "provoking trouble"</text:span>
</text:h>
      <text:p text:style-name="P4">
Author: None</text:p>
      <text:p text:style-name="P4">
Publisher: Radio Free Asia (Organization)</text:p>
      <text:p text:style-name="P4">
Published Time: 2023-05-22T16:28:16-04:00</text:p>
      <text:p text:style-name="P4">
Modified Time: 2023-05-22T16:28: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4.589677in" draw:z-index="0">
<draw:image xlink:href="../Images/rfamandarin/2023-05-22T16-28-16-04-00/000000.png" xlink:type="simple" xlink:show="embed" xlink:actuate="onLoad" draw:mime-type="image/png"/>
</draw:frame>
Hebei Rightsman Zhao Chunhong was criminally detained by the local public security bureau for suspected provocation on the 18th <text:a xlink:type="simple" xlink:href="https://www.rfa.org/mandarin/Xinwen/7-05222023162316.html/@@images/image" text:style-name="Internet_20_link" text:visited-style-name="Visited_20_Internet_20_Link">
</text:a>
Rights Protection Network Screenshot</text:p>
      <text:p text:style-name="P4">
According to the "Rights Protection Network", Hebei Rightsman Zhao Chunhong was criminally detained by the local public security bureau on the 18th for suspected provocation and sent to the detention center for detain. Zhao Chunhong's family received a notice of arrest made by the authorities on May 19.</text:p>
      <text:p text:style-name="P4">
Zhao Chunhong was allowed to defend his rights for investing in mining by major shareholders. She visited the State Credit Bureau on May 12, 2023. The next morning, she sent a message saying that she was stared at by the police in Beijing and soon lost contact. Arrested.</text:p>
      <text:p text:style-name="P4">
"Rights Protection Network" pointed out that from the live video of Zhao Chunhong's check -in at the National Letters and Calls Bureau, and visiting and friends who visited the State Letters and Calls Bureau with Zhao Chunhong, Zhao Chunhong had no illegal acts or inspiring words and deeds during the entire letters and visits. The judicial organs of Pingquan City quickly approved the arrest of Zhao Chunhong, which was unexpected by all followers.</text:p>
      <text:p text:style-name="P4">
This station had previously reported that Zhao Chunhong was an illegal imprisonment of psychiatric hospitals in Hunan Public Security, and a co -branded appeal was launched by Hunan Public Security.</text:p>
      <text:p text:style-name="P4">
Responsible editor: Chen Pinjie</text:p>
      <text:p text:style-name="P4">
News Source: <text:a xlink:type="simple" xlink:href="https://www.rfa.org/mandarin/Xinwen/7-05222023162316.html" text:style-name="Internet_20_link" text:visited-style-name="Visited_20_Internet_20_Link">
https://www.rfa.org/mandarin/Xinwen/7-05222023162316.html</text:a>
</text:p>
      <!--NEWS-->
      <text:h text:style-name="P10" text:outline-level="1">
<text:span text:style-name="T4">
The United States and Pakistan signed a new defense cooperation plan</text:span>
</text:h>
      <text:p text:style-name="P4">
Author: 联合早报 (Person)</text:p>
      <text:p text:style-name="P4">
Publisher: 联合早报 (Organization)</text:p>
      <text:p text:style-name="P4">
Published Time: 2023-05-22T16:29</text:p>
      <text:p text:style-name="P4">
Modified Time: 2023-05-22T16:29</text:p>
      <text:p text:style-name="P4">
Description: US Secretary of State Brillings arrived on Monday (May 22) and arrived in Papua New Guinea and Pacific Island leaders to hold a summit, and signed a new defense cooperation agreement with Basin Prime Minister Malape. Comprehensive Reuters and the United States CNN reported that this new defense cooperation cooperation ...</text:p>
      <text:p text:style-name="P4">
Videos: []</text:p>
      <text:p text:style-name="P4">
Audios: []</text:p>
      <text:p text:style-name="P4">
Images: []</text:p>
      <text:p text:style-name="P4">
Type: NewsArticle</text:p>
      <text:p text:style-name="P4">
Breadcrumbs: ['即时', '国际']</text:p>
      <text:p text:style-name="P4">
Keywords: ['布林肯', '美国', '巴布亚新几内亚', '太平洋岛国']</text:p>
      <!--METADATA-->
      <text:p text:style-name="P4">
US Secretary of State Brillings arrived on Monday (May 22) and arrived in Papua New Guinea and Pacific Island leaders to hold a summit, and signed a new defense cooperation agreement with Basin Prime Minister Malape.</text:p>
      <text:p text:style-name="P4">
Comprehensive Reuters and the United States CNN (CNN) reported that this new defense cooperation agreement is expected to expand the scope of the United States' new military and other facilities in Pakistan and strengthen the security relations of the United States in the South Pacific region.</text:p>
      <text:p text:style-name="P4">
Blingken pointed out at the signing ceremony that the agreement was drafted by the United States and Pakistan as the equality of each other and sovereignty partners, which "will be completely transparent." New investment of tens of billions of dollars.</text:p>
      <text:p text:style-name="P4">
Malape said that Pakistan and the United States "is promoting from the past ... to the specific relationship."</text:p>
      <text:p text:style-name="P4">
The United States and Pakistani Army have previously established a security aid and cooperation relationship, mainly focusing on joint humanitarian exercises and training for Pakistani military personnel.</text:p>
      <text:p text:style-name="P4">
In the meeting with Malape, Brinken pointed out that the new agreement will expand the new defense capabilities of Pakistan to strengthen humanitarian aid and disaster response, and enable the two countries to easily conduct training together.</text:p>
      <text:p text:style-name="P4">
According to another separate agreement, the United States will strengthen the maritime surveillance of the Pakistani exclusive economic zone through patrols of the Coast Guard to protect its illegal fishing.</text:p>
      <text:p text:style-name="P4">
US President Biden was scheduled to attend the Pacific Island State Leaders Summit on Monday, but later <text:a xlink:type="simple" xlink:href="https://www.zaobao.com/keywords/zhai-wu-wei-yue" text:style-name="Internet_20_link" text:visited-style-name="Visited_20_Internet_20_Link">
</text:a>
The Asian itinerary was shortened and announced the cancellation of a new trip to Pakistan, and Bollingaki was present.</text:p>
      <text:p text:style-name="P4">
Malape said on Saturday (20th) that the agreement with the United States is an opportunity to promote Pakistan's new infrastructure and national defense capabilities at the time of increasingly serious global security issues.</text:p>
      <text:p text:style-name="P4">
In recent years, the tension between China and China's military capabilities have expanded rapidly, while seeking to strengthen relations and existence in Asia. In this context, the South Pacific region has new importance to the United States.</text:p>
      <text:p text:style-name="P4">
News Source: <text:a xlink:type="simple" xlink:href="https://www.zaobao.com.sg/realtime/world/story20230522-1397135" text:style-name="Internet_20_link" text:visited-style-name="Visited_20_Internet_20_Link">
https://www.zaobao.com.sg/realtime/world/story20230522-1397135</text:a>
</text:p>
      <!--NEWS-->
      <text:h text:style-name="P10" text:outline-level="1">
<text:span text:style-name="T4">
Minister Han: Yin Xiyue explicitly expressed his statement to the Prime Minister of Japan on the issue of nuclear pollution and sea.</text:span>
</text:h>
      <text:p text:style-name="P4">
Author: 联合早报 (Person)</text:p>
      <text:p text:style-name="P4">
Publisher: 联合早报 (Organization)</text:p>
      <text:p text:style-name="P4">
Published Time: 2023-05-22T16:38</text:p>
      <text:p text:style-name="P4">
Modified Time: 2023-05-22T16:38</text:p>
      <text:p text:style-name="P4">
Description: South Korean Foreign Minister Park Zhen said that President Yin Xiyue, on Sunday (May 21) at the Korean -Japan summit on Hiroshima, Japan, clearly conveyed the position of South Korea on the pollution of the South Korean side of the Fukushima nuclear power plant. Yonhap News Agency reported that Park Zhen Monday (May 22 ...</text:p>
      <text:p text:style-name="P4">
Videos: []</text:p>
      <text:p text:style-name="P4">
Audios: []</text:p>
      <text:p text:style-name="P4">
Images: []</text:p>
      <text:p text:style-name="P4">
Type: NewsArticle</text:p>
      <text:p text:style-name="P4">
Breadcrumbs: ['即时', '国际']</text:p>
      <text:p text:style-name="P4">
Keywords: ['韩国', '日本', '福岛核电站']</text:p>
      <!--METADATA-->
      <text:p text:style-name="P4">
South Korean Foreign Minister Park Zhen said that President Yin Xiyue, on Sunday (May 21) at the Korean -Japan summit on Hiroshima, Japan, clearly conveyed the position of South Korea on the pollution of the South Korean side of the Fukushima nuclear power plant.</text:p>
      <text:p text:style-name="P4">
The Yonhap News Agency reported that Park Zhen's interview on Monday (May 22) stated that at the Korean and Japanese summit talks, Yin Xiyue pointed out that the nuclear sewage should be treated in accordance with international standards and objectively, so the Japanese party needed attention and support.</text:p>
      <text:p text:style-name="P4">
The Korean government agreed to set up at the Yin An meeting at the previous Yin An meeting went to Fukushima to start a formal event in Japan on Monday. The government inspection team first met for preparations, and then held a meeting with Tokyo Electric Power Corporation, the Japanese Economic and Industry Province, and the Japanese Atomic Energy Regulation Committee to make a question and answer.</text:p>
      <text:p text:style-name="P4">
Park Zhen said that international atomic agencies are verifying the safety of nuclear sewage discharge. South Korea believes that South Korea is necessary to independently confirm whether the purification and emissions of sewage are objective and transparent, so they decided to send a delegation to Japan for inspection. The delegation will confirm the transparency and security of all processing processes. The Japanese side will provide necessary information, and it is believed that it will help make a final judgment.</text:p>
      <text:p text:style-name="P4">
News Source: <text:a xlink:type="simple" xlink:href="https://www.zaobao.com.sg/realtime/world/story20230522-1397137" text:style-name="Internet_20_link" text:visited-style-name="Visited_20_Internet_20_Link">
https://www.zaobao.com.sg/realtime/world/story20230522-1397137</text:a>
</text:p>
      <!--NEWS-->
      <text:h text:style-name="P10" text:outline-level="1">
<text:span text:style-name="T4">
Japanese media: Japan -China Arrangement held in June to hold talks with the Minister of Defense in June</text:span>
</text:h>
      <text:p text:style-name="P4">
Author: None</text:p>
      <text:p text:style-name="P4">
Publisher: Radio Free Asia (Organization)</text:p>
      <text:p text:style-name="P4">
Published Time: 2023-05-22T16:41:31-04:00</text:p>
      <text:p text:style-name="P4">
Modified Time: 2023-05-22T16:41: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2.389759in" draw:z-index="0">
<draw:image xlink:href="../Images/rfamandarin/2023-05-22T16-41-31-04-00/000000.png" xlink:type="simple" xlink:show="embed" xlink:actuate="onLoad" draw:mime-type="image/png"/>
</draw:frame>
Japanese Defense Akita Hamaita and China Defense Minister Li Shangfu <text:a xlink:type="simple" xlink:href="https://www.rfa.org/mandarin/Xinwen/8-05222023162909.html/@@images/image" text:style-name="Internet_20_link" text:visited-style-name="Visited_20_Internet_20_Link">
</text:a>
Agence France -Presse information picture/network picture/RFA synthesis</text:p>
      <text:p text:style-name="P4">
The Kyodo News Agency of Japan quoted people familiar with the matter and said that the Japanese and China governments are undergoing coordination. They are planned to hold a Japanese defense Akada Yuba and Chinese Defense Minister Li Shangfu on June 2 to 4 of the Asian Security Conference from June 2 to 4. Talks, the move aims to strengthen communication in the field of security.</text:p>
      <text:p text:style-name="P4">
This will be held again since June last year. Kyodo Society pointed out that China's marine activities seem to be the theme. The Japanese Defense Minister will expressed concerns about the increasingly active Sino -Russian military cooperation, the Chinese maritime police ship's entry into the Diaoyu Islands, and other issues, and pointed out the importance of peace and stability of the Taiwan Strait.</text:p>
      <text:p text:style-name="P4">
The Japanese Prime Minister Kishida Kishida expressed his willingness to talk to China on the 22nd. He believed that he must build a constructive stable relationship through the efforts of both parties, hoping to consider summit talks based on this view.</text:p>
      <text:p text:style-name="P4">
Responsible editor: Chen Pinjie</text:p>
      <text:p text:style-name="P4">
News Source: <text:a xlink:type="simple" xlink:href="https://www.rfa.org/mandarin/Xinwen/8-05222023162909.html" text:style-name="Internet_20_link" text:visited-style-name="Visited_20_Internet_20_Link">
https://www.rfa.org/mandarin/Xinwen/8-05222023162909.html</text:a>
</text:p>
      <!--NEWS-->
      <text:h text:style-name="P10" text:outline-level="1">
<text:span text:style-name="T4">
The Ministry of Education of China banned primary and secondary schools from passing or disguised examinations to select students</text:span>
</text:h>
      <text:p text:style-name="P4">
Author: None</text:p>
      <text:p text:style-name="P4">
Publisher: Radio Free Asia (Organization)</text:p>
      <text:p text:style-name="P4">
Published Time: 2023-05-22T16:46:54-04:00</text:p>
      <text:p text:style-name="P4">
Modified Time: 2023-05-22T16:46: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612011in" draw:z-index="0">
<draw:image xlink:href="../Images/rfamandarin/2023-05-22T16-46-54-04-00/000000.png" xlink:type="simple" xlink:show="embed" xlink:actuate="onLoad" draw:mime-type="image/png"/>
</draw:frame>
The picture shows a school co -organized by a primary and secondary school in Shanghai, and students are conducting sports activities. <text:a xlink:type="simple" xlink:href="https://www.rfa.org/mandarin/Xinwen/9-05222023164227.html/@@images/image" text:style-name="Internet_20_link" text:visited-style-name="Visited_20_Internet_20_Link">
</text:a>
Agence France -Presse information picture</text:p>
      <text:p text:style-name="P4">
The Ministry of Education of China issued a news on the 22nd that the General Office of the Ministry of Education recently issued a notice of admissions in primary and secondary schools to prohibit primary and secondary schools from passing the examination or disguised examination of students to ensure fair admission opportunities.</text:p>
      <text:p text:style-name="P4">
This notice emphasizes that local governments should consolidate the results of the nearby enrollment of compulsory education, scientifically and reasonably define the school enrollment area, standardize registration information collection, and improve the orderly admission mechanism; Certificate, honor certificate, training certificate, etc. are used as the basis or reference of enrollment admission.</text:p>
      <text:p text:style-name="P4">
There are many Chinese netizens on the Internet agreed with this decision. They believe that it is a major progress for the Chinese education environment, but some people are worried that "you can't fight for grades, you can only fight for your father." The house may continue to rise.</text:p>
      <text:p text:style-name="P4">
Responsible editor: Chen Pinjie</text:p>
      <text:p text:style-name="P4">
News Source: <text:a xlink:type="simple" xlink:href="https://www.rfa.org/mandarin/Xinwen/9-05222023164227.html" text:style-name="Internet_20_link" text:visited-style-name="Visited_20_Internet_20_Link">
https://www.rfa.org/mandarin/Xinwen/9-05222023164227.html</text:a>
</text:p>
      <!--NEWS-->
      <text:h text:style-name="P10" text:outline-level="1">
<text:span text:style-name="T4">
China and Russia hold a security talks</text:span>
</text:h>
      <text:p text:style-name="P4">
Author: None</text:p>
      <text:p text:style-name="P4">
Publisher: Radio Free Asia (Organization)</text:p>
      <text:p text:style-name="P4">
Published Time: 2023-05-22T16:55:00-04:00</text:p>
      <text:p text:style-name="P4">
Modified Time: 2023-05-22T16:5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495301in" draw:z-index="0">
<draw:image xlink:href="../Images/rfamandarin/2023-05-22T16-55-00-04-00/000000.png" xlink:type="simple" xlink:show="embed" xlink:actuate="onLoad" draw:mime-type="image/png"/>
</draw:frame>
Rose Federal Security Conference Secretary Nikolaipatrushev and Chen Wenqing, member of the Political Bureau of the Central Committee of the Communist Party of China [] <text:a xlink:type="simple" xlink:href="https://www.rfa.org/mandarin/Xinwen/10-05222023164822.html/@@images/image" text:style-name="Internet_20_link" text:visited-style-name="Visited_20_Internet_20_Link">
</text:a>
Agence France -Presse Information Picture France -France -France -Press/RFA synthesis</text:p>
      <text:p text:style-name="P4">
Nikolai Patrushev, secretary of the Russian Federal Security Conference and Chen Wenqing, member of the Political Bureau of the Central Committee of the Communist Party of China, held a safety talks in Moscow this Monday.</text:p>
      <text:p text:style-name="P4">
The Chinese Ministry of Foreign Affairs only said that Chen Wenqing went to Russia on May 21 to attend the international conference, and at the same time held talks with China -Russia law enforcement cooperation mechanisms.</text:p>
      <text:p text:style-name="P4">
Reuters said that this was the first meeting with Patrusev and Chen Wenqing. Chen Wenqing served as the secretary of the Political and Law Committee of the CPC Central Committee in October last year, and Patrusev was the former head of the Internal Security Department of the Russian Federal Security Agency. It was widely regarded as one of the most eagle members in the core circle of Russian President Vladimirputin.</text:p>
      <text:p text:style-name="P4">
The outside world estimates that the two sides will focus on the situation in Ukraine at the meeting, and at the same time, focus on the tough restraint of China and Russia agreed on the Summit of the Seventh Kingdoms Group, and may take countermeasures and cooperation measures. So far, the Ministry of Foreign Affairs of China and Russia has not explained or related details after the press conference.</text:p>
      <text:p text:style-name="P4">
Responsible editor: Chen Pinjie</text:p>
      <text:p text:style-name="P4">
News Source: <text:a xlink:type="simple" xlink:href="https://www.rfa.org/mandarin/Xinwen/10-05222023164822.html" text:style-name="Internet_20_link" text:visited-style-name="Visited_20_Internet_20_Link">
https://www.rfa.org/mandarin/Xinwen/10-05222023164822.html</text:a>
</text:p>
      <!--NEWS-->
      <text:h text:style-name="P10" text:outline-level="1">
<text:span text:style-name="T4">
At least 20 people died of fire in Guyan's school building</text:span>
</text:h>
      <text:p text:style-name="P4">
Author: 联合早报 (Person)</text:p>
      <text:p text:style-name="P4">
Publisher: 联合早报 (Organization)</text:p>
      <text:p text:style-name="P4">
Published Time: 2023-05-22T17:03</text:p>
      <text:p text:style-name="P4">
Modified Time: 2023-05-22T17:37</text:p>
      <text:p text:style-name="P4">
Description: A fire broke out in a school dormitory in the central part of Guyana in South America. The authorities reported at least 20 people on Sunday (May 21) in the evening (May 21) and were injured by many people. Agence France -Presse reported that MAHDIA Secondary ...</text:p>
      <text:p text:style-name="P4">
Videos: []</text:p>
      <text:p text:style-name="P4">
Audios: []</text:p>
      <text:p text:style-name="P4">
Images: []</text:p>
      <text:p text:style-name="P4">
Type: NewsArticle</text:p>
      <text:p text:style-name="P4">
Breadcrumbs: ['即时', '国际']</text:p>
      <text:p text:style-name="P4">
Keywords: ['火灾', '学校', '南美洲']</text:p>
      <!--METADATA-->
      <text:p text:style-name="P4">
A fire broke out in a school dormitory in the central part of Guyana in South America. The authorities reported at least 20 people on Sunday (May 21) in the evening (May 21) and were injured by many people.</text:p>
      <text:p text:style-name="P4">
Agence France -Presse reported that the fire, Mahdia Secondamate, was located in a mining town in central Guyana. Guyana President Ali Sunday evening interview: "This fire is a major disaster. Very terrible and painful."</text:p>
      <text:p text:style-name="P4">
Ali did not disclose the casualties of the fire at the time, but Agence France -Presse quoted an anonymous security official that the fire caused multiple people to die and injury. The authorities subsequently announced that the number of victims rose to 20.</text:p>
      <text:p text:style-name="P4">
Ali ordered two major hospitals in Georgeton to make arrangements, "so that every child who needs to pay attention to may get the best attention."</text:p>
      <text:p text:style-name="P4">
The opposition members called for a thorough investigation of the cause of the accident and took necessary measures to prevent the repeat of disaster.</text:p>
      <text:p text:style-name="P4">
Guyana is located in northern South America. It is the only official language in South America in English and a member of the Commonwealth, with a population of about 800,000.</text:p>
      <text:p text:style-name="P4">
News Source: <text:a xlink:type="simple" xlink:href="https://www.zaobao.com.sg/realtime/world/story20230522-1397145" text:style-name="Internet_20_link" text:visited-style-name="Visited_20_Internet_20_Link">
https://www.zaobao.com.sg/realtime/world/story20230522-1397145</text:a>
</text:p>
      <!--NEWS-->
      <text:h text:style-name="P10" text:outline-level="1">
<text:span text:style-name="T4">
"Asia Pacific Report" May 22, 2023 Audio</text:span>
</text:h>
      <text:p text:style-name="P4">
Author: None</text:p>
      <text:p text:style-name="P4">
Publisher: Radio Free Asia (Organization)</text:p>
      <text:p text:style-name="P4">
Published Time: 2023-05-22T17:08:33-04:00</text:p>
      <text:p text:style-name="P4">
Modified Time: 2023-05-22T17:08:33-04:00</text:p>
      <text:p text:style-name="P4">
Description: None</text:p>
      <text:p text:style-name="P4">
Videos: []</text:p>
      <text:p text:style-name="P4">
Audios: ["<text:a xlink:type="simple" xlink:href="https://www.rfa.org/mandarin/apr-audio/yp-052220230959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88615in" draw:z-index="0">
<draw:image xlink:href="../Images/rfamandarin/2023-05-22T17-08-33-04-00/000000.png" xlink:type="simple" xlink:show="embed" xlink:actuate="onLoad" draw:mime-type="image/png"/>
</draw:frame>
 <text:a xlink:type="simple" xlink:href="https://www.rfa.org/mandarin/apr-audio/yp-05222023095930.html/@@images/image" text:style-name="Internet_20_link" text:visited-style-name="Visited_20_Internet_20_Link">
</text:a>
Free Asia Radio Drawing <text:a xlink:type="simple" xlink:href="https://www.rfa.org/mandarin/apr-audio/yp-05222023095930.html/@@stream" text:style-name="Internet_20_link" text:visited-style-name="Visited_20_Internet_20_Link">
</text:a>
The main content of this show:</text:p>
      <text:p text:style-name="P4">
1 . China-Central Asia Summit ended, and luxury scenes such as maids and dishes were bombarded by netizens;</text:p>
      <text:p text:style-name="P4">
2 . The Seventh Kingdom Group issued a bulletin to gather the issue of China's economic coercion;</text:p>
      <text:p text:style-name="P4">
3 . Ritors Yu Wensheng was arrested for "provoking trouble", and the authorities scared the lawyer to intervene;</text:p>
      <text:p text:style-name="P4">
4 . After the US semiconductor company Micron Technology was banned by China, it turned to Japan to invest;</text:p>
      <text:p text:style-name="P4">
5 . Tsai Ing -wen made a seventh anniversary of the inauguration, reaching Taiwan's not provocative, and will never yield under pressure.</text:p>
      <text:p text:style-name="P4">
News Source: <text:a xlink:type="simple" xlink:href="https://www.rfa.org/mandarin/apr-audio/yp-05222023095930.html" text:style-name="Internet_20_link" text:visited-style-name="Visited_20_Internet_20_Link">
https://www.rfa.org/mandarin/apr-audio/yp-05222023095930.html</text:a>
</text:p>
      <!--NEWS-->
      <text:h text:style-name="P10" text:outline-level="1">
<text:span text:style-name="T4">
Modi visited Pakistani and the leaders of the Pacific Island country meeting analysis analysis believes that India has unique advantages to compete against China</text:span>
</text:h>
      <text:p text:style-name="P4">
Author: chinese@voanews.com (美国之音)</text:p>
      <text:p text:style-name="P4">
Publisher: 美国之音中文网 (Type: NewsMediaOrganization)</text:p>
      <text:p text:style-name="P4">
Published Time: 2023-05-22T17:25:06+08:00</text:p>
      <text:p text:style-name="P4">
Modified Time: 2023-05-22 09:25:06Z</text:p>
      <text:p text:style-name="P4">
Description: Indian Prime Minister Modi arrived in Papua New Guinea and visited Papua, and attended the India-Pacific Island Cooperation Forum on Monday (May 22, 2023) with Pakistana Prime Minister Malape and other countries in the region. Analysts said that in the Indo -Pacific Safety Quartet cooperation mechanism Quad, India has some unique advantages in the efforts of competing China's influence in the South Pacific region.</text:p>
      <text:p text:style-name="P4">
Videos: []</text:p>
      <text:p text:style-name="P4">
Images: []</text:p>
      <text:p text:style-name="P4">
Categories: ['亚太', '美国', '中国']</text:p>
      <text:p text:style-name="P4">
Type: None</text:p>
      <!--METADATA-->
      <text:p text:style-name="P4">
Nonenone</text:p>
      <text:p text:style-name="P4">
News Source: <text:a xlink:type="simple" xlink:href="https://www.voachinese.com/a/india-pm-modi-visits-png-and-china-implication-20230522/7103491.html" text:style-name="Internet_20_link" text:visited-style-name="Visited_20_Internet_20_Link">
https://www.voachinese.com/a/india-pm-modi-visits-png-and-china-implication-20230522/7103491.html</text:a>
</text:p>
      <!--NEWS-->
      <text:h text:style-name="P10" text:outline-level="1">
<text:span text:style-name="T4">
The representative of the "Taiwan Girls" people's congress was fined and approved by the platform; netizens: Do you dare to treat China in the same case?</text:span>
</text:h>
      <text:p text:style-name="P4">
Author: chinese@voanews.com (金谷)</text:p>
      <text:p text:style-name="P4">
Publisher: 美国之音中文网 (Type: NewsMediaOrganization)</text:p>
      <text:p text:style-name="P4">
Published Time: 2023-05-22T17:35:59+08:00</text:p>
      <text:p text:style-name="P4">
Modified Time: 2023-05-22 09:58:34Z</text:p>
      <text:p text:style-name="P4">
Description: Ling Youshi, who is currently living in Hong Kong, has recently issued a ticket by the Taiwan MAC for his representative of the 14th National People's Congress of the Communist Party of China. Ling Youshi told the Hong Kong media that he would never pay a fine to a regime that refuses to recognize the "one China" and the authoritarian regime. This remark has caused criticism from many Taiwanese netizens.</text:p>
      <text:p text:style-name="P4">
Videos: []</text:p>
      <text:p text:style-name="P4">
Images: []</text:p>
      <text:p text:style-name="P4">
Categories: ['台湾', '中国', '台海两岸关系']</text:p>
      <text:p text:style-name="P4">
Type: None</text:p>
      <!--METADATA-->
      <text:p text:style-name="P4">
Nonenone</text:p>
      <text:p text:style-name="P4">
News Source: <text:a xlink:type="simple" xlink:href="https://www.voachinese.com/a/taiwan-fines-china-npc-member-again-20230522/7103476.html" text:style-name="Internet_20_link" text:visited-style-name="Visited_20_Internet_20_Link">
https://www.voachinese.com/a/taiwan-fines-china-npc-member-again-20230522/7103476.html</text:a>
</text:p>
      <!--NEWS-->
      <text:h text:style-name="P10" text:outline-level="1">
<text:span text:style-name="T4">
Korean media: Minister of the United States returned to the dialogue when the situation was reviewed by North Korea</text:span>
</text:h>
      <text:p text:style-name="P4">
Author: 联合早报 (Person)</text:p>
      <text:p text:style-name="P4">
Publisher: 联合早报 (Organization)</text:p>
      <text:p text:style-name="P4">
Published Time: 2023-05-22T17:36</text:p>
      <text:p text:style-name="P4">
Modified Time: 2023-05-22T17:36</text:p>
      <text:p text:style-name="P4">
Description: South Korean Unified Minister, Quan Ning Shi, urged North Korean leader Kim Jong -un to examine the current surrounding situation and return to the road of dialogue. The Yonhap News Agency reported that Quan Ning Shi Monday (May 22) held a first anniversary of the Journalist Symposium in the North -South Talks Headquarters in Seoul. He pointed out at the meeting that Kim Jong -un was in charge ...</text:p>
      <text:p text:style-name="P4">
Videos: []</text:p>
      <text:p text:style-name="P4">
Audios: []</text:p>
      <text:p text:style-name="P4">
Images: []</text:p>
      <text:p text:style-name="P4">
Type: NewsArticle</text:p>
      <text:p text:style-name="P4">
Breadcrumbs: ['即时', '国际']</text:p>
      <text:p text:style-name="P4">
Keywords: ['朝鲜半岛', '韩国', '金正恩']</text:p>
      <!--METADATA-->
      <text:p text:style-name="P4">
South Korean Unified Minister, Quan Ning Shi, urged North Korean leader Kim Jong -un to examine the current surrounding situation and return to the road of dialogue.</text:p>
      <text:p text:style-name="P4">
The Yonhap News Agency reported that Quan Ning Shi Monday (May 22) held a first anniversary of the Journalist Symposium in the North -South Talks Headquarters in Seoul. At the meeting, he pointed out that Kim Jong -un has advertised "with the people as the heaven" and "the people's primaryist" in his first speech after he took power, and determined to make the people live a rich life, but this is in stark contrast to the current economic dilemma of North Korea.</text:p>
      <text:p text:style-name="P4">
Quan Ningshi said that South Korea has no hostility to North Korea and does not pursue the status quo by strength. Any issues that the DPRK cares can be placed on the dialogue table. He hoped that Kim Jong -un stopped provocation and isolation and embarked on the road of Huinan livelihood and promoting cooperation.</text:p>
      <text:p text:style-name="P4">
Quan Ningshi reviewed the past year's evaluation that North Korea's nuclear threats and provocations continued, and the situation on the peninsula was not alleviated, which was regrettable. However, the government's correction of the policy framework that has no vinegar and the designated sustainable advancement is worthy of recognition. The most important thing is that the government has established principled South Korea -DPRK relations to do what to do. In the future, he will continue to work hard to strive for substantial results.</text:p>
      <text:p text:style-name="P4">
News Source: <text:a xlink:type="simple" xlink:href="https://www.zaobao.com.sg/realtime/world/story20230522-1397150" text:style-name="Internet_20_link" text:visited-style-name="Visited_20_Internet_20_Link">
https://www.zaobao.com.sg/realtime/world/story20230522-1397150</text:a>
</text:p>
      <!--NEWS-->
      <text:h text:style-name="P10" text:outline-level="1">
<text:span text:style-name="T4">
Violation of data transfer stipulates that the parent company of Facebook Meta was fined 1.2 billion euros by the European Union</text:span>
</text:h>
      <text:p text:style-name="P4">
Author: 联合早报 (Person)</text:p>
      <text:p text:style-name="P4">
Publisher: 联合早报 (Organization)</text:p>
      <text:p text:style-name="P4">
Published Time: 2023-05-22T18:03</text:p>
      <text:p text:style-name="P4">
Modified Time: 2023-05-22T20:21</text:p>
      <text:p text:style-name="P4">
Description: The EU privacy regulatory agency claimed that Meta, the parent company of Facebook, violated the previous court ruling and transferred EU user data to the United States. Therefore, it was a record of 1.2 billion euros (about 1.746 billion yuan) of Meta's record. Comprehensive Agence France -Presse and Reuters report, Ireland ...</text:p>
      <text:p text:style-name="P4">
Videos: []</text:p>
      <text:p text:style-name="P4">
Audios: []</text:p>
      <text:p text:style-name="P4">
Images: []</text:p>
      <text:p text:style-name="P4">
Type: NewsArticle</text:p>
      <text:p text:style-name="P4">
Breadcrumbs: ['即时', '国际']</text:p>
      <text:p text:style-name="P4">
Keywords: ['Meta', '欧盟']</text:p>
      <!--METADATA-->
      <text:p text:style-name="P4">
The EU privacy regulatory agency claimed that Meta, the parent company of Facebook, violated the previous court ruling and transferred EU user data to the United States. Therefore, it was a record of 1.2 billion euros (about 1.746 billion yuan) of Meta's record.</text:p>
      <text:p text:style-name="P4">
Comprehensive Agence France -Presse and Reuters reported that the Irish Data Protection Commission made the above -mentioned fine decision on Meta on Monday (May 22) and asked Meta to stop transferring user data to the United States within five months.</text:p>
      <text:p text:style-name="P4">
Luxembourg fined 746 million euros in Amazon in 2021. The amount of fines faced by Meta this time was almost twice that of Amazon.</text:p>
      <text:p text:style-name="P4">
In the statement, Meta stated that it would appeal to the decision, including "unreasonable and unnecessary fines" and seeking a suspension of execution orders through the court.</text:p>
      <text:p text:style-name="P4">
"If there is no ability to transmit data from cross -border transmission, the Internet will be risked into the islands of the country and region."</text:p>
      <text:p text:style-name="P4">
The Supreme Court of the European Union made a decision in July 2020. The EU-American Data Transmission Agreement Privacy Shield (PrivacyShield) passed in 2016 was invalid, and pointed out that domestic laws in the United States obtained and used data transmitted from the European Union to make personal data from the EU, so that personal data Limited protection means that the data of EU citizens is not safe.</text:p>
      <text:p text:style-name="P4">
The European Commission said on Monday that it is expected to finalize a data transmission agreement with the United States before this summer to ensure the stability and legal certainty of the EU-US data transmission.</text:p>
      <text:p text:style-name="P4">
News Source: <text:a xlink:type="simple" xlink:href="https://www.zaobao.com.sg/realtime/world/story20230522-1397158" text:style-name="Internet_20_link" text:visited-style-name="Visited_20_Internet_20_Link">
https://www.zaobao.com.sg/realtime/world/story20230522-1397158</text:a>
</text:p>
      <!--NEWS-->
      <text:h text:style-name="P10" text:outline-level="1">
<text:span text:style-name="T4">
34 online rumors of Henan teachers collectively hunger strike for 4 years without salary</text:span>
</text:h>
      <text:p text:style-name="P4">
Author: chinese@voanews.com (金谷)</text:p>
      <text:p text:style-name="P4">
Publisher: 美国之音中文网 (Type: NewsMediaOrganization)</text:p>
      <text:p text:style-name="P4">
Published Time: 2023-05-22T18:05:42+08:00</text:p>
      <text:p text:style-name="P4">
Modified Time: 2023-05-22 10:08:10Z</text:p>
      <text:p text:style-name="P4">
Description: A group of 34 teachers in Sanmenxia City, Henan Province recently spread by the social media reported by the joint statement that they have worked high -intensity every day in 4 years, but so far they have not been implemented. It has been reported to the competent authorities many times, so collectively protested in the Education Bureau on a hunger strike</text:p>
      <text:p text:style-name="P4">
Videos: []</text:p>
      <text:p text:style-name="P4">
Images: []</text:p>
      <text:p text:style-name="P4">
Categories: ['中国', '人权']</text:p>
      <text:p text:style-name="P4">
Type: None</text:p>
      <!--METADATA-->
      <text:p text:style-name="P4">
Nonenone</text:p>
      <text:p text:style-name="P4">
News Source: <text:a xlink:type="simple" xlink:href="https://www.voachinese.com/a/7103515.html" text:style-name="Internet_20_link" text:visited-style-name="Visited_20_Internet_20_Link">
https://www.voachinese.com/a/7103515.html</text:a>
</text:p>
      <!--NEWS-->
      <text:h text:style-name="P10" text:outline-level="1">
<text:span text:style-name="T4">
China Public Security requires parents to check their children's mobile phones "secret chat software"</text:span>
</text:h>
      <text:p text:style-name="P4">
Author: chinese@voanews.com (杨安)</text:p>
      <text:p text:style-name="P4">
Publisher: 美国之音中文网 (Type: NewsMediaOrganization)</text:p>
      <text:p text:style-name="P4">
Published Time: 2023-05-22T18:21:52+08:00</text:p>
      <text:p text:style-name="P4">
Modified Time: 2023-05-22 10:21:52Z</text:p>
      <text:p text:style-name="P4">
Description: The encrypted communication application software has become the new goal of China's public security management and control remarks. In many places, the Public Security Bureau recently issued a notice asking parents to check whether the children's mobile phones are equipped with "secret chat software" such as Telegram. In addition to requiring deletion, some even require parents to bring their children to the Public Security Bureau for inquiry.</text:p>
      <text:p text:style-name="P4">
Videos: []</text:p>
      <text:p text:style-name="P4">
Images: []</text:p>
      <text:p text:style-name="P4">
Categories: ['中国', '科技']</text:p>
      <text:p text:style-name="P4">
Type: None</text:p>
      <!--METADATA-->
      <text:p text:style-name="P4">
Nonenone</text:p>
      <text:p text:style-name="P4">
News Source: <text:a xlink:type="simple" xlink:href="https://www.voachinese.com/a/china-encrypted-messaging-apps-crackdown-20230522/7103532.html" text:style-name="Internet_20_link" text:visited-style-name="Visited_20_Internet_20_Link">
https://www.voachinese.com/a/china-encrypted-messaging-apps-crackdown-20230522/7103532.html</text:a>
</text:p>
      <!--NEWS-->
      <text:h text:style-name="P10" text:outline-level="1">
<text:span text:style-name="T4">
石: The real terrible part of the Li Haoshi incident</text:span>
</text:h>
      <text:p text:style-name="P4">
Author: chinese@voanews.com (邓聿文)</text:p>
      <text:p text:style-name="P4">
Publisher: 美国之音中文网 (Type: NewsMediaOrganization)</text:p>
      <text:p text:style-name="P4">
Published Time: 2023-05-22T19:27:45+08:00</text:p>
      <text:p text:style-name="P4">
Modified Time: 2023-05-22 11:27:45Z</text:p>
      <text:p text:style-name="P4">
Description: "Listening to the party's command, can win the battle, and excellent style." This is the goal of Xi Jinping's strong army proposed by the People's Liberation Army in March 2013. Since then, it has become the standard for the PLA like nameplate. Recently, Li Haoshi, a talk show actor in China, praised the wild dog's survival and combat ability with "excellent style and can win the battle" during the performance, and was accused of "insulting" the PLA. The public opinion storm caused by this incident and the official punishment of Li Haoshi's investigation and the huge penalty of Xiaoguo Company can be regarded as the iconic incident of the shift of the Chinese public opinion field and the viciousness of social and political culture.</text:p>
      <text:p text:style-name="P4">
Videos: []</text:p>
      <text:p text:style-name="P4">
Images: []</text:p>
      <text:p text:style-name="P4">
Categories: ['特约时评', '中国']</text:p>
      <text:p text:style-name="P4">
Type: None</text:p>
      <!--METADATA-->
      <text:p text:style-name="P4">
Nonenone</text:p>
      <text:p text:style-name="P4">
News Source: <text:a xlink:type="simple" xlink:href="https://www.voachinese.com/a/deng-yuwen-on-chinese-stand-up-comedian-arrested-after-joke-about-army-20230522/7103586.html" text:style-name="Internet_20_link" text:visited-style-name="Visited_20_Internet_20_Link">
https://www.voachinese.com/a/deng-yuwen-on-chinese-stand-up-comedian-arrested-after-joke-about-army-20230522/7103586.html</text:a>
</text:p>
      <!--NEWS-->
      <text:h text:style-name="P10" text:outline-level="1">
<text:span text:style-name="T4">
Prime Minister of Norway: NATO should approve Sweden to become member states in the July Summit</text:span>
</text:h>
      <text:p text:style-name="P4">
Author: 联合早报 (Person)</text:p>
      <text:p text:style-name="P4">
Publisher: 联合早报 (Organization)</text:p>
      <text:p text:style-name="P4">
Published Time: 2023-05-22T19:33</text:p>
      <text:p text:style-name="P4">
Modified Time: 2023-05-22T20:25</text:p>
      <text:p text:style-name="P4">
Description: Norwegian Prime Minister Steler said NATO should approve Sweden as a member of the organization at the Vilnius Summit in July. Reuters reported that Steller's Monday (May 22) Oslo made the above remarks in the face of international media in Oslo, the capital of Norway. Sweden had previously applied for Finland ...</text:p>
      <text:p text:style-name="P4">
Videos: []</text:p>
      <text:p text:style-name="P4">
Audios: []</text:p>
      <text:p text:style-name="P4">
Images: []</text:p>
      <text:p text:style-name="P4">
Type: NewsArticle</text:p>
      <text:p text:style-name="P4">
Breadcrumbs: ['即时', '国际']</text:p>
      <text:p text:style-name="P4">
Keywords: ['北大西洋公约组织', '北约', '瑞典', '芬兰', '挪威', '土耳其']</text:p>
      <!--METADATA-->
      <text:p text:style-name="P4">
Norwegian Prime Minister Steler said NATO should approve Sweden as a member of the organization at the Vilnius Summit in July.</text:p>
      <text:p text:style-name="P4">
Reuters reported that Steller's Monday (May 22) Oslo made the above remarks in the face of international media in Oslo, the capital of Norway.</text:p>
      <text:p text:style-name="P4">
Sweden had previously applied to join NATO with Finland, but it has not been agreed by all NATO member states. Turkey has repeatedly emphasized that it only supports Finland's applications, and Sweden must take further measures to obtain Turkey's support.</text:p>
      <text:p text:style-name="P4">
Finland officially became <text:a xlink:type="simple" xlink:href="https://www.zaobao.com/realtime/world/story20230404-1379529" text:style-name="Internet_20_link" text:visited-style-name="Visited_20_Internet_20_Link">
</text:a>
And Türkiye and Hungary have not agreed to join NATO in Sweden.</text:p>
      <text:p text:style-name="P4">
NATO will hold a summit in Vilnis, the capital of Lithuania in July. NATO Secretary -General Stoltenberg said in April that member states agreed to [] <text:a xlink:type="simple" xlink:href="https://www.zaobao.com/realtime/world/story20230405-1379868" text:style-name="Internet_20_link" text:visited-style-name="Visited_20_Internet_20_Link">
</text:a>
 。</text:p>
      <text:p text:style-name="P4">
News Source: <text:a xlink:type="simple" xlink:href="https://www.zaobao.com.sg/realtime/world/story20230522-1397174" text:style-name="Internet_20_link" text:visited-style-name="Visited_20_Internet_20_Link">
https://www.zaobao.com.sg/realtime/world/story20230522-1397174</text:a>
</text:p>
      <!--NEWS-->
      <text:h text:style-name="P10" text:outline-level="1">
<text:span text:style-name="T4">
Korean media: The Korean government has judged that North Korea is difficult to launch military reconnaissance satellites in the near future</text:span>
</text:h>
      <text:p text:style-name="P4">
Author: 联合早报 (Person)</text:p>
      <text:p text:style-name="P4">
Publisher: 联合早报 (Organization)</text:p>
      <text:p text:style-name="P4">
Published Time: 2023-05-22T19:47</text:p>
      <text:p text:style-name="P4">
Modified Time: 2023-05-22T19:52</text:p>
      <text:p text:style-name="P4">
Description: North Korea has recently claimed that it has been a "preparation" for military reconnaissance satellites, but the South Korean government has been judged that the North Korean Star has not been approaching, and it has recently launched it. Yonhap reported that senior officials of the Ministry of Unified South Korea told reporters on Monday (May 22) that North Korean leader Kim Jong -un has previously publicly scheduled ...</text:p>
      <text:p text:style-name="P4">
Videos: []</text:p>
      <text:p text:style-name="P4">
Audios: []</text:p>
      <text:p text:style-name="P4">
Images: []</text:p>
      <text:p text:style-name="P4">
Type: NewsArticle</text:p>
      <text:p text:style-name="P4">
Breadcrumbs: ['即时', '国际']</text:p>
      <text:p text:style-name="P4">
Keywords: ['朝鲜', '卫星', '金正恩']</text:p>
      <!--METADATA-->
      <text:p text:style-name="P4">
North Korea has recently claimed that it has been a "preparation" for military reconnaissance satellites, but the South Korean government has been judged that the North Korean Star has not been approaching, and it has recently launched it.</text:p>
      <text:p text:style-name="P4">
Yonhap reported that the Senior officials of the South Korean Ministry of Unified Ministry told reporters on Monday (May 22) that North Korean leader Kim Jong -un has previously stated publicly that he will launch "Military Reconnament Satellite No. 1", so the North Korean party will always be launched, but the relevant Korean department evaluates that the DPRK believes It is difficult to launch satellites in the near future. It is estimated that the preparation of the DPRK has not entered the stage of launching.</text:p>
      <text:p text:style-name="P4">
The North Korean Society previously reported that Kim Jong -un last Tuesday (16) [] <text:a xlink:type="simple" xlink:href="https://www.zaobao.com/realtime/world/story20230517-1395436" text:style-name="Internet_20_link" text:visited-style-name="Visited_20_Internet_20_Link">
</text:a>
It is pointed out that the successful launch of military reconnaissance satellites is an urgent demand under the current national security situation and approves the committee's future action plan.</text:p>
      <text:p text:style-name="P4">
In the report, the North Korean Society pointed out that the launch project of Military Reconnament 1 No. 1 is in the "ending stage."</text:p>
      <text:p text:style-name="P4">
News Source: <text:a xlink:type="simple" xlink:href="https://www.zaobao.com.sg/realtime/world/story20230522-1397179" text:style-name="Internet_20_link" text:visited-style-name="Visited_20_Internet_20_Link">
https://www.zaobao.com.sg/realtime/world/story20230522-1397179</text:a>
</text:p>
      <!--NEWS-->
      <text:h text:style-name="P10" text:outline-level="1">
<text:span text:style-name="T4">
On Monday, the U.S. market focused on the focus on sportswear retailers, Foot Locker's performance did not meet the standards</text:span>
</text:h>
      <text:p text:style-name="P4">
Author: 李可爱 (Person)</text:p>
      <text:p text:style-name="P4">
Publisher: 联合早报 (Organization)</text:p>
      <text:p text:style-name="P4">
Published Time: 2023-05-22T20:01</text:p>
      <text:p text:style-name="P4">
Modified Time: 2023-05-22T20:44</text:p>
      <text:p text:style-name="P4">
Description: Monday (May 22) focuses on: Monday (May 22), the main stock index futures of the Wall Street stock market, is low. Republicans of the White House and the House of Representatives have raised the time limit for raising the US debt limit to reach an agreement. Because the prospects are unclear, many investors take view for the time being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text:p text:style-name="P4">
Type: NewsArticle</text:p>
      <text:p text:style-name="P4">
Breadcrumbs: ['即时', '国际']</text:p>
      <text:p text:style-name="P4">
Keywords: ['美国股市', '美市', '财经即时', '零售业']</text:p>
      <!--METADATA-->
      <text:h text:style-name="P13" text:outline-level="4">
<text:span text:style-name="T4">
Monday (May 22):</text:span>
</text:h>
      <ul>
        <li>
Monday (May 22), the main stock index futures of Wall Street stock markets, is low. Republicans of the White House and the House of Representatives have raised the time limit for raising the US debt limit to reach an agreement. Because the prospects are unclear, many investors take a wait -and -see attitude for the time being. * At 7 o'clock, the standard with the Pur 500 index futures slightly retreats by 2.90 points or 0.07 % to 4189.10 points; 14.60 points low, at 33412.00 points. * The US debt limit negotiations have been suspended, causing the stock market to not be able to maintain the increase in the early trading. The US stock market last Friday (19th) was weak. * Standard and the Pur 500 Index fell slightly 6.07 points last Friday, and closed the market 4191.98 points. The heavyweight Dow Jones Index also fell 109.28 points, and the closed market was 33426.63 points. The Nasdaq 100 index based on technology stocks retreats 0.22 % or 31.13 points, and is closed at 13803.49 points. * The trading of the US stock market last Friday was quiet. The total transaction volume of the exchange was 9.86 billion shares, which was less than the average transaction volume of 10.62 billion shares in the past 20 days.</li>
      </ul>
      <text:h text:style-name="P13" text:outline-level="4">
<text:span text:style-name="T4">
Pre -trading focus:</text:span>
</text:h>
      <ul>
        <li>
Beijing banned large Chinese companies from buying products from the largest memory chip manufacturer in the United States. China official also announced that Micron Technology (Micron Technology) did not pass the network security censorship in China, resulting in the stock price of Micron Technology fell 3.42 US dollars before the market on Monday night.</li>
      </ul>
      <text:p text:style-name="P4">
<draw:frame draw:style-name="fr1" draw:name="Image153" text:anchor-type="as-char" svg:width="6.9236in" svg:height="4.586885in" draw:z-index="0">
<draw:image xlink:href="../Images/zaobao world/2023-05-22T20-01/000000.png" xlink:type="simple" xlink:show="embed" xlink:actuate="onLoad" draw:mime-type="image/png"/>
</draw:frame>
Micron Technology's stock price fell 3.42 US dollars before the market on Monday night, with a period of $ 64.75. (Reuters)</text:p>
      <ul>
        <li>
The Wall Street Journal reported that Meta Platforms, the parent company of Facebook, was fined $ 1.3 billion by EU privacy regulatory agencies for providing user information to relevant US authorities. This ruling is expected to be announced on Monday night. Meta Platforms's stock price fell 3.74 US dollars before the market on Monday night, with a US $ 241.90. * The market is rumored that Exxon Mobil has recently bought a large land drilling right to drill a large area of land in Arkansas, which aims to produce lithium (Lithium), which is the key material for electric vehicle batteries. ExxonMobil's stock price fell slightly by $ 0.21 before the market, and the deadline was $ 106.05. * On the week, let's take a look at the FOOT Locker of Sports Clothing Chain Group. On Monday night, the stock continued to retreat by $ 0.76, and the deadline reported at $ 29.45. * Active stocks before the market: Apple, Micron Technology, Tesla, Western Pacific Bank and Nvidia. At the time of the draft, the stock price of these five active stocks took off.</li>
      </ul>
      <text:p text:style-name="P4">
<draw:frame draw:style-name="fr1" draw:name="Image154" text:anchor-type="as-char" svg:width="6.9236in" svg:height="4.750359in" draw:z-index="0">
<draw:image xlink:href="../Images/zaobao world/2023-05-22T20-01/000001.png" xlink:type="simple" xlink:show="embed" xlink:actuate="onLoad" draw:mime-type="image/png"/>
</draw:frame>
FOOTLOCKER's double -digit decline in the turnover, cracking down on the Group's stock price over 27 % last Friday. (Agence France -Presse)</text:p>
      <text:h text:style-name="P13" text:outline-level="4">
<text:span text:style-name="T4">
Foot Locker Inc (New York Stock Exchange code: FL)</text:span>
</text:h>
      <text:p text:style-name="P4">
The slowdown in consumer expenditure is more significant than expected, resulting in a double -digit decline in the turnover of Sports Clothing Retail Chain Group FOOTLOCKER, and the Group's stock price plunged more than 27 % last Friday. Not only that, the Foot Locker also lowered the prediction of the overall performance that day.</text:p>
      <text:p text:style-name="P4">
Following Target, TJ Maxx, and Wal -Mart's major retailers last week announced a series of performances that exceeded expected, market investors inevitably look forward to FOOTLOCKER's performance. But the disappointing Foot Locker's performance may now be a sign of the retail industry's next downhill.</text:p>
      <text:p text:style-name="P4">
According to the first quarter performance report of Foot Locker as of April 29, FOOTLOCKER's turnover and profit have not reached the standard. The executive also said that the group must also actively launch various promotions to persuade consumers to spend disposable income to buy shoes and clothes in order to reduce accumulated inventory.</text:p>
      <text:p text:style-name="P4">
<draw:frame draw:style-name="fr1" draw:name="Image155" text:anchor-type="as-char" svg:width="6.9236in" svg:height="4.788823in" draw:z-index="0">
<draw:image xlink:href="../Images/zaobao world/2023-05-22T20-01/000002.png" xlink:type="simple" xlink:show="embed" xlink:actuate="onLoad" draw:mime-type="image/png"/>
</draw:frame>
FOOTLOCKER should actively launch various promotions to persuade consumers to spend disposable income to buy shoes and clothes in order to reduce hoarding inventory. (Reuters)</text:p>
      <text:p text:style-name="P4">
The report shows that the Group's turnover has decreased by 11.4 % to US $ 1.930 million from the same period in the same period of 2022 to $ 1.930 million. The average prediction of analysts collected by Refinitiv before is the turnover of $ 1.99 million, and the profit is $ 0.81 per share after adjustment.</text:p>
      <text:p text:style-name="P4">
The first quarter of Foot Locker was $ 36 million, that is, $ 0.38 per share, which was also significantly inferior to $ 1.37 per share of $ 1.37 per share in the same period in 2022.</text:p>
      <text:p text:style-name="P4">
FOOTLOCKER executives now expect that the turnover of this fiscal year will decrease by 6.5 % to 8 %, which is more serious than the 3.5 % to 5.5 % predicted two months ago; It is also worse than 3.5 % to 5.5 % predicted before.</text:p>
      <text:p text:style-name="P4">
Previously, Foot Locker's executives predict that non -GAAP's profit per share will be from $ 3.35 to $ 3.65, but now they have reduced this forecast number to $ 2 to $ 2.25.</text:p>
      <text:p text:style-name="P4">
Foot Locker's disappointing performance also worried investors to retailers who will release their performance next. This week's performances include: Kohl ’s, American, Abercrombie &amp; Fitch, Ralph Lauren and Gap and other retailers. According to Bank of America, 45 % of companies in the retail industry have not yet released financial reports.</text:p>
      <text:p text:style-name="P4">
Among the 18 analysts of Tipranks, eight were rated to "buy" to Footlocker's shares, nine "held" rating, and a "sell" rating. The average target price of the one -year period was $ 47.69.</text:p>
      <text:p text:style-name="P4">
News Source: <text:a xlink:type="simple" xlink:href="https://www.zaobao.com.sg/realtime/world/story20230522-1397183" text:style-name="Internet_20_link" text:visited-style-name="Visited_20_Internet_20_Link">
https://www.zaobao.com.sg/realtime/world/story20230522-1397183</text:a>
</text:p>
      <!--NEWS-->
      <text:h text:style-name="P10" text:outline-level="1">
<text:span text:style-name="T4">
Malaysia will refill the smoking prohibition bill</text:span>
</text:h>
      <text:p text:style-name="P4">
Author: 联合早报 (Person)</text:p>
      <text:p text:style-name="P4">
Publisher: 联合早报 (Organization)</text:p>
      <text:p text:style-name="P4">
Published Time: 2023-05-22T20:06</text:p>
      <text:p text:style-name="P4">
Modified Time: 2023-05-22T20:06</text:p>
      <text:p text:style-name="P4">
Description: The Malaysian Ministry of Health is ready to submit the "Tobacco and Smoking Control Act 2022" again. The revised bill has greatly reduced the amount of fines, and the community services are listed as one of the options for punishment. The authorities hope that this can reduce the huge controversy caused by the first time the bill. Malaysia ...</text:p>
      <text:p text:style-name="P4">
Videos: []</text:p>
      <text:p text:style-name="P4">
Audios: []</text:p>
      <text:p text:style-name="P4">
Images: []</text:p>
      <text:p text:style-name="P4">
Type: NewsArticle</text:p>
      <text:p text:style-name="P4">
Breadcrumbs: ['即时', '国际']</text:p>
      <text:p text:style-name="P4">
Keywords: ['马来西亚', '禁烟']</text:p>
      <!--METADATA-->
      <text:p text:style-name="P4">
The Malaysian Ministry of Health is ready to submit the "Tobacco and Smoking Control Act 2022" again. The revised bill has greatly reduced the amount of fines, and the community services are listed as one of the options for punishment. The authorities hope that this can reduce the huge controversy caused by the first time the bill.</text:p>
      <text:p text:style-name="P4">
Starting Monday (May 22), the second meeting of the 15th Phase of Malaysia. Special Consultant Special Counsel Hilmi told Malaysia in Malaysia. At present, those who are 16 years of age buy cigarettes or electronic cigarettes are not allowed to smoke or electronic cigarettes.</text:p>
      <text:p text:style-name="P4">
When the Minister of Sanitary Minister Kelly first submitted the bill in the Congress in October 2022, it caused controversy because the bill was fined RM 5,000 (about S $ 1480). At that time, Congress disbanded on October 10, so the bill was not completed. After the opposition, it agreed to submit the bill to the special committee of the Congress, and then submit it again by the Ministry of Health.</text:p>
      <text:p text:style-name="P4">
Hillmi said that the Congress Special Committee made a number of amendments to the original bill, including the proposal that the government's fines of the offenders were reduced from the original RM5,000 to RM500 to avoid constituting a financial burden on the offenders. He said that the committee also suggested that the punishment options include community services, which shows that the purpose of the government to formulate this bill is education rather than punishment.</text:p>
      <text:p text:style-name="P4">
News Source: <text:a xlink:type="simple" xlink:href="https://www.zaobao.com.sg/realtime/world/story20230522-1397185" text:style-name="Internet_20_link" text:visited-style-name="Visited_20_Internet_20_Link">
https://www.zaobao.com.sg/realtime/world/story20230522-1397185</text:a>
</text:p>
      <!--NEWS-->
      <text:h text:style-name="P10" text:outline-level="1">
<text:span text:style-name="T4">
Voltic Dedlaine visited South Korea, Europe and South Korea to agree on strengthening green hygiene digital cooperation</text:span>
</text:h>
      <text:p text:style-name="P4">
Author: 联合早报 (Person)</text:p>
      <text:p text:style-name="P4">
Publisher: 联合早报 (Organization)</text:p>
      <text:p text:style-name="P4">
Published Time: 2023-05-22T20:17</text:p>
      <text:p text:style-name="P4">
Modified Time: 2023-05-22T20:17</text:p>
      <text:p text:style-name="P4">
Description: Feng Delin, chairman of the European Commission, visited South Korea and held talks with South Korean President Yin Xiyue in Seoul. The two parties issued a joint statement to agreed to strengthen cooperation in the three major fields of green, hygiene and digital. Comprehensive Yonhap News Agency and Reuters reported that Yin Xiyue and von derine signed "South Korea and the European Union ...</text:p>
      <text:p text:style-name="P4">
Videos: []</text:p>
      <text:p text:style-name="P4">
Audios: []</text:p>
      <text:p text:style-name="P4">
Images: []</text:p>
      <text:p text:style-name="P4">
Type: NewsArticle</text:p>
      <text:p text:style-name="P4">
Breadcrumbs: ['即时', '国际']</text:p>
      <text:p text:style-name="P4">
Keywords: ['韩国', '欧盟', '朝鲜半岛', '尹锡悦', '冯德莱恩']</text:p>
      <!--METADATA-->
      <text:p text:style-name="P4">
Feng Delin, chairman of the European Commission, visited South Korea and held talks with South Korean President Yin Xiyue in Seoul. The two parties issued a joint statement to agreed to strengthen cooperation in the three major fields of green, hygiene and digital.</text:p>
      <text:p text:style-name="P4">
Comprehensive Yonhap News Agency and Reuters reported that Yin Xiyue and Feng Delin signed the "South Korea and EU Green Partnership Agreement" to aggregate comprehensive cooperation in climate and environmental fields such as climate actions, environmental protection, and energy transformation.</text:p>
      <text:p text:style-name="P4">
South Korea and Europe also signed the "South Korea and EU Health Emergency Cooperation Agreement" to agree to jointly carry out medical emergency research and development projects, strengthen cross -border health emergency cooperation, and jointly assist third countries in vaccine production and vaccination.</text:p>
      <text:p text:style-name="P4">
The two parties decided that, as the follow -up measures for the "South Korea and EU Digital Partnership Agreement" signed in November last year, Europe and South Korea will hold a digital partnership meeting.</text:p>
      <text:p text:style-name="P4">
In addition, Europe and South Korea also agreed to set up a new "South Korea and EU Foreign Minister Strategic Dialogue" to strengthen Korean and European comprehensive security cooperation.</text:p>
      <text:p text:style-name="P4">
Yin Xiyue said that South Korea and Europe have decided to strengthen cooperation to maintain economic security and build a tough supply chain. South Korea and Europe welcomes the mutually beneficial economic cooperation between the two sides to gradually expand to emerging industries such as supply chains, numbers, and space.</text:p>
      <text:p text:style-name="P4">
This year marks the 60th anniversary of the establishment of diplomatic relations between South Korea and Europe. Yin Xiyue and Feng Delin condemned Russia to invading Ukraine in a joint statement and criticized North Korea to develop nuclear arsenal and threatened the use of nuclear weapons for the use of nuclear weapons.</text:p>
      <text:p text:style-name="P4">
At the press conference after the meeting, Feng Delin thanked Yin Xiyue about South Korea's financial and humanitarian assistance in Ukraine.</text:p>
      <text:p text:style-name="P4">
News Source: <text:a xlink:type="simple" xlink:href="https://www.zaobao.com.sg/realtime/world/story20230522-1397189" text:style-name="Internet_20_link" text:visited-style-name="Visited_20_Internet_20_Link">
https://www.zaobao.com.sg/realtime/world/story20230522-1397189</text:a>
</text:p>
      <!--NEWS-->
      <text:h text:style-name="P10" text:outline-level="1">
<text:span text:style-name="T4">
China's pension is worried about the promotion of the basic pension service system in various places</text:span>
</text:h>
      <text:p text:style-name="P4">
Author: chinese@voanews.com (美国之音)</text:p>
      <text:p text:style-name="P4">
Publisher: 美国之音中文网 (Type: NewsMediaOrganization)</text:p>
      <text:p text:style-name="P4">
Published Time: 2023-05-22T20:53:40+08:00</text:p>
      <text:p text:style-name="P4">
Modified Time: 2023-05-22 12:53:40Z</text:p>
      <text:p text:style-name="P4">
Description: On May 21st, the CCP authorities issued guidance to the construction of the basic pension service system to the construction of the basic pension service system in 2025. This is the latest step in the CCP to prevent the crisis of the population.</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issues-guidance-for-basic-elderly-care-system-by-2025-20230522/7103633.html" text:style-name="Internet_20_link" text:visited-style-name="Visited_20_Internet_20_Link">
https://www.voachinese.com/a/china-issues-guidance-for-basic-elderly-care-system-by-2025-20230522/7103633.html</text:a>
</text:p>
      <!--NEWS-->
      <text:h text:style-name="P10" text:outline-level="1">
<text:span text:style-name="T4">
China strongly obstructs that Taiwan's participation in the World Health Conference has worked hard to fail again</text:span>
</text:h>
      <text:p text:style-name="P4">
Author: chinese@voanews.com (松仁)</text:p>
      <text:p text:style-name="P4">
Publisher: 美国之音中文网 (Type: NewsMediaOrganization)</text:p>
      <text:p text:style-name="P4">
Published Time: 2023-05-22T21:00:33+08:00</text:p>
      <text:p text:style-name="P4">
Modified Time: 2023-05-22 13:00:33Z</text:p>
      <text:p text:style-name="P4">
Description: Taiwan's efforts to participate in this year's World Health Congress (WHA) have been strongly obstructed in Beijing, although this year's international calling for participating in Taiwan is stronger than ever.</text:p>
      <text:p text:style-name="P4">
Videos: []</text:p>
      <text:p text:style-name="P4">
Images: []</text:p>
      <text:p text:style-name="P4">
Categories: ['台湾', '健康', '中国', '台海两岸关系']</text:p>
      <text:p text:style-name="P4">
Type: None</text:p>
      <!--METADATA-->
      <text:p text:style-name="P4">
Nonenone</text:p>
      <text:p text:style-name="P4">
News Source: <text:a xlink:type="simple" xlink:href="https://www.voachinese.com/a/taiwan-excluded-from-who-annual-assembly-following-chinese-opposition-20230522/7103639.html" text:style-name="Internet_20_link" text:visited-style-name="Visited_20_Internet_20_Link">
https://www.voachinese.com/a/taiwan-excluded-from-who-annual-assembly-following-chinese-opposition-20230522/7103639.html</text:a>
</text:p>
      <!--NEWS-->
      <text:h text:style-name="P10" text:outline-level="1">
<text:span text:style-name="T4">
Russia calls Ukraine "Destroy the Team" into the Russian border territory</text:span>
</text:h>
      <text:p text:style-name="P4">
Author: 联合早报 (Person)</text:p>
      <text:p text:style-name="P4">
Publisher: 联合早报 (Organization)</text:p>
      <text:p text:style-name="P4">
Published Time: 2023-05-22T21:45</text:p>
      <text:p text:style-name="P4">
Modified Time: 2023-05-22T22:26</text:p>
      <text:p text:style-name="P4">
Description: Russia called a Ukrainian "destruction team" into Belgorod, Russia and Urnes, and Russian President Putin was informed of the situation. Reuters reported that Belgorian Governor Gradkov (Vyacheslav GL ...</text:p>
      <text:p text:style-name="P4">
Videos: []</text:p>
      <text:p text:style-name="P4">
Audios: []</text:p>
      <text:p text:style-name="P4">
Images: []</text:p>
      <text:p text:style-name="P4">
Type: NewsArticle</text:p>
      <text:p text:style-name="P4">
Breadcrumbs: ['即时', '国际']</text:p>
      <text:p text:style-name="P4">
Keywords: ['俄乌战争', '俄罗斯', '乌克兰', '乌克兰危机']</text:p>
      <!--METADATA-->
      <text:p text:style-name="P4">
Russia called a Ukrainian "destruction team" into Belgorod, Russia and Urnes, and Russian President Putin was informed of the situation.</text:p>
      <text:p text:style-name="P4">
Reuters reported that Bergot, Governor Vyacheslavgladkov Monday (May 22), posted Telegram that the Russian army and security forces are taking measures to repel this Ukraine's "destruction team" Essence</text:p>
      <text:p text:style-name="P4">
Ukrainian media reported that the Ukrainian military intelligence department said that the operation was initiated by Russian citizens of two quasi -military groups.</text:p>
      <text:p text:style-name="P4">
ANDRIY YUSOV, spokesman for the General Administration of Defense Intelligence, said the Russian Freedom of Russia and the RussianVolunteer Corps were responsible for the operation.</text:p>
      <text:p text:style-name="P4">
Yosov said: "I think we can only welcome decisive operations made by Russian citizens who are conscious. They are ready to fight for armed struggle and fight against Putin's criminal regime."</text:p>
      <text:p text:style-name="P4">
According to the data, the Russian Liberty Legion was established in March 2022. It is composed of the defectors of the Russian Federal Army, the Volunteers of the Russians and the White Ross in order to assist Ukraine to resist Russia's invasion. The Russian volunteer group is mainly composed of Russian right -wing people from Ukraine.</text:p>
      <text:p text:style-name="P4">
Ukrainian presidential adviser Mykhailopodolyak sent a tweet that U -Fang had nothing to do with Belgore's actions. "Ukraine expressed concern about the Belgor Rhodes and was studying the situation. "</text:p>
      <text:p text:style-name="P4">
He also said that "the tank is sold in any Russian military store, and the underground guerrilla organization is composed of Russian citizens."</text:p>
      <text:p text:style-name="P4">
News Source: <text:a xlink:type="simple" xlink:href="https://www.zaobao.com.sg/realtime/world/story20230522-1397210" text:style-name="Internet_20_link" text:visited-style-name="Visited_20_Internet_20_Link">
https://www.zaobao.com.sg/realtime/world/story20230522-1397210</text:a>
</text:p>
      <!--NEWS-->
      <text:h text:style-name="P10" text:outline-level="1">
<text:span text:style-name="T4">
The State Administration of Financial Supervision and Administration of China is listed to analyze: helpless solution to China's huge debt</text:span>
</text:h>
      <text:p text:style-name="P4">
Author: chinese@voanews.com (陈筠)</text:p>
      <text:p text:style-name="P4">
Publisher: 美国之音中文网 (Type: NewsMediaOrganization)</text:p>
      <text:p text:style-name="P4">
Published Time: 2023-05-22T22:00:55+08:00</text:p>
      <text:p text:style-name="P4">
Modified Time: 2023-05-22 14:33:52Z</text:p>
      <text:p text:style-name="P4">
Description: The newly established State Financial Supervision and Administration Administration of the Communist Party of China and institutions has officially listed recently. Chinese officials said that they should strive to eliminate regulatory gaps and blind spots and keep the bottom line without systemic financial risks. Analysts said that this is an institution established by the Chinese government to solve the problem of the "mixed business" of the financial market, so as to avoid greater social rights protection issues in the future. It has a bottom -line defense negative function in preventing financial risks, but it has no positive significance for solving China's huge debt.</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new-regulator-is-helpless-to-solve-china-s-huge-debt-20230522/7103699.html" text:style-name="Internet_20_link" text:visited-style-name="Visited_20_Internet_20_Link">
https://www.voachinese.com/a/china-s-new-regulator-is-helpless-to-solve-china-s-huge-debt-20230522/7103699.html</text:a>
</text:p>
      <!--NEWS-->
      <text:h text:style-name="P10" text:outline-level="1">
<text:span text:style-name="T4">
The US company promotes AI scientific and technological means to prevent moral questioning on campus shooting</text:span>
</text:h>
      <text:p text:style-name="P4">
Author: 联合早报 (Person)</text:p>
      <text:p text:style-name="P4">
Publisher: 联合早报 (Organization)</text:p>
      <text:p text:style-name="P4">
Published Time: 2023-05-22T22:38</text:p>
      <text:p text:style-name="P4">
Modified Time: 2023-05-22T23:48</text:p>
      <text:p text:style-name="P4">
Description: The frequent occurrence of the American campus shooting has aroused concerns about domestic teachers and students and parents, but also attracted the attention of technology companies. Existing technology companies urged the school to use scientific and technological means to prevent campus shooting. Robe Elementary School in UVALDE in the south of Texas happened last year ...</text:p>
      <text:p text:style-name="P4">
Videos: []</text:p>
      <text:p text:style-name="P4">
Audios: []</text:p>
      <text:p text:style-name="P4">
Images: []</text:p>
      <text:p text:style-name="P4">
Type: NewsArticle</text:p>
      <text:p text:style-name="P4">
Breadcrumbs: ['即时', '国际']</text:p>
      <text:p text:style-name="P4">
Keywords: ['美国', '校园', '枪击案', '人工智能']</text:p>
      <!--METADATA-->
      <text:p text:style-name="P4">
The frequent occurrence of the American campus shooting has aroused concerns about domestic teachers and students and parents, but also attracted the attention of technology companies. Existing technology companies urged the school to use scientific and technological means to prevent campus shooting.</text:p>
      <text:p text:style-name="P4">
Robe Elementary School in UVALDE in southern Texas suffered a large -scale shooting last year last year, causing 21 people to die. This kind of large -scale shooting tragedy has stimulated the needs of American schools for technical security systems.</text:p>
      <text:p text:style-name="P4">
Reuters reports that the electric shock gun manufacturer Axon Enterprise proposes the idea of developing "non -lethal" drones for the school, saying that drones can be launched by an artificial intelligence (AI) -driven monitoring system.</text:p>
      <text:p text:style-name="P4">
However, this idea triggered a moral uproar, and the AI Ethical Advisory Commission of the AI Ethical Advisory of AI announced its withdrawal from the company to protest. This also reflects whether the US society is increasingly worried about whether the security tools that technology companies actively sell to the school have moral considerations and effectiveness.</text:p>
      <text:p text:style-name="P4">
The former principal of the Roanoke School, Virginia, recalled that she had often received sales calls including drones, AI -driven monitoring cameras, and weapon detectors to block all related numbers.</text:p>
      <text:p text:style-name="P4">
For some experts and school security officials, new tools based on technology are only one of the practical means to solve the violence of campus.</text:p>
      <text:p text:style-name="P4">
Companies such as Omnilert and Zeroeyes have provided gun detection technology, and suggested that the school installed the company's products on the campus, thereby discovering and controlling threats faster and more effectively to prevent shooting.</text:p>
      <text:p text:style-name="P4">
Johnson, director of the Security and Health Campus Center of John Hopkins, said that the school can use the crown disease relief fund and other government funds of nearly $ 200 billion (about S $ 269.1 billion) to purchase such tools. Now more schools are now With ample funds and strong departments to promote these technologies.</text:p>
      <text:p text:style-name="P4">
However, the national campus security and security service company seriously questioned the efficacy of such tools, saying that the school has become a very underdeveloped AI software fertile soil, and was regarded by technology companies as small rats. More and more educational institutions are attracted by gorgeous technical solutions, but they have forgotten basic measures such as how to train teachers how to deal with shooting events, improve structural improvements in buildings, and maintain the habit of lock door.</text:p>
      <text:p text:style-name="P4">
Johnson also commented that these AI technologies lack of peer review. Although it may help accelerate the response of the school, it is unlikely to stop the gunner.</text:p>
      <text:p text:style-name="P4">
Johnson also pointed out the moral defects, saying that students should be classmates in school, rather than potential criminal suspects.</text:p>
      <text:p text:style-name="P4">
Johnson and other experts are worried that the monitoring plan for campus violence is likely to create atmosphere of distrust and doubt with each other, which encourages the hostile environment that is not conducive to learning, especially for some students from the black communities and other over -control communities.</text:p>
      <text:p text:style-name="P4">
This is also the main points emphasized by the AI Ethical Advisory Committee of AI AI Ethics in the resignation letter. The members of the committee wrote in the public letter that the monitoring of the drone plan will cause harm".</text:p>
      <text:p text:style-name="P4">
In addition, from the long run, how much such security tools can produce are also questioned by American schools.</text:p>
      <text:p text:style-name="P4">
News Source: <text:a xlink:type="simple" xlink:href="https://www.zaobao.com.sg/realtime/world/story20230522-1397223" text:style-name="Internet_20_link" text:visited-style-name="Visited_20_Internet_20_Link">
https://www.zaobao.com.sg/realtime/world/story20230522-1397223</text:a>
</text:p>
      <!--NEWS-->
      <text:h text:style-name="P10" text:outline-level="1">
<text:span text:style-name="T4">
EU pointed to Facebook parent company Meta illegal European users' privacy festival tickets for sky -high prices</text:span>
</text:h>
      <text:p text:style-name="P4">
Author: chinese@voanews.com (美国之音)</text:p>
      <text:p text:style-name="P4">
Publisher: 美国之音中文网 (Type: NewsMediaOrganization)</text:p>
      <text:p text:style-name="P4">
Published Time: 2023-05-22T22:54:06+08:00</text:p>
      <text:p text:style-name="P4">
Modified Time: 2023-05-22 14:54:06Z</text:p>
      <text:p text:style-name="P4">
Description: The EU Monday (May 22) Facebook's parent company Meta, Meta, a Facebook of the social media platform. The user's data is transmitted to the United States. This is the latest development of this ten -year cyber privacy case.</text:p>
      <text:p text:style-name="P4">
Videos: []</text:p>
      <text:p text:style-name="P4">
Images: []</text:p>
      <text:p text:style-name="P4">
Categories: ['美国', '科技']</text:p>
      <text:p text:style-name="P4">
Type: None</text:p>
      <!--METADATA-->
      <text:p text:style-name="P4">
Nonenone</text:p>
      <text:p text:style-name="P4">
News Source: <text:a xlink:type="simple" xlink:href="https://www.voachinese.com/a/facebook-parent-meta-hit-with-record-fine-for-transferring-european-user-data-to-us-20230522/7103640.html" text:style-name="Internet_20_link" text:visited-style-name="Visited_20_Internet_20_Link">
https://www.voachinese.com/a/facebook-parent-meta-hit-with-record-fine-for-transferring-european-user-data-to-us-20230522/7103640.html</text:a>
</text:p>
      <!--NEWS-->
      <text:h text:style-name="P10" text:outline-level="1">
<text:span text:style-name="T4">
China has blocked Micron, and the Chinese and American businessmen will be uneasy</text:span>
</text:h>
      <text:p text:style-name="P4">
Author: chinese@voanews.com (黄丽玲)</text:p>
      <text:p text:style-name="P4">
Publisher: 美国之音中文网 (Type: NewsMediaOrganization)</text:p>
      <text:p text:style-name="P4">
Published Time: 2023-05-22T23:39:01+08:00</text:p>
      <text:p text:style-name="P4">
Modified Time: 2023-05-22 15:39:01Z</text:p>
      <text:p text:style-name="P4">
Description: After China decided to block the products of the US Semiconductor Factory Micron, the European and American Chamber of Commerce in China worried about it. The American Chamber of Commerce in China (AMCHAM China) told VOA on Monday (May 22) that many US companies in the association are worried that they will become the next Chinese blockade, while the EU Chamber White heated on the impact of the supply chain, and early response.</text:p>
      <text:p text:style-name="P4">
Videos: []</text:p>
      <text:p text:style-name="P4">
Images: []</text:p>
      <text:p text:style-name="P4">
Categories: ['中国', '美国', '经济·金融·贸易']</text:p>
      <text:p text:style-name="P4">
Type: None</text:p>
      <!--METADATA-->
      <text:p text:style-name="P4">
Nonenone</text:p>
      <text:p text:style-name="P4">
News Source: <text:a xlink:type="simple" xlink:href="https://www.voachinese.com/a/following-china-s-micron-ban-foreign-companies-in-china-express-sense-of-unease-20230522/7103909.html" text:style-name="Internet_20_link" text:visited-style-name="Visited_20_Internet_20_Link">
https://www.voachinese.com/a/following-china-s-micron-ban-foreign-companies-in-china-express-sense-of-unease-20230522/7103909.html</text:a>
</text:p>
      <!--NEWS-->
      <text:h text:style-name="P10" text:outline-level="1">
<text:span text:style-name="T4">
Global cholera cases surge in vaccine shortage or last until 2025</text:span>
</text:h>
      <text:p text:style-name="P4">
Author: 联合早报 (Person)</text:p>
      <text:p text:style-name="P4">
Publisher: 联合早报 (Organization)</text:p>
      <text:p text:style-name="P4">
Published Time: 2023-05-22T23:49</text:p>
      <text:p text:style-name="P4">
Modified Time: 2023-05-22T23:52</text:p>
      <text:p text:style-name="P4">
Description: The Global Vaccine Immune Alliance (Gavi) on Monday (May 22) stated in a report that cholera was outbreak worldwide, and the shortage of cholera vaccines may continue until 2025. Reuters reported that last year, the cholera disease spread to some conflict ...</text:p>
      <text:p text:style-name="P4">
Videos: []</text:p>
      <text:p text:style-name="P4">
Audios: []</text:p>
      <text:p text:style-name="P4">
Images: []</text:p>
      <text:p text:style-name="P4">
Type: NewsArticle</text:p>
      <text:p text:style-name="P4">
Breadcrumbs: ['即时', '国际']</text:p>
      <text:p text:style-name="P4">
Keywords: ['疫苗', '世界卫生组织']</text:p>
      <!--METADATA-->
      <text:p text:style-name="P4">
The Global Vaccine Immune Alliance (Gavi) on Monday (May 22) stated in a report that cholera was outbreak worldwide, and the shortage of cholera vaccines may continue until 2025.</text:p>
      <text:p text:style-name="P4">
Reuters reported that last year, the cholera disease spread to some conflict and highly poor areas, and the number of cholera cases and the number of deaths surged. The World Health Organization said on Friday (19th) that there were 24 countries reporting the cholera epidemic this year, and only 15 last year, and the mortality rate was higher than expected.</text:p>
      <text:p text:style-name="P4">
In order to cope with this serious situation, WHO and institutional partners temporarily change the choice vaccination policy, from previous inoculation of two doses of vaccine to only one dose. But the vaccine reserve was still exhausted in December last year.</text:p>
      <text:p text:style-name="P4">
Henry Gray, the person in charge of WHO, said that the prospects were very dim, and WHO could not provide sufficient vaccines. Among the 18 million doses of cholene vaccines this year, only 8 million doses are available.</text:p>
      <text:p text:style-name="P4">
Gavi pointed out that 48 million doses of cholene vaccines have been used in the past two years, more than 10 million doses over the past ten years. There are currently enough doses to meet the emergency needs for cholera, but it is not enough for preventive use.</text:p>
      <text:p text:style-name="P4">
Gavi also emphasized that considering the increase in existing manufacturers and new companies entering the market, the supply of cholera vaccines should be improved by 2026. Gavi calls for better planning for cholera vaccines to ensure that vaccines are used in the most needed places such as prevention activities.</text:p>
      <text:p text:style-name="P4">
Chilen is transmitted by contaminated foods or water. Although it usually only causes mild symptoms or asymptomatic, in severe cases, acute diarrhea can be caused. Without treatment, patients may die within a few hours.</text:p>
      <text:p text:style-name="P4">
Safe water and sanitary facilities are very important for preventing cholera diseases, but at the same time, vaccination and rapid treatment are needed.</text:p>
      <text:p text:style-name="P4">
News Source: <text:a xlink:type="simple" xlink:href="https://www.zaobao.com.sg/realtime/world/story20230522-1397242" text:style-name="Internet_20_link" text:visited-style-name="Visited_20_Internet_20_Link">
https://www.zaobao.com.sg/realtime/world/story20230522-1397242</text:a>
</text:p>
      <!--NEWS-->
      <text:h text:style-name="P10" text:outline-level="1">
<text:span text:style-name="T4">
Due to volcanic eruption temporarily closed Sicily International Airport and re -open</text:span>
</text:h>
      <text:p text:style-name="P4">
Publisher: 法新社</text:p>
      <text:p text:style-name="P4">
Published Time: 2023-05-22T4:02:08+00:00</text:p>
      <text:p text:style-name="P4">
Modified Time: 2023-05-22T12:50:01+00:00</text:p>
      <text:p text:style-name="P4">
Description: (Agence France -Presse Rome, 22nd) Catania International Airport Authorities, Sicily, Italy, said today that the airport was closed yesterday due to the eruption of the Mount ETNA nearby Settle, but reminding may have a delay in fligh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5-22T4-02-08-00-00/000000.png" xlink:type="simple" xlink:show="embed" xlink:actuate="onLoad" draw:mime-type="image/png"/>
</draw:frame>
The authorities issued a statement saying that the airport resumed from 9 am local time.</text:p>
      <text:p text:style-name="P4">
The airport authorities said yesterday that the airport was temporarily closed due to a large amount of volcanic ash.</text:p>
      <text:p text:style-name="P4">
According to the local media, the peak of the Etener volcanic peaks cover the thick clouds, and it is difficult to see the eruption, but the loud loud sound can be heard locally.</text:p>
      <text:p text:style-name="P4">
Etner volcano is the highest active volcano in Europe, with an altitude of 3324 meters. In the past 500,000 years, it has frequently erupted.</text:p>
      <text:p text:style-name="P4">
Catania International Airport is located in the eastern Sicily, and about 10 million passengers entered and exit last year. Sicily is one of Italy's most popular tourist destinations. (Translator: Liu Shuqin/Research: Chen Zhengyi)</text:p>
      <text:p text:style-name="P4">
News Source: <text:a xlink:type="simple" xlink:href="https://www.rfi.fr/cn/%E5%9B%BD%E9%99%85%E6%8A%A5%E9%81%93/20230522-%E5%9B%A0%E7%81%AB%E5%B1%B1%E5%96%B7%E5%8F%91%E6%9A%82%E6%97%B6%E5%85%B3%E9%97%AD-%E8%A5%BF%E8%A5%BF%E9%87%8C%E5%B2%9B%E5%9B%BD%E9%99%85%E6%9C%BA%E5%9C%BA%E9%87%8D%E6%96%B0%E5%BC%80%E6%94%BE" text:style-name="Internet_20_link" text:visited-style-name="Visited_20_Internet_20_Link">
https://www.rfi.fr/cn/%E5%9B%BD%E9%99%85%E6%8A%A5%E9%81%93/20230522-%E5%9B%A0%E7%81%AB%E5%B1%B1%E5%96%B7%E5%8F%91%E6%9A%82%E6%97%B6%E5%85%B3%E9%97%AD-%E8%A5%BF%E8%A5%BF%E9%87%8C%E5%B2%9B%E5%9B%BD%E9%99%85%E6%9C%BA%E5%9C%BA%E9%87%8D%E6%96%B0%E5%BC%80%E6%94%BE</text:a>
</text:p>
      <!--NEWS-->
      <text:h text:style-name="P10" text:outline-level="1">
<text:span text:style-name="T4">
India's selection of the G20 tourist meeting in the controversial place deliberately dilutes the security</text:span>
</text:h>
      <text:p text:style-name="P4">
Publisher: 法新社</text:p>
      <text:p text:style-name="P4">
Published Time: 2023-05-22T9:32:07+00:00</text:p>
      <text:p text:style-name="P4">
Modified Time: 2023-05-22T15:05:02+00:00</text:p>
      <text:p text:style-name="P4">
Description: (Agence France -Presse, India, India, 22nd) India held a tourist meeting in the Kashmir region with controversy in sovereignty today, and deliberately diluted strict alerts. Due to the continuous violence conflict of Kashmir for decades, New Delhi has tried to show the local normalization imag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5-22T9-32-07-00-00/000000.png" xlink:type="simple" xlink:show="embed" xlink:actuate="onLoad" draw:mime-type="image/png"/>
</draw:frame>
The Muslim population, Kashmir, is divided by India and Pakistan, but both claims that they have the entire area sovereignty. Pakistan and India also have territorial disputes in G20 member states China both condemned India to choose to hold the meeting in Kashmir and absence against resistance.</text:p>
      <text:p text:style-name="P4">
Kashmir's local rebellion seemed to be independent or merged into Pakistan, which caused tens of thousands of civilians, soldiers and rebels for decades. New Derry canceled the limited autonomous power enjoyed by Kashmir in 2019, changed to direct control, and implemented a long -term blockade.</text:p>
      <text:p text:style-name="P4">
Since then, the rebellious forces have been hit, and the number of deaths every year has also dropped from thousands of to 253 last year, but local young men continue to be armed.</text:p>
      <text:p text:style-name="P4">
Kashmir has magnificent mountains, and India is now promoting local sightseeing. The airport slogan is called "paradise on earth." Last year, more than 1 million Indian tourists visited Kashmir to benefit local tourists. The Indian government wants to use this G20 tourism conference to show the return of Kashmir to "normal and peace."</text:p>
      <text:p text:style-name="P4">
However, Indian objections have been violated repeatedly, and the media's freedom and public demonstration have also been limited. Critics pointed out that these are examples of New Delhi tightening citizens' freedom.</text:p>
      <text:p text:style-name="P4">
The three -day G20 tourist meeting was held on the bank of Dallake, the capital of Kashmir, the capital of Kashmir. The Indian police only stated last week that "any terror attacks may occur during the meeting." It has strengthened security alert; Slina and armored vehicle deployment has also appeared today.</text:p>
      <text:p text:style-name="P4">
However, many inspection whistles originally covered with metal grids and thorns mesh have been demolished last night; some quasi -military police also hidden in the G20 publicity board to stand behind. These look like measures to minimize the exposure of We'an.</text:p>
      <text:p text:style-name="P4">
The PEOPLE's Anti-FascistFrontfrontfront, which was rushed to the Kashmir new rebel group after 2019, condemned the meeting and threatened to "deploy suicide bombs." The statement wrote: "Today, tomorrow, or the day after tomorrow, it is coming."</text:p>
      <text:p text:style-name="P4">
The Indian government will have two ministers attending the meeting, but several Western countries will only send diplomats stationed in India to attend the meeting. Except for China, Turkey and Saudi Arabia are expected to send representatives.</text:p>
      <text:p text:style-name="P4">
News Source: <text:a xlink:type="simple" xlink:href="https://www.rfi.fr/cn/%E5%9B%BD%E9%99%85%E6%8A%A5%E9%81%93/20230522-%E5%8D%B0%E5%BA%A6%E9%80%89%E5%9C%A8%E4%BA%89%E8%AE%AE%E5%9C%B0%E5%85%8B%E4%BB%80%E7%B1%B3%E5%B0%94%E5%BC%80g20%E8%A7%82%E5%85%89%E4%BC%9A%E8%AE%AE-%E5%88%BB%E6%84%8F%E6%B7%A1%E5%8C%96%E7%BB%B4%E5%AE%89" text:style-name="Internet_20_link" text:visited-style-name="Visited_20_Internet_20_Link">
https://www.rfi.fr/cn/%E5%9B%BD%E9%99%85%E6%8A%A5%E9%81%93/20230522-%E5%8D%B0%E5%BA%A6%E9%80%89%E5%9C%A8%E4%BA%89%E8%AE%AE%E5%9C%B0%E5%85%8B%E4%BB%80%E7%B1%B3%E5%B0%94%E5%BC%80g20%E8%A7%82%E5%85%89%E4%BC%9A%E8%AE%AE-%E5%88%BB%E6%84%8F%E6%B7%A1%E5%8C%96%E7%BB%B4%E5%AE%89</text:a>
</text:p>
      <!--NEWS-->
      <text:h text:style-name="P10" text:outline-level="1">
<text:span text:style-name="T4">
Biden and McCarthy will strive to restart the negotiations between the two parties on the upper limit of the federal debt on Monday</text:span>
</text:h>
      <text:p text:style-name="P4">
Author: chinese@voanews.com (美国之音)</text:p>
      <text:p text:style-name="P4">
Publisher: 美国之音中文网 (Type: NewsMediaOrganization)</text:p>
      <text:p text:style-name="P4">
Published Time: 2023-05-23T00:49:02+08:00</text:p>
      <text:p text:style-name="P4">
Modified Time: 2023-05-22 16:49:02Z</text:p>
      <text:p text:style-name="P4">
Description: When the United States Democratic Republican parties still failed to reach an agreement on how to raise the upper limit of the federal debt and began to trigger the greater anxiety of Wall Street, President Bayeng and the Speaker of the House of Representatives McCarthy were scheduled to meet on Monday (May 22) to restart the restarting startup Negotiations between the two sides over the past week.</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biden-mccarthy-to-meet-on-debt-ceiling-as-wall-street-starts-to-worry-20230522/7103708.html" text:style-name="Internet_20_link" text:visited-style-name="Visited_20_Internet_20_Link">
https://www.voachinese.com/a/biden-mccarthy-to-meet-on-debt-ceiling-as-wall-street-starts-to-worry-20230522/7103708.html</text:a>
</text:p>
      <!--NEWS-->
      <text:h text:style-name="P10" text:outline-level="1">
<text:span text:style-name="T4">
After the Seven Kingdoms Group listed China and Russia as a threat, Beijing and Moscow counterattacked the United States and its allies.</text:span>
</text:h>
      <text:p text:style-name="P4">
Author: chinese@voanews.com (松仁)</text:p>
      <text:p text:style-name="P4">
Publisher: 美国之音中文网 (Type: NewsMediaOrganization)</text:p>
      <text:p text:style-name="P4">
Published Time: 2023-05-23T00:52:52+08:00</text:p>
      <text:p text:style-name="P4">
Modified Time: 2023-05-22 16:52:52Z</text:p>
      <text:p text:style-name="P4">
Description: After the seven major industrial group (G7) summit held in Hiroshima, Japan, after the sanctions on sanctions on Russia and concerns about China, Beijing and Moscow began to quit the Summit of the Seventh Kingdom Group and counterattack.</text:p>
      <text:p text:style-name="P4">
Videos: []</text:p>
      <text:p text:style-name="P4">
Images: []</text:p>
      <text:p text:style-name="P4">
Categories: ['中国', '欧洲', '全球议题']</text:p>
      <text:p text:style-name="P4">
Type: None</text:p>
      <!--METADATA-->
      <text:p text:style-name="P4">
Nonenone</text:p>
      <text:p text:style-name="P4">
News Source: <text:a xlink:type="simple" xlink:href="https://www.voachinese.com/a/russia-and-china-hit-back-at-a-g7-that-saw-them-as-a-threat-20230522/7103704.html" text:style-name="Internet_20_link" text:visited-style-name="Visited_20_Internet_20_Link">
https://www.voachinese.com/a/russia-and-china-hit-back-at-a-g7-that-saw-them-as-a-threat-20230522/7103704.html</text:a>
</text:p>
      <!--NEWS-->
      <text:h text:style-name="P10" text:outline-level="1">
<text:span text:style-name="T4">
Southern Card Federal Senator Scott announced the nomination of the Republican presidential candidate</text:span>
</text:h>
      <text:p text:style-name="P4">
Author: chinese@voanews.com (布雷德迈尔)</text:p>
      <text:p text:style-name="P4">
Publisher: 美国之音中文网 (Type: NewsMediaOrganization)</text:p>
      <text:p text:style-name="P4">
Published Time: 2023-05-23T03:57:45+08:00</text:p>
      <text:p text:style-name="P4">
Modified Time: 2023-05-22 19:57:45Z</text:p>
      <text:p text:style-name="P4">
Description: The only Black Republican senator in the United States Senate, Tim Scott, from South Carolina on Monday (May 22), announced the campaign nominated for 2022 Republican presidential candidates. At present, more and more Republicans have joined the challenger, hoping to defeat the current president and Democrat Joe Biden in the election 18 months later. Scott is the latest candidate to join the team.</text:p>
      <text:p text:style-name="P4">
Videos: []</text:p>
      <text:p text:style-name="P4">
Images: []</text:p>
      <text:p text:style-name="P4">
Categories: ['美国', '国会报道']</text:p>
      <text:p text:style-name="P4">
Type: None</text:p>
      <!--METADATA-->
      <text:p text:style-name="P4">
Nonenone</text:p>
      <text:p text:style-name="P4">
News Source: <text:a xlink:type="simple" xlink:href="https://www.voachinese.com/a/south-carolina-sen-tim-scott-seeking-2024-us-republican-presidential-nomination-20230522/7104278.html" text:style-name="Internet_20_link" text:visited-style-name="Visited_20_Internet_20_Link">
https://www.voachinese.com/a/south-carolina-sen-tim-scott-seeking-2024-us-republican-presidential-nomination-20230522/7104278.html</text:a>
</text:p>
      <!--NEWS-->
      <text:h text:style-name="P10" text:outline-level="1">
<text:span text:style-name="T4">
Biden stated that she supports Ukraine F-16 training</text:span>
</text:h>
      <text:p text:style-name="P4">
Author: chinese@voanews.com (刘恩民)</text:p>
      <text:p text:style-name="P4">
Publisher: 美国之音中文网 (Type: Organization)</text:p>
      <text:p text:style-name="P4">
Published Time: 2023-05-23T04:18:26+08:00</text:p>
      <text:p text:style-name="P4">
Modified Time: 2023-05-22 20:18:26Z</text:p>
      <text:p text:style-name="P4">
Description: During the Summit of the Seventh National Group, US President Biden stated that he supported the F-16 fighter training plan of Ukraine pilots. This was the latest change after the Bayeon government decided to support the extended rocket species and the Abrams tank. Western countries have gradually obtained consensus on this issue. The Netherlands stated that there is no taboos to provide F-16 fighters to Ukraine, and Britain and France without F-16 will cooperate with the Allies to help train Ukraine pilots.</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7104285.html" text:style-name="Internet_20_link" text:visited-style-name="Visited_20_Internet_20_Link">
https://www.voachinese.com/a/710428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